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37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547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799in" fo:break-before="auto" style:use-optimal-row-height="false"/>
    </style:style>
    <style:style style:name="ro5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7728in" svg:y="2.6717in">
            <draw:object draw:notify-on-update-of-ranges="Sheet1.B4:Sheet1.B4 Sheet1.B5:Sheet1.B18 Sheet1.C4:Sheet1.C4 Sheet1.C5:Sheet1.C18 Sheet1.D4:Sheet1.D4 Sheet1.D5:Sheet1.D18 Sheet1.E4:Sheet1.E4 Sheet1.E5:Sheet1.E18 Sheet1.F4:Sheet1.F4 Sheet1.F5:Sheet1.F18 Sheet1.G4:Sheet1.G4 Sheet1.G5:Sheet1.G18 Sheet1.H4:Sheet1.H4 Sheet1.H5:Sheet1.H18 Sheet1.I4:Sheet1.I4 Sheet1.I5:Sheet1.I18 Sheet1.J4:Sheet1.J4 Sheet1.J5:Sheet1.J18 Sheet1.K4:Sheet1.K4 Sheet1.K5:Sheet1.K18 Sheet1.L4:Sheet1.L4 Sheet1.L5:Sheet1.L18 Sheet1.M4:Sheet1.M4 Sheet1.M5:Sheet1.M18 Sheet1.N4:Sheet1.N4 Sheet1.N5:Sheet1.N18 Sheet1.O4:Sheet1.O4 Sheet1.O5:Sheet1.O18 Sheet1.P4:Sheet1.P4 Sheet1.P5:Sheet1.P18 Sheet1.Q4:Sheet1.Q4 Sheet1.Q5:Sheet1.Q18 Sheet1.R4:Sheet1.R4 Sheet1.R5:Sheet1.R18 Sheet1.S4:Sheet1.S4 Sheet1.S5:Sheet1.S18 Sheet1.T4:Sheet1.T4 Sheet1.T5:Sheet1.T18 Sheet1.U4:Sheet1.U4 Sheet1.U5:Sheet1.U18 Sheet1.V4:Sheet1.V4 Sheet1.V5:Sheet1.V18 Sheet1.W4:Sheet1.W4 Sheet1.W5:Sheet1.W18 Sheet1.X4:Sheet1.X4 Sheet1.X5:Sheet1.X18 Sheet1.Y4:Sheet1.Y4 Sheet1.Y5:Sheet1.Y18 Sheet1.Z4:Sheet1.Z4 Sheet1.Z5:Sheet1.Z18 Sheet1.AA4:Sheet1.AA4 Sheet1.AA5:Sheet1.AA18 Sheet1.AB4:Sheet1.AB4 Sheet1.AB5:Sheet1.AB18 Sheet1.AC4:Sheet1.AC4 Sheet1.AC5:Sheet1.AC18 Sheet1.AD4:Sheet1.AD4 Sheet1.AD5:Sheet1.A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7815in" svg:y="9.524in">
            <draw:object draw:notify-on-update-of-ranges="Sheet1.B24:Sheet1.B37 Sheet1.C23:Sheet1.C23 Sheet1.C24:Sheet1.C37 Sheet1.D23:Sheet1.D23 Sheet1.D24:Sheet1.D37 Sheet1.E23:Sheet1.E23 Sheet1.E24:Sheet1.E37 Sheet1.F23:Sheet1.F23 Sheet1.F24:Sheet1.F37 Sheet1.G23:Sheet1.G23 Sheet1.G24:Sheet1.G37 Sheet1.H23:Sheet1.H23 Sheet1.H24:Sheet1.H37 Sheet1.I23:Sheet1.I23 Sheet1.I24:Sheet1.I37 Sheet1.J23:Sheet1.J23 Sheet1.J24:Sheet1.J37 Sheet1.K23:Sheet1.K23 Sheet1.K24:Sheet1.K37 Sheet1.L23:Sheet1.L23 Sheet1.L24:Sheet1.L37 Sheet1.M23:Sheet1.M23 Sheet1.M24:Sheet1.M37 Sheet1.N23:Sheet1.N23 Sheet1.N24:Sheet1.N37 Sheet1.O23:Sheet1.O23 Sheet1.O24:Sheet1.O37 Sheet1.P23:Sheet1.P23 Sheet1.P24:Sheet1.P37 Sheet1.Q23:Sheet1.Q23 Sheet1.Q24:Sheet1.Q37 Sheet1.R23:Sheet1.R23 Sheet1.R24:Sheet1.R37 Sheet1.S23:Sheet1.S23 Sheet1.S24:Sheet1.S37 Sheet1.T23:Sheet1.T23 Sheet1.T24:Sheet1.T37 Sheet1.U23:Sheet1.U23 Sheet1.U24:Sheet1.U37 Sheet1.V23:Sheet1.V23 Sheet1.V24:Sheet1.V37 Sheet1.W23:Sheet1.W23 Sheet1.W24:Sheet1.W37 Sheet1.X23:Sheet1.X23 Sheet1.X24:Sheet1.X37 Sheet1.Y23:Sheet1.Y23 Sheet1.Y24:Sheet1.Y37 Sheet1.Z23:Sheet1.Z23 Sheet1.Z24:Sheet1.Z37 Sheet1.AA23:Sheet1.AA23 Sheet1.AA24:Sheet1.AA37 Sheet1.AB23:Sheet1.AB23 Sheet1.AB24:Sheet1.AB37 Sheet1.AC23:Sheet1.AC23 Sheet1.AC24:Sheet1.AC37 Sheet1.AD23:Sheet1.AD23 Sheet1.AD24:Sheet1.AD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7488in" svg:y="15.5484in">
            <draw:object draw:notify-on-update-of-ranges="Sheet1.B42:Sheet1.B55 Sheet1.C41:Sheet1.C41 Sheet1.C42:Sheet1.C55 Sheet1.D41:Sheet1.D41 Sheet1.D42:Sheet1.D55 Sheet1.E41:Sheet1.E41 Sheet1.E42:Sheet1.E55 Sheet1.F41:Sheet1.F41 Sheet1.F42:Sheet1.F55 Sheet1.G41:Sheet1.G41 Sheet1.G42:Sheet1.G55 Sheet1.H41:Sheet1.H41 Sheet1.H42:Sheet1.H55 Sheet1.I41:Sheet1.I41 Sheet1.I42:Sheet1.I55 Sheet1.J41:Sheet1.J41 Sheet1.J42:Sheet1.J55 Sheet1.K41:Sheet1.K41 Sheet1.K42:Sheet1.K55 Sheet1.L41:Sheet1.L41 Sheet1.L42:Sheet1.L55 Sheet1.M41:Sheet1.M41 Sheet1.M42:Sheet1.M55 Sheet1.N41:Sheet1.N41 Sheet1.N42:Sheet1.N55 Sheet1.O41:Sheet1.O41 Sheet1.O42:Sheet1.O55 Sheet1.P41:Sheet1.P41 Sheet1.P42:Sheet1.P55 Sheet1.Q41:Sheet1.Q41 Sheet1.Q42:Sheet1.Q55 Sheet1.R41:Sheet1.R41 Sheet1.R42:Sheet1.R55 Sheet1.S41:Sheet1.S41 Sheet1.S42:Sheet1.S55 Sheet1.T41:Sheet1.T41 Sheet1.T42:Sheet1.T55 Sheet1.U41:Sheet1.U41 Sheet1.U42:Sheet1.U55 Sheet1.V41:Sheet1.V41 Sheet1.V42:Sheet1.V55 Sheet1.W41:Sheet1.W41 Sheet1.W42:Sheet1.W55 Sheet1.X41:Sheet1.X41 Sheet1.X42:Sheet1.X55 Sheet1.Y41:Sheet1.Y41 Sheet1.Y42:Sheet1.Y55 Sheet1.Z41:Sheet1.Z41 Sheet1.Z42:Sheet1.Z55 Sheet1.AA41:Sheet1.AA41 Sheet1.AA42:Sheet1.AA55 Sheet1.AB41:Sheet1.AB41 Sheet1.AB42:Sheet1.AB55 Sheet1.AC41:Sheet1.AC41 Sheet1.AC42:Sheet1.AC55 Sheet1.AD41:Sheet1.AD41 Sheet1.AD42:Sheet1.AD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1.7846in" svg:y="2.7075in">
            <draw:object draw:notify-on-update-of-ranges="Sheet1.B4:Sheet1.B4 Sheet1.C4:Sheet1.AD4 Sheet1.B5:Sheet1.B5 Sheet1.C5:Sheet1.AD5 Sheet1.B6:Sheet1.B6 Sheet1.C6:Sheet1.AD6 Sheet1.B7:Sheet1.B7 Sheet1.C7:Sheet1.AD7 Sheet1.B8:Sheet1.B8 Sheet1.C8:Sheet1.AD8 Sheet1.B9:Sheet1.B9 Sheet1.C9:Sheet1.AD9 Sheet1.B10:Sheet1.B10 Sheet1.C10:Sheet1.AD10 Sheet1.B11:Sheet1.B11 Sheet1.C11:Sheet1.AD11 Sheet1.B12:Sheet1.B12 Sheet1.C12:Sheet1.AD12 Sheet1.B13:Sheet1.B13 Sheet1.C13:Sheet1.AD13 Sheet1.B14:Sheet1.B14 Sheet1.C14:Sheet1.AD14 Sheet1.B15:Sheet1.B15 Sheet1.C15:Sheet1.AD15 Sheet1.B16:Sheet1.B16 Sheet1.C16:Sheet1.AD16 Sheet1.B17:Sheet1.B17 Sheet1.C17:Sheet1.AD17 Sheet1.B18:Sheet1.B18 Sheet1.C18:Sheet1.A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1.8744in" svg:y="9.5476in">
            <draw:object draw:notify-on-update-of-ranges="Sheet1.B23:Sheet1.B23 Sheet1.C23:Sheet1.AD23 Sheet1.B24:Sheet1.B24 Sheet1.C24:Sheet1.AD24 Sheet1.B25:Sheet1.B25 Sheet1.C25:Sheet1.AD25 Sheet1.B26:Sheet1.B26 Sheet1.C26:Sheet1.AD26 Sheet1.B27:Sheet1.B27 Sheet1.C27:Sheet1.AD27 Sheet1.B28:Sheet1.B28 Sheet1.C28:Sheet1.AD28 Sheet1.B29:Sheet1.B29 Sheet1.C29:Sheet1.AD29 Sheet1.B30:Sheet1.B30 Sheet1.C30:Sheet1.AD30 Sheet1.B31:Sheet1.B31 Sheet1.C31:Sheet1.AD31 Sheet1.B32:Sheet1.B32 Sheet1.C32:Sheet1.AD32 Sheet1.B33:Sheet1.B33 Sheet1.C33:Sheet1.AD33 Sheet1.B34:Sheet1.B34 Sheet1.C34:Sheet1.AD34 Sheet1.B35:Sheet1.B35 Sheet1.C35:Sheet1.AD35 Sheet1.B36:Sheet1.B36 Sheet1.C36:Sheet1.AD36 Sheet1.B37:Sheet1.B37 Sheet1.C37:Sheet1.AD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1.9028in" svg:y="15.5126in">
            <draw:object draw:notify-on-update-of-ranges="Sheet1.B41:Sheet1.B41 Sheet1.C41:Sheet1.AD41 Sheet1.B42:Sheet1.B42 Sheet1.C42:Sheet1.AD42 Sheet1.B43:Sheet1.B43 Sheet1.C43:Sheet1.AD43 Sheet1.B44:Sheet1.B44 Sheet1.C44:Sheet1.AD44 Sheet1.B45:Sheet1.B45 Sheet1.C45:Sheet1.AD45 Sheet1.B46:Sheet1.B46 Sheet1.C46:Sheet1.AD46 Sheet1.B47:Sheet1.B47 Sheet1.C47:Sheet1.AD47 Sheet1.B48:Sheet1.B48 Sheet1.C48:Sheet1.AD48 Sheet1.B49:Sheet1.B49 Sheet1.C49:Sheet1.AD49 Sheet1.B50:Sheet1.B50 Sheet1.C50:Sheet1.AD50 Sheet1.B51:Sheet1.B51 Sheet1.C51:Sheet1.AD51 Sheet1.B52:Sheet1.B52 Sheet1.C52:Sheet1.AD52 Sheet1.B53:Sheet1.B53 Sheet1.C53:Sheet1.AD53 Sheet1.B54:Sheet1.B54 Sheet1.C54:Sheet1.AD54 Sheet1.B55:Sheet1.B55 Sheet1.C55:Sheet1.AD5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28" table:default-cell-style-name="ce3"/>
        <table:table-column table:style-name="co3" table:default-cell-style-name="ce1"/>
        <table:table-column table:style-name="co4" table:default-cell-style-name="Default"/>
        <table:table-column table:style-name="co4" table:default-cell-style-name="ce13"/>
        <table:table-column table:style-name="co5" table:default-cell-style-name="ce13"/>
        <table:table-column table:style-name="co5" table:default-cell-style-name="Default"/>
        <table:table-column table:style-name="co6" table:number-columns-repeated="989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29" table:number-rows-spanned="1">
            <text:p>SOLVER</text:p>
          </table:table-cell>
          <table:covered-table-cell table:number-columns-repeated="28"/>
          <table:table-cell table:number-columns-repeated="994"/>
        </table:table-row>
        <table:table-row table:style-name="ro2">
          <table:table-cell/>
          <table:table-cell office:value-type="string" calcext:value-type="string" table:number-columns-spanned="29" table:number-rows-spanned="1">
            <text:p>Analisis para 14 diccionarios, el primero con 5000 palabras, aumentando en 5000 cada vez, hasta llegar a 70000.</text:p>
            <text:p>Para cada diccionario se analiza la duracion del solver cuando se le pide que encuentre las solucionies partiendo de 2 letras, aumentoado en 2, hasta llegar a 56. </text:p>
            <text:p>Para cada numero de letras se hace la media de 10 grupos de esa canditdad de letras.</text:p>
            <text:p>Las filas cambian junto al numero de palabras por diccionario y las columnas junto al numero de letras que se le pasan al solver.</text:p>
            <text:p>Las unidades estan en ms.</text:p>
          </table:table-cell>
          <table:covered-table-cell table:number-columns-repeated="28"/>
          <table:table-cell table:number-columns-repeated="99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000" calcext:value-type="float">
            <text:p>5000</text:p>
          </table:table-cell>
          <table:table-cell table:style-name="ce4" office:value-type="float" office:value="3.96595" calcext:value-type="float">
            <text:p>4.0</text:p>
          </table:table-cell>
          <table:table-cell table:style-name="ce4" office:value-type="float" office:value="5.04772" calcext:value-type="float">
            <text:p>5.0</text:p>
          </table:table-cell>
          <table:table-cell table:style-name="ce4" office:value-type="float" office:value="7.47802" calcext:value-type="float">
            <text:p>7.5</text:p>
          </table:table-cell>
          <table:table-cell table:style-name="ce4" office:value-type="float" office:value="7.80592" calcext:value-type="float">
            <text:p>7.8</text:p>
          </table:table-cell>
          <table:table-cell table:style-name="ce4" office:value-type="float" office:value="9.14153" calcext:value-type="float">
            <text:p>9.1</text:p>
          </table:table-cell>
          <table:table-cell table:style-name="ce4" office:value-type="float" office:value="10.6997" calcext:value-type="float">
            <text:p>10.7</text:p>
          </table:table-cell>
          <table:table-cell table:style-name="ce4" office:value-type="float" office:value="12.1601" calcext:value-type="float">
            <text:p>12.2</text:p>
          </table:table-cell>
          <table:table-cell table:style-name="ce4" office:value-type="float" office:value="13.2949" calcext:value-type="float">
            <text:p>13.3</text:p>
          </table:table-cell>
          <table:table-cell table:style-name="ce4" office:value-type="float" office:value="14.7352" calcext:value-type="float">
            <text:p>14.7</text:p>
          </table:table-cell>
          <table:table-cell table:style-name="ce4" office:value-type="float" office:value="17.4468" calcext:value-type="float">
            <text:p>17.4</text:p>
          </table:table-cell>
          <table:table-cell table:style-name="ce4" office:value-type="float" office:value="18.1528" calcext:value-type="float">
            <text:p>18.2</text:p>
          </table:table-cell>
          <table:table-cell table:style-name="ce4" office:value-type="float" office:value="19.7272" calcext:value-type="float">
            <text:p>19.7</text:p>
          </table:table-cell>
          <table:table-cell table:style-name="ce4" office:value-type="float" office:value="21.1731" calcext:value-type="float">
            <text:p>21.2</text:p>
          </table:table-cell>
          <table:table-cell table:style-name="ce4" office:value-type="float" office:value="21.7992" calcext:value-type="float">
            <text:p>21.8</text:p>
          </table:table-cell>
          <table:table-cell table:style-name="ce4" office:value-type="float" office:value="23.0691" calcext:value-type="float">
            <text:p>23.1</text:p>
          </table:table-cell>
          <table:table-cell table:style-name="ce4" office:value-type="float" office:value="24.008" calcext:value-type="float">
            <text:p>24.0</text:p>
          </table:table-cell>
          <table:table-cell table:style-name="ce4" office:value-type="float" office:value="25.805" calcext:value-type="float">
            <text:p>25.8</text:p>
          </table:table-cell>
          <table:table-cell table:style-name="ce4" office:value-type="float" office:value="27.1195" calcext:value-type="float">
            <text:p>27.1</text:p>
          </table:table-cell>
          <table:table-cell table:style-name="ce4" office:value-type="float" office:value="28.3078" calcext:value-type="float">
            <text:p>28.3</text:p>
          </table:table-cell>
          <table:table-cell table:style-name="ce4" office:value-type="float" office:value="29.9251" calcext:value-type="float">
            <text:p>29.9</text:p>
          </table:table-cell>
          <table:table-cell table:style-name="ce4" office:value-type="float" office:value="35.0742" calcext:value-type="float">
            <text:p>35.1</text:p>
          </table:table-cell>
          <table:table-cell table:style-name="ce4" office:value-type="float" office:value="34.6515" calcext:value-type="float">
            <text:p>34.7</text:p>
          </table:table-cell>
          <table:table-cell table:style-name="ce4" office:value-type="float" office:value="34.0023" calcext:value-type="float">
            <text:p>34.0</text:p>
          </table:table-cell>
          <table:table-cell table:style-name="ce4" office:value-type="float" office:value="35.568" calcext:value-type="float">
            <text:p>35.6</text:p>
          </table:table-cell>
          <table:table-cell table:style-name="ce4" office:value-type="float" office:value="37.5648" calcext:value-type="float">
            <text:p>37.6</text:p>
          </table:table-cell>
          <table:table-cell table:style-name="ce4" office:value-type="float" office:value="38.807" calcext:value-type="float">
            <text:p>38.8</text:p>
          </table:table-cell>
          <table:table-cell table:style-name="ce4" office:value-type="float" office:value="39.3427" calcext:value-type="float">
            <text:p>39.3</text:p>
          </table:table-cell>
          <table:table-cell table:style-name="ce4" office:value-type="float" office:value="40.0021" calcext:value-type="float">
            <text:p>40.0</text:p>
          </table:table-cell>
          <table:table-cell table:style-name="ce5" table:formula="of:=AVERAGE([.C5:.AD5])" office:value-type="float" office:value="22.70983" calcext:value-type="float">
            <text:p>22.71</text:p>
          </table:table-cell>
          <table:table-cell/>
          <table:table-cell office:value-type="string" calcext:value-type="string">
            <text:p>Min:</text:p>
          </table:table-cell>
          <table:table-cell table:style-name="ce12" table:formula="of:=MIN([.C5:.AD18])" office:value-type="float" office:value="3.96595" calcext:value-type="float">
            <text:p>3.97</text:p>
          </table:table-cell>
          <table:table-cell table:number-columns-repeated="990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table:style-name="ce4" office:value-type="float" office:value="7.24432" calcext:value-type="float">
            <text:p>7.2</text:p>
          </table:table-cell>
          <table:table-cell table:style-name="ce4" office:value-type="float" office:value="9.79527" calcext:value-type="float">
            <text:p>9.8</text:p>
          </table:table-cell>
          <table:table-cell table:style-name="ce4" office:value-type="float" office:value="12.4427" calcext:value-type="float">
            <text:p>12.4</text:p>
          </table:table-cell>
          <table:table-cell table:style-name="ce4" office:value-type="float" office:value="15.3946" calcext:value-type="float">
            <text:p>15.4</text:p>
          </table:table-cell>
          <table:table-cell table:style-name="ce4" office:value-type="float" office:value="17.7272" calcext:value-type="float">
            <text:p>17.7</text:p>
          </table:table-cell>
          <table:table-cell table:style-name="ce4" office:value-type="float" office:value="20.3977" calcext:value-type="float">
            <text:p>20.4</text:p>
          </table:table-cell>
          <table:table-cell table:style-name="ce4" office:value-type="float" office:value="23.1988" calcext:value-type="float">
            <text:p>23.2</text:p>
          </table:table-cell>
          <table:table-cell table:style-name="ce4" office:value-type="float" office:value="26.1401" calcext:value-type="float">
            <text:p>26.1</text:p>
          </table:table-cell>
          <table:table-cell table:style-name="ce4" office:value-type="float" office:value="28.8635" calcext:value-type="float">
            <text:p>28.9</text:p>
          </table:table-cell>
          <table:table-cell table:style-name="ce4" office:value-type="float" office:value="31.4313" calcext:value-type="float">
            <text:p>31.4</text:p>
          </table:table-cell>
          <table:table-cell table:style-name="ce4" office:value-type="float" office:value="34.4646" calcext:value-type="float">
            <text:p>34.5</text:p>
          </table:table-cell>
          <table:table-cell table:style-name="ce4" office:value-type="float" office:value="36.6957" calcext:value-type="float">
            <text:p>36.7</text:p>
          </table:table-cell>
          <table:table-cell table:style-name="ce4" office:value-type="float" office:value="39.5443" calcext:value-type="float">
            <text:p>39.5</text:p>
          </table:table-cell>
          <table:table-cell table:style-name="ce4" office:value-type="float" office:value="43.5168" calcext:value-type="float">
            <text:p>43.5</text:p>
          </table:table-cell>
          <table:table-cell table:style-name="ce4" office:value-type="float" office:value="45.2722" calcext:value-type="float">
            <text:p>45.3</text:p>
          </table:table-cell>
          <table:table-cell table:style-name="ce4" office:value-type="float" office:value="47.8435" calcext:value-type="float">
            <text:p>47.8</text:p>
          </table:table-cell>
          <table:table-cell table:style-name="ce4" office:value-type="float" office:value="51.0506" calcext:value-type="float">
            <text:p>51.1</text:p>
          </table:table-cell>
          <table:table-cell table:style-name="ce4" office:value-type="float" office:value="54.626" calcext:value-type="float">
            <text:p>54.6</text:p>
          </table:table-cell>
          <table:table-cell table:style-name="ce4" office:value-type="float" office:value="56.4813" calcext:value-type="float">
            <text:p>56.5</text:p>
          </table:table-cell>
          <table:table-cell table:style-name="ce4" office:value-type="float" office:value="59.329" calcext:value-type="float">
            <text:p>59.3</text:p>
          </table:table-cell>
          <table:table-cell table:style-name="ce4" office:value-type="float" office:value="62.0472" calcext:value-type="float">
            <text:p>62.0</text:p>
          </table:table-cell>
          <table:table-cell table:style-name="ce4" office:value-type="float" office:value="65.2209" calcext:value-type="float">
            <text:p>65.2</text:p>
          </table:table-cell>
          <table:table-cell table:style-name="ce4" office:value-type="float" office:value="66.9748" calcext:value-type="float">
            <text:p>67.0</text:p>
          </table:table-cell>
          <table:table-cell table:style-name="ce4" office:value-type="float" office:value="69.9766" calcext:value-type="float">
            <text:p>70.0</text:p>
          </table:table-cell>
          <table:table-cell table:style-name="ce4" office:value-type="float" office:value="72.0973" calcext:value-type="float">
            <text:p>72.1</text:p>
          </table:table-cell>
          <table:table-cell table:style-name="ce4" office:value-type="float" office:value="75.2662" calcext:value-type="float">
            <text:p>75.3</text:p>
          </table:table-cell>
          <table:table-cell table:style-name="ce4" office:value-type="float" office:value="77.13" calcext:value-type="float">
            <text:p>77.1</text:p>
          </table:table-cell>
          <table:table-cell table:style-name="ce4" office:value-type="float" office:value="80.1528" calcext:value-type="float">
            <text:p>80.2</text:p>
          </table:table-cell>
          <table:table-cell table:style-name="ce5" table:formula="of:=AVERAGE([.C6:.AD6])" office:value-type="float" office:value="43.9401889285714" calcext:value-type="float">
            <text:p>43.94</text:p>
          </table:table-cell>
          <table:table-cell/>
          <table:table-cell office:value-type="string" calcext:value-type="string">
            <text:p>Max:</text:p>
          </table:table-cell>
          <table:table-cell table:style-name="ce12" table:formula="of:=MAX([.C5:.AD18])" office:value-type="float" office:value="564.194" calcext:value-type="float">
            <text:p>564.19</text:p>
          </table:table-cell>
          <table:table-cell table:number-columns-repeated="990"/>
        </table:table-row>
        <table:table-row table:style-name="ro4">
          <table:table-cell/>
          <table:table-cell office:value-type="float" office:value="15000" calcext:value-type="float">
            <text:p>15000</text:p>
          </table:table-cell>
          <table:table-cell table:style-name="ce4" office:value-type="float" office:value="10.7685" calcext:value-type="float">
            <text:p>10.8</text:p>
          </table:table-cell>
          <table:table-cell table:style-name="ce4" office:value-type="float" office:value="14.3978" calcext:value-type="float">
            <text:p>14.4</text:p>
          </table:table-cell>
          <table:table-cell table:style-name="ce4" office:value-type="float" office:value="18.012" calcext:value-type="float">
            <text:p>18.0</text:p>
          </table:table-cell>
          <table:table-cell table:style-name="ce4" office:value-type="float" office:value="22.5586" calcext:value-type="float">
            <text:p>22.6</text:p>
          </table:table-cell>
          <table:table-cell table:style-name="ce4" office:value-type="float" office:value="26.6721" calcext:value-type="float">
            <text:p>26.7</text:p>
          </table:table-cell>
          <table:table-cell table:style-name="ce4" office:value-type="float" office:value="31.115" calcext:value-type="float">
            <text:p>31.1</text:p>
          </table:table-cell>
          <table:table-cell table:style-name="ce4" office:value-type="float" office:value="34.6089" calcext:value-type="float">
            <text:p>34.6</text:p>
          </table:table-cell>
          <table:table-cell table:style-name="ce4" office:value-type="float" office:value="38.7065" calcext:value-type="float">
            <text:p>38.7</text:p>
          </table:table-cell>
          <table:table-cell table:style-name="ce4" office:value-type="float" office:value="42.9022" calcext:value-type="float">
            <text:p>42.9</text:p>
          </table:table-cell>
          <table:table-cell table:style-name="ce4" office:value-type="float" office:value="47.5762" calcext:value-type="float">
            <text:p>47.6</text:p>
          </table:table-cell>
          <table:table-cell table:style-name="ce4" office:value-type="float" office:value="51.3984" calcext:value-type="float">
            <text:p>51.4</text:p>
          </table:table-cell>
          <table:table-cell table:style-name="ce4" office:value-type="float" office:value="55.3634" calcext:value-type="float">
            <text:p>55.4</text:p>
          </table:table-cell>
          <table:table-cell table:style-name="ce4" office:value-type="float" office:value="59.8721" calcext:value-type="float">
            <text:p>59.9</text:p>
          </table:table-cell>
          <table:table-cell table:style-name="ce4" office:value-type="float" office:value="63.2235" calcext:value-type="float">
            <text:p>63.2</text:p>
          </table:table-cell>
          <table:table-cell table:style-name="ce4" office:value-type="float" office:value="67.9214" calcext:value-type="float">
            <text:p>67.9</text:p>
          </table:table-cell>
          <table:table-cell table:style-name="ce4" office:value-type="float" office:value="71.3013" calcext:value-type="float">
            <text:p>71.3</text:p>
          </table:table-cell>
          <table:table-cell table:style-name="ce4" office:value-type="float" office:value="76.22" calcext:value-type="float">
            <text:p>76.2</text:p>
          </table:table-cell>
          <table:table-cell table:style-name="ce4" office:value-type="float" office:value="80.3138" calcext:value-type="float">
            <text:p>80.3</text:p>
          </table:table-cell>
          <table:table-cell table:style-name="ce4" office:value-type="float" office:value="85.0373" calcext:value-type="float">
            <text:p>85.0</text:p>
          </table:table-cell>
          <table:table-cell table:style-name="ce4" office:value-type="float" office:value="88.5713" calcext:value-type="float">
            <text:p>88.6</text:p>
          </table:table-cell>
          <table:table-cell table:style-name="ce4" office:value-type="float" office:value="93.3975" calcext:value-type="float">
            <text:p>93.4</text:p>
          </table:table-cell>
          <table:table-cell table:style-name="ce4" office:value-type="float" office:value="96.9775" calcext:value-type="float">
            <text:p>97.0</text:p>
          </table:table-cell>
          <table:table-cell table:style-name="ce4" office:value-type="float" office:value="100.771" calcext:value-type="float">
            <text:p>100.8</text:p>
          </table:table-cell>
          <table:table-cell table:style-name="ce4" office:value-type="float" office:value="105.022" calcext:value-type="float">
            <text:p>105.0</text:p>
          </table:table-cell>
          <table:table-cell table:style-name="ce4" office:value-type="float" office:value="108.045" calcext:value-type="float">
            <text:p>108.0</text:p>
          </table:table-cell>
          <table:table-cell table:style-name="ce4" office:value-type="float" office:value="112.207" calcext:value-type="float">
            <text:p>112.2</text:p>
          </table:table-cell>
          <table:table-cell table:style-name="ce4" office:value-type="float" office:value="116.718" calcext:value-type="float">
            <text:p>116.7</text:p>
          </table:table-cell>
          <table:table-cell table:style-name="ce4" office:value-type="float" office:value="119.34" calcext:value-type="float">
            <text:p>119.3</text:p>
          </table:table-cell>
          <table:table-cell table:style-name="ce5" table:formula="of:=AVERAGE([.C7:.AD7])" office:value-type="float" office:value="65.679225" calcext:value-type="float">
            <text:p>65.68</text:p>
          </table:table-cell>
          <table:table-cell table:number-columns-repeated="2"/>
          <table:table-cell table:style-name="Default"/>
          <table:table-cell table:number-columns-repeated="990"/>
        </table:table-row>
        <table:table-row table:style-name="ro4">
          <table:table-cell/>
          <table:table-cell office:value-type="float" office:value="20000" calcext:value-type="float">
            <text:p>20000</text:p>
          </table:table-cell>
          <table:table-cell table:style-name="ce4" office:value-type="float" office:value="14.1234" calcext:value-type="float">
            <text:p>14.1</text:p>
          </table:table-cell>
          <table:table-cell table:style-name="ce4" office:value-type="float" office:value="18.8782" calcext:value-type="float">
            <text:p>18.9</text:p>
          </table:table-cell>
          <table:table-cell table:style-name="ce4" office:value-type="float" office:value="23.9257" calcext:value-type="float">
            <text:p>23.9</text:p>
          </table:table-cell>
          <table:table-cell table:style-name="ce4" office:value-type="float" office:value="30.0605" calcext:value-type="float">
            <text:p>30.1</text:p>
          </table:table-cell>
          <table:table-cell table:style-name="ce4" office:value-type="float" office:value="34.986" calcext:value-type="float">
            <text:p>35.0</text:p>
          </table:table-cell>
          <table:table-cell table:style-name="ce4" office:value-type="float" office:value="40.4794" calcext:value-type="float">
            <text:p>40.5</text:p>
          </table:table-cell>
          <table:table-cell table:style-name="ce4" office:value-type="float" office:value="47.4929" calcext:value-type="float">
            <text:p>47.5</text:p>
          </table:table-cell>
          <table:table-cell table:style-name="ce4" office:value-type="float" office:value="52.5812" calcext:value-type="float">
            <text:p>52.6</text:p>
          </table:table-cell>
          <table:table-cell table:style-name="ce4" office:value-type="float" office:value="58.7737" calcext:value-type="float">
            <text:p>58.8</text:p>
          </table:table-cell>
          <table:table-cell table:style-name="ce4" office:value-type="float" office:value="62.1698" calcext:value-type="float">
            <text:p>62.2</text:p>
          </table:table-cell>
          <table:table-cell table:style-name="ce4" office:value-type="float" office:value="68.1216" calcext:value-type="float">
            <text:p>68.1</text:p>
          </table:table-cell>
          <table:table-cell table:style-name="ce4" office:value-type="float" office:value="73.1336" calcext:value-type="float">
            <text:p>73.1</text:p>
          </table:table-cell>
          <table:table-cell table:style-name="ce4" office:value-type="float" office:value="78.7387" calcext:value-type="float">
            <text:p>78.7</text:p>
          </table:table-cell>
          <table:table-cell table:style-name="ce4" office:value-type="float" office:value="84.7074" calcext:value-type="float">
            <text:p>84.7</text:p>
          </table:table-cell>
          <table:table-cell table:style-name="ce4" office:value-type="float" office:value="94.1541" calcext:value-type="float">
            <text:p>94.2</text:p>
          </table:table-cell>
          <table:table-cell table:style-name="ce4" office:value-type="float" office:value="107.14" calcext:value-type="float">
            <text:p>107.1</text:p>
          </table:table-cell>
          <table:table-cell table:style-name="ce4" office:value-type="float" office:value="101.619" calcext:value-type="float">
            <text:p>101.6</text:p>
          </table:table-cell>
          <table:table-cell table:style-name="ce4" office:value-type="float" office:value="116.012" calcext:value-type="float">
            <text:p>116.0</text:p>
          </table:table-cell>
          <table:table-cell table:style-name="ce4" office:value-type="float" office:value="129.51" calcext:value-type="float">
            <text:p>129.5</text:p>
          </table:table-cell>
          <table:table-cell table:style-name="ce4" office:value-type="float" office:value="135.751" calcext:value-type="float">
            <text:p>135.8</text:p>
          </table:table-cell>
          <table:table-cell table:style-name="ce4" office:value-type="float" office:value="127.98" calcext:value-type="float">
            <text:p>128.0</text:p>
          </table:table-cell>
          <table:table-cell table:style-name="ce4" office:value-type="float" office:value="129.176" calcext:value-type="float">
            <text:p>129.2</text:p>
          </table:table-cell>
          <table:table-cell table:style-name="ce4" office:value-type="float" office:value="133.603" calcext:value-type="float">
            <text:p>133.6</text:p>
          </table:table-cell>
          <table:table-cell table:style-name="ce4" office:value-type="float" office:value="139.673" calcext:value-type="float">
            <text:p>139.7</text:p>
          </table:table-cell>
          <table:table-cell table:style-name="ce4" office:value-type="float" office:value="144.8" calcext:value-type="float">
            <text:p>144.8</text:p>
          </table:table-cell>
          <table:table-cell table:style-name="ce4" office:value-type="float" office:value="149.763" calcext:value-type="float">
            <text:p>149.8</text:p>
          </table:table-cell>
          <table:table-cell table:style-name="ce4" office:value-type="float" office:value="154.181" calcext:value-type="float">
            <text:p>154.2</text:p>
          </table:table-cell>
          <table:table-cell table:style-name="ce4" office:value-type="float" office:value="160.168" calcext:value-type="float">
            <text:p>160.2</text:p>
          </table:table-cell>
          <table:table-cell table:style-name="ce5" table:formula="of:=AVERAGE([.C8:.AD8])" office:value-type="float" office:value="89.70365" calcext:value-type="float">
            <text:p>89.70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25000" calcext:value-type="float">
            <text:p>25000</text:p>
          </table:table-cell>
          <table:table-cell table:style-name="ce4" office:value-type="float" office:value="17.4278" calcext:value-type="float">
            <text:p>17.4</text:p>
          </table:table-cell>
          <table:table-cell table:style-name="ce4" office:value-type="float" office:value="23.6029" calcext:value-type="float">
            <text:p>23.6</text:p>
          </table:table-cell>
          <table:table-cell table:style-name="ce4" office:value-type="float" office:value="29.7472" calcext:value-type="float">
            <text:p>29.7</text:p>
          </table:table-cell>
          <table:table-cell table:style-name="ce4" office:value-type="float" office:value="37.447" calcext:value-type="float">
            <text:p>37.4</text:p>
          </table:table-cell>
          <table:table-cell table:style-name="ce4" office:value-type="float" office:value="43.5076" calcext:value-type="float">
            <text:p>43.5</text:p>
          </table:table-cell>
          <table:table-cell table:style-name="ce4" office:value-type="float" office:value="50.7958" calcext:value-type="float">
            <text:p>50.8</text:p>
          </table:table-cell>
          <table:table-cell table:style-name="ce4" office:value-type="float" office:value="57.7366" calcext:value-type="float">
            <text:p>57.7</text:p>
          </table:table-cell>
          <table:table-cell table:style-name="ce4" office:value-type="float" office:value="64.4064" calcext:value-type="float">
            <text:p>64.4</text:p>
          </table:table-cell>
          <table:table-cell table:style-name="ce4" office:value-type="float" office:value="71.38" calcext:value-type="float">
            <text:p>71.4</text:p>
          </table:table-cell>
          <table:table-cell table:style-name="ce4" office:value-type="float" office:value="78.2722" calcext:value-type="float">
            <text:p>78.3</text:p>
          </table:table-cell>
          <table:table-cell table:style-name="ce4" office:value-type="float" office:value="85.3944" calcext:value-type="float">
            <text:p>85.4</text:p>
          </table:table-cell>
          <table:table-cell table:style-name="ce4" office:value-type="float" office:value="91.6896" calcext:value-type="float">
            <text:p>91.7</text:p>
          </table:table-cell>
          <table:table-cell table:style-name="ce4" office:value-type="float" office:value="98.4297" calcext:value-type="float">
            <text:p>98.4</text:p>
          </table:table-cell>
          <table:table-cell table:style-name="ce4" office:value-type="float" office:value="104.673" calcext:value-type="float">
            <text:p>104.7</text:p>
          </table:table-cell>
          <table:table-cell table:style-name="ce4" office:value-type="float" office:value="112.678" calcext:value-type="float">
            <text:p>112.7</text:p>
          </table:table-cell>
          <table:table-cell table:style-name="ce4" office:value-type="float" office:value="119.234" calcext:value-type="float">
            <text:p>119.2</text:p>
          </table:table-cell>
          <table:table-cell table:style-name="ce4" office:value-type="float" office:value="126.634" calcext:value-type="float">
            <text:p>126.6</text:p>
          </table:table-cell>
          <table:table-cell table:style-name="ce4" office:value-type="float" office:value="134.223" calcext:value-type="float">
            <text:p>134.2</text:p>
          </table:table-cell>
          <table:table-cell table:style-name="ce4" office:value-type="float" office:value="141.107" calcext:value-type="float">
            <text:p>141.1</text:p>
          </table:table-cell>
          <table:table-cell table:style-name="ce4" office:value-type="float" office:value="147.698" calcext:value-type="float">
            <text:p>147.7</text:p>
          </table:table-cell>
          <table:table-cell table:style-name="ce4" office:value-type="float" office:value="154.983" calcext:value-type="float">
            <text:p>155.0</text:p>
          </table:table-cell>
          <table:table-cell table:style-name="ce4" office:value-type="float" office:value="162.204" calcext:value-type="float">
            <text:p>162.2</text:p>
          </table:table-cell>
          <table:table-cell table:style-name="ce4" office:value-type="float" office:value="167.355" calcext:value-type="float">
            <text:p>167.4</text:p>
          </table:table-cell>
          <table:table-cell table:style-name="ce4" office:value-type="float" office:value="175.254" calcext:value-type="float">
            <text:p>175.3</text:p>
          </table:table-cell>
          <table:table-cell table:style-name="ce4" office:value-type="float" office:value="180.377" calcext:value-type="float">
            <text:p>180.4</text:p>
          </table:table-cell>
          <table:table-cell table:style-name="ce4" office:value-type="float" office:value="186.472" calcext:value-type="float">
            <text:p>186.5</text:p>
          </table:table-cell>
          <table:table-cell table:style-name="ce4" office:value-type="float" office:value="193.358" calcext:value-type="float">
            <text:p>193.4</text:p>
          </table:table-cell>
          <table:table-cell table:style-name="ce4" office:value-type="float" office:value="198.443" calcext:value-type="float">
            <text:p>198.4</text:p>
          </table:table-cell>
          <table:table-cell table:style-name="ce5" table:formula="of:=AVERAGE([.C9:.AD9])" office:value-type="float" office:value="109.090364285714" calcext:value-type="float">
            <text:p>109.09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30000" calcext:value-type="float">
            <text:p>30000</text:p>
          </table:table-cell>
          <table:table-cell table:style-name="ce4" office:value-type="float" office:value="20.7337" calcext:value-type="float">
            <text:p>20.7</text:p>
          </table:table-cell>
          <table:table-cell table:style-name="ce4" office:value-type="float" office:value="28.1376" calcext:value-type="float">
            <text:p>28.1</text:p>
          </table:table-cell>
          <table:table-cell table:style-name="ce4" office:value-type="float" office:value="35.5191" calcext:value-type="float">
            <text:p>35.5</text:p>
          </table:table-cell>
          <table:table-cell table:style-name="ce4" office:value-type="float" office:value="44.4592" calcext:value-type="float">
            <text:p>44.5</text:p>
          </table:table-cell>
          <table:table-cell table:style-name="ce4" office:value-type="float" office:value="52.5308" calcext:value-type="float">
            <text:p>52.5</text:p>
          </table:table-cell>
          <table:table-cell table:style-name="ce4" office:value-type="float" office:value="60.2114" calcext:value-type="float">
            <text:p>60.2</text:p>
          </table:table-cell>
          <table:table-cell table:style-name="ce4" office:value-type="float" office:value="68.5607" calcext:value-type="float">
            <text:p>68.6</text:p>
          </table:table-cell>
          <table:table-cell table:style-name="ce4" office:value-type="float" office:value="76.7517" calcext:value-type="float">
            <text:p>76.8</text:p>
          </table:table-cell>
          <table:table-cell table:style-name="ce4" office:value-type="float" office:value="85.1059" calcext:value-type="float">
            <text:p>85.1</text:p>
          </table:table-cell>
          <table:table-cell table:style-name="ce4" office:value-type="float" office:value="94.3277" calcext:value-type="float">
            <text:p>94.3</text:p>
          </table:table-cell>
          <table:table-cell table:style-name="ce4" office:value-type="float" office:value="102.125" calcext:value-type="float">
            <text:p>102.1</text:p>
          </table:table-cell>
          <table:table-cell table:style-name="ce4" office:value-type="float" office:value="109.422" calcext:value-type="float">
            <text:p>109.4</text:p>
          </table:table-cell>
          <table:table-cell table:style-name="ce4" office:value-type="float" office:value="118.137" calcext:value-type="float">
            <text:p>118.1</text:p>
          </table:table-cell>
          <table:table-cell table:style-name="ce4" office:value-type="float" office:value="125.982" calcext:value-type="float">
            <text:p>126.0</text:p>
          </table:table-cell>
          <table:table-cell table:style-name="ce4" office:value-type="float" office:value="135.604" calcext:value-type="float">
            <text:p>135.6</text:p>
          </table:table-cell>
          <table:table-cell table:style-name="ce4" office:value-type="float" office:value="141.916" calcext:value-type="float">
            <text:p>141.9</text:p>
          </table:table-cell>
          <table:table-cell table:style-name="ce4" office:value-type="float" office:value="151.294" calcext:value-type="float">
            <text:p>151.3</text:p>
          </table:table-cell>
          <table:table-cell table:style-name="ce4" office:value-type="float" office:value="159.331" calcext:value-type="float">
            <text:p>159.3</text:p>
          </table:table-cell>
          <table:table-cell table:style-name="ce4" office:value-type="float" office:value="167.669" calcext:value-type="float">
            <text:p>167.7</text:p>
          </table:table-cell>
          <table:table-cell table:style-name="ce4" office:value-type="float" office:value="176.149" calcext:value-type="float">
            <text:p>176.1</text:p>
          </table:table-cell>
          <table:table-cell table:style-name="ce4" office:value-type="float" office:value="184.838" calcext:value-type="float">
            <text:p>184.8</text:p>
          </table:table-cell>
          <table:table-cell table:style-name="ce4" office:value-type="float" office:value="194.689" calcext:value-type="float">
            <text:p>194.7</text:p>
          </table:table-cell>
          <table:table-cell table:style-name="ce4" office:value-type="float" office:value="203.039" calcext:value-type="float">
            <text:p>203.0</text:p>
          </table:table-cell>
          <table:table-cell table:style-name="ce4" office:value-type="float" office:value="209.082" calcext:value-type="float">
            <text:p>209.1</text:p>
          </table:table-cell>
          <table:table-cell table:style-name="ce4" office:value-type="float" office:value="216.839" calcext:value-type="float">
            <text:p>216.8</text:p>
          </table:table-cell>
          <table:table-cell table:style-name="ce4" office:value-type="float" office:value="224.232" calcext:value-type="float">
            <text:p>224.2</text:p>
          </table:table-cell>
          <table:table-cell table:style-name="ce4" office:value-type="float" office:value="232.321" calcext:value-type="float">
            <text:p>232.3</text:p>
          </table:table-cell>
          <table:table-cell table:style-name="ce4" office:value-type="float" office:value="239.07" calcext:value-type="float">
            <text:p>239.1</text:p>
          </table:table-cell>
          <table:table-cell table:style-name="ce5" table:formula="of:=AVERAGE([.C10:.AD10])" office:value-type="float" office:value="130.6456" calcext:value-type="float">
            <text:p>130.65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35000" calcext:value-type="float">
            <text:p>35000</text:p>
          </table:table-cell>
          <table:table-cell table:style-name="ce4" office:value-type="float" office:value="24.2229" calcext:value-type="float">
            <text:p>24.2</text:p>
          </table:table-cell>
          <table:table-cell table:style-name="ce4" office:value-type="float" office:value="32.5117" calcext:value-type="float">
            <text:p>32.5</text:p>
          </table:table-cell>
          <table:table-cell table:style-name="ce4" office:value-type="float" office:value="41.2789" calcext:value-type="float">
            <text:p>41.3</text:p>
          </table:table-cell>
          <table:table-cell table:style-name="ce4" office:value-type="float" office:value="51.7661" calcext:value-type="float">
            <text:p>51.8</text:p>
          </table:table-cell>
          <table:table-cell table:style-name="ce4" office:value-type="float" office:value="60.3984" calcext:value-type="float">
            <text:p>60.4</text:p>
          </table:table-cell>
          <table:table-cell table:style-name="ce4" office:value-type="float" office:value="70.284" calcext:value-type="float">
            <text:p>70.3</text:p>
          </table:table-cell>
          <table:table-cell table:style-name="ce4" office:value-type="float" office:value="79.4221" calcext:value-type="float">
            <text:p>79.4</text:p>
          </table:table-cell>
          <table:table-cell table:style-name="ce4" office:value-type="float" office:value="89.0937" calcext:value-type="float">
            <text:p>89.1</text:p>
          </table:table-cell>
          <table:table-cell table:style-name="ce4" office:value-type="float" office:value="99.6206" calcext:value-type="float">
            <text:p>99.6</text:p>
          </table:table-cell>
          <table:table-cell table:style-name="ce4" office:value-type="float" office:value="108.141" calcext:value-type="float">
            <text:p>108.1</text:p>
          </table:table-cell>
          <table:table-cell table:style-name="ce4" office:value-type="float" office:value="118.33" calcext:value-type="float">
            <text:p>118.3</text:p>
          </table:table-cell>
          <table:table-cell table:style-name="ce4" office:value-type="float" office:value="126.542" calcext:value-type="float">
            <text:p>126.5</text:p>
          </table:table-cell>
          <table:table-cell table:style-name="ce4" office:value-type="float" office:value="137.523" calcext:value-type="float">
            <text:p>137.5</text:p>
          </table:table-cell>
          <table:table-cell table:style-name="ce4" office:value-type="float" office:value="145.521" calcext:value-type="float">
            <text:p>145.5</text:p>
          </table:table-cell>
          <table:table-cell table:style-name="ce4" office:value-type="float" office:value="155.618" calcext:value-type="float">
            <text:p>155.6</text:p>
          </table:table-cell>
          <table:table-cell table:style-name="ce4" office:value-type="float" office:value="165.697" calcext:value-type="float">
            <text:p>165.7</text:p>
          </table:table-cell>
          <table:table-cell table:style-name="ce4" office:value-type="float" office:value="176.456" calcext:value-type="float">
            <text:p>176.5</text:p>
          </table:table-cell>
          <table:table-cell table:style-name="ce4" office:value-type="float" office:value="185.619" calcext:value-type="float">
            <text:p>185.6</text:p>
          </table:table-cell>
          <table:table-cell table:style-name="ce4" office:value-type="float" office:value="195.152" calcext:value-type="float">
            <text:p>195.2</text:p>
          </table:table-cell>
          <table:table-cell table:style-name="ce4" office:value-type="float" office:value="204.71" calcext:value-type="float">
            <text:p>204.7</text:p>
          </table:table-cell>
          <table:table-cell table:style-name="ce4" office:value-type="float" office:value="216.109" calcext:value-type="float">
            <text:p>216.1</text:p>
          </table:table-cell>
          <table:table-cell table:style-name="ce4" office:value-type="float" office:value="229.922" calcext:value-type="float">
            <text:p>229.9</text:p>
          </table:table-cell>
          <table:table-cell table:style-name="ce4" office:value-type="float" office:value="237.684" calcext:value-type="float">
            <text:p>237.7</text:p>
          </table:table-cell>
          <table:table-cell table:style-name="ce4" office:value-type="float" office:value="259.381" calcext:value-type="float">
            <text:p>259.4</text:p>
          </table:table-cell>
          <table:table-cell table:style-name="ce4" office:value-type="float" office:value="269.003" calcext:value-type="float">
            <text:p>269.0</text:p>
          </table:table-cell>
          <table:table-cell table:style-name="ce4" office:value-type="float" office:value="372.012" calcext:value-type="float">
            <text:p>372.0</text:p>
          </table:table-cell>
          <table:table-cell table:style-name="ce4" office:value-type="float" office:value="339.98" calcext:value-type="float">
            <text:p>340.0</text:p>
          </table:table-cell>
          <table:table-cell table:style-name="ce4" office:value-type="float" office:value="317.241" calcext:value-type="float">
            <text:p>317.2</text:p>
          </table:table-cell>
          <table:table-cell table:style-name="ce5" table:formula="of:=AVERAGE([.C11:.AD11])" office:value-type="float" office:value="161.044264285714" calcext:value-type="float">
            <text:p>161.04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40000" calcext:value-type="float">
            <text:p>40000</text:p>
          </table:table-cell>
          <table:table-cell table:style-name="ce4" office:value-type="float" office:value="26.4752" calcext:value-type="float">
            <text:p>26.5</text:p>
          </table:table-cell>
          <table:table-cell table:style-name="ce4" office:value-type="float" office:value="36.193" calcext:value-type="float">
            <text:p>36.2</text:p>
          </table:table-cell>
          <table:table-cell table:style-name="ce4" office:value-type="float" office:value="45.8157" calcext:value-type="float">
            <text:p>45.8</text:p>
          </table:table-cell>
          <table:table-cell table:style-name="ce4" office:value-type="float" office:value="58.4698" calcext:value-type="float">
            <text:p>58.5</text:p>
          </table:table-cell>
          <table:table-cell table:style-name="ce4" office:value-type="float" office:value="67.8054" calcext:value-type="float">
            <text:p>67.8</text:p>
          </table:table-cell>
          <table:table-cell table:style-name="ce4" office:value-type="float" office:value="79.0311" calcext:value-type="float">
            <text:p>79.0</text:p>
          </table:table-cell>
          <table:table-cell table:style-name="ce4" office:value-type="float" office:value="90.4157" calcext:value-type="float">
            <text:p>90.4</text:p>
          </table:table-cell>
          <table:table-cell table:style-name="ce4" office:value-type="float" office:value="100.771" calcext:value-type="float">
            <text:p>100.8</text:p>
          </table:table-cell>
          <table:table-cell table:style-name="ce4" office:value-type="float" office:value="112.307" calcext:value-type="float">
            <text:p>112.3</text:p>
          </table:table-cell>
          <table:table-cell table:style-name="ce4" office:value-type="float" office:value="122.13" calcext:value-type="float">
            <text:p>122.1</text:p>
          </table:table-cell>
          <table:table-cell table:style-name="ce4" office:value-type="float" office:value="134.769" calcext:value-type="float">
            <text:p>134.8</text:p>
          </table:table-cell>
          <table:table-cell table:style-name="ce4" office:value-type="float" office:value="143.221" calcext:value-type="float">
            <text:p>143.2</text:p>
          </table:table-cell>
          <table:table-cell table:style-name="ce4" office:value-type="float" office:value="154.966" calcext:value-type="float">
            <text:p>155.0</text:p>
          </table:table-cell>
          <table:table-cell table:style-name="ce4" office:value-type="float" office:value="165.385" calcext:value-type="float">
            <text:p>165.4</text:p>
          </table:table-cell>
          <table:table-cell table:style-name="ce4" office:value-type="float" office:value="176.058" calcext:value-type="float">
            <text:p>176.1</text:p>
          </table:table-cell>
          <table:table-cell table:style-name="ce4" office:value-type="float" office:value="186.559" calcext:value-type="float">
            <text:p>186.6</text:p>
          </table:table-cell>
          <table:table-cell table:style-name="ce4" office:value-type="float" office:value="201.086" calcext:value-type="float">
            <text:p>201.1</text:p>
          </table:table-cell>
          <table:table-cell table:style-name="ce4" office:value-type="float" office:value="209.576" calcext:value-type="float">
            <text:p>209.6</text:p>
          </table:table-cell>
          <table:table-cell table:style-name="ce4" office:value-type="float" office:value="224.9" calcext:value-type="float">
            <text:p>224.9</text:p>
          </table:table-cell>
          <table:table-cell table:style-name="ce4" office:value-type="float" office:value="232.101" calcext:value-type="float">
            <text:p>232.1</text:p>
          </table:table-cell>
          <table:table-cell table:style-name="ce4" office:value-type="float" office:value="243.87" calcext:value-type="float">
            <text:p>243.9</text:p>
          </table:table-cell>
          <table:table-cell table:style-name="ce4" office:value-type="float" office:value="255.389" calcext:value-type="float">
            <text:p>255.4</text:p>
          </table:table-cell>
          <table:table-cell table:style-name="ce4" office:value-type="float" office:value="265.206" calcext:value-type="float">
            <text:p>265.2</text:p>
          </table:table-cell>
          <table:table-cell table:style-name="ce4" office:value-type="float" office:value="274.23" calcext:value-type="float">
            <text:p>274.2</text:p>
          </table:table-cell>
          <table:table-cell table:style-name="ce4" office:value-type="float" office:value="284.772" calcext:value-type="float">
            <text:p>284.8</text:p>
          </table:table-cell>
          <table:table-cell table:style-name="ce4" office:value-type="float" office:value="293.565" calcext:value-type="float">
            <text:p>293.6</text:p>
          </table:table-cell>
          <table:table-cell table:style-name="ce4" office:value-type="float" office:value="304.136" calcext:value-type="float">
            <text:p>304.1</text:p>
          </table:table-cell>
          <table:table-cell table:style-name="ce4" office:value-type="float" office:value="312.814" calcext:value-type="float">
            <text:p>312.8</text:p>
          </table:table-cell>
          <table:table-cell table:style-name="ce5" table:formula="of:=AVERAGE([.C12:.AD12])" office:value-type="float" office:value="171.500603571429" calcext:value-type="float">
            <text:p>171.50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45000" calcext:value-type="float">
            <text:p>45000</text:p>
          </table:table-cell>
          <table:table-cell table:style-name="ce4" office:value-type="float" office:value="29.6135" calcext:value-type="float">
            <text:p>29.6</text:p>
          </table:table-cell>
          <table:table-cell table:style-name="ce4" office:value-type="float" office:value="40.7586" calcext:value-type="float">
            <text:p>40.8</text:p>
          </table:table-cell>
          <table:table-cell table:style-name="ce4" office:value-type="float" office:value="52.1192" calcext:value-type="float">
            <text:p>52.1</text:p>
          </table:table-cell>
          <table:table-cell table:style-name="ce4" office:value-type="float" office:value="64.4904" calcext:value-type="float">
            <text:p>64.5</text:p>
          </table:table-cell>
          <table:table-cell table:style-name="ce4" office:value-type="float" office:value="76.6704" calcext:value-type="float">
            <text:p>76.7</text:p>
          </table:table-cell>
          <table:table-cell table:style-name="ce4" office:value-type="float" office:value="88.9271" calcext:value-type="float">
            <text:p>88.9</text:p>
          </table:table-cell>
          <table:table-cell table:style-name="ce4" office:value-type="float" office:value="101.319" calcext:value-type="float">
            <text:p>101.3</text:p>
          </table:table-cell>
          <table:table-cell table:style-name="ce4" office:value-type="float" office:value="113.393" calcext:value-type="float">
            <text:p>113.4</text:p>
          </table:table-cell>
          <table:table-cell table:style-name="ce4" office:value-type="float" office:value="127.36" calcext:value-type="float">
            <text:p>127.4</text:p>
          </table:table-cell>
          <table:table-cell table:style-name="ce4" office:value-type="float" office:value="140.487" calcext:value-type="float">
            <text:p>140.5</text:p>
          </table:table-cell>
          <table:table-cell table:style-name="ce4" office:value-type="float" office:value="153.502" calcext:value-type="float">
            <text:p>153.5</text:p>
          </table:table-cell>
          <table:table-cell table:style-name="ce4" office:value-type="float" office:value="162.209" calcext:value-type="float">
            <text:p>162.2</text:p>
          </table:table-cell>
          <table:table-cell table:style-name="ce4" office:value-type="float" office:value="176.262" calcext:value-type="float">
            <text:p>176.3</text:p>
          </table:table-cell>
          <table:table-cell table:style-name="ce4" office:value-type="float" office:value="209.889" calcext:value-type="float">
            <text:p>209.9</text:p>
          </table:table-cell>
          <table:table-cell table:style-name="ce4" office:value-type="float" office:value="202.58" calcext:value-type="float">
            <text:p>202.6</text:p>
          </table:table-cell>
          <table:table-cell table:style-name="ce4" office:value-type="float" office:value="210.616" calcext:value-type="float">
            <text:p>210.6</text:p>
          </table:table-cell>
          <table:table-cell table:style-name="ce4" office:value-type="float" office:value="224.292" calcext:value-type="float">
            <text:p>224.3</text:p>
          </table:table-cell>
          <table:table-cell table:style-name="ce4" office:value-type="float" office:value="238.91" calcext:value-type="float">
            <text:p>238.9</text:p>
          </table:table-cell>
          <table:table-cell table:style-name="ce4" office:value-type="float" office:value="250.104" calcext:value-type="float">
            <text:p>250.1</text:p>
          </table:table-cell>
          <table:table-cell table:style-name="ce4" office:value-type="float" office:value="262.915" calcext:value-type="float">
            <text:p>262.9</text:p>
          </table:table-cell>
          <table:table-cell table:style-name="ce4" office:value-type="float" office:value="275.6" calcext:value-type="float">
            <text:p>275.6</text:p>
          </table:table-cell>
          <table:table-cell table:style-name="ce4" office:value-type="float" office:value="288.391" calcext:value-type="float">
            <text:p>288.4</text:p>
          </table:table-cell>
          <table:table-cell table:style-name="ce4" office:value-type="float" office:value="299.061" calcext:value-type="float">
            <text:p>299.1</text:p>
          </table:table-cell>
          <table:table-cell table:style-name="ce4" office:value-type="float" office:value="311.208" calcext:value-type="float">
            <text:p>311.2</text:p>
          </table:table-cell>
          <table:table-cell table:style-name="ce4" office:value-type="float" office:value="322.028" calcext:value-type="float">
            <text:p>322.0</text:p>
          </table:table-cell>
          <table:table-cell table:style-name="ce4" office:value-type="float" office:value="335.527" calcext:value-type="float">
            <text:p>335.5</text:p>
          </table:table-cell>
          <table:table-cell table:style-name="ce4" office:value-type="float" office:value="345.409" calcext:value-type="float">
            <text:p>345.4</text:p>
          </table:table-cell>
          <table:table-cell table:style-name="ce4" office:value-type="float" office:value="354.99" calcext:value-type="float">
            <text:p>355.0</text:p>
          </table:table-cell>
          <table:table-cell table:style-name="ce5" table:formula="of:=AVERAGE([.C13:.AD13])" office:value-type="float" office:value="194.951114285714" calcext:value-type="float">
            <text:p>194.95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50000" calcext:value-type="float">
            <text:p>50000</text:p>
          </table:table-cell>
          <table:table-cell table:style-name="ce4" office:value-type="float" office:value="33.9783" calcext:value-type="float">
            <text:p>34.0</text:p>
          </table:table-cell>
          <table:table-cell table:style-name="ce4" office:value-type="float" office:value="45.2152" calcext:value-type="float">
            <text:p>45.2</text:p>
          </table:table-cell>
          <table:table-cell table:style-name="ce4" office:value-type="float" office:value="57.4162" calcext:value-type="float">
            <text:p>57.4</text:p>
          </table:table-cell>
          <table:table-cell table:style-name="ce4" office:value-type="float" office:value="72.2167" calcext:value-type="float">
            <text:p>72.2</text:p>
          </table:table-cell>
          <table:table-cell table:style-name="ce4" office:value-type="float" office:value="85.1335" calcext:value-type="float">
            <text:p>85.1</text:p>
          </table:table-cell>
          <table:table-cell table:style-name="ce4" office:value-type="float" office:value="98.7149" calcext:value-type="float">
            <text:p>98.7</text:p>
          </table:table-cell>
          <table:table-cell table:style-name="ce4" office:value-type="float" office:value="112.466" calcext:value-type="float">
            <text:p>112.5</text:p>
          </table:table-cell>
          <table:table-cell table:style-name="ce4" office:value-type="float" office:value="126.031" calcext:value-type="float">
            <text:p>126.0</text:p>
          </table:table-cell>
          <table:table-cell table:style-name="ce4" office:value-type="float" office:value="139.895" calcext:value-type="float">
            <text:p>139.9</text:p>
          </table:table-cell>
          <table:table-cell table:style-name="ce4" office:value-type="float" office:value="154.11" calcext:value-type="float">
            <text:p>154.1</text:p>
          </table:table-cell>
          <table:table-cell table:style-name="ce4" office:value-type="float" office:value="167.285" calcext:value-type="float">
            <text:p>167.3</text:p>
          </table:table-cell>
          <table:table-cell table:style-name="ce4" office:value-type="float" office:value="179.191" calcext:value-type="float">
            <text:p>179.2</text:p>
          </table:table-cell>
          <table:table-cell table:style-name="ce4" office:value-type="float" office:value="193.953" calcext:value-type="float">
            <text:p>194.0</text:p>
          </table:table-cell>
          <table:table-cell table:style-name="ce4" office:value-type="float" office:value="206.059" calcext:value-type="float">
            <text:p>206.1</text:p>
          </table:table-cell>
          <table:table-cell table:style-name="ce4" office:value-type="float" office:value="220.408" calcext:value-type="float">
            <text:p>220.4</text:p>
          </table:table-cell>
          <table:table-cell table:style-name="ce4" office:value-type="float" office:value="233.07" calcext:value-type="float">
            <text:p>233.1</text:p>
          </table:table-cell>
          <table:table-cell table:style-name="ce4" office:value-type="float" office:value="249.215" calcext:value-type="float">
            <text:p>249.2</text:p>
          </table:table-cell>
          <table:table-cell table:style-name="ce4" office:value-type="float" office:value="261.967" calcext:value-type="float">
            <text:p>262.0</text:p>
          </table:table-cell>
          <table:table-cell table:style-name="ce4" office:value-type="float" office:value="275.996" calcext:value-type="float">
            <text:p>276.0</text:p>
          </table:table-cell>
          <table:table-cell table:style-name="ce4" office:value-type="float" office:value="289.661" calcext:value-type="float">
            <text:p>289.7</text:p>
          </table:table-cell>
          <table:table-cell table:style-name="ce4" office:value-type="float" office:value="304.778" calcext:value-type="float">
            <text:p>304.8</text:p>
          </table:table-cell>
          <table:table-cell table:style-name="ce4" office:value-type="float" office:value="317.576" calcext:value-type="float">
            <text:p>317.6</text:p>
          </table:table-cell>
          <table:table-cell table:style-name="ce4" office:value-type="float" office:value="328.425" calcext:value-type="float">
            <text:p>328.4</text:p>
          </table:table-cell>
          <table:table-cell table:style-name="ce4" office:value-type="float" office:value="343.139" calcext:value-type="float">
            <text:p>343.1</text:p>
          </table:table-cell>
          <table:table-cell table:style-name="ce4" office:value-type="float" office:value="356.037" calcext:value-type="float">
            <text:p>356.0</text:p>
          </table:table-cell>
          <table:table-cell table:style-name="ce4" office:value-type="float" office:value="369.563" calcext:value-type="float">
            <text:p>369.6</text:p>
          </table:table-cell>
          <table:table-cell table:style-name="ce4" office:value-type="float" office:value="380.308" calcext:value-type="float">
            <text:p>380.3</text:p>
          </table:table-cell>
          <table:table-cell table:style-name="ce4" office:value-type="float" office:value="391.828" calcext:value-type="float">
            <text:p>391.8</text:p>
          </table:table-cell>
          <table:table-cell table:style-name="ce5" table:formula="of:=AVERAGE([.C14:.AD14])" office:value-type="float" office:value="214.058421428571" calcext:value-type="float">
            <text:p>214.06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55000" calcext:value-type="float">
            <text:p>55000</text:p>
          </table:table-cell>
          <table:table-cell table:style-name="ce4" office:value-type="float" office:value="36.103" calcext:value-type="float">
            <text:p>36.1</text:p>
          </table:table-cell>
          <table:table-cell table:style-name="ce4" office:value-type="float" office:value="49.1446" calcext:value-type="float">
            <text:p>49.1</text:p>
          </table:table-cell>
          <table:table-cell table:style-name="ce4" office:value-type="float" office:value="62.8639" calcext:value-type="float">
            <text:p>62.9</text:p>
          </table:table-cell>
          <table:table-cell table:style-name="ce4" office:value-type="float" office:value="79.1483" calcext:value-type="float">
            <text:p>79.1</text:p>
          </table:table-cell>
          <table:table-cell table:style-name="ce4" office:value-type="float" office:value="93.5761" calcext:value-type="float">
            <text:p>93.6</text:p>
          </table:table-cell>
          <table:table-cell table:style-name="ce4" office:value-type="float" office:value="113.177" calcext:value-type="float">
            <text:p>113.2</text:p>
          </table:table-cell>
          <table:table-cell table:style-name="ce4" office:value-type="float" office:value="123.295" calcext:value-type="float">
            <text:p>123.3</text:p>
          </table:table-cell>
          <table:table-cell table:style-name="ce4" office:value-type="float" office:value="138.199" calcext:value-type="float">
            <text:p>138.2</text:p>
          </table:table-cell>
          <table:table-cell table:style-name="ce4" office:value-type="float" office:value="154.157" calcext:value-type="float">
            <text:p>154.2</text:p>
          </table:table-cell>
          <table:table-cell table:style-name="ce4" office:value-type="float" office:value="168.855" calcext:value-type="float">
            <text:p>168.9</text:p>
          </table:table-cell>
          <table:table-cell table:style-name="ce4" office:value-type="float" office:value="184.14" calcext:value-type="float">
            <text:p>184.1</text:p>
          </table:table-cell>
          <table:table-cell table:style-name="ce4" office:value-type="float" office:value="200.32" calcext:value-type="float">
            <text:p>200.3</text:p>
          </table:table-cell>
          <table:table-cell table:style-name="ce4" office:value-type="float" office:value="213.536" calcext:value-type="float">
            <text:p>213.5</text:p>
          </table:table-cell>
          <table:table-cell table:style-name="ce4" office:value-type="float" office:value="228.576" calcext:value-type="float">
            <text:p>228.6</text:p>
          </table:table-cell>
          <table:table-cell table:style-name="ce4" office:value-type="float" office:value="243.83" calcext:value-type="float">
            <text:p>243.8</text:p>
          </table:table-cell>
          <table:table-cell table:style-name="ce4" office:value-type="float" office:value="258.474" calcext:value-type="float">
            <text:p>258.5</text:p>
          </table:table-cell>
          <table:table-cell table:style-name="ce4" office:value-type="float" office:value="275.158" calcext:value-type="float">
            <text:p>275.2</text:p>
          </table:table-cell>
          <table:table-cell table:style-name="ce4" office:value-type="float" office:value="289.932" calcext:value-type="float">
            <text:p>289.9</text:p>
          </table:table-cell>
          <table:table-cell table:style-name="ce4" office:value-type="float" office:value="305.668" calcext:value-type="float">
            <text:p>305.7</text:p>
          </table:table-cell>
          <table:table-cell table:style-name="ce4" office:value-type="float" office:value="319.368" calcext:value-type="float">
            <text:p>319.4</text:p>
          </table:table-cell>
          <table:table-cell table:style-name="ce4" office:value-type="float" office:value="335.849" calcext:value-type="float">
            <text:p>335.8</text:p>
          </table:table-cell>
          <table:table-cell table:style-name="ce4" office:value-type="float" office:value="350.779" calcext:value-type="float">
            <text:p>350.8</text:p>
          </table:table-cell>
          <table:table-cell table:style-name="ce4" office:value-type="float" office:value="363.144" calcext:value-type="float">
            <text:p>363.1</text:p>
          </table:table-cell>
          <table:table-cell table:style-name="ce4" office:value-type="float" office:value="386.839" calcext:value-type="float">
            <text:p>386.8</text:p>
          </table:table-cell>
          <table:table-cell table:style-name="ce4" office:value-type="float" office:value="405.895" calcext:value-type="float">
            <text:p>405.9</text:p>
          </table:table-cell>
          <table:table-cell table:style-name="ce4" office:value-type="float" office:value="405.793" calcext:value-type="float">
            <text:p>405.8</text:p>
          </table:table-cell>
          <table:table-cell table:style-name="ce4" office:value-type="float" office:value="420.008" calcext:value-type="float">
            <text:p>420.0</text:p>
          </table:table-cell>
          <table:table-cell table:style-name="ce4" office:value-type="float" office:value="431.149" calcext:value-type="float">
            <text:p>431.1</text:p>
          </table:table-cell>
          <table:table-cell table:style-name="ce5" table:formula="of:=AVERAGE([.C15:.AD15])" office:value-type="float" office:value="237.034889285714" calcext:value-type="float">
            <text:p>237.03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60000" calcext:value-type="float">
            <text:p>60000</text:p>
          </table:table-cell>
          <table:table-cell table:style-name="ce4" office:value-type="float" office:value="38.9909" calcext:value-type="float">
            <text:p>39.0</text:p>
          </table:table-cell>
          <table:table-cell table:style-name="ce4" office:value-type="float" office:value="53.345" calcext:value-type="float">
            <text:p>53.3</text:p>
          </table:table-cell>
          <table:table-cell table:style-name="ce4" office:value-type="float" office:value="68.6926" calcext:value-type="float">
            <text:p>68.7</text:p>
          </table:table-cell>
          <table:table-cell table:style-name="ce4" office:value-type="float" office:value="86.1504" calcext:value-type="float">
            <text:p>86.2</text:p>
          </table:table-cell>
          <table:table-cell table:style-name="ce4" office:value-type="float" office:value="100.761" calcext:value-type="float">
            <text:p>100.8</text:p>
          </table:table-cell>
          <table:table-cell table:style-name="ce4" office:value-type="float" office:value="118.414" calcext:value-type="float">
            <text:p>118.4</text:p>
          </table:table-cell>
          <table:table-cell table:style-name="ce4" office:value-type="float" office:value="133.91" calcext:value-type="float">
            <text:p>133.9</text:p>
          </table:table-cell>
          <table:table-cell table:style-name="ce4" office:value-type="float" office:value="149.784" calcext:value-type="float">
            <text:p>149.8</text:p>
          </table:table-cell>
          <table:table-cell table:style-name="ce4" office:value-type="float" office:value="166.225" calcext:value-type="float">
            <text:p>166.2</text:p>
          </table:table-cell>
          <table:table-cell table:style-name="ce4" office:value-type="float" office:value="182.188" calcext:value-type="float">
            <text:p>182.2</text:p>
          </table:table-cell>
          <table:table-cell table:style-name="ce4" office:value-type="float" office:value="199.343" calcext:value-type="float">
            <text:p>199.3</text:p>
          </table:table-cell>
          <table:table-cell table:style-name="ce4" office:value-type="float" office:value="213.887" calcext:value-type="float">
            <text:p>213.9</text:p>
          </table:table-cell>
          <table:table-cell table:style-name="ce4" office:value-type="float" office:value="230.784" calcext:value-type="float">
            <text:p>230.8</text:p>
          </table:table-cell>
          <table:table-cell table:style-name="ce4" office:value-type="float" office:value="246.595" calcext:value-type="float">
            <text:p>246.6</text:p>
          </table:table-cell>
          <table:table-cell table:style-name="ce4" office:value-type="float" office:value="264.765" calcext:value-type="float">
            <text:p>264.8</text:p>
          </table:table-cell>
          <table:table-cell table:style-name="ce4" office:value-type="float" office:value="280.122" calcext:value-type="float">
            <text:p>280.1</text:p>
          </table:table-cell>
          <table:table-cell table:style-name="ce4" office:value-type="float" office:value="299.757" calcext:value-type="float">
            <text:p>299.8</text:p>
          </table:table-cell>
          <table:table-cell table:style-name="ce4" office:value-type="float" office:value="316.248" calcext:value-type="float">
            <text:p>316.2</text:p>
          </table:table-cell>
          <table:table-cell table:style-name="ce4" office:value-type="float" office:value="333.64" calcext:value-type="float">
            <text:p>333.6</text:p>
          </table:table-cell>
          <table:table-cell table:style-name="ce4" office:value-type="float" office:value="348.901" calcext:value-type="float">
            <text:p>348.9</text:p>
          </table:table-cell>
          <table:table-cell table:style-name="ce4" office:value-type="float" office:value="367.115" calcext:value-type="float">
            <text:p>367.1</text:p>
          </table:table-cell>
          <table:table-cell table:style-name="ce4" office:value-type="float" office:value="382.512" calcext:value-type="float">
            <text:p>382.5</text:p>
          </table:table-cell>
          <table:table-cell table:style-name="ce4" office:value-type="float" office:value="395.435" calcext:value-type="float">
            <text:p>395.4</text:p>
          </table:table-cell>
          <table:table-cell table:style-name="ce4" office:value-type="float" office:value="410.551" calcext:value-type="float">
            <text:p>410.6</text:p>
          </table:table-cell>
          <table:table-cell table:style-name="ce4" office:value-type="float" office:value="425.534" calcext:value-type="float">
            <text:p>425.5</text:p>
          </table:table-cell>
          <table:table-cell table:style-name="ce4" office:value-type="float" office:value="440.755" calcext:value-type="float">
            <text:p>440.8</text:p>
          </table:table-cell>
          <table:table-cell table:style-name="ce4" office:value-type="float" office:value="455.736" calcext:value-type="float">
            <text:p>455.7</text:p>
          </table:table-cell>
          <table:table-cell table:style-name="ce4" office:value-type="float" office:value="469.347" calcext:value-type="float">
            <text:p>469.3</text:p>
          </table:table-cell>
          <table:table-cell table:style-name="ce5" table:formula="of:=AVERAGE([.C16:.AD16])" office:value-type="float" office:value="256.410282142857" calcext:value-type="float">
            <text:p>256.41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65000" calcext:value-type="float">
            <text:p>65000</text:p>
          </table:table-cell>
          <table:table-cell table:style-name="ce4" office:value-type="float" office:value="42.2764" calcext:value-type="float">
            <text:p>42.3</text:p>
          </table:table-cell>
          <table:table-cell table:style-name="ce4" office:value-type="float" office:value="57.5773" calcext:value-type="float">
            <text:p>57.6</text:p>
          </table:table-cell>
          <table:table-cell table:style-name="ce4" office:value-type="float" office:value="73.7049" calcext:value-type="float">
            <text:p>73.7</text:p>
          </table:table-cell>
          <table:table-cell table:style-name="ce4" office:value-type="float" office:value="92.6877" calcext:value-type="float">
            <text:p>92.7</text:p>
          </table:table-cell>
          <table:table-cell table:style-name="ce4" office:value-type="float" office:value="109.594" calcext:value-type="float">
            <text:p>109.6</text:p>
          </table:table-cell>
          <table:table-cell table:style-name="ce4" office:value-type="float" office:value="127.766" calcext:value-type="float">
            <text:p>127.8</text:p>
          </table:table-cell>
          <table:table-cell table:style-name="ce4" office:value-type="float" office:value="144.54" calcext:value-type="float">
            <text:p>144.5</text:p>
          </table:table-cell>
          <table:table-cell table:style-name="ce4" office:value-type="float" office:value="162.907" calcext:value-type="float">
            <text:p>162.9</text:p>
          </table:table-cell>
          <table:table-cell table:style-name="ce4" office:value-type="float" office:value="180.52" calcext:value-type="float">
            <text:p>180.5</text:p>
          </table:table-cell>
          <table:table-cell table:style-name="ce4" office:value-type="float" office:value="197.273" calcext:value-type="float">
            <text:p>197.3</text:p>
          </table:table-cell>
          <table:table-cell table:style-name="ce4" office:value-type="float" office:value="216.631" calcext:value-type="float">
            <text:p>216.6</text:p>
          </table:table-cell>
          <table:table-cell table:style-name="ce4" office:value-type="float" office:value="231.709" calcext:value-type="float">
            <text:p>231.7</text:p>
          </table:table-cell>
          <table:table-cell table:style-name="ce4" office:value-type="float" office:value="250.623" calcext:value-type="float">
            <text:p>250.6</text:p>
          </table:table-cell>
          <table:table-cell table:style-name="ce4" office:value-type="float" office:value="267.088" calcext:value-type="float">
            <text:p>267.1</text:p>
          </table:table-cell>
          <table:table-cell table:style-name="ce4" office:value-type="float" office:value="285.658" calcext:value-type="float">
            <text:p>285.7</text:p>
          </table:table-cell>
          <table:table-cell table:style-name="ce4" office:value-type="float" office:value="301.102" calcext:value-type="float">
            <text:p>301.1</text:p>
          </table:table-cell>
          <table:table-cell table:style-name="ce4" office:value-type="float" office:value="322.648" calcext:value-type="float">
            <text:p>322.6</text:p>
          </table:table-cell>
          <table:table-cell table:style-name="ce4" office:value-type="float" office:value="340.589" calcext:value-type="float">
            <text:p>340.6</text:p>
          </table:table-cell>
          <table:table-cell table:style-name="ce4" office:value-type="float" office:value="358.126" calcext:value-type="float">
            <text:p>358.1</text:p>
          </table:table-cell>
          <table:table-cell table:style-name="ce4" office:value-type="float" office:value="374.359" calcext:value-type="float">
            <text:p>374.4</text:p>
          </table:table-cell>
          <table:table-cell table:style-name="ce4" office:value-type="float" office:value="394.4" calcext:value-type="float">
            <text:p>394.4</text:p>
          </table:table-cell>
          <table:table-cell table:style-name="ce4" office:value-type="float" office:value="411.16" calcext:value-type="float">
            <text:p>411.2</text:p>
          </table:table-cell>
          <table:table-cell table:style-name="ce4" office:value-type="float" office:value="426.032" calcext:value-type="float">
            <text:p>426.0</text:p>
          </table:table-cell>
          <table:table-cell table:style-name="ce4" office:value-type="float" office:value="451.371" calcext:value-type="float">
            <text:p>451.4</text:p>
          </table:table-cell>
          <table:table-cell table:style-name="ce4" office:value-type="float" office:value="464.786" calcext:value-type="float">
            <text:p>464.8</text:p>
          </table:table-cell>
          <table:table-cell table:style-name="ce4" office:value-type="float" office:value="476.624" calcext:value-type="float">
            <text:p>476.6</text:p>
          </table:table-cell>
          <table:table-cell table:style-name="ce4" office:value-type="float" office:value="494.859" calcext:value-type="float">
            <text:p>494.9</text:p>
          </table:table-cell>
          <table:table-cell table:style-name="ce4" office:value-type="float" office:value="511.804" calcext:value-type="float">
            <text:p>511.8</text:p>
          </table:table-cell>
          <table:table-cell table:style-name="ce5" table:formula="of:=AVERAGE([.C17:.AD17])" office:value-type="float" office:value="277.443403571429" calcext:value-type="float">
            <text:p>277.44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70000" calcext:value-type="float">
            <text:p>70000</text:p>
          </table:table-cell>
          <table:table-cell table:style-name="ce4" office:value-type="float" office:value="44.8285" calcext:value-type="float">
            <text:p>44.8</text:p>
          </table:table-cell>
          <table:table-cell table:style-name="ce4" office:value-type="float" office:value="61.9844" calcext:value-type="float">
            <text:p>62.0</text:p>
          </table:table-cell>
          <table:table-cell table:style-name="ce4" office:value-type="float" office:value="79.1273" calcext:value-type="float">
            <text:p>79.1</text:p>
          </table:table-cell>
          <table:table-cell table:style-name="ce4" office:value-type="float" office:value="99.6817" calcext:value-type="float">
            <text:p>99.7</text:p>
          </table:table-cell>
          <table:table-cell table:style-name="ce4" office:value-type="float" office:value="118.005" calcext:value-type="float">
            <text:p>118.0</text:p>
          </table:table-cell>
          <table:table-cell table:style-name="ce4" office:value-type="float" office:value="137.696" calcext:value-type="float">
            <text:p>137.7</text:p>
          </table:table-cell>
          <table:table-cell table:style-name="ce4" office:value-type="float" office:value="155.273" calcext:value-type="float">
            <text:p>155.3</text:p>
          </table:table-cell>
          <table:table-cell table:style-name="ce4" office:value-type="float" office:value="174.697" calcext:value-type="float">
            <text:p>174.7</text:p>
          </table:table-cell>
          <table:table-cell table:style-name="ce4" office:value-type="float" office:value="194.132" calcext:value-type="float">
            <text:p>194.1</text:p>
          </table:table-cell>
          <table:table-cell table:style-name="ce4" office:value-type="float" office:value="211.494" calcext:value-type="float">
            <text:p>211.5</text:p>
          </table:table-cell>
          <table:table-cell table:style-name="ce4" office:value-type="float" office:value="233.038" calcext:value-type="float">
            <text:p>233.0</text:p>
          </table:table-cell>
          <table:table-cell table:style-name="ce4" office:value-type="float" office:value="263.286" calcext:value-type="float">
            <text:p>263.3</text:p>
          </table:table-cell>
          <table:table-cell table:style-name="ce4" office:value-type="float" office:value="324.882" calcext:value-type="float">
            <text:p>324.9</text:p>
          </table:table-cell>
          <table:table-cell table:style-name="ce4" office:value-type="float" office:value="350.882" calcext:value-type="float">
            <text:p>350.9</text:p>
          </table:table-cell>
          <table:table-cell table:style-name="ce4" office:value-type="float" office:value="316.874" calcext:value-type="float">
            <text:p>316.9</text:p>
          </table:table-cell>
          <table:table-cell table:style-name="ce4" office:value-type="float" office:value="341.333" calcext:value-type="float">
            <text:p>341.3</text:p>
          </table:table-cell>
          <table:table-cell table:style-name="ce4" office:value-type="float" office:value="390.53" calcext:value-type="float">
            <text:p>390.5</text:p>
          </table:table-cell>
          <table:table-cell table:style-name="ce4" office:value-type="float" office:value="417.867" calcext:value-type="float">
            <text:p>417.9</text:p>
          </table:table-cell>
          <table:table-cell table:style-name="ce4" office:value-type="float" office:value="469.182" calcext:value-type="float">
            <text:p>469.2</text:p>
          </table:table-cell>
          <table:table-cell table:style-name="ce4" office:value-type="float" office:value="412.726" calcext:value-type="float">
            <text:p>412.7</text:p>
          </table:table-cell>
          <table:table-cell table:style-name="ce4" office:value-type="float" office:value="432.284" calcext:value-type="float">
            <text:p>432.3</text:p>
          </table:table-cell>
          <table:table-cell table:style-name="ce4" office:value-type="float" office:value="452.558" calcext:value-type="float">
            <text:p>452.6</text:p>
          </table:table-cell>
          <table:table-cell table:style-name="ce4" office:value-type="float" office:value="498.994" calcext:value-type="float">
            <text:p>499.0</text:p>
          </table:table-cell>
          <table:table-cell table:style-name="ce4" office:value-type="float" office:value="539.681" calcext:value-type="float">
            <text:p>539.7</text:p>
          </table:table-cell>
          <table:table-cell table:style-name="ce4" office:value-type="float" office:value="561.596" calcext:value-type="float">
            <text:p>561.6</text:p>
          </table:table-cell>
          <table:table-cell table:style-name="ce4" office:value-type="float" office:value="535.639" calcext:value-type="float">
            <text:p>535.6</text:p>
          </table:table-cell>
          <table:table-cell table:style-name="ce4" office:value-type="float" office:value="546.955" calcext:value-type="float">
            <text:p>547.0</text:p>
          </table:table-cell>
          <table:table-cell table:style-name="ce4" office:value-type="float" office:value="564.194" calcext:value-type="float">
            <text:p>564.2</text:p>
          </table:table-cell>
          <table:table-cell table:style-name="ce5" table:formula="of:=AVERAGE([.C18:.AD18])" office:value-type="float" office:value="318.907853571429" calcext:value-type="float">
            <text:p>318.91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" table:formula="of:=AVERAGE([.C5:.C18])" office:value-type="float" office:value="25.0537407142857" calcext:value-type="float">
            <text:p>25.05</text:p>
          </table:table-cell>
          <table:table-cell table:style-name="ce5" table:formula="of:=AVERAGE([.D5:.D18])" office:value-type="float" office:value="34.0420921428571" calcext:value-type="float">
            <text:p>34.04</text:p>
          </table:table-cell>
          <table:table-cell table:style-name="ce5" table:formula="of:=AVERAGE([.E5:.E18])" office:value-type="float" office:value="43.4388157142857" calcext:value-type="float">
            <text:p>43.44</text:p>
          </table:table-cell>
          <table:table-cell table:style-name="ce5" table:formula="of:=AVERAGE([.F5:.F18])" office:value-type="float" office:value="54.4526371428572" calcext:value-type="float">
            <text:p>54.45</text:p>
          </table:table-cell>
          <table:table-cell table:style-name="ce5" table:formula="of:=AVERAGE([.G5:.G18])" office:value-type="float" office:value="64.0363592857143" calcext:value-type="float">
            <text:p>64.04</text:p>
          </table:table-cell>
          <table:table-cell table:style-name="ce5" table:formula="of:=AVERAGE([.H5:.H18])" office:value-type="float" office:value="74.8363642857143" calcext:value-type="float">
            <text:p>74.84</text:p>
          </table:table-cell>
          <table:table-cell table:style-name="ce5" table:formula="of:=AVERAGE([.I5:.I18])" office:value-type="float" office:value="84.5999142857143" calcext:value-type="float">
            <text:p>84.60</text:p>
          </table:table-cell>
          <table:table-cell table:style-name="ce5" table:formula="of:=AVERAGE([.J5:.J18])" office:value-type="float" office:value="94.7683214285714" calcext:value-type="float">
            <text:p>94.77</text:p>
          </table:table-cell>
          <table:table-cell table:style-name="ce9" table:formula="of:=AVERAGE([.K5:.K18])" office:value-type="float" office:value="105.426935714286" calcext:value-type="float">
            <text:p>105.4</text:p>
          </table:table-cell>
          <table:table-cell table:style-name="ce9" table:formula="of:=AVERAGE([.L5:.L18])" office:value-type="float" office:value="115.421571428571" calcext:value-type="float">
            <text:p>115.4</text:p>
          </table:table-cell>
          <table:table-cell table:style-name="ce9" table:formula="of:=AVERAGE([.M5:.M18])" office:value-type="float" office:value="126.192485714286" calcext:value-type="float">
            <text:p>126.2</text:p>
          </table:table-cell>
          <table:table-cell table:style-name="ce9" table:formula="of:=AVERAGE([.N5:.N18])" office:value-type="float" office:value="136.171178571429" calcext:value-type="float">
            <text:p>136.2</text:p>
          </table:table-cell>
          <table:table-cell table:style-name="ce9" table:formula="of:=AVERAGE([.O5:.O18])" office:value-type="float" office:value="149.887421428571" calcext:value-type="float">
            <text:p>149.9</text:p>
          </table:table-cell>
          <table:table-cell table:style-name="ce9" table:formula="of:=AVERAGE([.P5:.P18])" office:value-type="float" office:value="161.706921428571" calcext:value-type="float">
            <text:p>161.7</text:p>
          </table:table-cell>
          <table:table-cell table:style-name="ce9" table:formula="of:=AVERAGE([.Q5:.Q18])" office:value-type="float" office:value="167.463557142857" calcext:value-type="float">
            <text:p>167.5</text:p>
          </table:table-cell>
          <table:table-cell table:style-name="ce9" table:formula="of:=AVERAGE([.R5:.R18])" office:value-type="float" office:value="177.743985714286" calcext:value-type="float">
            <text:p>177.7</text:p>
          </table:table-cell>
          <table:table-cell table:style-name="ce9" table:formula="of:=AVERAGE([.S5:.S18])" office:value-type="float" office:value="190.840328571429" calcext:value-type="float">
            <text:p>190.8</text:p>
          </table:table-cell>
          <table:table-cell table:style-name="ce9" table:formula="of:=AVERAGE([.T5:.T18])" office:value-type="float" office:value="202.309521428571" calcext:value-type="float">
            <text:p>202.3</text:p>
          </table:table-cell>
          <table:table-cell table:style-name="ce9" table:formula="of:=AVERAGE([.U5:.U18])" office:value-type="float" office:value="215.777171428571" calcext:value-type="float">
            <text:p>215.8</text:p>
          </table:table-cell>
          <table:table-cell table:style-name="ce9" table:formula="of:=AVERAGE([.V5:.V18])" office:value-type="float" office:value="220.1546" calcext:value-type="float">
            <text:p>220.2</text:p>
          </table:table-cell>
          <table:table-cell table:style-name="ce9" table:formula="of:=AVERAGE([.W5:.W18])" office:value-type="float" office:value="230.594635714286" calcext:value-type="float">
            <text:p>230.6</text:p>
          </table:table-cell>
          <table:table-cell table:style-name="ce9" table:formula="of:=AVERAGE([.X5:.X18])" office:value-type="float" office:value="240.800421428571" calcext:value-type="float">
            <text:p>240.8</text:p>
          </table:table-cell>
          <table:table-cell table:style-name="ce9" table:formula="of:=AVERAGE([.Y5:.Y18])" office:value-type="float" office:value="251.409007142857" calcext:value-type="float">
            <text:p>251.4</text:p>
          </table:table-cell>
          <table:table-cell table:style-name="ce9" table:formula="of:=AVERAGE([.Z5:.Z18])" office:value-type="float" office:value="265.069685714286" calcext:value-type="float">
            <text:p>265.1</text:p>
          </table:table-cell>
          <table:table-cell table:style-name="ce9" table:formula="of:=AVERAGE([.AA5:.AA18])" office:value-type="float" office:value="274.955292857143" calcext:value-type="float">
            <text:p>275.0</text:p>
          </table:table-cell>
          <table:table-cell table:style-name="ce9" table:formula="of:=AVERAGE([.AB5:.AB18])" office:value-type="float" office:value="286.873228571429" calcext:value-type="float">
            <text:p>286.9</text:p>
          </table:table-cell>
          <table:table-cell table:style-name="ce9" table:formula="of:=AVERAGE([.AC5:.AC18])" office:value-type="float" office:value="292.888692857143" calcext:value-type="float">
            <text:p>292.9</text:p>
          </table:table-cell>
          <table:table-cell table:style-name="ce9" table:formula="of:=AVERAGE([.AD5:.AD18])" office:value-type="float" office:value="299.324492857143" calcext:value-type="float">
            <text:p>299.3</text:p>
          </table:table-cell>
          <table:table-cell table:style-name="ce5" table:formula="of:=AVERAGE([.C5:.AD18])" office:value-type="float" office:value="163.794263596939" calcext:value-type="float">
            <text:p>163.79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1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29" table:number-rows-spanned="1">
            <text:p>EFICIENTE</text:p>
          </table:table-cell>
          <table:covered-table-cell table:number-columns-repeated="28"/>
          <table:table-cell table:number-columns-repeated="994"/>
        </table:table-row>
        <table:table-row table:style-name="ro5">
          <table:table-cell/>
          <table:table-cell office:value-type="string" calcext:value-type="string" table:number-columns-spanned="29" table:number-rows-spanned="1">
            <text:p>Analisis para 14 diccionarios, el primero con 5000 palabras, aumentando en 5000 cada vez, hasta llegar a 70000.</text:p>
            <text:p>Para cada diccionario se analiza la duracion del solver cuando se le pide que encuentre las solucionies partiendo de 2 letras, aumentoado en 2, hasta llegar a 56. </text:p>
            <text:p>Para cada numero de letras se hace la media de 10 grupos de esa canditdad de letras.</text:p>
            <text:p>Las filas cambian junto al numero de palabras por diccionario y las columnas junto al numero de letras que se le pasan al solver.</text:p>
            <text:p>Las unidades estan en ms.</text:p>
          </table:table-cell>
          <table:covered-table-cell table:number-columns-repeated="28"/>
          <table:table-cell table:number-columns-repeated="99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000" calcext:value-type="float">
            <text:p>5000</text:p>
          </table:table-cell>
          <table:table-cell table:style-name="ce6" office:value-type="float" office:value="0.0125004" calcext:value-type="float">
            <text:p>0.01</text:p>
          </table:table-cell>
          <table:table-cell table:style-name="ce6" office:value-type="float" office:value="0.0240488" calcext:value-type="float">
            <text:p>0.02</text:p>
          </table:table-cell>
          <table:table-cell table:style-name="ce6" office:value-type="float" office:value="0.0492064" calcext:value-type="float">
            <text:p>0.05</text:p>
          </table:table-cell>
          <table:table-cell table:style-name="ce6" office:value-type="float" office:value="0.114425" calcext:value-type="float">
            <text:p>0.11</text:p>
          </table:table-cell>
          <table:table-cell table:style-name="ce6" office:value-type="float" office:value="0.201007" calcext:value-type="float">
            <text:p>0.20</text:p>
          </table:table-cell>
          <table:table-cell table:style-name="ce6" office:value-type="float" office:value="0.301025" calcext:value-type="float">
            <text:p>0.30</text:p>
          </table:table-cell>
          <table:table-cell table:style-name="ce6" office:value-type="float" office:value="0.419247" calcext:value-type="float">
            <text:p>0.42</text:p>
          </table:table-cell>
          <table:table-cell table:style-name="ce6" office:value-type="float" office:value="0.574275" calcext:value-type="float">
            <text:p>0.57</text:p>
          </table:table-cell>
          <table:table-cell table:style-name="ce6" office:value-type="float" office:value="0.897924" calcext:value-type="float">
            <text:p>0.90</text:p>
          </table:table-cell>
          <table:table-cell table:style-name="ce11" office:value-type="float" office:value="1.1832" calcext:value-type="float">
            <text:p>1.2</text:p>
          </table:table-cell>
          <table:table-cell table:style-name="ce11" office:value-type="float" office:value="1.44471" calcext:value-type="float">
            <text:p>1.4</text:p>
          </table:table-cell>
          <table:table-cell table:style-name="ce11" office:value-type="float" office:value="1.86916" calcext:value-type="float">
            <text:p>1.9</text:p>
          </table:table-cell>
          <table:table-cell table:style-name="ce11" office:value-type="float" office:value="2.30314" calcext:value-type="float">
            <text:p>2.3</text:p>
          </table:table-cell>
          <table:table-cell table:style-name="ce11" office:value-type="float" office:value="2.61373" calcext:value-type="float">
            <text:p>2.6</text:p>
          </table:table-cell>
          <table:table-cell table:style-name="ce11" office:value-type="float" office:value="3.2928" calcext:value-type="float">
            <text:p>3.3</text:p>
          </table:table-cell>
          <table:table-cell table:style-name="ce11" office:value-type="float" office:value="3.57349" calcext:value-type="float">
            <text:p>3.6</text:p>
          </table:table-cell>
          <table:table-cell table:style-name="ce11" office:value-type="float" office:value="4.58357" calcext:value-type="float">
            <text:p>4.6</text:p>
          </table:table-cell>
          <table:table-cell table:style-name="ce11" office:value-type="float" office:value="5.02115" calcext:value-type="float">
            <text:p>5.0</text:p>
          </table:table-cell>
          <table:table-cell table:style-name="ce11" office:value-type="float" office:value="5.77468" calcext:value-type="float">
            <text:p>5.8</text:p>
          </table:table-cell>
          <table:table-cell table:style-name="ce11" office:value-type="float" office:value="6.43759" calcext:value-type="float">
            <text:p>6.4</text:p>
          </table:table-cell>
          <table:table-cell table:style-name="ce11" office:value-type="float" office:value="8.31385" calcext:value-type="float">
            <text:p>8.3</text:p>
          </table:table-cell>
          <table:table-cell table:style-name="ce11" office:value-type="float" office:value="8.44844" calcext:value-type="float">
            <text:p>8.4</text:p>
          </table:table-cell>
          <table:table-cell table:style-name="ce11" office:value-type="float" office:value="8.30076" calcext:value-type="float">
            <text:p>8.3</text:p>
          </table:table-cell>
          <table:table-cell table:style-name="ce11" office:value-type="float" office:value="9.1281" calcext:value-type="float">
            <text:p>9.1</text:p>
          </table:table-cell>
          <table:table-cell table:style-name="ce11" office:value-type="float" office:value="9.60761" calcext:value-type="float">
            <text:p>9.6</text:p>
          </table:table-cell>
          <table:table-cell table:style-name="ce11" office:value-type="float" office:value="9.97612" calcext:value-type="float">
            <text:p>10.0</text:p>
          </table:table-cell>
          <table:table-cell table:style-name="ce11" office:value-type="float" office:value="10.2284" calcext:value-type="float">
            <text:p>10.2</text:p>
          </table:table-cell>
          <table:table-cell table:style-name="ce11" office:value-type="float" office:value="10.3331" calcext:value-type="float">
            <text:p>10.3</text:p>
          </table:table-cell>
          <table:table-cell table:style-name="ce5" table:formula="of:=AVERAGE([.C24:.AD24])" office:value-type="float" office:value="4.10811637857143" calcext:value-type="float">
            <text:p>4.11</text:p>
          </table:table-cell>
          <table:table-cell/>
          <table:table-cell office:value-type="string" calcext:value-type="string">
            <text:p>Min:</text:p>
          </table:table-cell>
          <table:table-cell table:style-name="ce12" table:formula="of:=MIN([.C24:.AD37])" office:value-type="float" office:value="0.0107536" calcext:value-type="float">
            <text:p>0.01</text:p>
          </table:table-cell>
          <table:table-cell table:number-columns-repeated="990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table:style-name="ce6" office:value-type="float" office:value="0.0124511" calcext:value-type="float">
            <text:p>0.01</text:p>
          </table:table-cell>
          <table:table-cell table:style-name="ce6" office:value-type="float" office:value="0.0260044" calcext:value-type="float">
            <text:p>0.03</text:p>
          </table:table-cell>
          <table:table-cell table:style-name="ce6" office:value-type="float" office:value="0.0621155" calcext:value-type="float">
            <text:p>0.06</text:p>
          </table:table-cell>
          <table:table-cell table:style-name="ce6" office:value-type="float" office:value="0.158461" calcext:value-type="float">
            <text:p>0.16</text:p>
          </table:table-cell>
          <table:table-cell table:style-name="ce6" office:value-type="float" office:value="0.264558" calcext:value-type="float">
            <text:p>0.26</text:p>
          </table:table-cell>
          <table:table-cell table:style-name="ce6" office:value-type="float" office:value="0.429675" calcext:value-type="float">
            <text:p>0.43</text:p>
          </table:table-cell>
          <table:table-cell table:style-name="ce6" office:value-type="float" office:value="0.569939" calcext:value-type="float">
            <text:p>0.57</text:p>
          </table:table-cell>
          <table:table-cell table:style-name="ce6" office:value-type="float" office:value="0.870815" calcext:value-type="float">
            <text:p>0.87</text:p>
          </table:table-cell>
          <table:table-cell table:style-name="ce6" office:value-type="float" office:value="1.41918" calcext:value-type="float">
            <text:p>1.42</text:p>
          </table:table-cell>
          <table:table-cell table:style-name="ce11" office:value-type="float" office:value="1.74314" calcext:value-type="float">
            <text:p>1.7</text:p>
          </table:table-cell>
          <table:table-cell table:style-name="ce11" office:value-type="float" office:value="2.26663" calcext:value-type="float">
            <text:p>2.3</text:p>
          </table:table-cell>
          <table:table-cell table:style-name="ce11" office:value-type="float" office:value="2.93648" calcext:value-type="float">
            <text:p>2.9</text:p>
          </table:table-cell>
          <table:table-cell table:style-name="ce11" office:value-type="float" office:value="3.73911" calcext:value-type="float">
            <text:p>3.7</text:p>
          </table:table-cell>
          <table:table-cell table:style-name="ce11" office:value-type="float" office:value="4.42713" calcext:value-type="float">
            <text:p>4.4</text:p>
          </table:table-cell>
          <table:table-cell table:style-name="ce11" office:value-type="float" office:value="5.3912" calcext:value-type="float">
            <text:p>5.4</text:p>
          </table:table-cell>
          <table:table-cell table:style-name="ce11" office:value-type="float" office:value="6.34699" calcext:value-type="float">
            <text:p>6.3</text:p>
          </table:table-cell>
          <table:table-cell table:style-name="ce11" office:value-type="float" office:value="8.01156" calcext:value-type="float">
            <text:p>8.0</text:p>
          </table:table-cell>
          <table:table-cell table:style-name="ce11" office:value-type="float" office:value="8.96713" calcext:value-type="float">
            <text:p>9.0</text:p>
          </table:table-cell>
          <table:table-cell table:style-name="ce11" office:value-type="float" office:value="10.2694" calcext:value-type="float">
            <text:p>10.3</text:p>
          </table:table-cell>
          <table:table-cell table:style-name="ce11" office:value-type="float" office:value="11.3228" calcext:value-type="float">
            <text:p>11.3</text:p>
          </table:table-cell>
          <table:table-cell table:style-name="ce11" office:value-type="float" office:value="13.1574" calcext:value-type="float">
            <text:p>13.2</text:p>
          </table:table-cell>
          <table:table-cell table:style-name="ce11" office:value-type="float" office:value="14.2372" calcext:value-type="float">
            <text:p>14.2</text:p>
          </table:table-cell>
          <table:table-cell table:style-name="ce11" office:value-type="float" office:value="14.8607" calcext:value-type="float">
            <text:p>14.9</text:p>
          </table:table-cell>
          <table:table-cell table:style-name="ce11" office:value-type="float" office:value="16.1191" calcext:value-type="float">
            <text:p>16.1</text:p>
          </table:table-cell>
          <table:table-cell table:style-name="ce11" office:value-type="float" office:value="16.4604" calcext:value-type="float">
            <text:p>16.5</text:p>
          </table:table-cell>
          <table:table-cell table:style-name="ce11" office:value-type="float" office:value="17.767" calcext:value-type="float">
            <text:p>17.8</text:p>
          </table:table-cell>
          <table:table-cell table:style-name="ce11" office:value-type="float" office:value="18.3175" calcext:value-type="float">
            <text:p>18.3</text:p>
          </table:table-cell>
          <table:table-cell table:style-name="ce11" office:value-type="float" office:value="18.5601" calcext:value-type="float">
            <text:p>18.6</text:p>
          </table:table-cell>
          <table:table-cell table:style-name="ce5" table:formula="of:=AVERAGE([.C25:.AD25])" office:value-type="float" office:value="7.09693460714286" calcext:value-type="float">
            <text:p>7.10</text:p>
          </table:table-cell>
          <table:table-cell/>
          <table:table-cell office:value-type="string" calcext:value-type="string">
            <text:p>Max:</text:p>
          </table:table-cell>
          <table:table-cell table:style-name="ce12" table:formula="of:=MAX([.C24:.AD37])" office:value-type="float" office:value="87.9152" calcext:value-type="float">
            <text:p>87.92</text:p>
          </table:table-cell>
          <table:table-cell table:number-columns-repeated="990"/>
        </table:table-row>
        <table:table-row table:style-name="ro4">
          <table:table-cell/>
          <table:table-cell office:value-type="float" office:value="15000" calcext:value-type="float">
            <text:p>15000</text:p>
          </table:table-cell>
          <table:table-cell table:style-name="ce6" office:value-type="float" office:value="0.0107536" calcext:value-type="float">
            <text:p>0.01</text:p>
          </table:table-cell>
          <table:table-cell table:style-name="ce6" office:value-type="float" office:value="0.0356776" calcext:value-type="float">
            <text:p>0.04</text:p>
          </table:table-cell>
          <table:table-cell table:style-name="ce6" office:value-type="float" office:value="0.0682945" calcext:value-type="float">
            <text:p>0.07</text:p>
          </table:table-cell>
          <table:table-cell table:style-name="ce6" office:value-type="float" office:value="0.182563" calcext:value-type="float">
            <text:p>0.18</text:p>
          </table:table-cell>
          <table:table-cell table:style-name="ce6" office:value-type="float" office:value="0.315937" calcext:value-type="float">
            <text:p>0.32</text:p>
          </table:table-cell>
          <table:table-cell table:style-name="ce6" office:value-type="float" office:value="0.519302" calcext:value-type="float">
            <text:p>0.52</text:p>
          </table:table-cell>
          <table:table-cell table:style-name="ce6" office:value-type="float" office:value="0.708921" calcext:value-type="float">
            <text:p>0.71</text:p>
          </table:table-cell>
          <table:table-cell table:style-name="ce6" office:value-type="float" office:value="1.09595" calcext:value-type="float">
            <text:p>1.10</text:p>
          </table:table-cell>
          <table:table-cell table:style-name="ce6" office:value-type="float" office:value="1.785" calcext:value-type="float">
            <text:p>1.79</text:p>
          </table:table-cell>
          <table:table-cell table:style-name="ce11" office:value-type="float" office:value="2.23812" calcext:value-type="float">
            <text:p>2.2</text:p>
          </table:table-cell>
          <table:table-cell table:style-name="ce11" office:value-type="float" office:value="3.02396" calcext:value-type="float">
            <text:p>3.0</text:p>
          </table:table-cell>
          <table:table-cell table:style-name="ce11" office:value-type="float" office:value="3.84243" calcext:value-type="float">
            <text:p>3.8</text:p>
          </table:table-cell>
          <table:table-cell table:style-name="ce11" office:value-type="float" office:value="4.9282" calcext:value-type="float">
            <text:p>4.9</text:p>
          </table:table-cell>
          <table:table-cell table:style-name="ce11" office:value-type="float" office:value="5.8318" calcext:value-type="float">
            <text:p>5.8</text:p>
          </table:table-cell>
          <table:table-cell table:style-name="ce11" office:value-type="float" office:value="7.30689" calcext:value-type="float">
            <text:p>7.3</text:p>
          </table:table-cell>
          <table:table-cell table:style-name="ce11" office:value-type="float" office:value="8.32381" calcext:value-type="float">
            <text:p>8.3</text:p>
          </table:table-cell>
          <table:table-cell table:style-name="ce11" office:value-type="float" office:value="10.7267" calcext:value-type="float">
            <text:p>10.7</text:p>
          </table:table-cell>
          <table:table-cell table:style-name="ce11" office:value-type="float" office:value="12.0166" calcext:value-type="float">
            <text:p>12.0</text:p>
          </table:table-cell>
          <table:table-cell table:style-name="ce11" office:value-type="float" office:value="13.7762" calcext:value-type="float">
            <text:p>13.8</text:p>
          </table:table-cell>
          <table:table-cell table:style-name="ce11" office:value-type="float" office:value="15.3612" calcext:value-type="float">
            <text:p>15.4</text:p>
          </table:table-cell>
          <table:table-cell table:style-name="ce11" office:value-type="float" office:value="18.046" calcext:value-type="float">
            <text:p>18.0</text:p>
          </table:table-cell>
          <table:table-cell table:style-name="ce11" office:value-type="float" office:value="19.7374" calcext:value-type="float">
            <text:p>19.7</text:p>
          </table:table-cell>
          <table:table-cell table:style-name="ce11" office:value-type="float" office:value="20.2233" calcext:value-type="float">
            <text:p>20.2</text:p>
          </table:table-cell>
          <table:table-cell table:style-name="ce11" office:value-type="float" office:value="22.2194" calcext:value-type="float">
            <text:p>22.2</text:p>
          </table:table-cell>
          <table:table-cell table:style-name="ce11" office:value-type="float" office:value="22.9017" calcext:value-type="float">
            <text:p>22.9</text:p>
          </table:table-cell>
          <table:table-cell table:style-name="ce11" office:value-type="float" office:value="24.3471" calcext:value-type="float">
            <text:p>24.3</text:p>
          </table:table-cell>
          <table:table-cell table:style-name="ce11" office:value-type="float" office:value="25.2686" calcext:value-type="float">
            <text:p>25.3</text:p>
          </table:table-cell>
          <table:table-cell table:style-name="ce11" office:value-type="float" office:value="25.7091" calcext:value-type="float">
            <text:p>25.7</text:p>
          </table:table-cell>
          <table:table-cell table:style-name="ce5" table:formula="of:=AVERAGE([.C26:.AD26])" office:value-type="float" office:value="9.66253245357143" calcext:value-type="float">
            <text:p>9.66</text:p>
          </table:table-cell>
          <table:table-cell table:number-columns-repeated="2"/>
          <table:table-cell table:style-name="ce12"/>
          <table:table-cell table:number-columns-repeated="990"/>
        </table:table-row>
        <table:table-row table:style-name="ro4">
          <table:table-cell/>
          <table:table-cell office:value-type="float" office:value="20000" calcext:value-type="float">
            <text:p>20000</text:p>
          </table:table-cell>
          <table:table-cell table:style-name="ce6" office:value-type="float" office:value="0.0134055" calcext:value-type="float">
            <text:p>0.01</text:p>
          </table:table-cell>
          <table:table-cell table:style-name="ce6" office:value-type="float" office:value="0.0322218" calcext:value-type="float">
            <text:p>0.03</text:p>
          </table:table-cell>
          <table:table-cell table:style-name="ce6" office:value-type="float" office:value="0.0786203" calcext:value-type="float">
            <text:p>0.08</text:p>
          </table:table-cell>
          <table:table-cell table:style-name="ce6" office:value-type="float" office:value="0.198646" calcext:value-type="float">
            <text:p>0.20</text:p>
          </table:table-cell>
          <table:table-cell table:style-name="ce6" office:value-type="float" office:value="0.370084" calcext:value-type="float">
            <text:p>0.37</text:p>
          </table:table-cell>
          <table:table-cell table:style-name="ce6" office:value-type="float" office:value="0.591985" calcext:value-type="float">
            <text:p>0.59</text:p>
          </table:table-cell>
          <table:table-cell table:style-name="ce6" office:value-type="float" office:value="0.893066" calcext:value-type="float">
            <text:p>0.89</text:p>
          </table:table-cell>
          <table:table-cell table:style-name="ce6" office:value-type="float" office:value="1.29725" calcext:value-type="float">
            <text:p>1.30</text:p>
          </table:table-cell>
          <table:table-cell table:style-name="ce6" office:value-type="float" office:value="2.10733" calcext:value-type="float">
            <text:p>2.11</text:p>
          </table:table-cell>
          <table:table-cell table:style-name="ce11" office:value-type="float" office:value="2.68786" calcext:value-type="float">
            <text:p>2.7</text:p>
          </table:table-cell>
          <table:table-cell table:style-name="ce11" office:value-type="float" office:value="3.62297" calcext:value-type="float">
            <text:p>3.6</text:p>
          </table:table-cell>
          <table:table-cell table:style-name="ce11" office:value-type="float" office:value="4.74201" calcext:value-type="float">
            <text:p>4.7</text:p>
          </table:table-cell>
          <table:table-cell table:style-name="ce11" office:value-type="float" office:value="6.04611" calcext:value-type="float">
            <text:p>6.0</text:p>
          </table:table-cell>
          <table:table-cell table:style-name="ce11" office:value-type="float" office:value="7.22797" calcext:value-type="float">
            <text:p>7.2</text:p>
          </table:table-cell>
          <table:table-cell table:style-name="ce11" office:value-type="float" office:value="9.47754" calcext:value-type="float">
            <text:p>9.5</text:p>
          </table:table-cell>
          <table:table-cell table:style-name="ce11" office:value-type="float" office:value="11.4909" calcext:value-type="float">
            <text:p>11.5</text:p>
          </table:table-cell>
          <table:table-cell table:style-name="ce11" office:value-type="float" office:value="13.4159" calcext:value-type="float">
            <text:p>13.4</text:p>
          </table:table-cell>
          <table:table-cell table:style-name="ce11" office:value-type="float" office:value="15.771" calcext:value-type="float">
            <text:p>15.8</text:p>
          </table:table-cell>
          <table:table-cell table:style-name="ce11" office:value-type="float" office:value="19.0678" calcext:value-type="float">
            <text:p>19.1</text:p>
          </table:table-cell>
          <table:table-cell table:style-name="ce11" office:value-type="float" office:value="21.3552" calcext:value-type="float">
            <text:p>21.4</text:p>
          </table:table-cell>
          <table:table-cell table:style-name="ce11" office:value-type="float" office:value="22.7598" calcext:value-type="float">
            <text:p>22.8</text:p>
          </table:table-cell>
          <table:table-cell table:style-name="ce11" office:value-type="float" office:value="24.7547" calcext:value-type="float">
            <text:p>24.8</text:p>
          </table:table-cell>
          <table:table-cell table:style-name="ce11" office:value-type="float" office:value="25.6245" calcext:value-type="float">
            <text:p>25.6</text:p>
          </table:table-cell>
          <table:table-cell table:style-name="ce11" office:value-type="float" office:value="27.9961" calcext:value-type="float">
            <text:p>28.0</text:p>
          </table:table-cell>
          <table:table-cell table:style-name="ce11" office:value-type="float" office:value="28.6999" calcext:value-type="float">
            <text:p>28.7</text:p>
          </table:table-cell>
          <table:table-cell table:style-name="ce11" office:value-type="float" office:value="30.5819" calcext:value-type="float">
            <text:p>30.6</text:p>
          </table:table-cell>
          <table:table-cell table:style-name="ce11" office:value-type="float" office:value="32.1869" calcext:value-type="float">
            <text:p>32.2</text:p>
          </table:table-cell>
          <table:table-cell table:style-name="ce11" office:value-type="float" office:value="32.4906" calcext:value-type="float">
            <text:p>32.5</text:p>
          </table:table-cell>
          <table:table-cell table:style-name="ce5" table:formula="of:=AVERAGE([.C27:.AD27])" office:value-type="float" office:value="12.3422238785714" calcext:value-type="float">
            <text:p>12.34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25000" calcext:value-type="float">
            <text:p>25000</text:p>
          </table:table-cell>
          <table:table-cell table:style-name="ce6" office:value-type="float" office:value="0.012472" calcext:value-type="float">
            <text:p>0.01</text:p>
          </table:table-cell>
          <table:table-cell table:style-name="ce6" office:value-type="float" office:value="0.0344971" calcext:value-type="float">
            <text:p>0.03</text:p>
          </table:table-cell>
          <table:table-cell table:style-name="ce6" office:value-type="float" office:value="0.0839564" calcext:value-type="float">
            <text:p>0.08</text:p>
          </table:table-cell>
          <table:table-cell table:style-name="ce6" office:value-type="float" office:value="0.220228" calcext:value-type="float">
            <text:p>0.22</text:p>
          </table:table-cell>
          <table:table-cell table:style-name="ce6" office:value-type="float" office:value="0.402302" calcext:value-type="float">
            <text:p>0.40</text:p>
          </table:table-cell>
          <table:table-cell table:style-name="ce6" office:value-type="float" office:value="0.666399" calcext:value-type="float">
            <text:p>0.67</text:p>
          </table:table-cell>
          <table:table-cell table:style-name="ce6" office:value-type="float" office:value="0.947142" calcext:value-type="float">
            <text:p>0.95</text:p>
          </table:table-cell>
          <table:table-cell table:style-name="ce6" office:value-type="float" office:value="1.43988" calcext:value-type="float">
            <text:p>1.44</text:p>
          </table:table-cell>
          <table:table-cell table:style-name="ce6" office:value-type="float" office:value="2.41362" calcext:value-type="float">
            <text:p>2.41</text:p>
          </table:table-cell>
          <table:table-cell table:style-name="ce11" office:value-type="float" office:value="3.11696" calcext:value-type="float">
            <text:p>3.1</text:p>
          </table:table-cell>
          <table:table-cell table:style-name="ce11" office:value-type="float" office:value="4.11269" calcext:value-type="float">
            <text:p>4.1</text:p>
          </table:table-cell>
          <table:table-cell table:style-name="ce11" office:value-type="float" office:value="5.51848" calcext:value-type="float">
            <text:p>5.5</text:p>
          </table:table-cell>
          <table:table-cell table:style-name="ce11" office:value-type="float" office:value="7.06102" calcext:value-type="float">
            <text:p>7.1</text:p>
          </table:table-cell>
          <table:table-cell table:style-name="ce11" office:value-type="float" office:value="8.50231" calcext:value-type="float">
            <text:p>8.5</text:p>
          </table:table-cell>
          <table:table-cell table:style-name="ce11" office:value-type="float" office:value="10.5304" calcext:value-type="float">
            <text:p>10.5</text:p>
          </table:table-cell>
          <table:table-cell table:style-name="ce11" office:value-type="float" office:value="12.1989" calcext:value-type="float">
            <text:p>12.2</text:p>
          </table:table-cell>
          <table:table-cell table:style-name="ce11" office:value-type="float" office:value="15.9909" calcext:value-type="float">
            <text:p>16.0</text:p>
          </table:table-cell>
          <table:table-cell table:style-name="ce11" office:value-type="float" office:value="17.6212" calcext:value-type="float">
            <text:p>17.6</text:p>
          </table:table-cell>
          <table:table-cell table:style-name="ce11" office:value-type="float" office:value="20.6076" calcext:value-type="float">
            <text:p>20.6</text:p>
          </table:table-cell>
          <table:table-cell table:style-name="ce11" office:value-type="float" office:value="22.9354" calcext:value-type="float">
            <text:p>22.9</text:p>
          </table:table-cell>
          <table:table-cell table:style-name="ce11" office:value-type="float" office:value="26.851" calcext:value-type="float">
            <text:p>26.9</text:p>
          </table:table-cell>
          <table:table-cell table:style-name="ce11" office:value-type="float" office:value="29.5043" calcext:value-type="float">
            <text:p>29.5</text:p>
          </table:table-cell>
          <table:table-cell table:style-name="ce11" office:value-type="float" office:value="30.1114" calcext:value-type="float">
            <text:p>30.1</text:p>
          </table:table-cell>
          <table:table-cell table:style-name="ce11" office:value-type="float" office:value="33.3751" calcext:value-type="float">
            <text:p>33.4</text:p>
          </table:table-cell>
          <table:table-cell table:style-name="ce11" office:value-type="float" office:value="34.4747" calcext:value-type="float">
            <text:p>34.5</text:p>
          </table:table-cell>
          <table:table-cell table:style-name="ce11" office:value-type="float" office:value="36.5404" calcext:value-type="float">
            <text:p>36.5</text:p>
          </table:table-cell>
          <table:table-cell table:style-name="ce11" office:value-type="float" office:value="38.0616" calcext:value-type="float">
            <text:p>38.1</text:p>
          </table:table-cell>
          <table:table-cell table:style-name="ce11" office:value-type="float" office:value="38.6826" calcext:value-type="float">
            <text:p>38.7</text:p>
          </table:table-cell>
          <table:table-cell table:style-name="ce5" table:formula="of:=AVERAGE([.C28:.AD28])" office:value-type="float" office:value="14.3577663035714" calcext:value-type="float">
            <text:p>14.36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30000" calcext:value-type="float">
            <text:p>30000</text:p>
          </table:table-cell>
          <table:table-cell table:style-name="ce6" office:value-type="float" office:value="0.0131687" calcext:value-type="float">
            <text:p>0.01</text:p>
          </table:table-cell>
          <table:table-cell table:style-name="ce6" office:value-type="float" office:value="0.036895" calcext:value-type="float">
            <text:p>0.04</text:p>
          </table:table-cell>
          <table:table-cell table:style-name="ce6" office:value-type="float" office:value="0.101438" calcext:value-type="float">
            <text:p>0.10</text:p>
          </table:table-cell>
          <table:table-cell table:style-name="ce6" office:value-type="float" office:value="0.233025" calcext:value-type="float">
            <text:p>0.23</text:p>
          </table:table-cell>
          <table:table-cell table:style-name="ce6" office:value-type="float" office:value="0.445831" calcext:value-type="float">
            <text:p>0.45</text:p>
          </table:table-cell>
          <table:table-cell table:style-name="ce6" office:value-type="float" office:value="0.715222" calcext:value-type="float">
            <text:p>0.72</text:p>
          </table:table-cell>
          <table:table-cell table:style-name="ce6" office:value-type="float" office:value="1.00989" calcext:value-type="float">
            <text:p>1.01</text:p>
          </table:table-cell>
          <table:table-cell table:style-name="ce6" office:value-type="float" office:value="1.57254" calcext:value-type="float">
            <text:p>1.57</text:p>
          </table:table-cell>
          <table:table-cell table:style-name="ce6" office:value-type="float" office:value="2.63419" calcext:value-type="float">
            <text:p>2.63</text:p>
          </table:table-cell>
          <table:table-cell table:style-name="ce11" office:value-type="float" office:value="3.69449" calcext:value-type="float">
            <text:p>3.7</text:p>
          </table:table-cell>
          <table:table-cell table:style-name="ce11" office:value-type="float" office:value="4.71281" calcext:value-type="float">
            <text:p>4.7</text:p>
          </table:table-cell>
          <table:table-cell table:style-name="ce11" office:value-type="float" office:value="6.06241" calcext:value-type="float">
            <text:p>6.1</text:p>
          </table:table-cell>
          <table:table-cell table:style-name="ce11" office:value-type="float" office:value="8.06817" calcext:value-type="float">
            <text:p>8.1</text:p>
          </table:table-cell>
          <table:table-cell table:style-name="ce11" office:value-type="float" office:value="9.46579" calcext:value-type="float">
            <text:p>9.5</text:p>
          </table:table-cell>
          <table:table-cell table:style-name="ce11" office:value-type="float" office:value="11.9256" calcext:value-type="float">
            <text:p>11.9</text:p>
          </table:table-cell>
          <table:table-cell table:style-name="ce11" office:value-type="float" office:value="14.255" calcext:value-type="float">
            <text:p>14.3</text:p>
          </table:table-cell>
          <table:table-cell table:style-name="ce11" office:value-type="float" office:value="18.2389" calcext:value-type="float">
            <text:p>18.2</text:p>
          </table:table-cell>
          <table:table-cell table:style-name="ce11" office:value-type="float" office:value="20.2066" calcext:value-type="float">
            <text:p>20.2</text:p>
          </table:table-cell>
          <table:table-cell table:style-name="ce11" office:value-type="float" office:value="23.3664" calcext:value-type="float">
            <text:p>23.4</text:p>
          </table:table-cell>
          <table:table-cell table:style-name="ce11" office:value-type="float" office:value="25.997" calcext:value-type="float">
            <text:p>26.0</text:p>
          </table:table-cell>
          <table:table-cell table:style-name="ce11" office:value-type="float" office:value="30.8325" calcext:value-type="float">
            <text:p>30.8</text:p>
          </table:table-cell>
          <table:table-cell table:style-name="ce11" office:value-type="float" office:value="34.2136" calcext:value-type="float">
            <text:p>34.2</text:p>
          </table:table-cell>
          <table:table-cell table:style-name="ce11" office:value-type="float" office:value="35.6972" calcext:value-type="float">
            <text:p>35.7</text:p>
          </table:table-cell>
          <table:table-cell table:style-name="ce11" office:value-type="float" office:value="38.6655" calcext:value-type="float">
            <text:p>38.7</text:p>
          </table:table-cell>
          <table:table-cell table:style-name="ce11" office:value-type="float" office:value="39.6048" calcext:value-type="float">
            <text:p>39.6</text:p>
          </table:table-cell>
          <table:table-cell table:style-name="ce11" office:value-type="float" office:value="42.4837" calcext:value-type="float">
            <text:p>42.5</text:p>
          </table:table-cell>
          <table:table-cell table:style-name="ce11" office:value-type="float" office:value="44.0038" calcext:value-type="float">
            <text:p>44.0</text:p>
          </table:table-cell>
          <table:table-cell table:style-name="ce11" office:value-type="float" office:value="45.0373" calcext:value-type="float">
            <text:p>45.0</text:p>
          </table:table-cell>
          <table:table-cell table:style-name="ce5" table:formula="of:=AVERAGE([.C29:.AD29])" office:value-type="float" office:value="16.5462060607143" calcext:value-type="float">
            <text:p>16.55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35000" calcext:value-type="float">
            <text:p>35000</text:p>
          </table:table-cell>
          <table:table-cell table:style-name="ce6" office:value-type="float" office:value="0.0173967" calcext:value-type="float">
            <text:p>0.02</text:p>
          </table:table-cell>
          <table:table-cell table:style-name="ce6" office:value-type="float" office:value="0.0387177" calcext:value-type="float">
            <text:p>0.04</text:p>
          </table:table-cell>
          <table:table-cell table:style-name="ce6" office:value-type="float" office:value="0.0921446" calcext:value-type="float">
            <text:p>0.09</text:p>
          </table:table-cell>
          <table:table-cell table:style-name="ce6" office:value-type="float" office:value="0.255873" calcext:value-type="float">
            <text:p>0.26</text:p>
          </table:table-cell>
          <table:table-cell table:style-name="ce6" office:value-type="float" office:value="0.453071" calcext:value-type="float">
            <text:p>0.45</text:p>
          </table:table-cell>
          <table:table-cell table:style-name="ce6" office:value-type="float" office:value="0.76544" calcext:value-type="float">
            <text:p>0.77</text:p>
          </table:table-cell>
          <table:table-cell table:style-name="ce6" office:value-type="float" office:value="1.092" calcext:value-type="float">
            <text:p>1.09</text:p>
          </table:table-cell>
          <table:table-cell table:style-name="ce6" office:value-type="float" office:value="1.7158" calcext:value-type="float">
            <text:p>1.72</text:p>
          </table:table-cell>
          <table:table-cell table:style-name="ce6" office:value-type="float" office:value="2.8711" calcext:value-type="float">
            <text:p>2.87</text:p>
          </table:table-cell>
          <table:table-cell table:style-name="ce11" office:value-type="float" office:value="3.74506" calcext:value-type="float">
            <text:p>3.7</text:p>
          </table:table-cell>
          <table:table-cell table:style-name="ce11" office:value-type="float" office:value="5.03731" calcext:value-type="float">
            <text:p>5.0</text:p>
          </table:table-cell>
          <table:table-cell table:style-name="ce11" office:value-type="float" office:value="6.71526" calcext:value-type="float">
            <text:p>6.7</text:p>
          </table:table-cell>
          <table:table-cell table:style-name="ce11" office:value-type="float" office:value="8.68212" calcext:value-type="float">
            <text:p>8.7</text:p>
          </table:table-cell>
          <table:table-cell table:style-name="ce11" office:value-type="float" office:value="10.4018" calcext:value-type="float">
            <text:p>10.4</text:p>
          </table:table-cell>
          <table:table-cell table:style-name="ce11" office:value-type="float" office:value="13.2126" calcext:value-type="float">
            <text:p>13.2</text:p>
          </table:table-cell>
          <table:table-cell table:style-name="ce11" office:value-type="float" office:value="15.3154" calcext:value-type="float">
            <text:p>15.3</text:p>
          </table:table-cell>
          <table:table-cell table:style-name="ce11" office:value-type="float" office:value="20.0837" calcext:value-type="float">
            <text:p>20.1</text:p>
          </table:table-cell>
          <table:table-cell table:style-name="ce11" office:value-type="float" office:value="22.3939" calcext:value-type="float">
            <text:p>22.4</text:p>
          </table:table-cell>
          <table:table-cell table:style-name="ce11" office:value-type="float" office:value="26.3668" calcext:value-type="float">
            <text:p>26.4</text:p>
          </table:table-cell>
          <table:table-cell table:style-name="ce11" office:value-type="float" office:value="29.1919" calcext:value-type="float">
            <text:p>29.2</text:p>
          </table:table-cell>
          <table:table-cell table:style-name="ce11" office:value-type="float" office:value="34.4749" calcext:value-type="float">
            <text:p>34.5</text:p>
          </table:table-cell>
          <table:table-cell table:style-name="ce11" office:value-type="float" office:value="38.9281" calcext:value-type="float">
            <text:p>38.9</text:p>
          </table:table-cell>
          <table:table-cell table:style-name="ce11" office:value-type="float" office:value="40.3468" calcext:value-type="float">
            <text:p>40.3</text:p>
          </table:table-cell>
          <table:table-cell table:style-name="ce11" office:value-type="float" office:value="46.7399" calcext:value-type="float">
            <text:p>46.7</text:p>
          </table:table-cell>
          <table:table-cell table:style-name="ce11" office:value-type="float" office:value="46.3443" calcext:value-type="float">
            <text:p>46.3</text:p>
          </table:table-cell>
          <table:table-cell table:style-name="ce11" office:value-type="float" office:value="71.3824" calcext:value-type="float">
            <text:p>71.4</text:p>
          </table:table-cell>
          <table:table-cell table:style-name="ce11" office:value-type="float" office:value="60.6893" calcext:value-type="float">
            <text:p>60.7</text:p>
          </table:table-cell>
          <table:table-cell table:style-name="ce11" office:value-type="float" office:value="58.6235" calcext:value-type="float">
            <text:p>58.6</text:p>
          </table:table-cell>
          <table:table-cell table:style-name="ce5" table:formula="of:=AVERAGE([.C30:.AD30])" office:value-type="float" office:value="20.21344975" calcext:value-type="float">
            <text:p>20.21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40000" calcext:value-type="float">
            <text:p>40000</text:p>
          </table:table-cell>
          <table:table-cell table:style-name="ce6" office:value-type="float" office:value="0.0149518" calcext:value-type="float">
            <text:p>0.01</text:p>
          </table:table-cell>
          <table:table-cell table:style-name="ce6" office:value-type="float" office:value="0.0343143" calcext:value-type="float">
            <text:p>0.03</text:p>
          </table:table-cell>
          <table:table-cell table:style-name="ce6" office:value-type="float" office:value="0.0891717" calcext:value-type="float">
            <text:p>0.09</text:p>
          </table:table-cell>
          <table:table-cell table:style-name="ce6" office:value-type="float" office:value="0.248004" calcext:value-type="float">
            <text:p>0.25</text:p>
          </table:table-cell>
          <table:table-cell table:style-name="ce6" office:value-type="float" office:value="0.456104" calcext:value-type="float">
            <text:p>0.46</text:p>
          </table:table-cell>
          <table:table-cell table:style-name="ce6" office:value-type="float" office:value="0.781688" calcext:value-type="float">
            <text:p>0.78</text:p>
          </table:table-cell>
          <table:table-cell table:style-name="ce6" office:value-type="float" office:value="1.14155" calcext:value-type="float">
            <text:p>1.14</text:p>
          </table:table-cell>
          <table:table-cell table:style-name="ce6" office:value-type="float" office:value="1.76935" calcext:value-type="float">
            <text:p>1.77</text:p>
          </table:table-cell>
          <table:table-cell table:style-name="ce6" office:value-type="float" office:value="3.02717" calcext:value-type="float">
            <text:p>3.03</text:p>
          </table:table-cell>
          <table:table-cell table:style-name="ce11" office:value-type="float" office:value="3.99563" calcext:value-type="float">
            <text:p>4.0</text:p>
          </table:table-cell>
          <table:table-cell table:style-name="ce11" office:value-type="float" office:value="5.32313" calcext:value-type="float">
            <text:p>5.3</text:p>
          </table:table-cell>
          <table:table-cell table:style-name="ce11" office:value-type="float" office:value="7.21708" calcext:value-type="float">
            <text:p>7.2</text:p>
          </table:table-cell>
          <table:table-cell table:style-name="ce11" office:value-type="float" office:value="9.31608" calcext:value-type="float">
            <text:p>9.3</text:p>
          </table:table-cell>
          <table:table-cell table:style-name="ce11" office:value-type="float" office:value="11.2572" calcext:value-type="float">
            <text:p>11.3</text:p>
          </table:table-cell>
          <table:table-cell table:style-name="ce11" office:value-type="float" office:value="14.2029" calcext:value-type="float">
            <text:p>14.2</text:p>
          </table:table-cell>
          <table:table-cell table:style-name="ce11" office:value-type="float" office:value="16.4426" calcext:value-type="float">
            <text:p>16.4</text:p>
          </table:table-cell>
          <table:table-cell table:style-name="ce11" office:value-type="float" office:value="22.2575" calcext:value-type="float">
            <text:p>22.3</text:p>
          </table:table-cell>
          <table:table-cell table:style-name="ce11" office:value-type="float" office:value="24.4166" calcext:value-type="float">
            <text:p>24.4</text:p>
          </table:table-cell>
          <table:table-cell table:style-name="ce11" office:value-type="float" office:value="28.6654" calcext:value-type="float">
            <text:p>28.7</text:p>
          </table:table-cell>
          <table:table-cell table:style-name="ce11" office:value-type="float" office:value="31.9321" calcext:value-type="float">
            <text:p>31.9</text:p>
          </table:table-cell>
          <table:table-cell table:style-name="ce11" office:value-type="float" office:value="38.0196" calcext:value-type="float">
            <text:p>38.0</text:p>
          </table:table-cell>
          <table:table-cell table:style-name="ce11" office:value-type="float" office:value="42.6011" calcext:value-type="float">
            <text:p>42.6</text:p>
          </table:table-cell>
          <table:table-cell table:style-name="ce11" office:value-type="float" office:value="43.0444" calcext:value-type="float">
            <text:p>43.0</text:p>
          </table:table-cell>
          <table:table-cell table:style-name="ce11" office:value-type="float" office:value="47.6838" calcext:value-type="float">
            <text:p>47.7</text:p>
          </table:table-cell>
          <table:table-cell table:style-name="ce11" office:value-type="float" office:value="48.4345" calcext:value-type="float">
            <text:p>48.4</text:p>
          </table:table-cell>
          <table:table-cell table:style-name="ce11" office:value-type="float" office:value="51.7801" calcext:value-type="float">
            <text:p>51.8</text:p>
          </table:table-cell>
          <table:table-cell table:style-name="ce11" office:value-type="float" office:value="54.1168" calcext:value-type="float">
            <text:p>54.1</text:p>
          </table:table-cell>
          <table:table-cell table:style-name="ce11" office:value-type="float" office:value="55.0837" calcext:value-type="float">
            <text:p>55.1</text:p>
          </table:table-cell>
          <table:table-cell table:style-name="ce5" table:formula="of:=AVERAGE([.C31:.AD31])" office:value-type="float" office:value="20.1197329928571" calcext:value-type="float">
            <text:p>20.12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45000" calcext:value-type="float">
            <text:p>45000</text:p>
          </table:table-cell>
          <table:table-cell table:style-name="ce6" office:value-type="float" office:value="0.0122672" calcext:value-type="float">
            <text:p>0.01</text:p>
          </table:table-cell>
          <table:table-cell table:style-name="ce6" office:value-type="float" office:value="0.0364131" calcext:value-type="float">
            <text:p>0.04</text:p>
          </table:table-cell>
          <table:table-cell table:style-name="ce6" office:value-type="float" office:value="0.0936165" calcext:value-type="float">
            <text:p>0.09</text:p>
          </table:table-cell>
          <table:table-cell table:style-name="ce6" office:value-type="float" office:value="0.256511" calcext:value-type="float">
            <text:p>0.26</text:p>
          </table:table-cell>
          <table:table-cell table:style-name="ce6" office:value-type="float" office:value="0.488966" calcext:value-type="float">
            <text:p>0.49</text:p>
          </table:table-cell>
          <table:table-cell table:style-name="ce6" office:value-type="float" office:value="0.838836" calcext:value-type="float">
            <text:p>0.84</text:p>
          </table:table-cell>
          <table:table-cell table:style-name="ce6" office:value-type="float" office:value="1.19543" calcext:value-type="float">
            <text:p>1.20</text:p>
          </table:table-cell>
          <table:table-cell table:style-name="ce6" office:value-type="float" office:value="1.86285" calcext:value-type="float">
            <text:p>1.86</text:p>
          </table:table-cell>
          <table:table-cell table:style-name="ce6" office:value-type="float" office:value="3.25368" calcext:value-type="float">
            <text:p>3.25</text:p>
          </table:table-cell>
          <table:table-cell table:style-name="ce11" office:value-type="float" office:value="4.4532" calcext:value-type="float">
            <text:p>4.5</text:p>
          </table:table-cell>
          <table:table-cell table:style-name="ce11" office:value-type="float" office:value="5.90172" calcext:value-type="float">
            <text:p>5.9</text:p>
          </table:table-cell>
          <table:table-cell table:style-name="ce11" office:value-type="float" office:value="8.14078" calcext:value-type="float">
            <text:p>8.1</text:p>
          </table:table-cell>
          <table:table-cell table:style-name="ce11" office:value-type="float" office:value="10.1228" calcext:value-type="float">
            <text:p>10.1</text:p>
          </table:table-cell>
          <table:table-cell table:style-name="ce11" office:value-type="float" office:value="13.3073" calcext:value-type="float">
            <text:p>13.3</text:p>
          </table:table-cell>
          <table:table-cell table:style-name="ce11" office:value-type="float" office:value="15.869" calcext:value-type="float">
            <text:p>15.9</text:p>
          </table:table-cell>
          <table:table-cell table:style-name="ce11" office:value-type="float" office:value="18.0521" calcext:value-type="float">
            <text:p>18.1</text:p>
          </table:table-cell>
          <table:table-cell table:style-name="ce11" office:value-type="float" office:value="23.5339" calcext:value-type="float">
            <text:p>23.5</text:p>
          </table:table-cell>
          <table:table-cell table:style-name="ce11" office:value-type="float" office:value="26.7917" calcext:value-type="float">
            <text:p>26.8</text:p>
          </table:table-cell>
          <table:table-cell table:style-name="ce11" office:value-type="float" office:value="31.157" calcext:value-type="float">
            <text:p>31.2</text:p>
          </table:table-cell>
          <table:table-cell table:style-name="ce11" office:value-type="float" office:value="34.946" calcext:value-type="float">
            <text:p>34.9</text:p>
          </table:table-cell>
          <table:table-cell table:style-name="ce11" office:value-type="float" office:value="41.1829" calcext:value-type="float">
            <text:p>41.2</text:p>
          </table:table-cell>
          <table:table-cell table:style-name="ce11" office:value-type="float" office:value="45.3887" calcext:value-type="float">
            <text:p>45.4</text:p>
          </table:table-cell>
          <table:table-cell table:style-name="ce11" office:value-type="float" office:value="47.0891" calcext:value-type="float">
            <text:p>47.1</text:p>
          </table:table-cell>
          <table:table-cell table:style-name="ce11" office:value-type="float" office:value="51.8938" calcext:value-type="float">
            <text:p>51.9</text:p>
          </table:table-cell>
          <table:table-cell table:style-name="ce11" office:value-type="float" office:value="53.6967" calcext:value-type="float">
            <text:p>53.7</text:p>
          </table:table-cell>
          <table:table-cell table:style-name="ce11" office:value-type="float" office:value="56.5237" calcext:value-type="float">
            <text:p>56.5</text:p>
          </table:table-cell>
          <table:table-cell table:style-name="ce11" office:value-type="float" office:value="59.3429" calcext:value-type="float">
            <text:p>59.3</text:p>
          </table:table-cell>
          <table:table-cell table:style-name="ce11" office:value-type="float" office:value="60.7923" calcext:value-type="float">
            <text:p>60.8</text:p>
          </table:table-cell>
          <table:table-cell table:style-name="ce5" table:formula="of:=AVERAGE([.C32:.AD32])" office:value-type="float" office:value="22.0080060642857" calcext:value-type="float">
            <text:p>22.01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50000" calcext:value-type="float">
            <text:p>50000</text:p>
          </table:table-cell>
          <table:table-cell table:style-name="ce6" office:value-type="float" office:value="0.016819" calcext:value-type="float">
            <text:p>0.02</text:p>
          </table:table-cell>
          <table:table-cell table:style-name="ce6" office:value-type="float" office:value="0.0403394" calcext:value-type="float">
            <text:p>0.04</text:p>
          </table:table-cell>
          <table:table-cell table:style-name="ce6" office:value-type="float" office:value="0.0977924" calcext:value-type="float">
            <text:p>0.10</text:p>
          </table:table-cell>
          <table:table-cell table:style-name="ce6" office:value-type="float" office:value="0.26384" calcext:value-type="float">
            <text:p>0.26</text:p>
          </table:table-cell>
          <table:table-cell table:style-name="ce6" office:value-type="float" office:value="0.538513" calcext:value-type="float">
            <text:p>0.54</text:p>
          </table:table-cell>
          <table:table-cell table:style-name="ce6" office:value-type="float" office:value="0.873382" calcext:value-type="float">
            <text:p>0.87</text:p>
          </table:table-cell>
          <table:table-cell table:style-name="ce6" office:value-type="float" office:value="1.28833" calcext:value-type="float">
            <text:p>1.29</text:p>
          </table:table-cell>
          <table:table-cell table:style-name="ce6" office:value-type="float" office:value="2.00085" calcext:value-type="float">
            <text:p>2.00</text:p>
          </table:table-cell>
          <table:table-cell table:style-name="ce6" office:value-type="float" office:value="3.45899" calcext:value-type="float">
            <text:p>3.46</text:p>
          </table:table-cell>
          <table:table-cell table:style-name="ce11" office:value-type="float" office:value="4.63018" calcext:value-type="float">
            <text:p>4.6</text:p>
          </table:table-cell>
          <table:table-cell table:style-name="ce11" office:value-type="float" office:value="6.15249" calcext:value-type="float">
            <text:p>6.2</text:p>
          </table:table-cell>
          <table:table-cell table:style-name="ce11" office:value-type="float" office:value="8.24239" calcext:value-type="float">
            <text:p>8.2</text:p>
          </table:table-cell>
          <table:table-cell table:style-name="ce11" office:value-type="float" office:value="10.9054" calcext:value-type="float">
            <text:p>10.9</text:p>
          </table:table-cell>
          <table:table-cell table:style-name="ce11" office:value-type="float" office:value="13.1449" calcext:value-type="float">
            <text:p>13.1</text:p>
          </table:table-cell>
          <table:table-cell table:style-name="ce11" office:value-type="float" office:value="16.8065" calcext:value-type="float">
            <text:p>16.8</text:p>
          </table:table-cell>
          <table:table-cell table:style-name="ce11" office:value-type="float" office:value="19.4792" calcext:value-type="float">
            <text:p>19.5</text:p>
          </table:table-cell>
          <table:table-cell table:style-name="ce11" office:value-type="float" office:value="25.8357" calcext:value-type="float">
            <text:p>25.8</text:p>
          </table:table-cell>
          <table:table-cell table:style-name="ce11" office:value-type="float" office:value="28.9452" calcext:value-type="float">
            <text:p>28.9</text:p>
          </table:table-cell>
          <table:table-cell table:style-name="ce11" office:value-type="float" office:value="33.7097" calcext:value-type="float">
            <text:p>33.7</text:p>
          </table:table-cell>
          <table:table-cell table:style-name="ce11" office:value-type="float" office:value="37.7108" calcext:value-type="float">
            <text:p>37.7</text:p>
          </table:table-cell>
          <table:table-cell table:style-name="ce11" office:value-type="float" office:value="44.4993" calcext:value-type="float">
            <text:p>44.5</text:p>
          </table:table-cell>
          <table:table-cell table:style-name="ce11" office:value-type="float" office:value="49.0731" calcext:value-type="float">
            <text:p>49.1</text:p>
          </table:table-cell>
          <table:table-cell table:style-name="ce11" office:value-type="float" office:value="51.2096" calcext:value-type="float">
            <text:p>51.2</text:p>
          </table:table-cell>
          <table:table-cell table:style-name="ce11" office:value-type="float" office:value="56.3879" calcext:value-type="float">
            <text:p>56.4</text:p>
          </table:table-cell>
          <table:table-cell table:style-name="ce11" office:value-type="float" office:value="57.5267" calcext:value-type="float">
            <text:p>57.5</text:p>
          </table:table-cell>
          <table:table-cell table:style-name="ce11" office:value-type="float" office:value="61.6239" calcext:value-type="float">
            <text:p>61.6</text:p>
          </table:table-cell>
          <table:table-cell table:style-name="ce11" office:value-type="float" office:value="64.2022" calcext:value-type="float">
            <text:p>64.2</text:p>
          </table:table-cell>
          <table:table-cell table:style-name="ce11" office:value-type="float" office:value="65.6024" calcext:value-type="float">
            <text:p>65.6</text:p>
          </table:table-cell>
          <table:table-cell table:style-name="ce5" table:formula="of:=AVERAGE([.C33:.AD33])" office:value-type="float" office:value="23.7238005642857" calcext:value-type="float">
            <text:p>23.72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55000" calcext:value-type="float">
            <text:p>55000</text:p>
          </table:table-cell>
          <table:table-cell table:style-name="ce6" office:value-type="float" office:value="0.0152783" calcext:value-type="float">
            <text:p>0.02</text:p>
          </table:table-cell>
          <table:table-cell table:style-name="ce6" office:value-type="float" office:value="0.041933" calcext:value-type="float">
            <text:p>0.04</text:p>
          </table:table-cell>
          <table:table-cell table:style-name="ce6" office:value-type="float" office:value="0.101936" calcext:value-type="float">
            <text:p>0.10</text:p>
          </table:table-cell>
          <table:table-cell table:style-name="ce6" office:value-type="float" office:value="0.281463" calcext:value-type="float">
            <text:p>0.28</text:p>
          </table:table-cell>
          <table:table-cell table:style-name="ce6" office:value-type="float" office:value="0.541063" calcext:value-type="float">
            <text:p>0.54</text:p>
          </table:table-cell>
          <table:table-cell table:style-name="ce6" office:value-type="float" office:value="0.924893" calcext:value-type="float">
            <text:p>0.92</text:p>
          </table:table-cell>
          <table:table-cell table:style-name="ce6" office:value-type="float" office:value="1.39288" calcext:value-type="float">
            <text:p>1.39</text:p>
          </table:table-cell>
          <table:table-cell table:style-name="ce6" office:value-type="float" office:value="2.10574" calcext:value-type="float">
            <text:p>2.11</text:p>
          </table:table-cell>
          <table:table-cell table:style-name="ce6" office:value-type="float" office:value="3.64597" calcext:value-type="float">
            <text:p>3.65</text:p>
          </table:table-cell>
          <table:table-cell table:style-name="ce11" office:value-type="float" office:value="4.9169" calcext:value-type="float">
            <text:p>4.9</text:p>
          </table:table-cell>
          <table:table-cell table:style-name="ce11" office:value-type="float" office:value="6.47438" calcext:value-type="float">
            <text:p>6.5</text:p>
          </table:table-cell>
          <table:table-cell table:style-name="ce11" office:value-type="float" office:value="8.80452" calcext:value-type="float">
            <text:p>8.8</text:p>
          </table:table-cell>
          <table:table-cell table:style-name="ce11" office:value-type="float" office:value="11.7669" calcext:value-type="float">
            <text:p>11.8</text:p>
          </table:table-cell>
          <table:table-cell table:style-name="ce11" office:value-type="float" office:value="14.2474" calcext:value-type="float">
            <text:p>14.2</text:p>
          </table:table-cell>
          <table:table-cell table:style-name="ce11" office:value-type="float" office:value="18.1627" calcext:value-type="float">
            <text:p>18.2</text:p>
          </table:table-cell>
          <table:table-cell table:style-name="ce11" office:value-type="float" office:value="21.0013" calcext:value-type="float">
            <text:p>21.0</text:p>
          </table:table-cell>
          <table:table-cell table:style-name="ce11" office:value-type="float" office:value="27.314" calcext:value-type="float">
            <text:p>27.3</text:p>
          </table:table-cell>
          <table:table-cell table:style-name="ce11" office:value-type="float" office:value="30.8288" calcext:value-type="float">
            <text:p>30.8</text:p>
          </table:table-cell>
          <table:table-cell table:style-name="ce11" office:value-type="float" office:value="36.377" calcext:value-type="float">
            <text:p>36.4</text:p>
          </table:table-cell>
          <table:table-cell table:style-name="ce11" office:value-type="float" office:value="40.4663" calcext:value-type="float">
            <text:p>40.5</text:p>
          </table:table-cell>
          <table:table-cell table:style-name="ce11" office:value-type="float" office:value="48.138" calcext:value-type="float">
            <text:p>48.1</text:p>
          </table:table-cell>
          <table:table-cell table:style-name="ce11" office:value-type="float" office:value="52.6072" calcext:value-type="float">
            <text:p>52.6</text:p>
          </table:table-cell>
          <table:table-cell table:style-name="ce11" office:value-type="float" office:value="55.012" calcext:value-type="float">
            <text:p>55.0</text:p>
          </table:table-cell>
          <table:table-cell table:style-name="ce11" office:value-type="float" office:value="62.0628" calcext:value-type="float">
            <text:p>62.1</text:p>
          </table:table-cell>
          <table:table-cell table:style-name="ce11" office:value-type="float" office:value="65.5452" calcext:value-type="float">
            <text:p>65.5</text:p>
          </table:table-cell>
          <table:table-cell table:style-name="ce11" office:value-type="float" office:value="65.9553" calcext:value-type="float">
            <text:p>66.0</text:p>
          </table:table-cell>
          <table:table-cell table:style-name="ce11" office:value-type="float" office:value="68.8814" calcext:value-type="float">
            <text:p>68.9</text:p>
          </table:table-cell>
          <table:table-cell table:style-name="ce11" office:value-type="float" office:value="70.4353" calcext:value-type="float">
            <text:p>70.4</text:p>
          </table:table-cell>
          <table:table-cell table:style-name="ce5" table:formula="of:=AVERAGE([.C34:.AD34])" office:value-type="float" office:value="25.6445912964286" calcext:value-type="float">
            <text:p>25.64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60000" calcext:value-type="float">
            <text:p>60000</text:p>
          </table:table-cell>
          <table:table-cell table:style-name="ce6" office:value-type="float" office:value="0.0175702" calcext:value-type="float">
            <text:p>0.02</text:p>
          </table:table-cell>
          <table:table-cell table:style-name="ce6" office:value-type="float" office:value="0.0418034" calcext:value-type="float">
            <text:p>0.04</text:p>
          </table:table-cell>
          <table:table-cell table:style-name="ce6" office:value-type="float" office:value="0.109692" calcext:value-type="float">
            <text:p>0.11</text:p>
          </table:table-cell>
          <table:table-cell table:style-name="ce6" office:value-type="float" office:value="0.29042" calcext:value-type="float">
            <text:p>0.29</text:p>
          </table:table-cell>
          <table:table-cell table:style-name="ce6" office:value-type="float" office:value="0.566501" calcext:value-type="float">
            <text:p>0.57</text:p>
          </table:table-cell>
          <table:table-cell table:style-name="ce6" office:value-type="float" office:value="0.942244" calcext:value-type="float">
            <text:p>0.94</text:p>
          </table:table-cell>
          <table:table-cell table:style-name="ce6" office:value-type="float" office:value="1.39332" calcext:value-type="float">
            <text:p>1.39</text:p>
          </table:table-cell>
          <table:table-cell table:style-name="ce6" office:value-type="float" office:value="2.1784" calcext:value-type="float">
            <text:p>2.18</text:p>
          </table:table-cell>
          <table:table-cell table:style-name="ce6" office:value-type="float" office:value="3.78276" calcext:value-type="float">
            <text:p>3.78</text:p>
          </table:table-cell>
          <table:table-cell table:style-name="ce11" office:value-type="float" office:value="5.05631" calcext:value-type="float">
            <text:p>5.1</text:p>
          </table:table-cell>
          <table:table-cell table:style-name="ce11" office:value-type="float" office:value="6.79137" calcext:value-type="float">
            <text:p>6.8</text:p>
          </table:table-cell>
          <table:table-cell table:style-name="ce11" office:value-type="float" office:value="9.28025" calcext:value-type="float">
            <text:p>9.3</text:p>
          </table:table-cell>
          <table:table-cell table:style-name="ce11" office:value-type="float" office:value="12.2606" calcext:value-type="float">
            <text:p>12.3</text:p>
          </table:table-cell>
          <table:table-cell table:style-name="ce11" office:value-type="float" office:value="14.8025" calcext:value-type="float">
            <text:p>14.8</text:p>
          </table:table-cell>
          <table:table-cell table:style-name="ce11" office:value-type="float" office:value="18.747" calcext:value-type="float">
            <text:p>18.7</text:p>
          </table:table-cell>
          <table:table-cell table:style-name="ce11" office:value-type="float" office:value="22.1296" calcext:value-type="float">
            <text:p>22.1</text:p>
          </table:table-cell>
          <table:table-cell table:style-name="ce11" office:value-type="float" office:value="29.1495" calcext:value-type="float">
            <text:p>29.1</text:p>
          </table:table-cell>
          <table:table-cell table:style-name="ce11" office:value-type="float" office:value="32.9742" calcext:value-type="float">
            <text:p>33.0</text:p>
          </table:table-cell>
          <table:table-cell table:style-name="ce11" office:value-type="float" office:value="38.4305" calcext:value-type="float">
            <text:p>38.4</text:p>
          </table:table-cell>
          <table:table-cell table:style-name="ce11" office:value-type="float" office:value="43.3683" calcext:value-type="float">
            <text:p>43.4</text:p>
          </table:table-cell>
          <table:table-cell table:style-name="ce11" office:value-type="float" office:value="50.7365" calcext:value-type="float">
            <text:p>50.7</text:p>
          </table:table-cell>
          <table:table-cell table:style-name="ce11" office:value-type="float" office:value="56.4095" calcext:value-type="float">
            <text:p>56.4</text:p>
          </table:table-cell>
          <table:table-cell table:style-name="ce11" office:value-type="float" office:value="58.4546" calcext:value-type="float">
            <text:p>58.5</text:p>
          </table:table-cell>
          <table:table-cell table:style-name="ce11" office:value-type="float" office:value="64.1494" calcext:value-type="float">
            <text:p>64.1</text:p>
          </table:table-cell>
          <table:table-cell table:style-name="ce11" office:value-type="float" office:value="66.2301" calcext:value-type="float">
            <text:p>66.2</text:p>
          </table:table-cell>
          <table:table-cell table:style-name="ce11" office:value-type="float" office:value="70.6983" calcext:value-type="float">
            <text:p>70.7</text:p>
          </table:table-cell>
          <table:table-cell table:style-name="ce11" office:value-type="float" office:value="74.0705" calcext:value-type="float">
            <text:p>74.1</text:p>
          </table:table-cell>
          <table:table-cell table:style-name="ce11" office:value-type="float" office:value="75.1524" calcext:value-type="float">
            <text:p>75.2</text:p>
          </table:table-cell>
          <table:table-cell table:style-name="ce5" table:formula="of:=AVERAGE([.C35:.AD35])" office:value-type="float" office:value="27.07907645" calcext:value-type="float">
            <text:p>27.08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65000" calcext:value-type="float">
            <text:p>65000</text:p>
          </table:table-cell>
          <table:table-cell table:style-name="ce6" office:value-type="float" office:value="0.0162009" calcext:value-type="float">
            <text:p>0.02</text:p>
          </table:table-cell>
          <table:table-cell table:style-name="ce6" office:value-type="float" office:value="0.0443032" calcext:value-type="float">
            <text:p>0.04</text:p>
          </table:table-cell>
          <table:table-cell table:style-name="ce6" office:value-type="float" office:value="0.111433" calcext:value-type="float">
            <text:p>0.11</text:p>
          </table:table-cell>
          <table:table-cell table:style-name="ce6" office:value-type="float" office:value="0.29884" calcext:value-type="float">
            <text:p>0.30</text:p>
          </table:table-cell>
          <table:table-cell table:style-name="ce6" office:value-type="float" office:value="0.569623" calcext:value-type="float">
            <text:p>0.57</text:p>
          </table:table-cell>
          <table:table-cell table:style-name="ce6" office:value-type="float" office:value="1.03107" calcext:value-type="float">
            <text:p>1.03</text:p>
          </table:table-cell>
          <table:table-cell table:style-name="ce6" office:value-type="float" office:value="1.42676" calcext:value-type="float">
            <text:p>1.43</text:p>
          </table:table-cell>
          <table:table-cell table:style-name="ce6" office:value-type="float" office:value="2.24201" calcext:value-type="float">
            <text:p>2.24</text:p>
          </table:table-cell>
          <table:table-cell table:style-name="ce6" office:value-type="float" office:value="3.95371" calcext:value-type="float">
            <text:p>3.95</text:p>
          </table:table-cell>
          <table:table-cell table:style-name="ce11" office:value-type="float" office:value="5.20637" calcext:value-type="float">
            <text:p>5.2</text:p>
          </table:table-cell>
          <table:table-cell table:style-name="ce11" office:value-type="float" office:value="7.2833" calcext:value-type="float">
            <text:p>7.3</text:p>
          </table:table-cell>
          <table:table-cell table:style-name="ce11" office:value-type="float" office:value="9.82316" calcext:value-type="float">
            <text:p>9.8</text:p>
          </table:table-cell>
          <table:table-cell table:style-name="ce11" office:value-type="float" office:value="12.9493" calcext:value-type="float">
            <text:p>12.9</text:p>
          </table:table-cell>
          <table:table-cell table:style-name="ce11" office:value-type="float" office:value="15.5383" calcext:value-type="float">
            <text:p>15.5</text:p>
          </table:table-cell>
          <table:table-cell table:style-name="ce11" office:value-type="float" office:value="20.2421" calcext:value-type="float">
            <text:p>20.2</text:p>
          </table:table-cell>
          <table:table-cell table:style-name="ce11" office:value-type="float" office:value="23.2464" calcext:value-type="float">
            <text:p>23.2</text:p>
          </table:table-cell>
          <table:table-cell table:style-name="ce11" office:value-type="float" office:value="30.9382" calcext:value-type="float">
            <text:p>30.9</text:p>
          </table:table-cell>
          <table:table-cell table:style-name="ce11" office:value-type="float" office:value="34.6928" calcext:value-type="float">
            <text:p>34.7</text:p>
          </table:table-cell>
          <table:table-cell table:style-name="ce11" office:value-type="float" office:value="40.228" calcext:value-type="float">
            <text:p>40.2</text:p>
          </table:table-cell>
          <table:table-cell table:style-name="ce11" office:value-type="float" office:value="45.7248" calcext:value-type="float">
            <text:p>45.7</text:p>
          </table:table-cell>
          <table:table-cell table:style-name="ce11" office:value-type="float" office:value="53.7431" calcext:value-type="float">
            <text:p>53.7</text:p>
          </table:table-cell>
          <table:table-cell table:style-name="ce11" office:value-type="float" office:value="59.6031" calcext:value-type="float">
            <text:p>59.6</text:p>
          </table:table-cell>
          <table:table-cell table:style-name="ce11" office:value-type="float" office:value="62.0191" calcext:value-type="float">
            <text:p>62.0</text:p>
          </table:table-cell>
          <table:table-cell table:style-name="ce11" office:value-type="float" office:value="68.9056" calcext:value-type="float">
            <text:p>68.9</text:p>
          </table:table-cell>
          <table:table-cell table:style-name="ce11" office:value-type="float" office:value="69.5491" calcext:value-type="float">
            <text:p>69.5</text:p>
          </table:table-cell>
          <table:table-cell table:style-name="ce11" office:value-type="float" office:value="75.0885" calcext:value-type="float">
            <text:p>75.1</text:p>
          </table:table-cell>
          <table:table-cell table:style-name="ce11" office:value-type="float" office:value="77.9896" calcext:value-type="float">
            <text:p>78.0</text:p>
          </table:table-cell>
          <table:table-cell table:style-name="ce11" office:value-type="float" office:value="79.6868" calcext:value-type="float">
            <text:p>79.7</text:p>
          </table:table-cell>
          <table:table-cell table:style-name="ce5" table:formula="of:=AVERAGE([.C36:.AD36])" office:value-type="float" office:value="28.6482707178571" calcext:value-type="float">
            <text:p>28.65</text:p>
          </table:table-cell>
          <table:table-cell table:number-columns-repeated="993"/>
        </table:table-row>
        <table:table-row table:style-name="ro4">
          <table:table-cell/>
          <table:table-cell office:value-type="float" office:value="70000" calcext:value-type="float">
            <text:p>70000</text:p>
          </table:table-cell>
          <table:table-cell table:style-name="ce6" office:value-type="float" office:value="0.0177151" calcext:value-type="float">
            <text:p>0.02</text:p>
          </table:table-cell>
          <table:table-cell table:style-name="ce6" office:value-type="float" office:value="0.0466125" calcext:value-type="float">
            <text:p>0.05</text:p>
          </table:table-cell>
          <table:table-cell table:style-name="ce6" office:value-type="float" office:value="0.109585" calcext:value-type="float">
            <text:p>0.11</text:p>
          </table:table-cell>
          <table:table-cell table:style-name="ce6" office:value-type="float" office:value="0.309605" calcext:value-type="float">
            <text:p>0.31</text:p>
          </table:table-cell>
          <table:table-cell table:style-name="ce6" office:value-type="float" office:value="0.585013" calcext:value-type="float">
            <text:p>0.59</text:p>
          </table:table-cell>
          <table:table-cell table:style-name="ce6" office:value-type="float" office:value="1.00479" calcext:value-type="float">
            <text:p>1.00</text:p>
          </table:table-cell>
          <table:table-cell table:style-name="ce6" office:value-type="float" office:value="1.48363" calcext:value-type="float">
            <text:p>1.48</text:p>
          </table:table-cell>
          <table:table-cell table:style-name="ce6" office:value-type="float" office:value="2.32836" calcext:value-type="float">
            <text:p>2.33</text:p>
          </table:table-cell>
          <table:table-cell table:style-name="ce6" office:value-type="float" office:value="4.13266" calcext:value-type="float">
            <text:p>4.13</text:p>
          </table:table-cell>
          <table:table-cell table:style-name="ce11" office:value-type="float" office:value="5.53389" calcext:value-type="float">
            <text:p>5.5</text:p>
          </table:table-cell>
          <table:table-cell table:style-name="ce11" office:value-type="float" office:value="7.49482" calcext:value-type="float">
            <text:p>7.5</text:p>
          </table:table-cell>
          <table:table-cell table:style-name="ce11" office:value-type="float" office:value="11.0293" calcext:value-type="float">
            <text:p>11.0</text:p>
          </table:table-cell>
          <table:table-cell table:style-name="ce11" office:value-type="float" office:value="16.4874" calcext:value-type="float">
            <text:p>16.5</text:p>
          </table:table-cell>
          <table:table-cell table:style-name="ce11" office:value-type="float" office:value="19.9663" calcext:value-type="float">
            <text:p>20.0</text:p>
          </table:table-cell>
          <table:table-cell table:style-name="ce11" office:value-type="float" office:value="21.1071" calcext:value-type="float">
            <text:p>21.1</text:p>
          </table:table-cell>
          <table:table-cell table:style-name="ce11" office:value-type="float" office:value="26.4946" calcext:value-type="float">
            <text:p>26.5</text:p>
          </table:table-cell>
          <table:table-cell table:style-name="ce11" office:value-type="float" office:value="37.08" calcext:value-type="float">
            <text:p>37.1</text:p>
          </table:table-cell>
          <table:table-cell table:style-name="ce11" office:value-type="float" office:value="41.0468" calcext:value-type="float">
            <text:p>41.0</text:p>
          </table:table-cell>
          <table:table-cell table:style-name="ce11" office:value-type="float" office:value="50.8799" calcext:value-type="float">
            <text:p>50.9</text:p>
          </table:table-cell>
          <table:table-cell table:style-name="ce11" office:value-type="float" office:value="48.8354" calcext:value-type="float">
            <text:p>48.8</text:p>
          </table:table-cell>
          <table:table-cell table:style-name="ce11" office:value-type="float" office:value="57.769" calcext:value-type="float">
            <text:p>57.8</text:p>
          </table:table-cell>
          <table:table-cell table:style-name="ce11" office:value-type="float" office:value="63.6161" calcext:value-type="float">
            <text:p>63.6</text:p>
          </table:table-cell>
          <table:table-cell table:style-name="ce11" office:value-type="float" office:value="69.1174" calcext:value-type="float">
            <text:p>69.1</text:p>
          </table:table-cell>
          <table:table-cell table:style-name="ce11" office:value-type="float" office:value="87.9152" calcext:value-type="float">
            <text:p>87.9</text:p>
          </table:table-cell>
          <table:table-cell table:style-name="ce11" office:value-type="float" office:value="83.2509" calcext:value-type="float">
            <text:p>83.3</text:p>
          </table:table-cell>
          <table:table-cell table:style-name="ce11" office:value-type="float" office:value="81.3006" calcext:value-type="float">
            <text:p>81.3</text:p>
          </table:table-cell>
          <table:table-cell table:style-name="ce11" office:value-type="float" office:value="84.7599" calcext:value-type="float">
            <text:p>84.8</text:p>
          </table:table-cell>
          <table:table-cell table:style-name="ce11" office:value-type="float" office:value="86.212" calcext:value-type="float">
            <text:p>86.2</text:p>
          </table:table-cell>
          <table:table-cell table:style-name="ce5" table:formula="of:=AVERAGE([.C37:.AD37])" office:value-type="float" office:value="32.4969493071429" calcext:value-type="float">
            <text:p>32.5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" table:formula="of:=AVERAGE([.C24:.C37])" office:value-type="float" office:value="0.0144964642857143" calcext:value-type="float">
            <text:p>0.01</text:p>
          </table:table-cell>
          <table:table-cell table:style-name="ce5" table:formula="of:=AVERAGE([.D24:.D37])" office:value-type="float" office:value="0.0366986642857143" calcext:value-type="float">
            <text:p>0.04</text:p>
          </table:table-cell>
          <table:table-cell table:style-name="ce5" table:formula="of:=AVERAGE([.E24:.E37])" office:value-type="float" office:value="0.08921445" calcext:value-type="float">
            <text:p>0.09</text:p>
          </table:table-cell>
          <table:table-cell table:style-name="ce5" table:formula="of:=AVERAGE([.F24:.F37])" office:value-type="float" office:value="0.236564571428571" calcext:value-type="float">
            <text:p>0.24</text:p>
          </table:table-cell>
          <table:table-cell table:style-name="ce5" table:formula="of:=AVERAGE([.G24:.G37])" office:value-type="float" office:value="0.442755214285714" calcext:value-type="float">
            <text:p>0.44</text:p>
          </table:table-cell>
          <table:table-cell table:style-name="ce5" table:formula="of:=AVERAGE([.H24:.H37])" office:value-type="float" office:value="0.741853642857143" calcext:value-type="float">
            <text:p>0.74</text:p>
          </table:table-cell>
          <table:table-cell table:style-name="ce5" table:formula="of:=AVERAGE([.I24:.I37])" office:value-type="float" office:value="1.06872178571429" calcext:value-type="float">
            <text:p>1.07</text:p>
          </table:table-cell>
          <table:table-cell table:style-name="ce5" table:formula="of:=AVERAGE([.J24:.J37])" office:value-type="float" office:value="1.64671928571429" calcext:value-type="float">
            <text:p>1.65</text:p>
          </table:table-cell>
          <table:table-cell table:style-name="ce5" table:formula="of:=AVERAGE([.K24:.K37])" office:value-type="float" office:value="2.81309171428571" calcext:value-type="float">
            <text:p>2.81</text:p>
          </table:table-cell>
          <table:table-cell table:style-name="ce5" table:formula="of:=AVERAGE([.L24:.L37])" office:value-type="float" office:value="3.728665" calcext:value-type="float">
            <text:p>3.73</text:p>
          </table:table-cell>
          <table:table-cell table:style-name="ce5" table:formula="of:=AVERAGE([.M24:.M37])" office:value-type="float" office:value="4.97444928571429" calcext:value-type="float">
            <text:p>4.97</text:p>
          </table:table-cell>
          <table:table-cell table:style-name="ce5" table:formula="of:=AVERAGE([.N24:.N37])" office:value-type="float" office:value="6.730265" calcext:value-type="float">
            <text:p>6.73</text:p>
          </table:table-cell>
          <table:table-cell table:style-name="ce5" table:formula="of:=AVERAGE([.O24:.O37])" office:value-type="float" office:value="8.90259642857143" calcext:value-type="float">
            <text:p>8.90</text:p>
          </table:table-cell>
          <table:table-cell table:style-name="ce5" table:formula="of:=AVERAGE([.P24:.P37])" office:value-type="float" office:value="10.766745" calcext:value-type="float">
            <text:p>10.77</text:p>
          </table:table-cell>
          <table:table-cell table:style-name="ce5" table:formula="of:=AVERAGE([.Q24:.Q37])" office:value-type="float" office:value="13.3053092857143" calcext:value-type="float">
            <text:p>13.31</text:p>
          </table:table-cell>
          <table:table-cell table:style-name="ce5" table:formula="of:=AVERAGE([.R24:.R37])" office:value-type="float" office:value="15.5964492857143" calcext:value-type="float">
            <text:p>15.60</text:p>
          </table:table-cell>
          <table:table-cell table:style-name="ce5" table:formula="of:=AVERAGE([.S24:.S37])" office:value-type="float" office:value="20.5114307142857" calcext:value-type="float">
            <text:p>20.51</text:p>
          </table:table-cell>
          <table:table-cell table:style-name="ce5" table:formula="of:=AVERAGE([.T24:.T37])" office:value-type="float" office:value="22.97812" calcext:value-type="float">
            <text:p>22.98</text:p>
          </table:table-cell>
          <table:table-cell table:style-name="ce5" table:formula="of:=AVERAGE([.U24:.U37])" office:value-type="float" office:value="27.0483128571429" calcext:value-type="float">
            <text:p>27.05</text:p>
          </table:table-cell>
          <table:table-cell table:style-name="ce5" table:formula="of:=AVERAGE([.V24:.V37])" office:value-type="float" office:value="29.6846278571429" calcext:value-type="float">
            <text:p>29.68</text:p>
          </table:table-cell>
          <table:table-cell table:style-name="ce5" table:formula="of:=AVERAGE([.W24:.W37])" office:value-type="float" office:value="34.8945607142857" calcext:value-type="float">
            <text:p>34.89</text:p>
          </table:table-cell>
          <table:table-cell table:style-name="ce5" table:formula="of:=AVERAGE([.X24:.X37])" office:value-type="float" office:value="38.5087528571429" calcext:value-type="float">
            <text:p>38.51</text:p>
          </table:table-cell>
          <table:table-cell table:style-name="ce5" table:formula="of:=AVERAGE([.Y24:.Y37])" office:value-type="float" office:value="40.0793471428572" calcext:value-type="float">
            <text:p>40.08</text:p>
          </table:table-cell>
          <table:table-cell table:style-name="ce5" table:formula="of:=AVERAGE([.Z24:.Z37])" office:value-type="float" office:value="45.23155" calcext:value-type="float">
            <text:p>45.23</text:p>
          </table:table-cell>
          <table:table-cell table:style-name="ce5" table:formula="of:=AVERAGE([.AA24:.AA37])" office:value-type="float" office:value="45.8804721428571" calcext:value-type="float">
            <text:p>45.88</text:p>
          </table:table-cell>
          <table:table-cell table:style-name="ce5" table:formula="of:=AVERAGE([.AB24:.AB37])" office:value-type="float" office:value="49.7177871428571" calcext:value-type="float">
            <text:p>49.72</text:p>
          </table:table-cell>
          <table:table-cell table:style-name="ce5" table:formula="of:=AVERAGE([.AC24:.AC37])" office:value-type="float" office:value="50.8656714285714" calcext:value-type="float">
            <text:p>50.87</text:p>
          </table:table-cell>
          <table:table-cell table:style-name="ce5" table:formula="of:=AVERAGE([.AD24:.AD37])" office:value-type="float" office:value="51.6000857142857" calcext:value-type="float">
            <text:p>51.60</text:p>
          </table:table-cell>
          <table:table-cell table:style-name="ce5" table:formula="of:=AVERAGE([.C24:.AD37])" office:value-type="float" office:value="18.8605469160714" calcext:value-type="float">
            <text:p>18.86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" table:number-columns-repeated="29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29" table:number-rows-spanned="1">
            <text:p>RATIO SOLVER/EFICIENTE</text:p>
          </table:table-cell>
          <table:covered-table-cell table:number-columns-repeated="28"/>
          <table:table-cell table:number-columns-repeated="994"/>
        </table:table-row>
        <table:table-row table:style-name="ro1">
          <table:table-cell table:number-columns-repeated="2"/>
          <table:table-cell table:formula="of:=[.C23]" office:value-type="float" office:value="2" calcext:value-type="float">
            <text:p>2</text:p>
          </table:table-cell>
          <table:table-cell table:formula="of:=[.D23]" office:value-type="float" office:value="4" calcext:value-type="float">
            <text:p>4</text:p>
          </table:table-cell>
          <table:table-cell table:formula="of:=[.E23]" office:value-type="float" office:value="6" calcext:value-type="float">
            <text:p>6</text:p>
          </table:table-cell>
          <table:table-cell table:formula="of:=[.F23]" office:value-type="float" office:value="8" calcext:value-type="float">
            <text:p>8</text:p>
          </table:table-cell>
          <table:table-cell table:formula="of:=[.G23]" office:value-type="float" office:value="10" calcext:value-type="float">
            <text:p>10</text:p>
          </table:table-cell>
          <table:table-cell table:formula="of:=[.H23]" office:value-type="float" office:value="12" calcext:value-type="float">
            <text:p>12</text:p>
          </table:table-cell>
          <table:table-cell table:formula="of:=[.I23]" office:value-type="float" office:value="14" calcext:value-type="float">
            <text:p>14</text:p>
          </table:table-cell>
          <table:table-cell table:formula="of:=[.J23]" office:value-type="float" office:value="16" calcext:value-type="float">
            <text:p>16</text:p>
          </table:table-cell>
          <table:table-cell table:formula="of:=[.K23]" office:value-type="float" office:value="18" calcext:value-type="float">
            <text:p>18</text:p>
          </table:table-cell>
          <table:table-cell table:formula="of:=[.L23]" office:value-type="float" office:value="20" calcext:value-type="float">
            <text:p>20</text:p>
          </table:table-cell>
          <table:table-cell table:formula="of:=[.M23]" office:value-type="float" office:value="22" calcext:value-type="float">
            <text:p>22</text:p>
          </table:table-cell>
          <table:table-cell table:formula="of:=[.N23]" office:value-type="float" office:value="24" calcext:value-type="float">
            <text:p>24</text:p>
          </table:table-cell>
          <table:table-cell table:formula="of:=[.O23]" office:value-type="float" office:value="26" calcext:value-type="float">
            <text:p>26</text:p>
          </table:table-cell>
          <table:table-cell table:formula="of:=[.P23]" office:value-type="float" office:value="28" calcext:value-type="float">
            <text:p>28</text:p>
          </table:table-cell>
          <table:table-cell table:formula="of:=[.Q23]" office:value-type="float" office:value="30" calcext:value-type="float">
            <text:p>30</text:p>
          </table:table-cell>
          <table:table-cell table:formula="of:=[.R23]" office:value-type="float" office:value="32" calcext:value-type="float">
            <text:p>32</text:p>
          </table:table-cell>
          <table:table-cell table:formula="of:=[.S23]" office:value-type="float" office:value="34" calcext:value-type="float">
            <text:p>34</text:p>
          </table:table-cell>
          <table:table-cell table:formula="of:=[.T23]" office:value-type="float" office:value="36" calcext:value-type="float">
            <text:p>36</text:p>
          </table:table-cell>
          <table:table-cell table:formula="of:=[.U23]" office:value-type="float" office:value="38" calcext:value-type="float">
            <text:p>38</text:p>
          </table:table-cell>
          <table:table-cell table:formula="of:=[.V23]" office:value-type="float" office:value="40" calcext:value-type="float">
            <text:p>40</text:p>
          </table:table-cell>
          <table:table-cell table:formula="of:=[.W23]" office:value-type="float" office:value="42" calcext:value-type="float">
            <text:p>42</text:p>
          </table:table-cell>
          <table:table-cell table:formula="of:=[.X23]" office:value-type="float" office:value="44" calcext:value-type="float">
            <text:p>44</text:p>
          </table:table-cell>
          <table:table-cell table:formula="of:=[.Y23]" office:value-type="float" office:value="46" calcext:value-type="float">
            <text:p>46</text:p>
          </table:table-cell>
          <table:table-cell table:formula="of:=[.Z23]" office:value-type="float" office:value="48" calcext:value-type="float">
            <text:p>48</text:p>
          </table:table-cell>
          <table:table-cell table:formula="of:=[.AA23]" office:value-type="float" office:value="50" calcext:value-type="float">
            <text:p>50</text:p>
          </table:table-cell>
          <table:table-cell table:formula="of:=[.AB23]" office:value-type="float" office:value="52" calcext:value-type="float">
            <text:p>52</text:p>
          </table:table-cell>
          <table:table-cell table:formula="of:=[.AC23]" office:value-type="float" office:value="54" calcext:value-type="float">
            <text:p>54</text:p>
          </table:table-cell>
          <table:table-cell table:formula="of:=[.AD23]" office:value-type="float" office:value="56" calcext:value-type="float">
            <text:p>56</text:p>
          </table:table-cell>
          <table:table-cell table:number-columns-repeated="994"/>
        </table:table-row>
        <table:table-row table:style-name="ro4">
          <table:table-cell/>
          <table:table-cell table:formula="of:=[.B24]" office:value-type="float" office:value="5000" calcext:value-type="float">
            <text:p>5000</text:p>
          </table:table-cell>
          <table:table-cell table:style-name="ce7" table:formula="of:=[.C5]/[.C24]" office:value-type="float" office:value="317.26584749288" calcext:value-type="float">
            <text:p>317</text:p>
          </table:table-cell>
          <table:table-cell table:style-name="ce7" table:formula="of:=[.D5]/[.D24]" office:value-type="float" office:value="209.894880409833" calcext:value-type="float">
            <text:p>210</text:p>
          </table:table-cell>
          <table:table-cell table:style-name="ce10" table:formula="of:=[.E5]/[.E24]" office:value-type="float" office:value="151.972507641282" calcext:value-type="float">
            <text:p>152.0</text:p>
          </table:table-cell>
          <table:table-cell table:style-name="ce10" table:formula="of:=[.F5]/[.F24]" office:value-type="float" office:value="68.218658509941" calcext:value-type="float">
            <text:p>68.2</text:p>
          </table:table-cell>
          <table:table-cell table:style-name="ce10" table:formula="of:=[.G5]/[.G24]" office:value-type="float" office:value="45.4786649221171" calcext:value-type="float">
            <text:p>45.5</text:p>
          </table:table-cell>
          <table:table-cell table:style-name="ce10" table:formula="of:=[.H5]/[.H24]" office:value-type="float" office:value="35.5442239016693" calcext:value-type="float">
            <text:p>35.5</text:p>
          </table:table-cell>
          <table:table-cell table:style-name="ce10" table:formula="of:=[.I5]/[.I24]" office:value-type="float" office:value="29.0046201880991" calcext:value-type="float">
            <text:p>29.0</text:p>
          </table:table-cell>
          <table:table-cell table:style-name="ce10" table:formula="of:=[.J5]/[.J24]" office:value-type="float" office:value="23.1507553001611" calcext:value-type="float">
            <text:p>23.2</text:p>
          </table:table-cell>
          <table:table-cell table:style-name="ce10" table:formula="of:=[.K5]/[.K24]" office:value-type="float" office:value="16.4102975307487" calcext:value-type="float">
            <text:p>16.4</text:p>
          </table:table-cell>
          <table:table-cell table:style-name="ce10" table:formula="of:=[.L5]/[.L24]" office:value-type="float" office:value="14.7454361054767" calcext:value-type="float">
            <text:p>14.7</text:p>
          </table:table-cell>
          <table:table-cell table:style-name="ce10" table:formula="of:=[.M5]/[.M24]" office:value-type="float" office:value="12.5650130476012" calcext:value-type="float">
            <text:p>12.6</text:p>
          </table:table-cell>
          <table:table-cell table:style-name="ce10" table:formula="of:=[.N5]/[.N24]" office:value-type="float" office:value="10.5540456675726" calcext:value-type="float">
            <text:p>10.6</text:p>
          </table:table-cell>
          <table:table-cell table:style-name="ce10" table:formula="of:=[.O5]/[.O24]" office:value-type="float" office:value="9.19314501072449" calcext:value-type="float">
            <text:p>9.2</text:p>
          </table:table-cell>
          <table:table-cell table:style-name="ce10" table:formula="of:=[.P5]/[.P24]" office:value-type="float" office:value="8.34026467921323" calcext:value-type="float">
            <text:p>8.3</text:p>
          </table:table-cell>
          <table:table-cell table:style-name="ce10" table:formula="of:=[.Q5]/[.Q24]" office:value-type="float" office:value="7.00592201166181" calcext:value-type="float">
            <text:p>7.0</text:p>
          </table:table-cell>
          <table:table-cell table:style-name="ce10" table:formula="of:=[.R5]/[.R24]" office:value-type="float" office:value="6.71836216136046" calcext:value-type="float">
            <text:p>6.7</text:p>
          </table:table-cell>
          <table:table-cell table:style-name="ce10" table:formula="of:=[.S5]/[.S24]" office:value-type="float" office:value="5.62989111107717" calcext:value-type="float">
            <text:p>5.6</text:p>
          </table:table-cell>
          <table:table-cell table:style-name="ce10" table:formula="of:=[.T5]/[.T24]" office:value-type="float" office:value="5.40105354351095" calcext:value-type="float">
            <text:p>5.4</text:p>
          </table:table-cell>
          <table:table-cell table:style-name="ce10" table:formula="of:=[.U5]/[.U24]" office:value-type="float" office:value="4.9020551788151" calcext:value-type="float">
            <text:p>4.9</text:p>
          </table:table-cell>
          <table:table-cell table:style-name="ce10" table:formula="of:=[.V5]/[.V24]" office:value-type="float" office:value="4.64849423464371" calcext:value-type="float">
            <text:p>4.6</text:p>
          </table:table-cell>
          <table:table-cell table:style-name="ce10" table:formula="of:=[.W5]/[.W24]" office:value-type="float" office:value="4.21876747836442" calcext:value-type="float">
            <text:p>4.2</text:p>
          </table:table-cell>
          <table:table-cell table:style-name="ce10" table:formula="of:=[.X5]/[.X24]" office:value-type="float" office:value="4.10152643564966" calcext:value-type="float">
            <text:p>4.1</text:p>
          </table:table-cell>
          <table:table-cell table:style-name="ce10" table:formula="of:=[.Y5]/[.Y24]" office:value-type="float" office:value="4.09628756884912" calcext:value-type="float">
            <text:p>4.1</text:p>
          </table:table-cell>
          <table:table-cell table:style-name="ce10" table:formula="of:=[.Z5]/[.Z24]" office:value-type="float" office:value="3.89653925789595" calcext:value-type="float">
            <text:p>3.9</text:p>
          </table:table-cell>
          <table:table-cell table:style-name="ce10" table:formula="of:=[.AA5]/[.AA24]" office:value-type="float" office:value="3.90990058922042" calcext:value-type="float">
            <text:p>3.9</text:p>
          </table:table-cell>
          <table:table-cell table:style-name="ce10" table:formula="of:=[.AB5]/[.AB24]" office:value-type="float" office:value="3.88998929443511" calcext:value-type="float">
            <text:p>3.9</text:p>
          </table:table-cell>
          <table:table-cell table:style-name="ce10" table:formula="of:=[.AC5]/[.AC24]" office:value-type="float" office:value="3.84641781705839" calcext:value-type="float">
            <text:p>3.8</text:p>
          </table:table-cell>
          <table:table-cell table:style-name="ce10" table:formula="of:=[.AD5]/[.AD24]" office:value-type="float" office:value="3.87125838325382" calcext:value-type="float">
            <text:p>3.9</text:p>
          </table:table-cell>
          <table:table-cell table:style-name="ce5" table:formula="of:=AVERAGE([.C42:.AD42])" office:value-type="float" office:value="36.3741009097542" calcext:value-type="float">
            <text:p>36.37</text:p>
          </table:table-cell>
          <table:table-cell/>
          <table:table-cell office:value-type="string" calcext:value-type="string">
            <text:p>Min:</text:p>
          </table:table-cell>
          <table:table-cell table:style-name="ce12" table:formula="of:=MIN([.C42:.AD55])" office:value-type="float" office:value="3.84641781705839" calcext:value-type="float">
            <text:p>3.85</text:p>
          </table:table-cell>
          <table:table-cell table:number-columns-repeated="990"/>
        </table:table-row>
        <table:table-row table:style-name="ro4">
          <table:table-cell/>
          <table:table-cell table:formula="of:=[.B25]" office:value-type="float" office:value="10000" calcext:value-type="float">
            <text:p>10000</text:p>
          </table:table-cell>
          <table:table-cell table:style-name="ce7" table:formula="of:=[.C6]/[.C25]" office:value-type="float" office:value="581.821686437343" calcext:value-type="float">
            <text:p>582</text:p>
          </table:table-cell>
          <table:table-cell table:style-name="ce7" table:formula="of:=[.D6]/[.D25]" office:value-type="float" office:value="376.677408438572" calcext:value-type="float">
            <text:p>377</text:p>
          </table:table-cell>
          <table:table-cell table:style-name="ce10" table:formula="of:=[.E6]/[.E25]" office:value-type="float" office:value="200.315541209521" calcext:value-type="float">
            <text:p>200.3</text:p>
          </table:table-cell>
          <table:table-cell table:style-name="ce10" table:formula="of:=[.F6]/[.F25]" office:value-type="float" office:value="97.1507184733152" calcext:value-type="float">
            <text:p>97.2</text:p>
          </table:table-cell>
          <table:table-cell table:style-name="ce10" table:formula="of:=[.G6]/[.G25]" office:value-type="float" office:value="67.0068567195095" calcext:value-type="float">
            <text:p>67.0</text:p>
          </table:table-cell>
          <table:table-cell table:style-name="ce10" table:formula="of:=[.H6]/[.H25]" office:value-type="float" office:value="47.4723919241287" calcext:value-type="float">
            <text:p>47.5</text:p>
          </table:table-cell>
          <table:table-cell table:style-name="ce10" table:formula="of:=[.I6]/[.I25]" office:value-type="float" office:value="40.7040051654651" calcext:value-type="float">
            <text:p>40.7</text:p>
          </table:table-cell>
          <table:table-cell table:style-name="ce10" table:formula="of:=[.J6]/[.J25]" office:value-type="float" office:value="30.017971670217" calcext:value-type="float">
            <text:p>30.0</text:p>
          </table:table-cell>
          <table:table-cell table:style-name="ce10" table:formula="of:=[.K6]/[.K25]" office:value-type="float" office:value="20.3381530179399" calcext:value-type="float">
            <text:p>20.3</text:p>
          </table:table-cell>
          <table:table-cell table:style-name="ce10" table:formula="of:=[.L6]/[.L25]" office:value-type="float" office:value="18.0314260472481" calcext:value-type="float">
            <text:p>18.0</text:p>
          </table:table-cell>
          <table:table-cell table:style-name="ce10" table:formula="of:=[.M6]/[.M25]" office:value-type="float" office:value="15.2052165549737" calcext:value-type="float">
            <text:p>15.2</text:p>
          </table:table-cell>
          <table:table-cell table:style-name="ce10" table:formula="of:=[.N6]/[.N25]" office:value-type="float" office:value="12.4964923990628" calcext:value-type="float">
            <text:p>12.5</text:p>
          </table:table-cell>
          <table:table-cell table:style-name="ce10" table:formula="of:=[.O6]/[.O25]" office:value-type="float" office:value="10.5758589610897" calcext:value-type="float">
            <text:p>10.6</text:p>
          </table:table-cell>
          <table:table-cell table:style-name="ce10" table:formula="of:=[.P6]/[.P25]" office:value-type="float" office:value="9.82957356120105" calcext:value-type="float">
            <text:p>9.8</text:p>
          </table:table-cell>
          <table:table-cell table:style-name="ce10" table:formula="of:=[.Q6]/[.Q25]" office:value-type="float" office:value="8.39742543404066" calcext:value-type="float">
            <text:p>8.4</text:p>
          </table:table-cell>
          <table:table-cell table:style-name="ce10" table:formula="of:=[.R6]/[.R25]" office:value-type="float" office:value="7.53798257126606" calcext:value-type="float">
            <text:p>7.5</text:p>
          </table:table-cell>
          <table:table-cell table:style-name="ce10" table:formula="of:=[.S6]/[.S25]" office:value-type="float" office:value="6.37211729051521" calcext:value-type="float">
            <text:p>6.4</text:p>
          </table:table-cell>
          <table:table-cell table:style-name="ce10" table:formula="of:=[.T6]/[.T25]" office:value-type="float" office:value="6.09180417814842" calcext:value-type="float">
            <text:p>6.1</text:p>
          </table:table-cell>
          <table:table-cell table:style-name="ce10" table:formula="of:=[.U6]/[.U25]" office:value-type="float" office:value="5.49996104933102" calcext:value-type="float">
            <text:p>5.5</text:p>
          </table:table-cell>
          <table:table-cell table:style-name="ce10" table:formula="of:=[.V6]/[.V25]" office:value-type="float" office:value="5.23978167944325" calcext:value-type="float">
            <text:p>5.2</text:p>
          </table:table-cell>
          <table:table-cell table:style-name="ce10" table:formula="of:=[.W6]/[.W25]" office:value-type="float" office:value="4.71576451274568" calcext:value-type="float">
            <text:p>4.7</text:p>
          </table:table-cell>
          <table:table-cell table:style-name="ce10" table:formula="of:=[.X6]/[.X25]" office:value-type="float" office:value="4.58102014441042" calcext:value-type="float">
            <text:p>4.6</text:p>
          </table:table-cell>
          <table:table-cell table:style-name="ce10" table:formula="of:=[.Y6]/[.Y25]" office:value-type="float" office:value="4.50684018922393" calcext:value-type="float">
            <text:p>4.5</text:p>
          </table:table-cell>
          <table:table-cell table:style-name="ce10" table:formula="of:=[.Z6]/[.Z25]" office:value-type="float" office:value="4.34122252483079" calcext:value-type="float">
            <text:p>4.3</text:p>
          </table:table-cell>
          <table:table-cell table:style-name="ce10" table:formula="of:=[.AA6]/[.AA25]" office:value-type="float" office:value="4.38004544239508" calcext:value-type="float">
            <text:p>4.4</text:p>
          </table:table-cell>
          <table:table-cell table:style-name="ce10" table:formula="of:=[.AB6]/[.AB25]" office:value-type="float" office:value="4.23629200202623" calcext:value-type="float">
            <text:p>4.2</text:p>
          </table:table-cell>
          <table:table-cell table:style-name="ce10" table:formula="of:=[.AC6]/[.AC25]" office:value-type="float" office:value="4.21072744643101" calcext:value-type="float">
            <text:p>4.2</text:p>
          </table:table-cell>
          <table:table-cell table:style-name="ce10" table:formula="of:=[.AD6]/[.AD25]" office:value-type="float" office:value="4.31855431813406" calcext:value-type="float">
            <text:p>4.3</text:p>
          </table:table-cell>
          <table:table-cell table:style-name="ce5" table:formula="of:=AVERAGE([.C43:.AD43])" office:value-type="float" office:value="57.2168871200903" calcext:value-type="float">
            <text:p>57.22</text:p>
          </table:table-cell>
          <table:table-cell/>
          <table:table-cell office:value-type="string" calcext:value-type="string">
            <text:p>Max:</text:p>
          </table:table-cell>
          <table:table-cell table:style-name="ce12" table:formula="of:=MAX([.C42:.AD55])" office:value-type="float" office:value="2609.50934824609" calcext:value-type="float">
            <text:p>2,609.51</text:p>
          </table:table-cell>
          <table:table-cell table:number-columns-repeated="990"/>
        </table:table-row>
        <table:table-row table:style-name="ro4">
          <table:table-cell/>
          <table:table-cell table:formula="of:=[.B26]" office:value-type="float" office:value="15000" calcext:value-type="float">
            <text:p>15000</text:p>
          </table:table-cell>
          <table:table-cell table:style-name="ce7" table:formula="of:=[.C7]/[.C26]" office:value-type="float" office:value="1001.3855825026" calcext:value-type="float">
            <text:p>1,001</text:p>
          </table:table-cell>
          <table:table-cell table:style-name="ce7" table:formula="of:=[.D7]/[.D26]" office:value-type="float" office:value="403.552929569254" calcext:value-type="float">
            <text:p>404</text:p>
          </table:table-cell>
          <table:table-cell table:style-name="ce10" table:formula="of:=[.E7]/[.E26]" office:value-type="float" office:value="263.740125485947" calcext:value-type="float">
            <text:p>263.7</text:p>
          </table:table-cell>
          <table:table-cell table:style-name="ce10" table:formula="of:=[.F7]/[.F26]" office:value-type="float" office:value="123.566111424549" calcext:value-type="float">
            <text:p>123.6</text:p>
          </table:table-cell>
          <table:table-cell table:style-name="ce10" table:formula="of:=[.G7]/[.G26]" office:value-type="float" office:value="84.4222107572079" calcext:value-type="float">
            <text:p>84.4</text:p>
          </table:table-cell>
          <table:table-cell table:style-name="ce10" table:formula="of:=[.H7]/[.H26]" office:value-type="float" office:value="59.9169654651821" calcext:value-type="float">
            <text:p>59.9</text:p>
          </table:table-cell>
          <table:table-cell table:style-name="ce10" table:formula="of:=[.I7]/[.I26]" office:value-type="float" office:value="48.8191208893516" calcext:value-type="float">
            <text:p>48.8</text:p>
          </table:table-cell>
          <table:table-cell table:style-name="ce10" table:formula="of:=[.J7]/[.J26]" office:value-type="float" office:value="35.317760846754" calcext:value-type="float">
            <text:p>35.3</text:p>
          </table:table-cell>
          <table:table-cell table:style-name="ce10" table:formula="of:=[.K7]/[.K26]" office:value-type="float" office:value="24.0348459383754" calcext:value-type="float">
            <text:p>24.0</text:p>
          </table:table-cell>
          <table:table-cell table:style-name="ce10" table:formula="of:=[.L7]/[.L26]" office:value-type="float" office:value="21.2572158776116" calcext:value-type="float">
            <text:p>21.3</text:p>
          </table:table-cell>
          <table:table-cell table:style-name="ce10" table:formula="of:=[.M7]/[.M26]" office:value-type="float" office:value="16.9970502255321" calcext:value-type="float">
            <text:p>17.0</text:p>
          </table:table-cell>
          <table:table-cell table:style-name="ce10" table:formula="of:=[.N7]/[.N26]" office:value-type="float" office:value="14.408434246037" calcext:value-type="float">
            <text:p>14.4</text:p>
          </table:table-cell>
          <table:table-cell table:style-name="ce10" table:formula="of:=[.O7]/[.O26]" office:value-type="float" office:value="12.1488778864494" calcext:value-type="float">
            <text:p>12.1</text:p>
          </table:table-cell>
          <table:table-cell table:style-name="ce10" table:formula="of:=[.P7]/[.P26]" office:value-type="float" office:value="10.8411639630989" calcext:value-type="float">
            <text:p>10.8</text:p>
          </table:table-cell>
          <table:table-cell table:style-name="ce10" table:formula="of:=[.Q7]/[.Q26]" office:value-type="float" office:value="9.29552791953896" calcext:value-type="float">
            <text:p>9.3</text:p>
          </table:table-cell>
          <table:table-cell table:style-name="ce10" table:formula="of:=[.R7]/[.R26]" office:value-type="float" office:value="8.56594516213128" calcext:value-type="float">
            <text:p>8.6</text:p>
          </table:table-cell>
          <table:table-cell table:style-name="ce10" table:formula="of:=[.S7]/[.S26]" office:value-type="float" office:value="7.10563360586201" calcext:value-type="float">
            <text:p>7.1</text:p>
          </table:table-cell>
          <table:table-cell table:style-name="ce10" table:formula="of:=[.T7]/[.T26]" office:value-type="float" office:value="6.68357106003362" calcext:value-type="float">
            <text:p>6.7</text:p>
          </table:table-cell>
          <table:table-cell table:style-name="ce10" table:formula="of:=[.U7]/[.U26]" office:value-type="float" office:value="6.17276897838301" calcext:value-type="float">
            <text:p>6.2</text:p>
          </table:table-cell>
          <table:table-cell table:style-name="ce10" table:formula="of:=[.V7]/[.V26]" office:value-type="float" office:value="5.76591021534776" calcext:value-type="float">
            <text:p>5.8</text:p>
          </table:table-cell>
          <table:table-cell table:style-name="ce10" table:formula="of:=[.W7]/[.W26]" office:value-type="float" office:value="5.1755236617533" calcext:value-type="float">
            <text:p>5.2</text:p>
          </table:table-cell>
          <table:table-cell table:style-name="ce10" table:formula="of:=[.X7]/[.X26]" office:value-type="float" office:value="4.91338778157204" calcext:value-type="float">
            <text:p>4.9</text:p>
          </table:table-cell>
          <table:table-cell table:style-name="ce10" table:formula="of:=[.Y7]/[.Y26]" office:value-type="float" office:value="4.98291574569927" calcext:value-type="float">
            <text:p>5.0</text:p>
          </table:table-cell>
          <table:table-cell table:style-name="ce10" table:formula="of:=[.Z7]/[.Z26]" office:value-type="float" office:value="4.72659027696518" calcext:value-type="float">
            <text:p>4.7</text:p>
          </table:table-cell>
          <table:table-cell table:style-name="ce10" table:formula="of:=[.AA7]/[.AA26]" office:value-type="float" office:value="4.71777204312344" calcext:value-type="float">
            <text:p>4.7</text:p>
          </table:table-cell>
          <table:table-cell table:style-name="ce10" table:formula="of:=[.AB7]/[.AB26]" office:value-type="float" office:value="4.60863922191965" calcext:value-type="float">
            <text:p>4.6</text:p>
          </table:table-cell>
          <table:table-cell table:style-name="ce10" table:formula="of:=[.AC7]/[.AC26]" office:value-type="float" office:value="4.61909247049698" calcext:value-type="float">
            <text:p>4.6</text:p>
          </table:table-cell>
          <table:table-cell table:style-name="ce10" table:formula="of:=[.AD7]/[.AD26]" office:value-type="float" office:value="4.64193612378496" calcext:value-type="float">
            <text:p>4.6</text:p>
          </table:table-cell>
          <table:table-cell table:style-name="ce5" table:formula="of:=AVERAGE([.C44:.AD44])" office:value-type="float" office:value="78.6565574765916" calcext:value-type="float">
            <text:p>78.66</text:p>
          </table:table-cell>
          <table:table-cell table:number-columns-repeated="2"/>
          <table:table-cell table:style-name="ce12"/>
          <table:table-cell table:number-columns-repeated="990"/>
        </table:table-row>
        <table:table-row table:style-name="ro4">
          <table:table-cell/>
          <table:table-cell table:formula="of:=[.B27]" office:value-type="float" office:value="20000" calcext:value-type="float">
            <text:p>20000</text:p>
          </table:table-cell>
          <table:table-cell table:style-name="ce7" table:formula="of:=[.C8]/[.C27]" office:value-type="float" office:value="1053.55264630189" calcext:value-type="float">
            <text:p>1,054</text:p>
          </table:table-cell>
          <table:table-cell table:style-name="ce7" table:formula="of:=[.D8]/[.D27]" office:value-type="float" office:value="585.882849499407" calcext:value-type="float">
            <text:p>586</text:p>
          </table:table-cell>
          <table:table-cell table:style-name="ce10" table:formula="of:=[.E8]/[.E27]" office:value-type="float" office:value="304.319622285847" calcext:value-type="float">
            <text:p>304.3</text:p>
          </table:table-cell>
          <table:table-cell table:style-name="ce10" table:formula="of:=[.F8]/[.F27]" office:value-type="float" office:value="151.32698367951" calcext:value-type="float">
            <text:p>151.3</text:p>
          </table:table-cell>
          <table:table-cell table:style-name="ce10" table:formula="of:=[.G8]/[.G27]" office:value-type="float" office:value="94.5352946898542" calcext:value-type="float">
            <text:p>94.5</text:p>
          </table:table-cell>
          <table:table-cell table:style-name="ce10" table:formula="of:=[.H8]/[.H27]" office:value-type="float" office:value="68.3790974433474" calcext:value-type="float">
            <text:p>68.4</text:p>
          </table:table-cell>
          <table:table-cell table:style-name="ce10" table:formula="of:=[.I8]/[.I27]" office:value-type="float" office:value="53.1796082260438" calcext:value-type="float">
            <text:p>53.2</text:p>
          </table:table-cell>
          <table:table-cell table:style-name="ce10" table:formula="of:=[.J8]/[.J27]" office:value-type="float" office:value="40.5328194257082" calcext:value-type="float">
            <text:p>40.5</text:p>
          </table:table-cell>
          <table:table-cell table:style-name="ce10" table:formula="of:=[.K8]/[.K27]" office:value-type="float" office:value="27.8901263684378" calcext:value-type="float">
            <text:p>27.9</text:p>
          </table:table-cell>
          <table:table-cell table:style-name="ce10" table:formula="of:=[.L8]/[.L27]" office:value-type="float" office:value="23.1298505130476" calcext:value-type="float">
            <text:p>23.1</text:p>
          </table:table-cell>
          <table:table-cell table:style-name="ce10" table:formula="of:=[.M8]/[.M27]" office:value-type="float" office:value="18.8026950264562" calcext:value-type="float">
            <text:p>18.8</text:p>
          </table:table-cell>
          <table:table-cell table:style-name="ce10" table:formula="of:=[.N8]/[.N27]" office:value-type="float" office:value="15.4224896193808" calcext:value-type="float">
            <text:p>15.4</text:p>
          </table:table-cell>
          <table:table-cell table:style-name="ce10" table:formula="of:=[.O8]/[.O27]" office:value-type="float" office:value="13.0230346454166" calcext:value-type="float">
            <text:p>13.0</text:p>
          </table:table-cell>
          <table:table-cell table:style-name="ce10" table:formula="of:=[.P8]/[.P27]" office:value-type="float" office:value="11.7193900915471" calcext:value-type="float">
            <text:p>11.7</text:p>
          </table:table-cell>
          <table:table-cell table:style-name="ce10" table:formula="of:=[.Q8]/[.Q27]" office:value-type="float" office:value="9.93444501421255" calcext:value-type="float">
            <text:p>9.9</text:p>
          </table:table-cell>
          <table:table-cell table:style-name="ce10" table:formula="of:=[.R8]/[.R27]" office:value-type="float" office:value="9.32389978156628" calcext:value-type="float">
            <text:p>9.3</text:p>
          </table:table-cell>
          <table:table-cell table:style-name="ce10" table:formula="of:=[.S8]/[.S27]" office:value-type="float" office:value="7.57451978622381" calcext:value-type="float">
            <text:p>7.6</text:p>
          </table:table-cell>
          <table:table-cell table:style-name="ce10" table:formula="of:=[.T8]/[.T27]" office:value-type="float" office:value="7.35603322554055" calcext:value-type="float">
            <text:p>7.4</text:p>
          </table:table-cell>
          <table:table-cell table:style-name="ce10" table:formula="of:=[.U8]/[.U27]" office:value-type="float" office:value="6.79207879251933" calcext:value-type="float">
            <text:p>6.8</text:p>
          </table:table-cell>
          <table:table-cell table:style-name="ce10" table:formula="of:=[.V8]/[.V27]" office:value-type="float" office:value="6.3568123922979" calcext:value-type="float">
            <text:p>6.4</text:p>
          </table:table-cell>
          <table:table-cell table:style-name="ce10" table:formula="of:=[.W8]/[.W27]" office:value-type="float" office:value="5.62307225898294" calcext:value-type="float">
            <text:p>5.6</text:p>
          </table:table-cell>
          <table:table-cell table:style-name="ce10" table:formula="of:=[.X8]/[.X27]" office:value-type="float" office:value="5.21824138446436" calcext:value-type="float">
            <text:p>5.2</text:p>
          </table:table-cell>
          <table:table-cell table:style-name="ce10" table:formula="of:=[.Y8]/[.Y27]" office:value-type="float" office:value="5.21387734394818" calcext:value-type="float">
            <text:p>5.2</text:p>
          </table:table-cell>
          <table:table-cell table:style-name="ce10" table:formula="of:=[.Z8]/[.Z27]" office:value-type="float" office:value="4.98901632727416" calcext:value-type="float">
            <text:p>5.0</text:p>
          </table:table-cell>
          <table:table-cell table:style-name="ce10" table:formula="of:=[.AA8]/[.AA27]" office:value-type="float" office:value="5.04531374673779" calcext:value-type="float">
            <text:p>5.0</text:p>
          </table:table-cell>
          <table:table-cell table:style-name="ce10" table:formula="of:=[.AB8]/[.AB27]" office:value-type="float" office:value="4.89711234422976" calcext:value-type="float">
            <text:p>4.9</text:p>
          </table:table-cell>
          <table:table-cell table:style-name="ce10" table:formula="of:=[.AC8]/[.AC27]" office:value-type="float" office:value="4.79017861303822" calcext:value-type="float">
            <text:p>4.8</text:p>
          </table:table-cell>
          <table:table-cell table:style-name="ce10" table:formula="of:=[.AD8]/[.AD27]" office:value-type="float" office:value="4.92967196666113" calcext:value-type="float">
            <text:p>4.9</text:p>
          </table:table-cell>
          <table:table-cell table:style-name="ce5" table:formula="of:=AVERAGE([.C45:.AD45])" office:value-type="float" office:value="91.0621707426283" calcext:value-type="float">
            <text:p>91.06</text:p>
          </table:table-cell>
          <table:table-cell table:number-columns-repeated="993"/>
        </table:table-row>
        <table:table-row table:style-name="ro4">
          <table:table-cell/>
          <table:table-cell table:formula="of:=[.B28]" office:value-type="float" office:value="25000" calcext:value-type="float">
            <text:p>25000</text:p>
          </table:table-cell>
          <table:table-cell table:style-name="ce7" table:formula="of:=[.C9]/[.C28]" office:value-type="float" office:value="1397.3540731238" calcext:value-type="float">
            <text:p>1,397</text:p>
          </table:table-cell>
          <table:table-cell table:style-name="ce7" table:formula="of:=[.D9]/[.D28]" office:value-type="float" office:value="684.199541410727" calcext:value-type="float">
            <text:p>684</text:p>
          </table:table-cell>
          <table:table-cell table:style-name="ce10" table:formula="of:=[.E9]/[.E28]" office:value-type="float" office:value="354.317240853586" calcext:value-type="float">
            <text:p>354.3</text:p>
          </table:table-cell>
          <table:table-cell table:style-name="ce10" table:formula="of:=[.F9]/[.F28]" office:value-type="float" office:value="170.037415769112" calcext:value-type="float">
            <text:p>170.0</text:p>
          </table:table-cell>
          <table:table-cell table:style-name="ce10" table:formula="of:=[.G9]/[.G28]" office:value-type="float" office:value="108.146616223633" calcext:value-type="float">
            <text:p>108.1</text:p>
          </table:table-cell>
          <table:table-cell table:style-name="ce10" table:formula="of:=[.H9]/[.H28]" office:value-type="float" office:value="76.2243040580793" calcext:value-type="float">
            <text:p>76.2</text:p>
          </table:table-cell>
          <table:table-cell table:style-name="ce10" table:formula="of:=[.I9]/[.I28]" office:value-type="float" office:value="60.9587580320586" calcext:value-type="float">
            <text:p>61.0</text:p>
          </table:table-cell>
          <table:table-cell table:style-name="ce10" table:formula="of:=[.J9]/[.J28]" office:value-type="float" office:value="44.7303941995166" calcext:value-type="float">
            <text:p>44.7</text:p>
          </table:table-cell>
          <table:table-cell table:style-name="ce10" table:formula="of:=[.K9]/[.K28]" office:value-type="float" office:value="29.5738351521781" calcext:value-type="float">
            <text:p>29.6</text:p>
          </table:table-cell>
          <table:table-cell table:style-name="ce10" table:formula="of:=[.L9]/[.L28]" office:value-type="float" office:value="25.1117114111185" calcext:value-type="float">
            <text:p>25.1</text:p>
          </table:table-cell>
          <table:table-cell table:style-name="ce10" table:formula="of:=[.M9]/[.M28]" office:value-type="float" office:value="20.7636364520545" calcext:value-type="float">
            <text:p>20.8</text:p>
          </table:table-cell>
          <table:table-cell table:style-name="ce10" table:formula="of:=[.N9]/[.N28]" office:value-type="float" office:value="16.6150099302707" calcext:value-type="float">
            <text:p>16.6</text:p>
          </table:table-cell>
          <table:table-cell table:style-name="ce10" table:formula="of:=[.O9]/[.O28]" office:value-type="float" office:value="13.9398698771566" calcext:value-type="float">
            <text:p>13.9</text:p>
          </table:table-cell>
          <table:table-cell table:style-name="ce10" table:formula="of:=[.P9]/[.P28]" office:value-type="float" office:value="12.3111248590089" calcext:value-type="float">
            <text:p>12.3</text:p>
          </table:table-cell>
          <table:table-cell table:style-name="ce10" table:formula="of:=[.Q9]/[.Q28]" office:value-type="float" office:value="10.7002582997797" calcext:value-type="float">
            <text:p>10.7</text:p>
          </table:table-cell>
          <table:table-cell table:style-name="ce10" table:formula="of:=[.R9]/[.R28]" office:value-type="float" office:value="9.77415996524277" calcext:value-type="float">
            <text:p>9.8</text:p>
          </table:table-cell>
          <table:table-cell table:style-name="ce10" table:formula="of:=[.S9]/[.S28]" office:value-type="float" office:value="7.91912900462138" calcext:value-type="float">
            <text:p>7.9</text:p>
          </table:table-cell>
          <table:table-cell table:style-name="ce10" table:formula="of:=[.T9]/[.T28]" office:value-type="float" office:value="7.61713163689193" calcext:value-type="float">
            <text:p>7.6</text:p>
          </table:table-cell>
          <table:table-cell table:style-name="ce10" table:formula="of:=[.U9]/[.U28]" office:value-type="float" office:value="6.84732817018964" calcext:value-type="float">
            <text:p>6.8</text:p>
          </table:table-cell>
          <table:table-cell table:style-name="ce10" table:formula="of:=[.V9]/[.V28]" office:value-type="float" office:value="6.43973944208516" calcext:value-type="float">
            <text:p>6.4</text:p>
          </table:table-cell>
          <table:table-cell table:style-name="ce10" table:formula="of:=[.W9]/[.W28]" office:value-type="float" office:value="5.7719638002309" calcext:value-type="float">
            <text:p>5.8</text:p>
          </table:table-cell>
          <table:table-cell table:style-name="ce10" table:formula="of:=[.X9]/[.X28]" office:value-type="float" office:value="5.49763932714892" calcext:value-type="float">
            <text:p>5.5</text:p>
          </table:table-cell>
          <table:table-cell table:style-name="ce10" table:formula="of:=[.Y9]/[.Y28]" office:value-type="float" office:value="5.55786180649189" calcext:value-type="float">
            <text:p>5.6</text:p>
          </table:table-cell>
          <table:table-cell table:style-name="ce10" table:formula="of:=[.Z9]/[.Z28]" office:value-type="float" office:value="5.25104044632076" calcext:value-type="float">
            <text:p>5.3</text:p>
          </table:table-cell>
          <table:table-cell table:style-name="ce10" table:formula="of:=[.AA9]/[.AA28]" office:value-type="float" office:value="5.2321557547999" calcext:value-type="float">
            <text:p>5.2</text:p>
          </table:table-cell>
          <table:table-cell table:style-name="ce10" table:formula="of:=[.AB9]/[.AB28]" office:value-type="float" office:value="5.10317347374413" calcext:value-type="float">
            <text:p>5.1</text:p>
          </table:table-cell>
          <table:table-cell table:style-name="ce10" table:formula="of:=[.AC9]/[.AC28]" office:value-type="float" office:value="5.08013325766652" calcext:value-type="float">
            <text:p>5.1</text:p>
          </table:table-cell>
          <table:table-cell table:style-name="ce10" table:formula="of:=[.AD9]/[.AD28]" office:value-type="float" office:value="5.1300326244875" calcext:value-type="float">
            <text:p>5.1</text:p>
          </table:table-cell>
          <table:table-cell table:style-name="ce5" table:formula="of:=AVERAGE([.C46:.AD46])" office:value-type="float" office:value="110.935902798643" calcext:value-type="float">
            <text:p>110.94</text:p>
          </table:table-cell>
          <table:table-cell table:number-columns-repeated="993"/>
        </table:table-row>
        <table:table-row table:style-name="ro4">
          <table:table-cell/>
          <table:table-cell table:formula="of:=[.B29]" office:value-type="float" office:value="30000" calcext:value-type="float">
            <text:p>30000</text:p>
          </table:table-cell>
          <table:table-cell table:style-name="ce7" table:formula="of:=[.C10]/[.C29]" office:value-type="float" office:value="1574.46824667583" calcext:value-type="float">
            <text:p>1,574</text:p>
          </table:table-cell>
          <table:table-cell table:style-name="ce7" table:formula="of:=[.D10]/[.D29]" office:value-type="float" office:value="762.639924108958" calcext:value-type="float">
            <text:p>763</text:p>
          </table:table-cell>
          <table:table-cell table:style-name="ce10" table:formula="of:=[.E10]/[.E29]" office:value-type="float" office:value="350.155760168773" calcext:value-type="float">
            <text:p>350.2</text:p>
          </table:table-cell>
          <table:table-cell table:style-name="ce10" table:formula="of:=[.F10]/[.F29]" office:value-type="float" office:value="190.791545971462" calcext:value-type="float">
            <text:p>190.8</text:p>
          </table:table-cell>
          <table:table-cell table:style-name="ce10" table:formula="of:=[.G10]/[.G29]" office:value-type="float" office:value="117.8267101211" calcext:value-type="float">
            <text:p>117.8</text:p>
          </table:table-cell>
          <table:table-cell table:style-name="ce10" table:formula="of:=[.H10]/[.H29]" office:value-type="float" office:value="84.1856095030634" calcext:value-type="float">
            <text:p>84.2</text:p>
          </table:table-cell>
          <table:table-cell table:style-name="ce10" table:formula="of:=[.I10]/[.I29]" office:value-type="float" office:value="67.889275069562" calcext:value-type="float">
            <text:p>67.9</text:p>
          </table:table-cell>
          <table:table-cell table:style-name="ce10" table:formula="of:=[.J10]/[.J29]" office:value-type="float" office:value="48.8074707161662" calcext:value-type="float">
            <text:p>48.8</text:p>
          </table:table-cell>
          <table:table-cell table:style-name="ce10" table:formula="of:=[.K10]/[.K29]" office:value-type="float" office:value="32.3081858180314" calcext:value-type="float">
            <text:p>32.3</text:p>
          </table:table-cell>
          <table:table-cell table:style-name="ce10" table:formula="of:=[.L10]/[.L29]" office:value-type="float" office:value="25.5319949438217" calcext:value-type="float">
            <text:p>25.5</text:p>
          </table:table-cell>
          <table:table-cell table:style-name="ce10" table:formula="of:=[.M10]/[.M29]" office:value-type="float" office:value="21.6696620487565" calcext:value-type="float">
            <text:p>21.7</text:p>
          </table:table-cell>
          <table:table-cell table:style-name="ce10" table:formula="of:=[.N10]/[.N29]" office:value-type="float" office:value="18.0492576384639" calcext:value-type="float">
            <text:p>18.0</text:p>
          </table:table-cell>
          <table:table-cell table:style-name="ce10" table:formula="of:=[.O10]/[.O29]" office:value-type="float" office:value="14.6423538423211" calcext:value-type="float">
            <text:p>14.6</text:p>
          </table:table-cell>
          <table:table-cell table:style-name="ce10" table:formula="of:=[.P10]/[.P29]" office:value-type="float" office:value="13.3091902524776" calcext:value-type="float">
            <text:p>13.3</text:p>
          </table:table-cell>
          <table:table-cell table:style-name="ce10" table:formula="of:=[.Q10]/[.Q29]" office:value-type="float" office:value="11.3708324948011" calcext:value-type="float">
            <text:p>11.4</text:p>
          </table:table-cell>
          <table:table-cell table:style-name="ce10" table:formula="of:=[.R10]/[.R29]" office:value-type="float" office:value="9.95552437741143" calcext:value-type="float">
            <text:p>10.0</text:p>
          </table:table-cell>
          <table:table-cell table:style-name="ce10" table:formula="of:=[.S10]/[.S29]" office:value-type="float" office:value="8.29512744737895" calcext:value-type="float">
            <text:p>8.3</text:p>
          </table:table-cell>
          <table:table-cell table:style-name="ce10" table:formula="of:=[.T10]/[.T29]" office:value-type="float" office:value="7.88509694852177" calcext:value-type="float">
            <text:p>7.9</text:p>
          </table:table-cell>
          <table:table-cell table:style-name="ce10" table:formula="of:=[.U10]/[.U29]" office:value-type="float" office:value="7.1756453711312" calcext:value-type="float">
            <text:p>7.2</text:p>
          </table:table-cell>
          <table:table-cell table:style-name="ce10" table:formula="of:=[.V10]/[.V29]" office:value-type="float" office:value="6.7757433550025" calcext:value-type="float">
            <text:p>6.8</text:p>
          </table:table-cell>
          <table:table-cell table:style-name="ce10" table:formula="of:=[.W10]/[.W29]" office:value-type="float" office:value="5.99490797048569" calcext:value-type="float">
            <text:p>6.0</text:p>
          </table:table-cell>
          <table:table-cell table:style-name="ce10" table:formula="of:=[.X10]/[.X29]" office:value-type="float" office:value="5.69039797039774" calcext:value-type="float">
            <text:p>5.7</text:p>
          </table:table-cell>
          <table:table-cell table:style-name="ce10" table:formula="of:=[.Y10]/[.Y29]" office:value-type="float" office:value="5.68781304976301" calcext:value-type="float">
            <text:p>5.7</text:p>
          </table:table-cell>
          <table:table-cell table:style-name="ce10" table:formula="of:=[.Z10]/[.Z29]" office:value-type="float" office:value="5.4074562594561" calcext:value-type="float">
            <text:p>5.4</text:p>
          </table:table-cell>
          <table:table-cell table:style-name="ce10" table:formula="of:=[.AA10]/[.AA29]" office:value-type="float" office:value="5.47506867854402" calcext:value-type="float">
            <text:p>5.5</text:p>
          </table:table-cell>
          <table:table-cell table:style-name="ce10" table:formula="of:=[.AB10]/[.AB29]" office:value-type="float" office:value="5.27807135442535" calcext:value-type="float">
            <text:p>5.3</text:p>
          </table:table-cell>
          <table:table-cell table:style-name="ce10" table:formula="of:=[.AC10]/[.AC29]" office:value-type="float" office:value="5.2795667646885" calcext:value-type="float">
            <text:p>5.3</text:p>
          </table:table-cell>
          <table:table-cell table:style-name="ce10" table:formula="of:=[.AD10]/[.AD29]" office:value-type="float" office:value="5.30826670337698" calcext:value-type="float">
            <text:p>5.3</text:p>
          </table:table-cell>
          <table:table-cell table:style-name="ce5" table:formula="of:=AVERAGE([.C47:.AD47])" office:value-type="float" office:value="122.066239486578" calcext:value-type="float">
            <text:p>122.07</text:p>
          </table:table-cell>
          <table:table-cell table:number-columns-repeated="993"/>
        </table:table-row>
        <table:table-row table:style-name="ro4">
          <table:table-cell/>
          <table:table-cell table:formula="of:=[.B30]" office:value-type="float" office:value="35000" calcext:value-type="float">
            <text:p>35000</text:p>
          </table:table-cell>
          <table:table-cell table:style-name="ce7" table:formula="of:=[.C11]/[.C30]" office:value-type="float" office:value="1392.38476262739" calcext:value-type="float">
            <text:p>1,392</text:p>
          </table:table-cell>
          <table:table-cell table:style-name="ce7" table:formula="of:=[.D11]/[.D30]" office:value-type="float" office:value="839.71155311395" calcext:value-type="float">
            <text:p>840</text:p>
          </table:table-cell>
          <table:table-cell table:style-name="ce10" table:formula="of:=[.E11]/[.E30]" office:value-type="float" office:value="447.97958860313" calcext:value-type="float">
            <text:p>448.0</text:p>
          </table:table-cell>
          <table:table-cell table:style-name="ce10" table:formula="of:=[.F11]/[.F30]" office:value-type="float" office:value="202.311693691792" calcext:value-type="float">
            <text:p>202.3</text:p>
          </table:table-cell>
          <table:table-cell table:style-name="ce10" table:formula="of:=[.G11]/[.G30]" office:value-type="float" office:value="133.308907433934" calcext:value-type="float">
            <text:p>133.3</text:p>
          </table:table-cell>
          <table:table-cell table:style-name="ce10" table:formula="of:=[.H11]/[.H30]" office:value-type="float" office:value="91.8216973244147" calcext:value-type="float">
            <text:p>91.8</text:p>
          </table:table-cell>
          <table:table-cell table:style-name="ce10" table:formula="of:=[.I11]/[.I30]" office:value-type="float" office:value="72.7308608058608" calcext:value-type="float">
            <text:p>72.7</text:p>
          </table:table-cell>
          <table:table-cell table:style-name="ce10" table:formula="of:=[.J11]/[.J30]" office:value-type="float" office:value="51.9254575125306" calcext:value-type="float">
            <text:p>51.9</text:p>
          </table:table-cell>
          <table:table-cell table:style-name="ce10" table:formula="of:=[.K11]/[.K30]" office:value-type="float" office:value="34.6977116784508" calcext:value-type="float">
            <text:p>34.7</text:p>
          </table:table-cell>
          <table:table-cell table:style-name="ce10" table:formula="of:=[.L11]/[.L30]" office:value-type="float" office:value="28.8756388415673" calcext:value-type="float">
            <text:p>28.9</text:p>
          </table:table-cell>
          <table:table-cell table:style-name="ce10" table:formula="of:=[.M11]/[.M30]" office:value-type="float" office:value="23.4907123047817" calcext:value-type="float">
            <text:p>23.5</text:p>
          </table:table-cell>
          <table:table-cell table:style-name="ce10" table:formula="of:=[.N11]/[.N30]" office:value-type="float" office:value="18.8439464741499" calcext:value-type="float">
            <text:p>18.8</text:p>
          </table:table-cell>
          <table:table-cell table:style-name="ce10" table:formula="of:=[.O11]/[.O30]" office:value-type="float" office:value="15.839794888806" calcext:value-type="float">
            <text:p>15.8</text:p>
          </table:table-cell>
          <table:table-cell table:style-name="ce10" table:formula="of:=[.P11]/[.P30]" office:value-type="float" office:value="13.9899825030283" calcext:value-type="float">
            <text:p>14.0</text:p>
          </table:table-cell>
          <table:table-cell table:style-name="ce10" table:formula="of:=[.Q11]/[.Q30]" office:value-type="float" office:value="11.7779997880811" calcext:value-type="float">
            <text:p>11.8</text:p>
          </table:table-cell>
          <table:table-cell table:style-name="ce10" table:formula="of:=[.R11]/[.R30]" office:value-type="float" office:value="10.8189795891717" calcext:value-type="float">
            <text:p>10.8</text:p>
          </table:table-cell>
          <table:table-cell table:style-name="ce10" table:formula="of:=[.S11]/[.S30]" office:value-type="float" office:value="8.78603046251438" calcext:value-type="float">
            <text:p>8.8</text:p>
          </table:table-cell>
          <table:table-cell table:style-name="ce10" table:formula="of:=[.T11]/[.T30]" office:value-type="float" office:value="8.2888197232282" calcext:value-type="float">
            <text:p>8.3</text:p>
          </table:table-cell>
          <table:table-cell table:style-name="ce10" table:formula="of:=[.U11]/[.U30]" office:value-type="float" office:value="7.40142906989092" calcext:value-type="float">
            <text:p>7.4</text:p>
          </table:table-cell>
          <table:table-cell table:style-name="ce10" table:formula="of:=[.V11]/[.V30]" office:value-type="float" office:value="7.01256170376029" calcext:value-type="float">
            <text:p>7.0</text:p>
          </table:table-cell>
          <table:table-cell table:style-name="ce10" table:formula="of:=[.W11]/[.W30]" office:value-type="float" office:value="6.26858961157248" calcext:value-type="float">
            <text:p>6.3</text:p>
          </table:table-cell>
          <table:table-cell table:style-name="ce10" table:formula="of:=[.X11]/[.X30]" office:value-type="float" office:value="5.90632473714361" calcext:value-type="float">
            <text:p>5.9</text:p>
          </table:table-cell>
          <table:table-cell table:style-name="ce10" table:formula="of:=[.Y11]/[.Y30]" office:value-type="float" office:value="5.89102481485521" calcext:value-type="float">
            <text:p>5.9</text:p>
          </table:table-cell>
          <table:table-cell table:style-name="ce10" table:formula="of:=[.Z11]/[.Z30]" office:value-type="float" office:value="5.54945560431238" calcext:value-type="float">
            <text:p>5.5</text:p>
          </table:table-cell>
          <table:table-cell table:style-name="ce10" table:formula="of:=[.AA11]/[.AA30]" office:value-type="float" office:value="5.80444628573525" calcext:value-type="float">
            <text:p>5.8</text:p>
          </table:table-cell>
          <table:table-cell table:style-name="ce10" table:formula="of:=[.AB11]/[.AB30]" office:value-type="float" office:value="5.21153673734702" calcext:value-type="float">
            <text:p>5.2</text:p>
          </table:table-cell>
          <table:table-cell table:style-name="ce10" table:formula="of:=[.AC11]/[.AC30]" office:value-type="float" office:value="5.60197596610935" calcext:value-type="float">
            <text:p>5.6</text:p>
          </table:table-cell>
          <table:table-cell table:style-name="ce10" table:formula="of:=[.AD11]/[.AD30]" office:value-type="float" office:value="5.4114988016751" calcext:value-type="float">
            <text:p>5.4</text:p>
          </table:table-cell>
          <table:table-cell table:style-name="ce5" table:formula="of:=AVERAGE([.C48:.AD48])" office:value-type="float" office:value="123.844392167828" calcext:value-type="float">
            <text:p>123.84</text:p>
          </table:table-cell>
          <table:table-cell table:number-columns-repeated="993"/>
        </table:table-row>
        <table:table-row table:style-name="ro4">
          <table:table-cell/>
          <table:table-cell table:formula="of:=[.B31]" office:value-type="float" office:value="40000" calcext:value-type="float">
            <text:p>40000</text:p>
          </table:table-cell>
          <table:table-cell table:style-name="ce7" table:formula="of:=[.C12]/[.C31]" office:value-type="float" office:value="1770.7031929266" calcext:value-type="float">
            <text:p>1,771</text:p>
          </table:table-cell>
          <table:table-cell table:style-name="ce7" table:formula="of:=[.D12]/[.D31]" office:value-type="float" office:value="1054.74976904672" calcext:value-type="float">
            <text:p>1,055</text:p>
          </table:table-cell>
          <table:table-cell table:style-name="ce10" table:formula="of:=[.E12]/[.E31]" office:value-type="float" office:value="513.791931745161" calcext:value-type="float">
            <text:p>513.8</text:p>
          </table:table-cell>
          <table:table-cell table:style-name="ce10" table:formula="of:=[.F12]/[.F31]" office:value-type="float" office:value="235.761519975484" calcext:value-type="float">
            <text:p>235.8</text:p>
          </table:table-cell>
          <table:table-cell table:style-name="ce10" table:formula="of:=[.G12]/[.G31]" office:value-type="float" office:value="148.662147229579" calcext:value-type="float">
            <text:p>148.7</text:p>
          </table:table-cell>
          <table:table-cell table:style-name="ce10" table:formula="of:=[.H12]/[.H31]" office:value-type="float" office:value="101.103125543695" calcext:value-type="float">
            <text:p>101.1</text:p>
          </table:table-cell>
          <table:table-cell table:style-name="ce10" table:formula="of:=[.I12]/[.I31]" office:value-type="float" office:value="79.2043274495204" calcext:value-type="float">
            <text:p>79.2</text:p>
          </table:table-cell>
          <table:table-cell table:style-name="ce10" table:formula="of:=[.J12]/[.J31]" office:value-type="float" office:value="56.9536835561082" calcext:value-type="float">
            <text:p>57.0</text:p>
          </table:table-cell>
          <table:table-cell table:style-name="ce10" table:formula="of:=[.K12]/[.K31]" office:value-type="float" office:value="37.0996673460691" calcext:value-type="float">
            <text:p>37.1</text:p>
          </table:table-cell>
          <table:table-cell table:style-name="ce10" table:formula="of:=[.L12]/[.L31]" office:value-type="float" office:value="30.5658932383629" calcext:value-type="float">
            <text:p>30.6</text:p>
          </table:table-cell>
          <table:table-cell table:style-name="ce10" table:formula="of:=[.M12]/[.M31]" office:value-type="float" office:value="25.3176232780338" calcext:value-type="float">
            <text:p>25.3</text:p>
          </table:table-cell>
          <table:table-cell table:style-name="ce10" table:formula="of:=[.N12]/[.N31]" office:value-type="float" office:value="19.8447294473665" calcext:value-type="float">
            <text:p>19.8</text:p>
          </table:table-cell>
          <table:table-cell table:style-name="ce10" table:formula="of:=[.O12]/[.O31]" office:value-type="float" office:value="16.6342495985436" calcext:value-type="float">
            <text:p>16.6</text:p>
          </table:table-cell>
          <table:table-cell table:style-name="ce10" table:formula="of:=[.P12]/[.P31]" office:value-type="float" office:value="14.6914863376328" calcext:value-type="float">
            <text:p>14.7</text:p>
          </table:table-cell>
          <table:table-cell table:style-name="ce10" table:formula="of:=[.Q12]/[.Q31]" office:value-type="float" office:value="12.3959191432736" calcext:value-type="float">
            <text:p>12.4</text:p>
          </table:table-cell>
          <table:table-cell table:style-name="ce10" table:formula="of:=[.R12]/[.R31]" office:value-type="float" office:value="11.3460766545437" calcext:value-type="float">
            <text:p>11.3</text:p>
          </table:table-cell>
          <table:table-cell table:style-name="ce10" table:formula="of:=[.S12]/[.S31]" office:value-type="float" office:value="9.03452768729642" calcext:value-type="float">
            <text:p>9.0</text:p>
          </table:table-cell>
          <table:table-cell table:style-name="ce10" table:formula="of:=[.T12]/[.T31]" office:value-type="float" office:value="8.58334084188626" calcext:value-type="float">
            <text:p>8.6</text:p>
          </table:table-cell>
          <table:table-cell table:style-name="ce10" table:formula="of:=[.U12]/[.U31]" office:value-type="float" office:value="7.84569550747591" calcext:value-type="float">
            <text:p>7.8</text:p>
          </table:table-cell>
          <table:table-cell table:style-name="ce10" table:formula="of:=[.V12]/[.V31]" office:value-type="float" office:value="7.26857926663138" calcext:value-type="float">
            <text:p>7.3</text:p>
          </table:table-cell>
          <table:table-cell table:style-name="ce10" table:formula="of:=[.W12]/[.W31]" office:value-type="float" office:value="6.41432313859167" calcext:value-type="float">
            <text:p>6.4</text:p>
          </table:table-cell>
          <table:table-cell table:style-name="ce10" table:formula="of:=[.X12]/[.X31]" office:value-type="float" office:value="5.99489215067217" calcext:value-type="float">
            <text:p>6.0</text:p>
          </table:table-cell>
          <table:table-cell table:style-name="ce10" table:formula="of:=[.Y12]/[.Y31]" office:value-type="float" office:value="6.16121957792419" calcext:value-type="float">
            <text:p>6.2</text:p>
          </table:table-cell>
          <table:table-cell table:style-name="ce10" table:formula="of:=[.Z12]/[.Z31]" office:value-type="float" office:value="5.75100977690537" calcext:value-type="float">
            <text:p>5.8</text:p>
          </table:table-cell>
          <table:table-cell table:style-name="ce10" table:formula="of:=[.AA12]/[.AA31]" office:value-type="float" office:value="5.87952802238074" calcext:value-type="float">
            <text:p>5.9</text:p>
          </table:table-cell>
          <table:table-cell table:style-name="ce10" table:formula="of:=[.AB12]/[.AB31]" office:value-type="float" office:value="5.66945602654302" calcext:value-type="float">
            <text:p>5.7</text:p>
          </table:table-cell>
          <table:table-cell table:style-name="ce10" table:formula="of:=[.AC12]/[.AC31]" office:value-type="float" office:value="5.61999231292316" calcext:value-type="float">
            <text:p>5.6</text:p>
          </table:table-cell>
          <table:table-cell table:style-name="ce10" table:formula="of:=[.AD12]/[.AD31]" office:value-type="float" office:value="5.67888504221757" calcext:value-type="float">
            <text:p>5.7</text:p>
          </table:table-cell>
          <table:table-cell table:style-name="ce5" table:formula="of:=AVERAGE([.C49:.AD49])" office:value-type="float" office:value="150.311671138148" calcext:value-type="float">
            <text:p>150.31</text:p>
          </table:table-cell>
          <table:table-cell table:number-columns-repeated="993"/>
        </table:table-row>
        <table:table-row table:style-name="ro4">
          <table:table-cell/>
          <table:table-cell table:formula="of:=[.B32]" office:value-type="float" office:value="45000" calcext:value-type="float">
            <text:p>45000</text:p>
          </table:table-cell>
          <table:table-cell table:style-name="ce7" table:formula="of:=[.C13]/[.C32]" office:value-type="float" office:value="2414.03906351898" calcext:value-type="float">
            <text:p>2,414</text:p>
          </table:table-cell>
          <table:table-cell table:style-name="ce7" table:formula="of:=[.D13]/[.D32]" office:value-type="float" office:value="1119.33891923511" calcext:value-type="float">
            <text:p>1,119</text:p>
          </table:table-cell>
          <table:table-cell table:style-name="ce10" table:formula="of:=[.E13]/[.E32]" office:value-type="float" office:value="556.730918160794" calcext:value-type="float">
            <text:p>556.7</text:p>
          </table:table-cell>
          <table:table-cell table:style-name="ce10" table:formula="of:=[.F13]/[.F32]" office:value-type="float" office:value="251.413779526024" calcext:value-type="float">
            <text:p>251.4</text:p>
          </table:table-cell>
          <table:table-cell table:style-name="ce10" table:formula="of:=[.G13]/[.G32]" office:value-type="float" office:value="156.801086374104" calcext:value-type="float">
            <text:p>156.8</text:p>
          </table:table-cell>
          <table:table-cell table:style-name="ce10" table:formula="of:=[.H13]/[.H32]" office:value-type="float" office:value="106.012498271414" calcext:value-type="float">
            <text:p>106.0</text:p>
          </table:table-cell>
          <table:table-cell table:style-name="ce10" table:formula="of:=[.I13]/[.I32]" office:value-type="float" office:value="84.755276344077" calcext:value-type="float">
            <text:p>84.8</text:p>
          </table:table-cell>
          <table:table-cell table:style-name="ce10" table:formula="of:=[.J13]/[.J32]" office:value-type="float" office:value="60.87070886008" calcext:value-type="float">
            <text:p>60.9</text:p>
          </table:table-cell>
          <table:table-cell table:style-name="ce10" table:formula="of:=[.K13]/[.K32]" office:value-type="float" office:value="39.1433699687738" calcext:value-type="float">
            <text:p>39.1</text:p>
          </table:table-cell>
          <table:table-cell table:style-name="ce10" table:formula="of:=[.L13]/[.L32]" office:value-type="float" office:value="31.5474265696578" calcext:value-type="float">
            <text:p>31.5</text:p>
          </table:table-cell>
          <table:table-cell table:style-name="ce10" table:formula="of:=[.M13]/[.M32]" office:value-type="float" office:value="26.009705645134" calcext:value-type="float">
            <text:p>26.0</text:p>
          </table:table-cell>
          <table:table-cell table:style-name="ce10" table:formula="of:=[.N13]/[.N32]" office:value-type="float" office:value="19.9254862556168" calcext:value-type="float">
            <text:p>19.9</text:p>
          </table:table-cell>
          <table:table-cell table:style-name="ce10" table:formula="of:=[.O13]/[.O32]" office:value-type="float" office:value="17.4123760224444" calcext:value-type="float">
            <text:p>17.4</text:p>
          </table:table-cell>
          <table:table-cell table:style-name="ce10" table:formula="of:=[.P13]/[.P32]" office:value-type="float" office:value="15.7724707491377" calcext:value-type="float">
            <text:p>15.8</text:p>
          </table:table-cell>
          <table:table-cell table:style-name="ce10" table:formula="of:=[.Q13]/[.Q32]" office:value-type="float" office:value="12.7657697397442" calcext:value-type="float">
            <text:p>12.8</text:p>
          </table:table-cell>
          <table:table-cell table:style-name="ce10" table:formula="of:=[.R13]/[.R32]" office:value-type="float" office:value="11.6671190609403" calcext:value-type="float">
            <text:p>11.7</text:p>
          </table:table-cell>
          <table:table-cell table:style-name="ce10" table:formula="of:=[.S13]/[.S32]" office:value-type="float" office:value="9.53059203956845" calcext:value-type="float">
            <text:p>9.5</text:p>
          </table:table-cell>
          <table:table-cell table:style-name="ce10" table:formula="of:=[.T13]/[.T32]" office:value-type="float" office:value="8.91731394424393" calcext:value-type="float">
            <text:p>8.9</text:p>
          </table:table-cell>
          <table:table-cell table:style-name="ce10" table:formula="of:=[.U13]/[.U32]" office:value-type="float" office:value="8.02721699778541" calcext:value-type="float">
            <text:p>8.0</text:p>
          </table:table-cell>
          <table:table-cell table:style-name="ce10" table:formula="of:=[.V13]/[.V32]" office:value-type="float" office:value="7.52346477422309" calcext:value-type="float">
            <text:p>7.5</text:p>
          </table:table-cell>
          <table:table-cell table:style-name="ce10" table:formula="of:=[.W13]/[.W32]" office:value-type="float" office:value="6.69209793385119" calcext:value-type="float">
            <text:p>6.7</text:p>
          </table:table-cell>
          <table:table-cell table:style-name="ce10" table:formula="of:=[.X13]/[.X32]" office:value-type="float" office:value="6.35380612355058" calcext:value-type="float">
            <text:p>6.4</text:p>
          </table:table-cell>
          <table:table-cell table:style-name="ce10" table:formula="of:=[.Y13]/[.Y32]" office:value-type="float" office:value="6.35096020098069" calcext:value-type="float">
            <text:p>6.4</text:p>
          </table:table-cell>
          <table:table-cell table:style-name="ce10" table:formula="of:=[.Z13]/[.Z32]" office:value-type="float" office:value="5.99701698468796" calcext:value-type="float">
            <text:p>6.0</text:p>
          </table:table-cell>
          <table:table-cell table:style-name="ce10" table:formula="of:=[.AA13]/[.AA32]" office:value-type="float" office:value="5.99716556138459" calcext:value-type="float">
            <text:p>6.0</text:p>
          </table:table-cell>
          <table:table-cell table:style-name="ce10" table:formula="of:=[.AB13]/[.AB32]" office:value-type="float" office:value="5.93604098811649" calcext:value-type="float">
            <text:p>5.9</text:p>
          </table:table-cell>
          <table:table-cell table:style-name="ce10" table:formula="of:=[.AC13]/[.AC32]" office:value-type="float" office:value="5.82056151620497" calcext:value-type="float">
            <text:p>5.8</text:p>
          </table:table-cell>
          <table:table-cell table:style-name="ce10" table:formula="of:=[.AD13]/[.AD32]" office:value-type="float" office:value="5.83939084390622" calcext:value-type="float">
            <text:p>5.8</text:p>
          </table:table-cell>
          <table:table-cell table:style-name="ce5" table:formula="of:=AVERAGE([.C50:.AD50])" office:value-type="float" office:value="178.828271507519" calcext:value-type="float">
            <text:p>178.83</text:p>
          </table:table-cell>
          <table:table-cell table:number-columns-repeated="993"/>
        </table:table-row>
        <table:table-row table:style-name="ro4">
          <table:table-cell/>
          <table:table-cell table:formula="of:=[.B33]" office:value-type="float" office:value="50000" calcext:value-type="float">
            <text:p>50000</text:p>
          </table:table-cell>
          <table:table-cell table:style-name="ce7" table:formula="of:=[.C14]/[.C33]" office:value-type="float" office:value="2020.23306974255" calcext:value-type="float">
            <text:p>2,020</text:p>
          </table:table-cell>
          <table:table-cell table:style-name="ce7" table:formula="of:=[.D14]/[.D33]" office:value-type="float" office:value="1120.8694229463" calcext:value-type="float">
            <text:p>1,121</text:p>
          </table:table-cell>
          <table:table-cell table:style-name="ce10" table:formula="of:=[.E14]/[.E33]" office:value-type="float" office:value="587.123334737669" calcext:value-type="float">
            <text:p>587.1</text:p>
          </table:table-cell>
          <table:table-cell table:style-name="ce10" table:formula="of:=[.F14]/[.F33]" office:value-type="float" office:value="273.71399332929" calcext:value-type="float">
            <text:p>273.7</text:p>
          </table:table-cell>
          <table:table-cell table:style-name="ce10" table:formula="of:=[.G14]/[.G33]" office:value-type="float" office:value="158.089962545008" calcext:value-type="float">
            <text:p>158.1</text:p>
          </table:table-cell>
          <table:table-cell table:style-name="ce10" table:formula="of:=[.H14]/[.H33]" office:value-type="float" office:value="113.026029847192" calcext:value-type="float">
            <text:p>113.0</text:p>
          </table:table-cell>
          <table:table-cell table:style-name="ce10" table:formula="of:=[.I14]/[.I33]" office:value-type="float" office:value="87.2959567812595" calcext:value-type="float">
            <text:p>87.3</text:p>
          </table:table-cell>
          <table:table-cell table:style-name="ce10" table:formula="of:=[.J14]/[.J33]" office:value-type="float" office:value="62.9887297898393" calcext:value-type="float">
            <text:p>63.0</text:p>
          </table:table-cell>
          <table:table-cell table:style-name="ce10" table:formula="of:=[.K14]/[.K33]" office:value-type="float" office:value="40.4438867993258" calcext:value-type="float">
            <text:p>40.4</text:p>
          </table:table-cell>
          <table:table-cell table:style-name="ce10" table:formula="of:=[.L14]/[.L33]" office:value-type="float" office:value="33.283803221473" calcext:value-type="float">
            <text:p>33.3</text:p>
          </table:table-cell>
          <table:table-cell table:style-name="ce10" table:formula="of:=[.M14]/[.M33]" office:value-type="float" office:value="27.1898044531564" calcext:value-type="float">
            <text:p>27.2</text:p>
          </table:table-cell>
          <table:table-cell table:style-name="ce10" table:formula="of:=[.N14]/[.N33]" office:value-type="float" office:value="21.7401748764618" calcext:value-type="float">
            <text:p>21.7</text:p>
          </table:table-cell>
          <table:table-cell table:style-name="ce10" table:formula="of:=[.O14]/[.O33]" office:value-type="float" office:value="17.7850422726356" calcext:value-type="float">
            <text:p>17.8</text:p>
          </table:table-cell>
          <table:table-cell table:style-name="ce10" table:formula="of:=[.P14]/[.P33]" office:value-type="float" office:value="15.6759655836104" calcext:value-type="float">
            <text:p>15.7</text:p>
          </table:table-cell>
          <table:table-cell table:style-name="ce10" table:formula="of:=[.Q14]/[.Q33]" office:value-type="float" office:value="13.1144497664594" calcext:value-type="float">
            <text:p>13.1</text:p>
          </table:table-cell>
          <table:table-cell table:style-name="ce10" table:formula="of:=[.R14]/[.R33]" office:value-type="float" office:value="11.9650704341041" calcext:value-type="float">
            <text:p>12.0</text:p>
          </table:table-cell>
          <table:table-cell table:style-name="ce10" table:formula="of:=[.S14]/[.S33]" office:value-type="float" office:value="9.64614854639123" calcext:value-type="float">
            <text:p>9.6</text:p>
          </table:table-cell>
          <table:table-cell table:style-name="ce10" table:formula="of:=[.T14]/[.T33]" office:value-type="float" office:value="9.05044705167005" calcext:value-type="float">
            <text:p>9.1</text:p>
          </table:table-cell>
          <table:table-cell table:style-name="ce10" table:formula="of:=[.U14]/[.U33]" office:value-type="float" office:value="8.18743566391869" calcext:value-type="float">
            <text:p>8.2</text:p>
          </table:table-cell>
          <table:table-cell table:style-name="ce10" table:formula="of:=[.V14]/[.V33]" office:value-type="float" office:value="7.68111522428588" calcext:value-type="float">
            <text:p>7.7</text:p>
          </table:table-cell>
          <table:table-cell table:style-name="ce10" table:formula="of:=[.W14]/[.W33]" office:value-type="float" office:value="6.8490515581144" calcext:value-type="float">
            <text:p>6.8</text:p>
          </table:table-cell>
          <table:table-cell table:style-name="ce10" table:formula="of:=[.X14]/[.X33]" office:value-type="float" office:value="6.47148845294061" calcext:value-type="float">
            <text:p>6.5</text:p>
          </table:table-cell>
          <table:table-cell table:style-name="ce10" table:formula="of:=[.Y14]/[.Y33]" office:value-type="float" office:value="6.41334827844779" calcext:value-type="float">
            <text:p>6.4</text:p>
          </table:table-cell>
          <table:table-cell table:style-name="ce10" table:formula="of:=[.Z14]/[.Z33]" office:value-type="float" office:value="6.08533036342903" calcext:value-type="float">
            <text:p>6.1</text:p>
          </table:table-cell>
          <table:table-cell table:style-name="ce10" table:formula="of:=[.AA14]/[.AA33]" office:value-type="float" office:value="6.18907394305601" calcext:value-type="float">
            <text:p>6.2</text:p>
          </table:table-cell>
          <table:table-cell table:style-name="ce10" table:formula="of:=[.AB14]/[.AB33]" office:value-type="float" office:value="5.99707256437843" calcext:value-type="float">
            <text:p>6.0</text:p>
          </table:table-cell>
          <table:table-cell table:style-name="ce10" table:formula="of:=[.AC14]/[.AC33]" office:value-type="float" office:value="5.92359763372595" calcext:value-type="float">
            <text:p>5.9</text:p>
          </table:table-cell>
          <table:table-cell table:style-name="ce10" table:formula="of:=[.AD14]/[.AD33]" office:value-type="float" office:value="5.97276928892845" calcext:value-type="float">
            <text:p>6.0</text:p>
          </table:table-cell>
          <table:table-cell table:style-name="ce5" table:formula="of:=AVERAGE([.C51:.AD51])" office:value-type="float" office:value="167.464484846272" calcext:value-type="float">
            <text:p>167.46</text:p>
          </table:table-cell>
          <table:table-cell table:number-columns-repeated="993"/>
        </table:table-row>
        <table:table-row table:style-name="ro4">
          <table:table-cell/>
          <table:table-cell table:formula="of:=[.B34]" office:value-type="float" office:value="55000" calcext:value-type="float">
            <text:p>55000</text:p>
          </table:table-cell>
          <table:table-cell table:style-name="ce7" table:formula="of:=[.C15]/[.C34]" office:value-type="float" office:value="2363.02468206541" calcext:value-type="float">
            <text:p>2,363</text:p>
          </table:table-cell>
          <table:table-cell table:style-name="ce7" table:formula="of:=[.D15]/[.D34]" office:value-type="float" office:value="1171.97910953187" calcext:value-type="float">
            <text:p>1,172</text:p>
          </table:table-cell>
          <table:table-cell table:style-name="ce10" table:formula="of:=[.E15]/[.E34]" office:value-type="float" office:value="616.6996939256" calcext:value-type="float">
            <text:p>616.7</text:p>
          </table:table-cell>
          <table:table-cell table:style-name="ce10" table:formula="of:=[.F15]/[.F34]" office:value-type="float" office:value="281.203213210973" calcext:value-type="float">
            <text:p>281.2</text:p>
          </table:table-cell>
          <table:table-cell table:style-name="ce10" table:formula="of:=[.G15]/[.G34]" office:value-type="float" office:value="172.94862150988" calcext:value-type="float">
            <text:p>172.9</text:p>
          </table:table-cell>
          <table:table-cell table:style-name="ce10" table:formula="of:=[.H15]/[.H34]" office:value-type="float" office:value="122.367668476245" calcext:value-type="float">
            <text:p>122.4</text:p>
          </table:table-cell>
          <table:table-cell table:style-name="ce10" table:formula="of:=[.I15]/[.I34]" office:value-type="float" office:value="88.5180345758429" calcext:value-type="float">
            <text:p>88.5</text:p>
          </table:table-cell>
          <table:table-cell table:style-name="ce10" table:formula="of:=[.J15]/[.J34]" office:value-type="float" office:value="65.6296598820367" calcext:value-type="float">
            <text:p>65.6</text:p>
          </table:table-cell>
          <table:table-cell table:style-name="ce10" table:formula="of:=[.K15]/[.K34]" office:value-type="float" office:value="42.2814779057425" calcext:value-type="float">
            <text:p>42.3</text:p>
          </table:table-cell>
          <table:table-cell table:style-name="ce10" table:formula="of:=[.L15]/[.L34]" office:value-type="float" office:value="34.3417600520653" calcext:value-type="float">
            <text:p>34.3</text:p>
          </table:table-cell>
          <table:table-cell table:style-name="ce10" table:formula="of:=[.M15]/[.M34]" office:value-type="float" office:value="28.4413333786401" calcext:value-type="float">
            <text:p>28.4</text:p>
          </table:table-cell>
          <table:table-cell table:style-name="ce10" table:formula="of:=[.N15]/[.N34]" office:value-type="float" office:value="22.7519501347035" calcext:value-type="float">
            <text:p>22.8</text:p>
          </table:table-cell>
          <table:table-cell table:style-name="ce10" table:formula="of:=[.O15]/[.O34]" office:value-type="float" office:value="18.1471755517596" calcext:value-type="float">
            <text:p>18.1</text:p>
          </table:table-cell>
          <table:table-cell table:style-name="ce10" table:formula="of:=[.P15]/[.P34]" office:value-type="float" office:value="16.0433482600334" calcext:value-type="float">
            <text:p>16.0</text:p>
          </table:table-cell>
          <table:table-cell table:style-name="ce10" table:formula="of:=[.Q15]/[.Q34]" office:value-type="float" office:value="13.4247661415979" calcext:value-type="float">
            <text:p>13.4</text:p>
          </table:table-cell>
          <table:table-cell table:style-name="ce10" table:formula="of:=[.R15]/[.R34]" office:value-type="float" office:value="12.307523819954" calcext:value-type="float">
            <text:p>12.3</text:p>
          </table:table-cell>
          <table:table-cell table:style-name="ce10" table:formula="of:=[.S15]/[.S34]" office:value-type="float" office:value="10.0738815259574" calcext:value-type="float">
            <text:p>10.1</text:p>
          </table:table-cell>
          <table:table-cell table:style-name="ce10" table:formula="of:=[.T15]/[.T34]" office:value-type="float" office:value="9.4045827278389" calcext:value-type="float">
            <text:p>9.4</text:p>
          </table:table-cell>
          <table:table-cell table:style-name="ce10" table:formula="of:=[.U15]/[.U34]" office:value-type="float" office:value="8.40278197762322" calcext:value-type="float">
            <text:p>8.4</text:p>
          </table:table-cell>
          <table:table-cell table:style-name="ce10" table:formula="of:=[.V15]/[.V34]" office:value-type="float" office:value="7.89219671677421" calcext:value-type="float">
            <text:p>7.9</text:p>
          </table:table-cell>
          <table:table-cell table:style-name="ce10" table:formula="of:=[.W15]/[.W34]" office:value-type="float" office:value="6.97679587851593" calcext:value-type="float">
            <text:p>7.0</text:p>
          </table:table-cell>
          <table:table-cell table:style-name="ce10" table:formula="of:=[.X15]/[.X34]" office:value-type="float" office:value="6.66788956644718" calcext:value-type="float">
            <text:p>6.7</text:p>
          </table:table-cell>
          <table:table-cell table:style-name="ce10" table:formula="of:=[.Y15]/[.Y34]" office:value-type="float" office:value="6.6011779248164" calcext:value-type="float">
            <text:p>6.6</text:p>
          </table:table-cell>
          <table:table-cell table:style-name="ce10" table:formula="of:=[.Z15]/[.Z34]" office:value-type="float" office:value="6.23302525828677" calcext:value-type="float">
            <text:p>6.2</text:p>
          </table:table-cell>
          <table:table-cell table:style-name="ce10" table:formula="of:=[.AA15]/[.AA34]" office:value-type="float" office:value="6.19259686445384" calcext:value-type="float">
            <text:p>6.2</text:p>
          </table:table-cell>
          <table:table-cell table:style-name="ce10" table:formula="of:=[.AB15]/[.AB34]" office:value-type="float" office:value="6.15254573931132" calcext:value-type="float">
            <text:p>6.2</text:p>
          </table:table-cell>
          <table:table-cell table:style-name="ce10" table:formula="of:=[.AC15]/[.AC34]" office:value-type="float" office:value="6.0975531856205" calcext:value-type="float">
            <text:p>6.1</text:p>
          </table:table-cell>
          <table:table-cell table:style-name="ce10" table:formula="of:=[.AD15]/[.AD34]" office:value-type="float" office:value="6.12120627015147" calcext:value-type="float">
            <text:p>6.1</text:p>
          </table:table-cell>
          <table:table-cell table:style-name="ce5" table:formula="of:=AVERAGE([.C52:.AD52])" office:value-type="float" office:value="184.175937573506" calcext:value-type="float">
            <text:p>184.18</text:p>
          </table:table-cell>
          <table:table-cell table:number-columns-repeated="993"/>
        </table:table-row>
        <table:table-row table:style-name="ro4">
          <table:table-cell/>
          <table:table-cell table:formula="of:=[.B35]" office:value-type="float" office:value="60000" calcext:value-type="float">
            <text:p>60000</text:p>
          </table:table-cell>
          <table:table-cell table:style-name="ce7" table:formula="of:=[.C16]/[.C35]" office:value-type="float" office:value="2219.14946898726" calcext:value-type="float">
            <text:p>2,219</text:p>
          </table:table-cell>
          <table:table-cell table:style-name="ce7" table:formula="of:=[.D16]/[.D35]" office:value-type="float" office:value="1276.09237526134" calcext:value-type="float">
            <text:p>1,276</text:p>
          </table:table-cell>
          <table:table-cell table:style-name="ce10" table:formula="of:=[.E16]/[.E35]" office:value-type="float" office:value="626.231630383255" calcext:value-type="float">
            <text:p>626.2</text:p>
          </table:table-cell>
          <table:table-cell table:style-name="ce10" table:formula="of:=[.F16]/[.F35]" office:value-type="float" office:value="296.640727222643" calcext:value-type="float">
            <text:p>296.6</text:p>
          </table:table-cell>
          <table:table-cell table:style-name="ce10" table:formula="of:=[.G16]/[.G35]" office:value-type="float" office:value="177.865528922279" calcext:value-type="float">
            <text:p>177.9</text:p>
          </table:table-cell>
          <table:table-cell table:style-name="ce10" table:formula="of:=[.H16]/[.H35]" office:value-type="float" office:value="125.672331158384" calcext:value-type="float">
            <text:p>125.7</text:p>
          </table:table-cell>
          <table:table-cell table:style-name="ce10" table:formula="of:=[.I16]/[.I35]" office:value-type="float" office:value="96.1085752016766" calcext:value-type="float">
            <text:p>96.1</text:p>
          </table:table-cell>
          <table:table-cell table:style-name="ce10" table:formula="of:=[.J16]/[.J35]" office:value-type="float" office:value="68.7587219977965" calcext:value-type="float">
            <text:p>68.8</text:p>
          </table:table-cell>
          <table:table-cell table:style-name="ce10" table:formula="of:=[.K16]/[.K35]" office:value-type="float" office:value="43.9427825185843" calcext:value-type="float">
            <text:p>43.9</text:p>
          </table:table-cell>
          <table:table-cell table:style-name="ce10" table:formula="of:=[.L16]/[.L35]" office:value-type="float" office:value="36.0318097584998" calcext:value-type="float">
            <text:p>36.0</text:p>
          </table:table-cell>
          <table:table-cell table:style-name="ce10" table:formula="of:=[.M16]/[.M35]" office:value-type="float" office:value="29.3523987060048" calcext:value-type="float">
            <text:p>29.4</text:p>
          </table:table-cell>
          <table:table-cell table:style-name="ce10" table:formula="of:=[.N16]/[.N35]" office:value-type="float" office:value="23.0475472104739" calcext:value-type="float">
            <text:p>23.0</text:p>
          </table:table-cell>
          <table:table-cell table:style-name="ce10" table:formula="of:=[.O16]/[.O35]" office:value-type="float" office:value="18.823222354534" calcext:value-type="float">
            <text:p>18.8</text:p>
          </table:table-cell>
          <table:table-cell table:style-name="ce10" table:formula="of:=[.P16]/[.P35]" office:value-type="float" office:value="16.6590103023138" calcext:value-type="float">
            <text:p>16.7</text:p>
          </table:table-cell>
          <table:table-cell table:style-name="ce10" table:formula="of:=[.Q16]/[.Q35]" office:value-type="float" office:value="14.1230596895503" calcext:value-type="float">
            <text:p>14.1</text:p>
          </table:table-cell>
          <table:table-cell table:style-name="ce10" table:formula="of:=[.R16]/[.R35]" office:value-type="float" office:value="12.6582495842672" calcext:value-type="float">
            <text:p>12.7</text:p>
          </table:table-cell>
          <table:table-cell table:style-name="ce10" table:formula="of:=[.S16]/[.S35]" office:value-type="float" office:value="10.283435393403" calcext:value-type="float">
            <text:p>10.3</text:p>
          </table:table-cell>
          <table:table-cell table:style-name="ce10" table:formula="of:=[.T16]/[.T35]" office:value-type="float" office:value="9.5907709663919" calcext:value-type="float">
            <text:p>9.6</text:p>
          </table:table-cell>
          <table:table-cell table:style-name="ce10" table:formula="of:=[.U16]/[.U35]" office:value-type="float" office:value="8.68164608839333" calcext:value-type="float">
            <text:p>8.7</text:p>
          </table:table-cell>
          <table:table-cell table:style-name="ce10" table:formula="of:=[.V16]/[.V35]" office:value-type="float" office:value="8.04506978599576" calcext:value-type="float">
            <text:p>8.0</text:p>
          </table:table-cell>
          <table:table-cell table:style-name="ce10" table:formula="of:=[.W16]/[.W35]" office:value-type="float" office:value="7.23571787569107" calcext:value-type="float">
            <text:p>7.2</text:p>
          </table:table-cell>
          <table:table-cell table:style-name="ce10" table:formula="of:=[.X16]/[.X35]" office:value-type="float" office:value="6.7809854723052" calcext:value-type="float">
            <text:p>6.8</text:p>
          </table:table-cell>
          <table:table-cell table:style-name="ce10" table:formula="of:=[.Y16]/[.Y35]" office:value-type="float" office:value="6.76482261447346" calcext:value-type="float">
            <text:p>6.8</text:p>
          </table:table-cell>
          <table:table-cell table:style-name="ce10" table:formula="of:=[.Z16]/[.Z35]" office:value-type="float" office:value="6.39991956277066" calcext:value-type="float">
            <text:p>6.4</text:p>
          </table:table-cell>
          <table:table-cell table:style-name="ce10" table:formula="of:=[.AA16]/[.AA35]" office:value-type="float" office:value="6.42508466694147" calcext:value-type="float">
            <text:p>6.4</text:p>
          </table:table-cell>
          <table:table-cell table:style-name="ce10" table:formula="of:=[.AB16]/[.AB35]" office:value-type="float" office:value="6.2343083214165" calcext:value-type="float">
            <text:p>6.2</text:p>
          </table:table-cell>
          <table:table-cell table:style-name="ce10" table:formula="of:=[.AC16]/[.AC35]" office:value-type="float" office:value="6.15273286936095" calcext:value-type="float">
            <text:p>6.2</text:p>
          </table:table-cell>
          <table:table-cell table:style-name="ce10" table:formula="of:=[.AD16]/[.AD35]" office:value-type="float" office:value="6.24526961214812" calcext:value-type="float">
            <text:p>6.2</text:p>
          </table:table-cell>
          <table:table-cell table:style-name="ce5" table:formula="of:=AVERAGE([.C53:.AD53])" office:value-type="float" office:value="184.64275723172" calcext:value-type="float">
            <text:p>184.64</text:p>
          </table:table-cell>
          <table:table-cell table:number-columns-repeated="993"/>
        </table:table-row>
        <table:table-row table:style-name="ro4">
          <table:table-cell/>
          <table:table-cell table:formula="of:=[.B36]" office:value-type="float" office:value="65000" calcext:value-type="float">
            <text:p>65000</text:p>
          </table:table-cell>
          <table:table-cell table:style-name="ce7" table:formula="of:=[.C17]/[.C36]" office:value-type="float" office:value="2609.50934824609" calcext:value-type="float">
            <text:p>2,610</text:p>
          </table:table-cell>
          <table:table-cell table:style-name="ce7" table:formula="of:=[.D17]/[.D36]" office:value-type="float" office:value="1299.61944058217" calcext:value-type="float">
            <text:p>1,300</text:p>
          </table:table-cell>
          <table:table-cell table:style-name="ce10" table:formula="of:=[.E17]/[.E36]" office:value-type="float" office:value="661.427943248409" calcext:value-type="float">
            <text:p>661.4</text:p>
          </table:table-cell>
          <table:table-cell table:style-name="ce10" table:formula="of:=[.F17]/[.F36]" office:value-type="float" office:value="310.158278677553" calcext:value-type="float">
            <text:p>310.2</text:p>
          </table:table-cell>
          <table:table-cell table:style-name="ce10" table:formula="of:=[.G17]/[.G36]" office:value-type="float" office:value="192.397427772404" calcext:value-type="float">
            <text:p>192.4</text:p>
          </table:table-cell>
          <table:table-cell table:style-name="ce10" table:formula="of:=[.H17]/[.H36]" office:value-type="float" office:value="123.915931992978" calcext:value-type="float">
            <text:p>123.9</text:p>
          </table:table-cell>
          <table:table-cell table:style-name="ce10" table:formula="of:=[.I17]/[.I36]" office:value-type="float" office:value="101.306456586952" calcext:value-type="float">
            <text:p>101.3</text:p>
          </table:table-cell>
          <table:table-cell table:style-name="ce10" table:formula="of:=[.J17]/[.J36]" office:value-type="float" office:value="72.661138888765" calcext:value-type="float">
            <text:p>72.7</text:p>
          </table:table-cell>
          <table:table-cell table:style-name="ce10" table:formula="of:=[.K17]/[.K36]" office:value-type="float" office:value="45.6583816213126" calcext:value-type="float">
            <text:p>45.7</text:p>
          </table:table-cell>
          <table:table-cell table:style-name="ce10" table:formula="of:=[.L17]/[.L36]" office:value-type="float" office:value="37.8906992779998" calcext:value-type="float">
            <text:p>37.9</text:p>
          </table:table-cell>
          <table:table-cell table:style-name="ce10" table:formula="of:=[.M17]/[.M36]" office:value-type="float" office:value="29.7435228536515" calcext:value-type="float">
            <text:p>29.7</text:p>
          </table:table-cell>
          <table:table-cell table:style-name="ce10" table:formula="of:=[.N17]/[.N36]" office:value-type="float" office:value="23.5880307355271" calcext:value-type="float">
            <text:p>23.6</text:p>
          </table:table-cell>
          <table:table-cell table:style-name="ce10" table:formula="of:=[.O17]/[.O36]" office:value-type="float" office:value="19.3541735846725" calcext:value-type="float">
            <text:p>19.4</text:p>
          </table:table-cell>
          <table:table-cell table:style-name="ce10" table:formula="of:=[.P17]/[.P36]" office:value-type="float" office:value="17.189010380801" calcext:value-type="float">
            <text:p>17.2</text:p>
          </table:table-cell>
          <table:table-cell table:style-name="ce10" table:formula="of:=[.Q17]/[.Q36]" office:value-type="float" office:value="14.1120733520732" calcext:value-type="float">
            <text:p>14.1</text:p>
          </table:table-cell>
          <table:table-cell table:style-name="ce10" table:formula="of:=[.R17]/[.R36]" office:value-type="float" office:value="12.95262922431" calcext:value-type="float">
            <text:p>13.0</text:p>
          </table:table-cell>
          <table:table-cell table:style-name="ce10" table:formula="of:=[.S17]/[.S36]" office:value-type="float" office:value="10.4287902980781" calcext:value-type="float">
            <text:p>10.4</text:p>
          </table:table-cell>
          <table:table-cell table:style-name="ce10" table:formula="of:=[.T17]/[.T36]" office:value-type="float" office:value="9.81728197205184" calcext:value-type="float">
            <text:p>9.8</text:p>
          </table:table-cell>
          <table:table-cell table:style-name="ce10" table:formula="of:=[.U17]/[.U36]" office:value-type="float" office:value="8.90240628418017" calcext:value-type="float">
            <text:p>8.9</text:p>
          </table:table-cell>
          <table:table-cell table:style-name="ce10" table:formula="of:=[.V17]/[.V36]" office:value-type="float" office:value="8.18722006438519" calcext:value-type="float">
            <text:p>8.2</text:p>
          </table:table-cell>
          <table:table-cell table:style-name="ce10" table:formula="of:=[.W17]/[.W36]" office:value-type="float" office:value="7.33861649216365" calcext:value-type="float">
            <text:p>7.3</text:p>
          </table:table-cell>
          <table:table-cell table:style-name="ce10" table:formula="of:=[.X17]/[.X36]" office:value-type="float" office:value="6.89829891398266" calcext:value-type="float">
            <text:p>6.9</text:p>
          </table:table-cell>
          <table:table-cell table:style-name="ce10" table:formula="of:=[.Y17]/[.Y36]" office:value-type="float" office:value="6.86936766254267" calcext:value-type="float">
            <text:p>6.9</text:p>
          </table:table-cell>
          <table:table-cell table:style-name="ce10" table:formula="of:=[.Z17]/[.Z36]" office:value-type="float" office:value="6.55057063576836" calcext:value-type="float">
            <text:p>6.6</text:p>
          </table:table-cell>
          <table:table-cell table:style-name="ce10" table:formula="of:=[.AA17]/[.AA36]" office:value-type="float" office:value="6.68284708213334" calcext:value-type="float">
            <text:p>6.7</text:p>
          </table:table-cell>
          <table:table-cell table:style-name="ce10" table:formula="of:=[.AB17]/[.AB36]" office:value-type="float" office:value="6.3474966206543" calcext:value-type="float">
            <text:p>6.3</text:p>
          </table:table-cell>
          <table:table-cell table:style-name="ce10" table:formula="of:=[.AC17]/[.AC36]" office:value-type="float" office:value="6.34519217947008" calcext:value-type="float">
            <text:p>6.3</text:p>
          </table:table-cell>
          <table:table-cell table:style-name="ce10" table:formula="of:=[.AD17]/[.AD36]" office:value-type="float" office:value="6.42269485033908" calcext:value-type="float">
            <text:p>6.4</text:p>
          </table:table-cell>
          <table:table-cell table:style-name="ce5" table:formula="of:=AVERAGE([.C54:.AD54])" office:value-type="float" office:value="202.224116788622" calcext:value-type="float">
            <text:p>202.22</text:p>
          </table:table-cell>
          <table:table-cell table:number-columns-repeated="993"/>
        </table:table-row>
        <table:table-row table:style-name="ro4">
          <table:table-cell/>
          <table:table-cell table:formula="of:=[.B37]" office:value-type="float" office:value="70000" calcext:value-type="float">
            <text:p>70000</text:p>
          </table:table-cell>
          <table:table-cell table:style-name="ce7" table:formula="of:=[.C18]/[.C37]" office:value-type="float" office:value="2530.52480652099" calcext:value-type="float">
            <text:p>2,531</text:p>
          </table:table-cell>
          <table:table-cell table:style-name="ce7" table:formula="of:=[.D18]/[.D37]" office:value-type="float" office:value="1329.78063824082" calcext:value-type="float">
            <text:p>1,330</text:p>
          </table:table-cell>
          <table:table-cell table:style-name="ce10" table:formula="of:=[.E18]/[.E37]" office:value-type="float" office:value="722.063238581923" calcext:value-type="float">
            <text:p>722.1</text:p>
          </table:table-cell>
          <table:table-cell table:style-name="ce10" table:formula="of:=[.F18]/[.F37]" office:value-type="float" office:value="321.964115566609" calcext:value-type="float">
            <text:p>322.0</text:p>
          </table:table-cell>
          <table:table-cell table:style-name="ce10" table:formula="of:=[.G18]/[.G37]" office:value-type="float" office:value="201.713466196478" calcext:value-type="float">
            <text:p>201.7</text:p>
          </table:table-cell>
          <table:table-cell table:style-name="ce10" table:formula="of:=[.H18]/[.H37]" office:value-type="float" office:value="137.039580409837" calcext:value-type="float">
            <text:p>137.0</text:p>
          </table:table-cell>
          <table:table-cell table:style-name="ce10" table:formula="of:=[.I18]/[.I37]" office:value-type="float" office:value="104.657495467199" calcext:value-type="float">
            <text:p>104.7</text:p>
          </table:table-cell>
          <table:table-cell table:style-name="ce10" table:formula="of:=[.J18]/[.J37]" office:value-type="float" office:value="75.0300640794379" calcext:value-type="float">
            <text:p>75.0</text:p>
          </table:table-cell>
          <table:table-cell table:style-name="ce10" table:formula="of:=[.K18]/[.K37]" office:value-type="float" office:value="46.9750717455586" calcext:value-type="float">
            <text:p>47.0</text:p>
          </table:table-cell>
          <table:table-cell table:style-name="ce10" table:formula="of:=[.L18]/[.L37]" office:value-type="float" office:value="38.2179624098058" calcext:value-type="float">
            <text:p>38.2</text:p>
          </table:table-cell>
          <table:table-cell table:style-name="ce10" table:formula="of:=[.M18]/[.M37]" office:value-type="float" office:value="31.0932083759183" calcext:value-type="float">
            <text:p>31.1</text:p>
          </table:table-cell>
          <table:table-cell table:style-name="ce10" table:formula="of:=[.N18]/[.N37]" office:value-type="float" office:value="23.8715058979264" calcext:value-type="float">
            <text:p>23.9</text:p>
          </table:table-cell>
          <table:table-cell table:style-name="ce10" table:formula="of:=[.O18]/[.O37]" office:value-type="float" office:value="19.7048655336803" calcext:value-type="float">
            <text:p>19.7</text:p>
          </table:table-cell>
          <table:table-cell table:style-name="ce10" table:formula="of:=[.P18]/[.P37]" office:value-type="float" office:value="17.5737117042216" calcext:value-type="float">
            <text:p>17.6</text:p>
          </table:table-cell>
          <table:table-cell table:style-name="ce10" table:formula="of:=[.Q18]/[.Q37]" office:value-type="float" office:value="15.0126734605891" calcext:value-type="float">
            <text:p>15.0</text:p>
          </table:table-cell>
          <table:table-cell table:style-name="ce10" table:formula="of:=[.R18]/[.R37]" office:value-type="float" office:value="12.88311580473" calcext:value-type="float">
            <text:p>12.9</text:p>
          </table:table-cell>
          <table:table-cell table:style-name="ce10" table:formula="of:=[.S18]/[.S37]" office:value-type="float" office:value="10.532092772384" calcext:value-type="float">
            <text:p>10.5</text:p>
          </table:table-cell>
          <table:table-cell table:style-name="ce10" table:formula="of:=[.T18]/[.T37]" office:value-type="float" office:value="10.1802576571133" calcext:value-type="float">
            <text:p>10.2</text:p>
          </table:table-cell>
          <table:table-cell table:style-name="ce10" table:formula="of:=[.U18]/[.U37]" office:value-type="float" office:value="9.22136246336962" calcext:value-type="float">
            <text:p>9.2</text:p>
          </table:table-cell>
          <table:table-cell table:style-name="ce10" table:formula="of:=[.V18]/[.V37]" office:value-type="float" office:value="8.45136929358621" calcext:value-type="float">
            <text:p>8.5</text:p>
          </table:table-cell>
          <table:table-cell table:style-name="ce10" table:formula="of:=[.W18]/[.W37]" office:value-type="float" office:value="7.4829752981703" calcext:value-type="float">
            <text:p>7.5</text:p>
          </table:table-cell>
          <table:table-cell table:style-name="ce10" table:formula="of:=[.X18]/[.X37]" office:value-type="float" office:value="7.11389098042791" calcext:value-type="float">
            <text:p>7.1</text:p>
          </table:table-cell>
          <table:table-cell table:style-name="ce10" table:formula="of:=[.Y18]/[.Y37]" office:value-type="float" office:value="7.21951346549494" calcext:value-type="float">
            <text:p>7.2</text:p>
          </table:table-cell>
          <table:table-cell table:style-name="ce10" table:formula="of:=[.Z18]/[.Z37]" office:value-type="float" office:value="6.13865406664604" calcext:value-type="float">
            <text:p>6.1</text:p>
          </table:table-cell>
          <table:table-cell table:style-name="ce10" table:formula="of:=[.AA18]/[.AA37]" office:value-type="float" office:value="6.74582497006038" calcext:value-type="float">
            <text:p>6.7</text:p>
          </table:table-cell>
          <table:table-cell table:style-name="ce10" table:formula="of:=[.AB18]/[.AB37]" office:value-type="float" office:value="6.58837696154764" calcext:value-type="float">
            <text:p>6.6</text:p>
          </table:table-cell>
          <table:table-cell table:style-name="ce10" table:formula="of:=[.AC18]/[.AC37]" office:value-type="float" office:value="6.45299251178918" calcext:value-type="float">
            <text:p>6.5</text:p>
          </table:table-cell>
          <table:table-cell table:style-name="ce10" table:formula="of:=[.AD18]/[.AD37]" office:value-type="float" office:value="6.54426297963161" calcext:value-type="float">
            <text:p>6.5</text:p>
          </table:table-cell>
          <table:table-cell table:style-name="ce5" table:formula="of:=AVERAGE([.C55:.AD55])" office:value-type="float" office:value="204.313467621998" calcext:value-type="float">
            <text:p>204.31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8" table:formula="of:=AVERAGE([.C42:.C55])" office:value-type="float" office:value="1660.3868912264" calcext:value-type="float">
            <text:p>1,660</text:p>
          </table:table-cell>
          <table:table-cell table:style-name="ce9" table:formula="of:=AVERAGE([.D42:.D55])" office:value-type="float" office:value="873.927768671074" calcext:value-type="float">
            <text:p>873.9</text:p>
          </table:table-cell>
          <table:table-cell table:style-name="ce9" table:formula="of:=AVERAGE([.E42:.E55])" office:value-type="float" office:value="454.062076930778" calcext:value-type="float">
            <text:p>454.1</text:p>
          </table:table-cell>
          <table:table-cell table:style-name="ce9" table:formula="of:=AVERAGE([.F42:.F55])" office:value-type="float" office:value="212.44705393059" calcext:value-type="float">
            <text:p>212.4</text:p>
          </table:table-cell>
          <table:table-cell table:style-name="ce9" table:formula="of:=AVERAGE([.G42:.G55])" office:value-type="float" office:value="132.80025010122" calcext:value-type="float">
            <text:p>132.8</text:p>
          </table:table-cell>
          <table:table-cell table:style-name="ce5" table:formula="of:=AVERAGE([.H42:.H55])" office:value-type="float" office:value="92.3343896656879" calcext:value-type="float">
            <text:p>92.33</text:p>
          </table:table-cell>
          <table:table-cell table:style-name="ce5" table:formula="of:=AVERAGE([.I42:.I55])" office:value-type="float" office:value="72.5094550559263" calcext:value-type="float">
            <text:p>72.51</text:p>
          </table:table-cell>
          <table:table-cell table:style-name="ce5" table:formula="of:=AVERAGE([.J42:.J55])" office:value-type="float" office:value="52.669666908937" calcext:value-type="float">
            <text:p>52.67</text:p>
          </table:table-cell>
          <table:table-cell table:style-name="ce9" table:formula="of:=AVERAGE([.K42:.K55])" office:value-type="float" office:value="34.342699529252" calcext:value-type="float">
            <text:p>34.3</text:p>
          </table:table-cell>
          <table:table-cell table:style-name="ce9" table:formula="of:=AVERAGE([.L42:.L55])" office:value-type="float" office:value="28.4687591619826" calcext:value-type="float">
            <text:p>28.5</text:p>
          </table:table-cell>
          <table:table-cell table:style-name="ce9" table:formula="of:=AVERAGE([.M42:.M55])" office:value-type="float" office:value="23.3315415964782" calcext:value-type="float">
            <text:p>23.3</text:p>
          </table:table-cell>
          <table:table-cell table:style-name="ce9" table:formula="of:=AVERAGE([.N42:.N55])" office:value-type="float" office:value="18.6542214666438" calcext:value-type="float">
            <text:p>18.7</text:p>
          </table:table-cell>
          <table:table-cell table:style-name="ce9" table:formula="of:=AVERAGE([.O42:.O55])" office:value-type="float" office:value="15.5160028593024" calcext:value-type="float">
            <text:p>15.5</text:p>
          </table:table-cell>
          <table:table-cell table:style-name="ce9" table:formula="of:=AVERAGE([.P42:.P55])" office:value-type="float" office:value="13.8532638019518" calcext:value-type="float">
            <text:p>13.9</text:p>
          </table:table-cell>
          <table:table-cell table:style-name="ce9" table:formula="of:=AVERAGE([.Q42:.Q55])" office:value-type="float" office:value="11.6736515896717" calcext:value-type="float">
            <text:p>11.7</text:p>
          </table:table-cell>
          <table:table-cell table:style-name="ce9" table:formula="of:=AVERAGE([.R42:.R55])" office:value-type="float" office:value="10.6053312993571" calcext:value-type="float">
            <text:p>10.6</text:p>
          </table:table-cell>
          <table:table-cell table:style-name="ce9" table:formula="of:=AVERAGE([.S42:.S55])" office:value-type="float" office:value="8.65799406937654" calcext:value-type="float">
            <text:p>8.7</text:p>
          </table:table-cell>
          <table:table-cell table:style-name="ce9" table:formula="of:=AVERAGE([.T42:.T55])" office:value-type="float" office:value="8.20482181979083" calcext:value-type="float">
            <text:p>8.2</text:p>
          </table:table-cell>
          <table:table-cell table:style-name="ce9" table:formula="of:=AVERAGE([.U42:.U55])" office:value-type="float" office:value="7.43284368521476" calcext:value-type="float">
            <text:p>7.4</text:p>
          </table:table-cell>
          <table:table-cell table:style-name="ce9" table:formula="of:=AVERAGE([.V42:.V55])" office:value-type="float" office:value="6.94914701060445" calcext:value-type="float">
            <text:p>6.9</text:p>
          </table:table-cell>
          <table:table-cell table:style-name="ce9" table:formula="of:=AVERAGE([.W42:.W55])" office:value-type="float" office:value="6.19701196208812" calcext:value-type="float">
            <text:p>6.2</text:p>
          </table:table-cell>
          <table:table-cell table:style-name="ce9" table:formula="of:=AVERAGE([.X42:.X55])" office:value-type="float" office:value="5.87069924579379" calcext:value-type="float">
            <text:p>5.9</text:p>
          </table:table-cell>
          <table:table-cell table:style-name="ce9" table:formula="of:=AVERAGE([.Y42:.Y55])" office:value-type="float" office:value="5.87978787453648" calcext:value-type="float">
            <text:p>5.9</text:p>
          </table:table-cell>
          <table:table-cell table:style-name="ce9" table:formula="of:=AVERAGE([.Z42:.Z55])" office:value-type="float" office:value="5.52263195325354" calcext:value-type="float">
            <text:p>5.5</text:p>
          </table:table-cell>
          <table:table-cell table:style-name="ce9" table:formula="of:=AVERAGE([.AA42:.AA55])" office:value-type="float" office:value="5.61977311792616" calcext:value-type="float">
            <text:p>5.6</text:p>
          </table:table-cell>
          <table:table-cell table:style-name="ce9" table:formula="of:=AVERAGE([.AB42:.AB55])" office:value-type="float" office:value="5.4392936892925" calcext:value-type="float">
            <text:p>5.4</text:p>
          </table:table-cell>
          <table:table-cell table:style-name="ce9" table:formula="of:=AVERAGE([.AC42:.AC55])" office:value-type="float" office:value="5.4171938960417" calcext:value-type="float">
            <text:p>5.4</text:p>
          </table:table-cell>
          <table:table-cell table:style-name="ce9" table:formula="of:=AVERAGE([.AD42:.AD55])" office:value-type="float" office:value="5.45969270062115" calcext:value-type="float">
            <text:p>5.5</text:p>
          </table:table-cell>
          <table:table-cell table:style-name="ce5" table:formula="of:=AVERAGE([.C42:.AD55])" office:value-type="float" office:value="135.151211243564" calcext:value-type="float">
            <text:p>135.15</text:p>
          </table:table-cell>
          <table:table-cell table:number-columns-repeated="99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24:Sheet1.AD37">
            <calcext:color-scale>
              <calcext:color-scale-entry calcext:value="0" calcext:type="minimum" calcext:color="#afd095"/>
              <calcext:color-scale-entry calcext:value="0" calcext:type="maximum" calcext:color="#e16173"/>
            </calcext:color-scale>
          </calcext:conditional-format>
          <calcext:conditional-format calcext:target-range-address="Sheet1.C42:Sheet1.AD55">
            <calcext:color-scale>
              <calcext:color-scale-entry calcext:value="0" calcext:type="minimum" calcext:color="#afd095"/>
              <calcext:color-scale-entry calcext:value="0" calcext:type="maximum" calcext:color="#e16173"/>
            </calcext:color-scale>
          </calcext:conditional-format>
          <calcext:conditional-format calcext:target-range-address="Sheet1.C5:Sheet1.AD18">
            <calcext:color-scale>
              <calcext:color-scale-entry calcext:value="0" calcext:type="minimum" calcext:color="#afd095"/>
              <calcext:color-scale-entry calcext:value="0" calcext:type="maximum" calcext:color="#e161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8:08:39.748892504</meta:creation-date>
    <dc:date>2023-01-07T20:47:23.638494152</dc:date>
    <meta:editing-duration>PT1H36M50S</meta:editing-duration>
    <meta:editing-cycles>2</meta:editing-cycles>
    <meta:generator>LibreOffice/7.3.7.2$Linux_X86_64 LibreOffice_project/30$Build-2</meta:generator>
    <meta:document-statistic meta:table-count="1" meta:cell-count="144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6cm" svg:y="0.922cm" style:legend-expansion="high" chart:style-name="ch2"/>
        <chart:plot-area chart:style-name="ch3" table:cell-range-address="Sheet1.B4:Sheet1.AD18" chart:data-source-has-labels="both" svg:x="0.32cm" svg:y="0.18cm" svg:width="12.12cm" svg:height="8.64cm">
          <chart:coordinate-region svg:x="1.439cm" svg:y="0.382cm" svg:width="10.858cm" svg:height="7.229cm"/>
          <chart:axis chart:dimension="x" chart:name="primary-x" chart:style-name="ch4" chartooo:axis-type="auto">
            <chartooo:date-scale/>
            <chart:categories table:cell-range-address="Sheet1.B5:Sheet1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8" chart:label-cell-address="Sheet1.C4:Sheet1.C4" chart:class="chart:line">
            <chart:data-point chart:repeated="14"/>
          </chart:series>
          <chart:series chart:style-name="ch8" chart:values-cell-range-address="Sheet1.D5:Sheet1.D18" chart:label-cell-address="Sheet1.D4:Sheet1.D4" chart:class="chart:line">
            <chart:data-point chart:repeated="14"/>
          </chart:series>
          <chart:series chart:style-name="ch9" chart:values-cell-range-address="Sheet1.E5:Sheet1.E18" chart:label-cell-address="Sheet1.E4:Sheet1.E4" chart:class="chart:line">
            <chart:data-point chart:repeated="14"/>
          </chart:series>
          <chart:series chart:style-name="ch10" chart:values-cell-range-address="Sheet1.F5:Sheet1.F18" chart:label-cell-address="Sheet1.F4:Sheet1.F4" chart:class="chart:line">
            <chart:data-point chart:repeated="14"/>
          </chart:series>
          <chart:series chart:style-name="ch11" chart:values-cell-range-address="Sheet1.G5:Sheet1.G18" chart:label-cell-address="Sheet1.G4:Sheet1.G4" chart:class="chart:line">
            <chart:data-point chart:repeated="14"/>
          </chart:series>
          <chart:series chart:style-name="ch12" chart:values-cell-range-address="Sheet1.H5:Sheet1.H18" chart:label-cell-address="Sheet1.H4:Sheet1.H4" chart:class="chart:line">
            <chart:data-point chart:repeated="14"/>
          </chart:series>
          <chart:series chart:style-name="ch13" chart:values-cell-range-address="Sheet1.I5:Sheet1.I18" chart:label-cell-address="Sheet1.I4:Sheet1.I4" chart:class="chart:line">
            <chart:data-point chart:repeated="14"/>
          </chart:series>
          <chart:series chart:style-name="ch14" chart:values-cell-range-address="Sheet1.J5:Sheet1.J18" chart:label-cell-address="Sheet1.J4:Sheet1.J4" chart:class="chart:line">
            <chart:data-point chart:repeated="14"/>
          </chart:series>
          <chart:series chart:style-name="ch15" chart:values-cell-range-address="Sheet1.K5:Sheet1.K18" chart:label-cell-address="Sheet1.K4:Sheet1.K4" chart:class="chart:line">
            <chart:data-point chart:repeated="14"/>
          </chart:series>
          <chart:series chart:style-name="ch16" chart:values-cell-range-address="Sheet1.L5:Sheet1.L18" chart:label-cell-address="Sheet1.L4:Sheet1.L4" chart:class="chart:line">
            <chart:data-point chart:repeated="14"/>
          </chart:series>
          <chart:series chart:style-name="ch17" chart:values-cell-range-address="Sheet1.M5:Sheet1.M18" chart:label-cell-address="Sheet1.M4:Sheet1.M4" chart:class="chart:line">
            <chart:data-point chart:repeated="14"/>
          </chart:series>
          <chart:series chart:style-name="ch18" chart:values-cell-range-address="Sheet1.N5:Sheet1.N18" chart:label-cell-address="Sheet1.N4:Sheet1.N4" chart:class="chart:line">
            <chart:data-point chart:repeated="14"/>
          </chart:series>
          <chart:series chart:style-name="ch7" chart:values-cell-range-address="Sheet1.O5:Sheet1.O18" chart:label-cell-address="Sheet1.O4:Sheet1.O4" chart:class="chart:line">
            <chart:data-point chart:repeated="14"/>
          </chart:series>
          <chart:series chart:style-name="ch8" chart:values-cell-range-address="Sheet1.P5:Sheet1.P18" chart:label-cell-address="Sheet1.P4:Sheet1.P4" chart:class="chart:line">
            <chart:data-point chart:repeated="14"/>
          </chart:series>
          <chart:series chart:style-name="ch9" chart:values-cell-range-address="Sheet1.Q5:Sheet1.Q18" chart:label-cell-address="Sheet1.Q4:Sheet1.Q4" chart:class="chart:line">
            <chart:data-point chart:repeated="14"/>
          </chart:series>
          <chart:series chart:style-name="ch10" chart:values-cell-range-address="Sheet1.R5:Sheet1.R18" chart:label-cell-address="Sheet1.R4:Sheet1.R4" chart:class="chart:line">
            <chart:data-point chart:repeated="14"/>
          </chart:series>
          <chart:series chart:style-name="ch11" chart:values-cell-range-address="Sheet1.S5:Sheet1.S18" chart:label-cell-address="Sheet1.S4:Sheet1.S4" chart:class="chart:line">
            <chart:data-point chart:repeated="14"/>
          </chart:series>
          <chart:series chart:style-name="ch12" chart:values-cell-range-address="Sheet1.T5:Sheet1.T18" chart:label-cell-address="Sheet1.T4:Sheet1.T4" chart:class="chart:line">
            <chart:data-point chart:repeated="14"/>
          </chart:series>
          <chart:series chart:style-name="ch13" chart:values-cell-range-address="Sheet1.U5:Sheet1.U18" chart:label-cell-address="Sheet1.U4:Sheet1.U4" chart:class="chart:line">
            <chart:data-point chart:repeated="14"/>
          </chart:series>
          <chart:series chart:style-name="ch14" chart:values-cell-range-address="Sheet1.V5:Sheet1.V18" chart:label-cell-address="Sheet1.V4:Sheet1.V4" chart:class="chart:line">
            <chart:data-point chart:repeated="14"/>
          </chart:series>
          <chart:series chart:style-name="ch15" chart:values-cell-range-address="Sheet1.W5:Sheet1.W18" chart:label-cell-address="Sheet1.W4:Sheet1.W4" chart:class="chart:line">
            <chart:data-point chart:repeated="14"/>
          </chart:series>
          <chart:series chart:style-name="ch16" chart:values-cell-range-address="Sheet1.X5:Sheet1.X18" chart:label-cell-address="Sheet1.X4:Sheet1.X4" chart:class="chart:line">
            <chart:data-point chart:repeated="14"/>
          </chart:series>
          <chart:series chart:style-name="ch17" chart:values-cell-range-address="Sheet1.Y5:Sheet1.Y18" chart:label-cell-address="Sheet1.Y4:Sheet1.Y4" chart:class="chart:line">
            <chart:data-point chart:repeated="14"/>
          </chart:series>
          <chart:series chart:style-name="ch18" chart:values-cell-range-address="Sheet1.Z5:Sheet1.Z18" chart:label-cell-address="Sheet1.Z4:Sheet1.Z4" chart:class="chart:line">
            <chart:data-point chart:repeated="14"/>
          </chart:series>
          <chart:series chart:style-name="ch7" chart:values-cell-range-address="Sheet1.AA5:Sheet1.AA18" chart:label-cell-address="Sheet1.AA4:Sheet1.AA4" chart:class="chart:line">
            <chart:data-point chart:repeated="14"/>
          </chart:series>
          <chart:series chart:style-name="ch8" chart:values-cell-range-address="Sheet1.AB5:Sheet1.AB18" chart:label-cell-address="Sheet1.AB4:Sheet1.AB4" chart:class="chart:line">
            <chart:data-point chart:repeated="14"/>
          </chart:series>
          <chart:series chart:style-name="ch9" chart:values-cell-range-address="Sheet1.AC5:Sheet1.AC18" chart:label-cell-address="Sheet1.AC4:Sheet1.AC4" chart:class="chart:line">
            <chart:data-point chart:repeated="14"/>
          </chart:series>
          <chart:series chart:style-name="ch10" chart:values-cell-range-address="Sheet1.AD5:Sheet1.AD18" chart:label-cell-address="Sheet1.AD4:Sheet1.AD4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C4:Sheet1.C4</svg:desc>
                </draw:g>
              </table:table-cell>
              <table:table-cell office:value-type="string">
                <text:p>4</text:p>
                <draw:g>
                  <svg:desc>Sheet1.D4:Sheet1.D4</svg:desc>
                </draw:g>
              </table:table-cell>
              <table:table-cell office:value-type="string">
                <text:p>6</text:p>
                <draw:g>
                  <svg:desc>Sheet1.E4:Sheet1.E4</svg:desc>
                </draw:g>
              </table:table-cell>
              <table:table-cell office:value-type="string">
                <text:p>8</text:p>
                <draw:g>
                  <svg:desc>Sheet1.F4:Sheet1.F4</svg:desc>
                </draw:g>
              </table:table-cell>
              <table:table-cell office:value-type="string">
                <text:p>10</text:p>
                <draw:g>
                  <svg:desc>Sheet1.G4:Sheet1.G4</svg:desc>
                </draw:g>
              </table:table-cell>
              <table:table-cell office:value-type="string">
                <text:p>12</text:p>
                <draw:g>
                  <svg:desc>Sheet1.H4:Sheet1.H4</svg:desc>
                </draw:g>
              </table:table-cell>
              <table:table-cell office:value-type="string">
                <text:p>14</text:p>
                <draw:g>
                  <svg:desc>Sheet1.I4:Sheet1.I4</svg:desc>
                </draw:g>
              </table:table-cell>
              <table:table-cell office:value-type="string">
                <text:p>16</text:p>
                <draw:g>
                  <svg:desc>Sheet1.J4:Sheet1.J4</svg:desc>
                </draw:g>
              </table:table-cell>
              <table:table-cell office:value-type="string">
                <text:p>18</text:p>
                <draw:g>
                  <svg:desc>Sheet1.K4:Sheet1.K4</svg:desc>
                </draw:g>
              </table:table-cell>
              <table:table-cell office:value-type="string">
                <text:p>20</text:p>
                <draw:g>
                  <svg:desc>Sheet1.L4:Sheet1.L4</svg:desc>
                </draw:g>
              </table:table-cell>
              <table:table-cell office:value-type="string">
                <text:p>22</text:p>
                <draw:g>
                  <svg:desc>Sheet1.M4:Sheet1.M4</svg:desc>
                </draw:g>
              </table:table-cell>
              <table:table-cell office:value-type="string">
                <text:p>24</text:p>
                <draw:g>
                  <svg:desc>Sheet1.N4:Sheet1.N4</svg:desc>
                </draw:g>
              </table:table-cell>
              <table:table-cell office:value-type="string">
                <text:p>26</text:p>
                <draw:g>
                  <svg:desc>Sheet1.O4:Sheet1.O4</svg:desc>
                </draw:g>
              </table:table-cell>
              <table:table-cell office:value-type="string">
                <text:p>28</text:p>
                <draw:g>
                  <svg:desc>Sheet1.P4:Sheet1.P4</svg:desc>
                </draw:g>
              </table:table-cell>
              <table:table-cell office:value-type="string">
                <text:p>30</text:p>
                <draw:g>
                  <svg:desc>Sheet1.Q4:Sheet1.Q4</svg:desc>
                </draw:g>
              </table:table-cell>
              <table:table-cell office:value-type="string">
                <text:p>32</text:p>
                <draw:g>
                  <svg:desc>Sheet1.R4:Sheet1.R4</svg:desc>
                </draw:g>
              </table:table-cell>
              <table:table-cell office:value-type="string">
                <text:p>34</text:p>
                <draw:g>
                  <svg:desc>Sheet1.S4:Sheet1.S4</svg:desc>
                </draw:g>
              </table:table-cell>
              <table:table-cell office:value-type="string">
                <text:p>36</text:p>
                <draw:g>
                  <svg:desc>Sheet1.T4:Sheet1.T4</svg:desc>
                </draw:g>
              </table:table-cell>
              <table:table-cell office:value-type="string">
                <text:p>38</text:p>
                <draw:g>
                  <svg:desc>Sheet1.U4:Sheet1.U4</svg:desc>
                </draw:g>
              </table:table-cell>
              <table:table-cell office:value-type="string">
                <text:p>40</text:p>
                <draw:g>
                  <svg:desc>Sheet1.V4:Sheet1.V4</svg:desc>
                </draw:g>
              </table:table-cell>
              <table:table-cell office:value-type="string">
                <text:p>42</text:p>
                <draw:g>
                  <svg:desc>Sheet1.W4:Sheet1.W4</svg:desc>
                </draw:g>
              </table:table-cell>
              <table:table-cell office:value-type="string">
                <text:p>44</text:p>
                <draw:g>
                  <svg:desc>Sheet1.X4:Sheet1.X4</svg:desc>
                </draw:g>
              </table:table-cell>
              <table:table-cell office:value-type="string">
                <text:p>46</text:p>
                <draw:g>
                  <svg:desc>Sheet1.Y4:Sheet1.Y4</svg:desc>
                </draw:g>
              </table:table-cell>
              <table:table-cell office:value-type="string">
                <text:p>48</text:p>
                <draw:g>
                  <svg:desc>Sheet1.Z4:Sheet1.Z4</svg:desc>
                </draw:g>
              </table:table-cell>
              <table:table-cell office:value-type="string">
                <text:p>50</text:p>
                <draw:g>
                  <svg:desc>Sheet1.AA4:Sheet1.AA4</svg:desc>
                </draw:g>
              </table:table-cell>
              <table:table-cell office:value-type="string">
                <text:p>52</text:p>
                <draw:g>
                  <svg:desc>Sheet1.AB4:Sheet1.AB4</svg:desc>
                </draw:g>
              </table:table-cell>
              <table:table-cell office:value-type="string">
                <text:p>54</text:p>
                <draw:g>
                  <svg:desc>Sheet1.AC4:Sheet1.AC4</svg:desc>
                </draw:g>
              </table:table-cell>
              <table:table-cell office:value-type="string">
                <text:p>56</text:p>
                <draw:g>
                  <svg:desc>Sheet1.AD4:Sheet1.AD4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5:Sheet1.B18</svg:desc>
                </draw:g>
              </table:table-cell>
              <table:table-cell office:value-type="float" office:value="3.96595">
                <text:p>3.96595</text:p>
                <draw:g>
                  <svg:desc>Sheet1.C5:Sheet1.C18</svg:desc>
                </draw:g>
              </table:table-cell>
              <table:table-cell office:value-type="float" office:value="5.04772">
                <text:p>5.04772</text:p>
                <draw:g>
                  <svg:desc>Sheet1.D5:Sheet1.D18</svg:desc>
                </draw:g>
              </table:table-cell>
              <table:table-cell office:value-type="float" office:value="7.47802">
                <text:p>7.47802</text:p>
                <draw:g>
                  <svg:desc>Sheet1.E5:Sheet1.E18</svg:desc>
                </draw:g>
              </table:table-cell>
              <table:table-cell office:value-type="float" office:value="7.80592">
                <text:p>7.80592</text:p>
                <draw:g>
                  <svg:desc>Sheet1.F5:Sheet1.F18</svg:desc>
                </draw:g>
              </table:table-cell>
              <table:table-cell office:value-type="float" office:value="9.14153">
                <text:p>9.14153</text:p>
                <draw:g>
                  <svg:desc>Sheet1.G5:Sheet1.G18</svg:desc>
                </draw:g>
              </table:table-cell>
              <table:table-cell office:value-type="float" office:value="10.6997">
                <text:p>10.6997</text:p>
                <draw:g>
                  <svg:desc>Sheet1.H5:Sheet1.H18</svg:desc>
                </draw:g>
              </table:table-cell>
              <table:table-cell office:value-type="float" office:value="12.1601">
                <text:p>12.1601</text:p>
                <draw:g>
                  <svg:desc>Sheet1.I5:Sheet1.I18</svg:desc>
                </draw:g>
              </table:table-cell>
              <table:table-cell office:value-type="float" office:value="13.2949">
                <text:p>13.2949</text:p>
                <draw:g>
                  <svg:desc>Sheet1.J5:Sheet1.J18</svg:desc>
                </draw:g>
              </table:table-cell>
              <table:table-cell office:value-type="float" office:value="14.7352">
                <text:p>14.7352</text:p>
                <draw:g>
                  <svg:desc>Sheet1.K5:Sheet1.K18</svg:desc>
                </draw:g>
              </table:table-cell>
              <table:table-cell office:value-type="float" office:value="17.4468">
                <text:p>17.4468</text:p>
                <draw:g>
                  <svg:desc>Sheet1.L5:Sheet1.L18</svg:desc>
                </draw:g>
              </table:table-cell>
              <table:table-cell office:value-type="float" office:value="18.1528">
                <text:p>18.1528</text:p>
                <draw:g>
                  <svg:desc>Sheet1.M5:Sheet1.M18</svg:desc>
                </draw:g>
              </table:table-cell>
              <table:table-cell office:value-type="float" office:value="19.7272">
                <text:p>19.7272</text:p>
                <draw:g>
                  <svg:desc>Sheet1.N5:Sheet1.N18</svg:desc>
                </draw:g>
              </table:table-cell>
              <table:table-cell office:value-type="float" office:value="21.1731">
                <text:p>21.1731</text:p>
                <draw:g>
                  <svg:desc>Sheet1.O5:Sheet1.O18</svg:desc>
                </draw:g>
              </table:table-cell>
              <table:table-cell office:value-type="float" office:value="21.7992">
                <text:p>21.7992</text:p>
                <draw:g>
                  <svg:desc>Sheet1.P5:Sheet1.P18</svg:desc>
                </draw:g>
              </table:table-cell>
              <table:table-cell office:value-type="float" office:value="23.0691">
                <text:p>23.0691</text:p>
                <draw:g>
                  <svg:desc>Sheet1.Q5:Sheet1.Q18</svg:desc>
                </draw:g>
              </table:table-cell>
              <table:table-cell office:value-type="float" office:value="24.008">
                <text:p>24.008</text:p>
                <draw:g>
                  <svg:desc>Sheet1.R5:Sheet1.R18</svg:desc>
                </draw:g>
              </table:table-cell>
              <table:table-cell office:value-type="float" office:value="25.805">
                <text:p>25.805</text:p>
                <draw:g>
                  <svg:desc>Sheet1.S5:Sheet1.S18</svg:desc>
                </draw:g>
              </table:table-cell>
              <table:table-cell office:value-type="float" office:value="27.1195">
                <text:p>27.1195</text:p>
                <draw:g>
                  <svg:desc>Sheet1.T5:Sheet1.T18</svg:desc>
                </draw:g>
              </table:table-cell>
              <table:table-cell office:value-type="float" office:value="28.3078">
                <text:p>28.3078</text:p>
                <draw:g>
                  <svg:desc>Sheet1.U5:Sheet1.U18</svg:desc>
                </draw:g>
              </table:table-cell>
              <table:table-cell office:value-type="float" office:value="29.9251">
                <text:p>29.9251</text:p>
                <draw:g>
                  <svg:desc>Sheet1.V5:Sheet1.V18</svg:desc>
                </draw:g>
              </table:table-cell>
              <table:table-cell office:value-type="float" office:value="35.0742">
                <text:p>35.0742</text:p>
                <draw:g>
                  <svg:desc>Sheet1.W5:Sheet1.W18</svg:desc>
                </draw:g>
              </table:table-cell>
              <table:table-cell office:value-type="float" office:value="34.6515">
                <text:p>34.6515</text:p>
                <draw:g>
                  <svg:desc>Sheet1.X5:Sheet1.X18</svg:desc>
                </draw:g>
              </table:table-cell>
              <table:table-cell office:value-type="float" office:value="34.0023">
                <text:p>34.0023</text:p>
                <draw:g>
                  <svg:desc>Sheet1.Y5:Sheet1.Y18</svg:desc>
                </draw:g>
              </table:table-cell>
              <table:table-cell office:value-type="float" office:value="35.568">
                <text:p>35.568</text:p>
                <draw:g>
                  <svg:desc>Sheet1.Z5:Sheet1.Z18</svg:desc>
                </draw:g>
              </table:table-cell>
              <table:table-cell office:value-type="float" office:value="37.5648">
                <text:p>37.5648</text:p>
                <draw:g>
                  <svg:desc>Sheet1.AA5:Sheet1.AA18</svg:desc>
                </draw:g>
              </table:table-cell>
              <table:table-cell office:value-type="float" office:value="38.807">
                <text:p>38.807</text:p>
                <draw:g>
                  <svg:desc>Sheet1.AB5:Sheet1.AB18</svg:desc>
                </draw:g>
              </table:table-cell>
              <table:table-cell office:value-type="float" office:value="39.3427">
                <text:p>39.3427</text:p>
                <draw:g>
                  <svg:desc>Sheet1.AC5:Sheet1.AC18</svg:desc>
                </draw:g>
              </table:table-cell>
              <table:table-cell office:value-type="float" office:value="40.0021">
                <text:p>40.0021</text:p>
                <draw:g>
                  <svg:desc>Sheet1.AD5:Sheet1.AD1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24432">
                <text:p>7.24432</text:p>
              </table:table-cell>
              <table:table-cell office:value-type="float" office:value="9.79527">
                <text:p>9.79527</text:p>
              </table:table-cell>
              <table:table-cell office:value-type="float" office:value="12.4427">
                <text:p>12.4427</text:p>
              </table:table-cell>
              <table:table-cell office:value-type="float" office:value="15.3946">
                <text:p>15.3946</text:p>
              </table:table-cell>
              <table:table-cell office:value-type="float" office:value="17.7272">
                <text:p>17.7272</text:p>
              </table:table-cell>
              <table:table-cell office:value-type="float" office:value="20.3977">
                <text:p>20.3977</text:p>
              </table:table-cell>
              <table:table-cell office:value-type="float" office:value="23.1988">
                <text:p>23.1988</text:p>
              </table:table-cell>
              <table:table-cell office:value-type="float" office:value="26.1401">
                <text:p>26.1401</text:p>
              </table:table-cell>
              <table:table-cell office:value-type="float" office:value="28.8635">
                <text:p>28.8635</text:p>
              </table:table-cell>
              <table:table-cell office:value-type="float" office:value="31.4313">
                <text:p>31.4313</text:p>
              </table:table-cell>
              <table:table-cell office:value-type="float" office:value="34.4646">
                <text:p>34.4646</text:p>
              </table:table-cell>
              <table:table-cell office:value-type="float" office:value="36.6957">
                <text:p>36.6957</text:p>
              </table:table-cell>
              <table:table-cell office:value-type="float" office:value="39.5443">
                <text:p>39.5443</text:p>
              </table:table-cell>
              <table:table-cell office:value-type="float" office:value="43.5168">
                <text:p>43.5168</text:p>
              </table:table-cell>
              <table:table-cell office:value-type="float" office:value="45.2722">
                <text:p>45.2722</text:p>
              </table:table-cell>
              <table:table-cell office:value-type="float" office:value="47.8435">
                <text:p>47.8435</text:p>
              </table:table-cell>
              <table:table-cell office:value-type="float" office:value="51.0506">
                <text:p>51.0506</text:p>
              </table:table-cell>
              <table:table-cell office:value-type="float" office:value="54.626">
                <text:p>54.626</text:p>
              </table:table-cell>
              <table:table-cell office:value-type="float" office:value="56.4813">
                <text:p>56.4813</text:p>
              </table:table-cell>
              <table:table-cell office:value-type="float" office:value="59.329">
                <text:p>59.329</text:p>
              </table:table-cell>
              <table:table-cell office:value-type="float" office:value="62.0472">
                <text:p>62.0472</text:p>
              </table:table-cell>
              <table:table-cell office:value-type="float" office:value="65.2209">
                <text:p>65.2209</text:p>
              </table:table-cell>
              <table:table-cell office:value-type="float" office:value="66.9748">
                <text:p>66.9748</text:p>
              </table:table-cell>
              <table:table-cell office:value-type="float" office:value="69.9766">
                <text:p>69.9766</text:p>
              </table:table-cell>
              <table:table-cell office:value-type="float" office:value="72.0973">
                <text:p>72.0973</text:p>
              </table:table-cell>
              <table:table-cell office:value-type="float" office:value="75.2662">
                <text:p>75.2662</text:p>
              </table:table-cell>
              <table:table-cell office:value-type="float" office:value="77.13">
                <text:p>77.13</text:p>
              </table:table-cell>
              <table:table-cell office:value-type="float" office:value="80.1528">
                <text:p>80.152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.7685">
                <text:p>10.7685</text:p>
              </table:table-cell>
              <table:table-cell office:value-type="float" office:value="14.3978">
                <text:p>14.3978</text:p>
              </table:table-cell>
              <table:table-cell office:value-type="float" office:value="18.012">
                <text:p>18.012</text:p>
              </table:table-cell>
              <table:table-cell office:value-type="float" office:value="22.5586">
                <text:p>22.5586</text:p>
              </table:table-cell>
              <table:table-cell office:value-type="float" office:value="26.6721">
                <text:p>26.6721</text:p>
              </table:table-cell>
              <table:table-cell office:value-type="float" office:value="31.115">
                <text:p>31.115</text:p>
              </table:table-cell>
              <table:table-cell office:value-type="float" office:value="34.6089">
                <text:p>34.6089</text:p>
              </table:table-cell>
              <table:table-cell office:value-type="float" office:value="38.7065">
                <text:p>38.7065</text:p>
              </table:table-cell>
              <table:table-cell office:value-type="float" office:value="42.9022">
                <text:p>42.9022</text:p>
              </table:table-cell>
              <table:table-cell office:value-type="float" office:value="47.5762">
                <text:p>47.5762</text:p>
              </table:table-cell>
              <table:table-cell office:value-type="float" office:value="51.3984">
                <text:p>51.3984</text:p>
              </table:table-cell>
              <table:table-cell office:value-type="float" office:value="55.3634">
                <text:p>55.3634</text:p>
              </table:table-cell>
              <table:table-cell office:value-type="float" office:value="59.8721">
                <text:p>59.8721</text:p>
              </table:table-cell>
              <table:table-cell office:value-type="float" office:value="63.2235">
                <text:p>63.2235</text:p>
              </table:table-cell>
              <table:table-cell office:value-type="float" office:value="67.9214">
                <text:p>67.9214</text:p>
              </table:table-cell>
              <table:table-cell office:value-type="float" office:value="71.3013">
                <text:p>71.3013</text:p>
              </table:table-cell>
              <table:table-cell office:value-type="float" office:value="76.22">
                <text:p>76.22</text:p>
              </table:table-cell>
              <table:table-cell office:value-type="float" office:value="80.3138">
                <text:p>80.3138</text:p>
              </table:table-cell>
              <table:table-cell office:value-type="float" office:value="85.0373">
                <text:p>85.0373</text:p>
              </table:table-cell>
              <table:table-cell office:value-type="float" office:value="88.5713">
                <text:p>88.5713</text:p>
              </table:table-cell>
              <table:table-cell office:value-type="float" office:value="93.3975">
                <text:p>93.3975</text:p>
              </table:table-cell>
              <table:table-cell office:value-type="float" office:value="96.9775">
                <text:p>96.9775</text:p>
              </table:table-cell>
              <table:table-cell office:value-type="float" office:value="100.771">
                <text:p>100.771</text:p>
              </table:table-cell>
              <table:table-cell office:value-type="float" office:value="105.022">
                <text:p>105.022</text:p>
              </table:table-cell>
              <table:table-cell office:value-type="float" office:value="108.045">
                <text:p>108.045</text:p>
              </table:table-cell>
              <table:table-cell office:value-type="float" office:value="112.207">
                <text:p>112.207</text:p>
              </table:table-cell>
              <table:table-cell office:value-type="float" office:value="116.718">
                <text:p>116.718</text:p>
              </table:table-cell>
              <table:table-cell office:value-type="float" office:value="119.34">
                <text:p>119.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4.1234">
                <text:p>14.1234</text:p>
              </table:table-cell>
              <table:table-cell office:value-type="float" office:value="18.8782">
                <text:p>18.8782</text:p>
              </table:table-cell>
              <table:table-cell office:value-type="float" office:value="23.9257">
                <text:p>23.9257</text:p>
              </table:table-cell>
              <table:table-cell office:value-type="float" office:value="30.0605">
                <text:p>30.0605</text:p>
              </table:table-cell>
              <table:table-cell office:value-type="float" office:value="34.986">
                <text:p>34.986</text:p>
              </table:table-cell>
              <table:table-cell office:value-type="float" office:value="40.4794">
                <text:p>40.4794</text:p>
              </table:table-cell>
              <table:table-cell office:value-type="float" office:value="47.4929">
                <text:p>47.4929</text:p>
              </table:table-cell>
              <table:table-cell office:value-type="float" office:value="52.5812">
                <text:p>52.5812</text:p>
              </table:table-cell>
              <table:table-cell office:value-type="float" office:value="58.7737">
                <text:p>58.7737</text:p>
              </table:table-cell>
              <table:table-cell office:value-type="float" office:value="62.1698">
                <text:p>62.1698</text:p>
              </table:table-cell>
              <table:table-cell office:value-type="float" office:value="68.1216">
                <text:p>68.1216</text:p>
              </table:table-cell>
              <table:table-cell office:value-type="float" office:value="73.1336">
                <text:p>73.1336</text:p>
              </table:table-cell>
              <table:table-cell office:value-type="float" office:value="78.7387">
                <text:p>78.7387</text:p>
              </table:table-cell>
              <table:table-cell office:value-type="float" office:value="84.7074">
                <text:p>84.7074</text:p>
              </table:table-cell>
              <table:table-cell office:value-type="float" office:value="94.1541">
                <text:p>94.1541</text:p>
              </table:table-cell>
              <table:table-cell office:value-type="float" office:value="107.14">
                <text:p>107.14</text:p>
              </table:table-cell>
              <table:table-cell office:value-type="float" office:value="101.619">
                <text:p>101.619</text:p>
              </table:table-cell>
              <table:table-cell office:value-type="float" office:value="116.012">
                <text:p>116.012</text:p>
              </table:table-cell>
              <table:table-cell office:value-type="float" office:value="129.51">
                <text:p>129.51</text:p>
              </table:table-cell>
              <table:table-cell office:value-type="float" office:value="135.751">
                <text:p>135.751</text:p>
              </table:table-cell>
              <table:table-cell office:value-type="float" office:value="127.98">
                <text:p>127.98</text:p>
              </table:table-cell>
              <table:table-cell office:value-type="float" office:value="129.176">
                <text:p>129.176</text:p>
              </table:table-cell>
              <table:table-cell office:value-type="float" office:value="133.603">
                <text:p>133.603</text:p>
              </table:table-cell>
              <table:table-cell office:value-type="float" office:value="139.673">
                <text:p>139.673</text:p>
              </table:table-cell>
              <table:table-cell office:value-type="float" office:value="144.8">
                <text:p>144.8</text:p>
              </table:table-cell>
              <table:table-cell office:value-type="float" office:value="149.763">
                <text:p>149.763</text:p>
              </table:table-cell>
              <table:table-cell office:value-type="float" office:value="154.181">
                <text:p>154.181</text:p>
              </table:table-cell>
              <table:table-cell office:value-type="float" office:value="160.168">
                <text:p>160.1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.4278">
                <text:p>17.4278</text:p>
              </table:table-cell>
              <table:table-cell office:value-type="float" office:value="23.6029">
                <text:p>23.6029</text:p>
              </table:table-cell>
              <table:table-cell office:value-type="float" office:value="29.7472">
                <text:p>29.7472</text:p>
              </table:table-cell>
              <table:table-cell office:value-type="float" office:value="37.447">
                <text:p>37.447</text:p>
              </table:table-cell>
              <table:table-cell office:value-type="float" office:value="43.5076">
                <text:p>43.5076</text:p>
              </table:table-cell>
              <table:table-cell office:value-type="float" office:value="50.7958">
                <text:p>50.7958</text:p>
              </table:table-cell>
              <table:table-cell office:value-type="float" office:value="57.7366">
                <text:p>57.7366</text:p>
              </table:table-cell>
              <table:table-cell office:value-type="float" office:value="64.4064">
                <text:p>64.4064</text:p>
              </table:table-cell>
              <table:table-cell office:value-type="float" office:value="71.38">
                <text:p>71.38</text:p>
              </table:table-cell>
              <table:table-cell office:value-type="float" office:value="78.2722">
                <text:p>78.2722</text:p>
              </table:table-cell>
              <table:table-cell office:value-type="float" office:value="85.3944">
                <text:p>85.3944</text:p>
              </table:table-cell>
              <table:table-cell office:value-type="float" office:value="91.6896">
                <text:p>91.6896</text:p>
              </table:table-cell>
              <table:table-cell office:value-type="float" office:value="98.4297">
                <text:p>98.4297</text:p>
              </table:table-cell>
              <table:table-cell office:value-type="float" office:value="104.673">
                <text:p>104.673</text:p>
              </table:table-cell>
              <table:table-cell office:value-type="float" office:value="112.678">
                <text:p>112.678</text:p>
              </table:table-cell>
              <table:table-cell office:value-type="float" office:value="119.234">
                <text:p>119.234</text:p>
              </table:table-cell>
              <table:table-cell office:value-type="float" office:value="126.634">
                <text:p>126.634</text:p>
              </table:table-cell>
              <table:table-cell office:value-type="float" office:value="134.223">
                <text:p>134.223</text:p>
              </table:table-cell>
              <table:table-cell office:value-type="float" office:value="141.107">
                <text:p>141.107</text:p>
              </table:table-cell>
              <table:table-cell office:value-type="float" office:value="147.698">
                <text:p>147.698</text:p>
              </table:table-cell>
              <table:table-cell office:value-type="float" office:value="154.983">
                <text:p>154.983</text:p>
              </table:table-cell>
              <table:table-cell office:value-type="float" office:value="162.204">
                <text:p>162.204</text:p>
              </table:table-cell>
              <table:table-cell office:value-type="float" office:value="167.355">
                <text:p>167.355</text:p>
              </table:table-cell>
              <table:table-cell office:value-type="float" office:value="175.254">
                <text:p>175.254</text:p>
              </table:table-cell>
              <table:table-cell office:value-type="float" office:value="180.377">
                <text:p>180.377</text:p>
              </table:table-cell>
              <table:table-cell office:value-type="float" office:value="186.472">
                <text:p>186.472</text:p>
              </table:table-cell>
              <table:table-cell office:value-type="float" office:value="193.358">
                <text:p>193.358</text:p>
              </table:table-cell>
              <table:table-cell office:value-type="float" office:value="198.443">
                <text:p>198.44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.7337">
                <text:p>20.7337</text:p>
              </table:table-cell>
              <table:table-cell office:value-type="float" office:value="28.1376">
                <text:p>28.1376</text:p>
              </table:table-cell>
              <table:table-cell office:value-type="float" office:value="35.5191">
                <text:p>35.5191</text:p>
              </table:table-cell>
              <table:table-cell office:value-type="float" office:value="44.4592">
                <text:p>44.4592</text:p>
              </table:table-cell>
              <table:table-cell office:value-type="float" office:value="52.5308">
                <text:p>52.5308</text:p>
              </table:table-cell>
              <table:table-cell office:value-type="float" office:value="60.2114">
                <text:p>60.2114</text:p>
              </table:table-cell>
              <table:table-cell office:value-type="float" office:value="68.5607">
                <text:p>68.5607</text:p>
              </table:table-cell>
              <table:table-cell office:value-type="float" office:value="76.7517">
                <text:p>76.7517</text:p>
              </table:table-cell>
              <table:table-cell office:value-type="float" office:value="85.1059">
                <text:p>85.1059</text:p>
              </table:table-cell>
              <table:table-cell office:value-type="float" office:value="94.3277">
                <text:p>94.3277</text:p>
              </table:table-cell>
              <table:table-cell office:value-type="float" office:value="102.125">
                <text:p>102.125</text:p>
              </table:table-cell>
              <table:table-cell office:value-type="float" office:value="109.422">
                <text:p>109.422</text:p>
              </table:table-cell>
              <table:table-cell office:value-type="float" office:value="118.137">
                <text:p>118.137</text:p>
              </table:table-cell>
              <table:table-cell office:value-type="float" office:value="125.982">
                <text:p>125.982</text:p>
              </table:table-cell>
              <table:table-cell office:value-type="float" office:value="135.604">
                <text:p>135.604</text:p>
              </table:table-cell>
              <table:table-cell office:value-type="float" office:value="141.916">
                <text:p>141.916</text:p>
              </table:table-cell>
              <table:table-cell office:value-type="float" office:value="151.294">
                <text:p>151.294</text:p>
              </table:table-cell>
              <table:table-cell office:value-type="float" office:value="159.331">
                <text:p>159.331</text:p>
              </table:table-cell>
              <table:table-cell office:value-type="float" office:value="167.669">
                <text:p>167.669</text:p>
              </table:table-cell>
              <table:table-cell office:value-type="float" office:value="176.149">
                <text:p>176.149</text:p>
              </table:table-cell>
              <table:table-cell office:value-type="float" office:value="184.838">
                <text:p>184.838</text:p>
              </table:table-cell>
              <table:table-cell office:value-type="float" office:value="194.689">
                <text:p>194.689</text:p>
              </table:table-cell>
              <table:table-cell office:value-type="float" office:value="203.039">
                <text:p>203.039</text:p>
              </table:table-cell>
              <table:table-cell office:value-type="float" office:value="209.082">
                <text:p>209.082</text:p>
              </table:table-cell>
              <table:table-cell office:value-type="float" office:value="216.839">
                <text:p>216.839</text:p>
              </table:table-cell>
              <table:table-cell office:value-type="float" office:value="224.232">
                <text:p>224.232</text:p>
              </table:table-cell>
              <table:table-cell office:value-type="float" office:value="232.321">
                <text:p>232.321</text:p>
              </table:table-cell>
              <table:table-cell office:value-type="float" office:value="239.07">
                <text:p>239.0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4.2229">
                <text:p>24.2229</text:p>
              </table:table-cell>
              <table:table-cell office:value-type="float" office:value="32.5117">
                <text:p>32.5117</text:p>
              </table:table-cell>
              <table:table-cell office:value-type="float" office:value="41.2789">
                <text:p>41.2789</text:p>
              </table:table-cell>
              <table:table-cell office:value-type="float" office:value="51.7661">
                <text:p>51.7661</text:p>
              </table:table-cell>
              <table:table-cell office:value-type="float" office:value="60.3984">
                <text:p>60.3984</text:p>
              </table:table-cell>
              <table:table-cell office:value-type="float" office:value="70.284">
                <text:p>70.284</text:p>
              </table:table-cell>
              <table:table-cell office:value-type="float" office:value="79.4221">
                <text:p>79.4221</text:p>
              </table:table-cell>
              <table:table-cell office:value-type="float" office:value="89.0937">
                <text:p>89.0937</text:p>
              </table:table-cell>
              <table:table-cell office:value-type="float" office:value="99.6206">
                <text:p>99.6206</text:p>
              </table:table-cell>
              <table:table-cell office:value-type="float" office:value="108.141">
                <text:p>108.141</text:p>
              </table:table-cell>
              <table:table-cell office:value-type="float" office:value="118.33">
                <text:p>118.33</text:p>
              </table:table-cell>
              <table:table-cell office:value-type="float" office:value="126.542">
                <text:p>126.542</text:p>
              </table:table-cell>
              <table:table-cell office:value-type="float" office:value="137.523">
                <text:p>137.523</text:p>
              </table:table-cell>
              <table:table-cell office:value-type="float" office:value="145.521">
                <text:p>145.521</text:p>
              </table:table-cell>
              <table:table-cell office:value-type="float" office:value="155.618">
                <text:p>155.618</text:p>
              </table:table-cell>
              <table:table-cell office:value-type="float" office:value="165.697">
                <text:p>165.697</text:p>
              </table:table-cell>
              <table:table-cell office:value-type="float" office:value="176.456">
                <text:p>176.456</text:p>
              </table:table-cell>
              <table:table-cell office:value-type="float" office:value="185.619">
                <text:p>185.619</text:p>
              </table:table-cell>
              <table:table-cell office:value-type="float" office:value="195.152">
                <text:p>195.152</text:p>
              </table:table-cell>
              <table:table-cell office:value-type="float" office:value="204.71">
                <text:p>204.71</text:p>
              </table:table-cell>
              <table:table-cell office:value-type="float" office:value="216.109">
                <text:p>216.109</text:p>
              </table:table-cell>
              <table:table-cell office:value-type="float" office:value="229.922">
                <text:p>229.922</text:p>
              </table:table-cell>
              <table:table-cell office:value-type="float" office:value="237.684">
                <text:p>237.684</text:p>
              </table:table-cell>
              <table:table-cell office:value-type="float" office:value="259.381">
                <text:p>259.381</text:p>
              </table:table-cell>
              <table:table-cell office:value-type="float" office:value="269.003">
                <text:p>269.003</text:p>
              </table:table-cell>
              <table:table-cell office:value-type="float" office:value="372.012">
                <text:p>372.012</text:p>
              </table:table-cell>
              <table:table-cell office:value-type="float" office:value="339.98">
                <text:p>339.98</text:p>
              </table:table-cell>
              <table:table-cell office:value-type="float" office:value="317.241">
                <text:p>317.24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6.4752">
                <text:p>26.4752</text:p>
              </table:table-cell>
              <table:table-cell office:value-type="float" office:value="36.193">
                <text:p>36.193</text:p>
              </table:table-cell>
              <table:table-cell office:value-type="float" office:value="45.8157">
                <text:p>45.8157</text:p>
              </table:table-cell>
              <table:table-cell office:value-type="float" office:value="58.4698">
                <text:p>58.4698</text:p>
              </table:table-cell>
              <table:table-cell office:value-type="float" office:value="67.8054">
                <text:p>67.8054</text:p>
              </table:table-cell>
              <table:table-cell office:value-type="float" office:value="79.0311">
                <text:p>79.0311</text:p>
              </table:table-cell>
              <table:table-cell office:value-type="float" office:value="90.4157">
                <text:p>90.4157</text:p>
              </table:table-cell>
              <table:table-cell office:value-type="float" office:value="100.771">
                <text:p>100.771</text:p>
              </table:table-cell>
              <table:table-cell office:value-type="float" office:value="112.307">
                <text:p>112.307</text:p>
              </table:table-cell>
              <table:table-cell office:value-type="float" office:value="122.13">
                <text:p>122.13</text:p>
              </table:table-cell>
              <table:table-cell office:value-type="float" office:value="134.769">
                <text:p>134.769</text:p>
              </table:table-cell>
              <table:table-cell office:value-type="float" office:value="143.221">
                <text:p>143.221</text:p>
              </table:table-cell>
              <table:table-cell office:value-type="float" office:value="154.966">
                <text:p>154.966</text:p>
              </table:table-cell>
              <table:table-cell office:value-type="float" office:value="165.385">
                <text:p>165.385</text:p>
              </table:table-cell>
              <table:table-cell office:value-type="float" office:value="176.058">
                <text:p>176.058</text:p>
              </table:table-cell>
              <table:table-cell office:value-type="float" office:value="186.559">
                <text:p>186.559</text:p>
              </table:table-cell>
              <table:table-cell office:value-type="float" office:value="201.086">
                <text:p>201.086</text:p>
              </table:table-cell>
              <table:table-cell office:value-type="float" office:value="209.576">
                <text:p>209.576</text:p>
              </table:table-cell>
              <table:table-cell office:value-type="float" office:value="224.9">
                <text:p>224.9</text:p>
              </table:table-cell>
              <table:table-cell office:value-type="float" office:value="232.101">
                <text:p>232.101</text:p>
              </table:table-cell>
              <table:table-cell office:value-type="float" office:value="243.87">
                <text:p>243.87</text:p>
              </table:table-cell>
              <table:table-cell office:value-type="float" office:value="255.389">
                <text:p>255.389</text:p>
              </table:table-cell>
              <table:table-cell office:value-type="float" office:value="265.206">
                <text:p>265.206</text:p>
              </table:table-cell>
              <table:table-cell office:value-type="float" office:value="274.23">
                <text:p>274.23</text:p>
              </table:table-cell>
              <table:table-cell office:value-type="float" office:value="284.772">
                <text:p>284.772</text:p>
              </table:table-cell>
              <table:table-cell office:value-type="float" office:value="293.565">
                <text:p>293.565</text:p>
              </table:table-cell>
              <table:table-cell office:value-type="float" office:value="304.136">
                <text:p>304.136</text:p>
              </table:table-cell>
              <table:table-cell office:value-type="float" office:value="312.814">
                <text:p>312.81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9.6135">
                <text:p>29.6135</text:p>
              </table:table-cell>
              <table:table-cell office:value-type="float" office:value="40.7586">
                <text:p>40.7586</text:p>
              </table:table-cell>
              <table:table-cell office:value-type="float" office:value="52.1192">
                <text:p>52.1192</text:p>
              </table:table-cell>
              <table:table-cell office:value-type="float" office:value="64.4904">
                <text:p>64.4904</text:p>
              </table:table-cell>
              <table:table-cell office:value-type="float" office:value="76.6704">
                <text:p>76.6704</text:p>
              </table:table-cell>
              <table:table-cell office:value-type="float" office:value="88.9271">
                <text:p>88.9271</text:p>
              </table:table-cell>
              <table:table-cell office:value-type="float" office:value="101.319">
                <text:p>101.319</text:p>
              </table:table-cell>
              <table:table-cell office:value-type="float" office:value="113.393">
                <text:p>113.393</text:p>
              </table:table-cell>
              <table:table-cell office:value-type="float" office:value="127.36">
                <text:p>127.36</text:p>
              </table:table-cell>
              <table:table-cell office:value-type="float" office:value="140.487">
                <text:p>140.487</text:p>
              </table:table-cell>
              <table:table-cell office:value-type="float" office:value="153.502">
                <text:p>153.502</text:p>
              </table:table-cell>
              <table:table-cell office:value-type="float" office:value="162.209">
                <text:p>162.209</text:p>
              </table:table-cell>
              <table:table-cell office:value-type="float" office:value="176.262">
                <text:p>176.262</text:p>
              </table:table-cell>
              <table:table-cell office:value-type="float" office:value="209.889">
                <text:p>209.889</text:p>
              </table:table-cell>
              <table:table-cell office:value-type="float" office:value="202.58">
                <text:p>202.58</text:p>
              </table:table-cell>
              <table:table-cell office:value-type="float" office:value="210.616">
                <text:p>210.616</text:p>
              </table:table-cell>
              <table:table-cell office:value-type="float" office:value="224.292">
                <text:p>224.292</text:p>
              </table:table-cell>
              <table:table-cell office:value-type="float" office:value="238.91">
                <text:p>238.91</text:p>
              </table:table-cell>
              <table:table-cell office:value-type="float" office:value="250.104">
                <text:p>250.104</text:p>
              </table:table-cell>
              <table:table-cell office:value-type="float" office:value="262.915">
                <text:p>262.915</text:p>
              </table:table-cell>
              <table:table-cell office:value-type="float" office:value="275.6">
                <text:p>275.6</text:p>
              </table:table-cell>
              <table:table-cell office:value-type="float" office:value="288.391">
                <text:p>288.391</text:p>
              </table:table-cell>
              <table:table-cell office:value-type="float" office:value="299.061">
                <text:p>299.061</text:p>
              </table:table-cell>
              <table:table-cell office:value-type="float" office:value="311.208">
                <text:p>311.208</text:p>
              </table:table-cell>
              <table:table-cell office:value-type="float" office:value="322.028">
                <text:p>322.028</text:p>
              </table:table-cell>
              <table:table-cell office:value-type="float" office:value="335.527">
                <text:p>335.527</text:p>
              </table:table-cell>
              <table:table-cell office:value-type="float" office:value="345.409">
                <text:p>345.409</text:p>
              </table:table-cell>
              <table:table-cell office:value-type="float" office:value="354.99">
                <text:p>354.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3.9783">
                <text:p>33.9783</text:p>
              </table:table-cell>
              <table:table-cell office:value-type="float" office:value="45.2152">
                <text:p>45.2152</text:p>
              </table:table-cell>
              <table:table-cell office:value-type="float" office:value="57.4162">
                <text:p>57.4162</text:p>
              </table:table-cell>
              <table:table-cell office:value-type="float" office:value="72.2167">
                <text:p>72.2167</text:p>
              </table:table-cell>
              <table:table-cell office:value-type="float" office:value="85.1335">
                <text:p>85.1335</text:p>
              </table:table-cell>
              <table:table-cell office:value-type="float" office:value="98.7149">
                <text:p>98.7149</text:p>
              </table:table-cell>
              <table:table-cell office:value-type="float" office:value="112.466">
                <text:p>112.466</text:p>
              </table:table-cell>
              <table:table-cell office:value-type="float" office:value="126.031">
                <text:p>126.031</text:p>
              </table:table-cell>
              <table:table-cell office:value-type="float" office:value="139.895">
                <text:p>139.895</text:p>
              </table:table-cell>
              <table:table-cell office:value-type="float" office:value="154.11">
                <text:p>154.11</text:p>
              </table:table-cell>
              <table:table-cell office:value-type="float" office:value="167.285">
                <text:p>167.285</text:p>
              </table:table-cell>
              <table:table-cell office:value-type="float" office:value="179.191">
                <text:p>179.191</text:p>
              </table:table-cell>
              <table:table-cell office:value-type="float" office:value="193.953">
                <text:p>193.953</text:p>
              </table:table-cell>
              <table:table-cell office:value-type="float" office:value="206.059">
                <text:p>206.059</text:p>
              </table:table-cell>
              <table:table-cell office:value-type="float" office:value="220.408">
                <text:p>220.408</text:p>
              </table:table-cell>
              <table:table-cell office:value-type="float" office:value="233.07">
                <text:p>233.07</text:p>
              </table:table-cell>
              <table:table-cell office:value-type="float" office:value="249.215">
                <text:p>249.215</text:p>
              </table:table-cell>
              <table:table-cell office:value-type="float" office:value="261.967">
                <text:p>261.967</text:p>
              </table:table-cell>
              <table:table-cell office:value-type="float" office:value="275.996">
                <text:p>275.996</text:p>
              </table:table-cell>
              <table:table-cell office:value-type="float" office:value="289.661">
                <text:p>289.661</text:p>
              </table:table-cell>
              <table:table-cell office:value-type="float" office:value="304.778">
                <text:p>304.778</text:p>
              </table:table-cell>
              <table:table-cell office:value-type="float" office:value="317.576">
                <text:p>317.576</text:p>
              </table:table-cell>
              <table:table-cell office:value-type="float" office:value="328.425">
                <text:p>328.425</text:p>
              </table:table-cell>
              <table:table-cell office:value-type="float" office:value="343.139">
                <text:p>343.139</text:p>
              </table:table-cell>
              <table:table-cell office:value-type="float" office:value="356.037">
                <text:p>356.037</text:p>
              </table:table-cell>
              <table:table-cell office:value-type="float" office:value="369.563">
                <text:p>369.563</text:p>
              </table:table-cell>
              <table:table-cell office:value-type="float" office:value="380.308">
                <text:p>380.308</text:p>
              </table:table-cell>
              <table:table-cell office:value-type="float" office:value="391.828">
                <text:p>391.82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6.103">
                <text:p>36.103</text:p>
              </table:table-cell>
              <table:table-cell office:value-type="float" office:value="49.1446">
                <text:p>49.1446</text:p>
              </table:table-cell>
              <table:table-cell office:value-type="float" office:value="62.8639">
                <text:p>62.8639</text:p>
              </table:table-cell>
              <table:table-cell office:value-type="float" office:value="79.1483">
                <text:p>79.1483</text:p>
              </table:table-cell>
              <table:table-cell office:value-type="float" office:value="93.5761">
                <text:p>93.5761</text:p>
              </table:table-cell>
              <table:table-cell office:value-type="float" office:value="113.177">
                <text:p>113.177</text:p>
              </table:table-cell>
              <table:table-cell office:value-type="float" office:value="123.295">
                <text:p>123.295</text:p>
              </table:table-cell>
              <table:table-cell office:value-type="float" office:value="138.199">
                <text:p>138.199</text:p>
              </table:table-cell>
              <table:table-cell office:value-type="float" office:value="154.157">
                <text:p>154.157</text:p>
              </table:table-cell>
              <table:table-cell office:value-type="float" office:value="168.855">
                <text:p>168.855</text:p>
              </table:table-cell>
              <table:table-cell office:value-type="float" office:value="184.14">
                <text:p>184.14</text:p>
              </table:table-cell>
              <table:table-cell office:value-type="float" office:value="200.32">
                <text:p>200.32</text:p>
              </table:table-cell>
              <table:table-cell office:value-type="float" office:value="213.536">
                <text:p>213.536</text:p>
              </table:table-cell>
              <table:table-cell office:value-type="float" office:value="228.576">
                <text:p>228.576</text:p>
              </table:table-cell>
              <table:table-cell office:value-type="float" office:value="243.83">
                <text:p>243.83</text:p>
              </table:table-cell>
              <table:table-cell office:value-type="float" office:value="258.474">
                <text:p>258.474</text:p>
              </table:table-cell>
              <table:table-cell office:value-type="float" office:value="275.158">
                <text:p>275.158</text:p>
              </table:table-cell>
              <table:table-cell office:value-type="float" office:value="289.932">
                <text:p>289.932</text:p>
              </table:table-cell>
              <table:table-cell office:value-type="float" office:value="305.668">
                <text:p>305.668</text:p>
              </table:table-cell>
              <table:table-cell office:value-type="float" office:value="319.368">
                <text:p>319.368</text:p>
              </table:table-cell>
              <table:table-cell office:value-type="float" office:value="335.849">
                <text:p>335.849</text:p>
              </table:table-cell>
              <table:table-cell office:value-type="float" office:value="350.779">
                <text:p>350.779</text:p>
              </table:table-cell>
              <table:table-cell office:value-type="float" office:value="363.144">
                <text:p>363.144</text:p>
              </table:table-cell>
              <table:table-cell office:value-type="float" office:value="386.839">
                <text:p>386.839</text:p>
              </table:table-cell>
              <table:table-cell office:value-type="float" office:value="405.895">
                <text:p>405.895</text:p>
              </table:table-cell>
              <table:table-cell office:value-type="float" office:value="405.793">
                <text:p>405.793</text:p>
              </table:table-cell>
              <table:table-cell office:value-type="float" office:value="420.008">
                <text:p>420.008</text:p>
              </table:table-cell>
              <table:table-cell office:value-type="float" office:value="431.149">
                <text:p>431.14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8.9909">
                <text:p>38.9909</text:p>
              </table:table-cell>
              <table:table-cell office:value-type="float" office:value="53.345">
                <text:p>53.345</text:p>
              </table:table-cell>
              <table:table-cell office:value-type="float" office:value="68.6926">
                <text:p>68.6926</text:p>
              </table:table-cell>
              <table:table-cell office:value-type="float" office:value="86.1504">
                <text:p>86.1504</text:p>
              </table:table-cell>
              <table:table-cell office:value-type="float" office:value="100.761">
                <text:p>100.761</text:p>
              </table:table-cell>
              <table:table-cell office:value-type="float" office:value="118.414">
                <text:p>118.414</text:p>
              </table:table-cell>
              <table:table-cell office:value-type="float" office:value="133.91">
                <text:p>133.91</text:p>
              </table:table-cell>
              <table:table-cell office:value-type="float" office:value="149.784">
                <text:p>149.784</text:p>
              </table:table-cell>
              <table:table-cell office:value-type="float" office:value="166.225">
                <text:p>166.225</text:p>
              </table:table-cell>
              <table:table-cell office:value-type="float" office:value="182.188">
                <text:p>182.188</text:p>
              </table:table-cell>
              <table:table-cell office:value-type="float" office:value="199.343">
                <text:p>199.343</text:p>
              </table:table-cell>
              <table:table-cell office:value-type="float" office:value="213.887">
                <text:p>213.887</text:p>
              </table:table-cell>
              <table:table-cell office:value-type="float" office:value="230.784">
                <text:p>230.784</text:p>
              </table:table-cell>
              <table:table-cell office:value-type="float" office:value="246.595">
                <text:p>246.595</text:p>
              </table:table-cell>
              <table:table-cell office:value-type="float" office:value="264.765">
                <text:p>264.765</text:p>
              </table:table-cell>
              <table:table-cell office:value-type="float" office:value="280.122">
                <text:p>280.122</text:p>
              </table:table-cell>
              <table:table-cell office:value-type="float" office:value="299.757">
                <text:p>299.757</text:p>
              </table:table-cell>
              <table:table-cell office:value-type="float" office:value="316.248">
                <text:p>316.248</text:p>
              </table:table-cell>
              <table:table-cell office:value-type="float" office:value="333.64">
                <text:p>333.64</text:p>
              </table:table-cell>
              <table:table-cell office:value-type="float" office:value="348.901">
                <text:p>348.901</text:p>
              </table:table-cell>
              <table:table-cell office:value-type="float" office:value="367.115">
                <text:p>367.115</text:p>
              </table:table-cell>
              <table:table-cell office:value-type="float" office:value="382.512">
                <text:p>382.512</text:p>
              </table:table-cell>
              <table:table-cell office:value-type="float" office:value="395.435">
                <text:p>395.435</text:p>
              </table:table-cell>
              <table:table-cell office:value-type="float" office:value="410.551">
                <text:p>410.551</text:p>
              </table:table-cell>
              <table:table-cell office:value-type="float" office:value="425.534">
                <text:p>425.534</text:p>
              </table:table-cell>
              <table:table-cell office:value-type="float" office:value="440.755">
                <text:p>440.755</text:p>
              </table:table-cell>
              <table:table-cell office:value-type="float" office:value="455.736">
                <text:p>455.736</text:p>
              </table:table-cell>
              <table:table-cell office:value-type="float" office:value="469.347">
                <text:p>469.347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42.2764">
                <text:p>42.2764</text:p>
              </table:table-cell>
              <table:table-cell office:value-type="float" office:value="57.5773">
                <text:p>57.5773</text:p>
              </table:table-cell>
              <table:table-cell office:value-type="float" office:value="73.7049">
                <text:p>73.7049</text:p>
              </table:table-cell>
              <table:table-cell office:value-type="float" office:value="92.6877">
                <text:p>92.6877</text:p>
              </table:table-cell>
              <table:table-cell office:value-type="float" office:value="109.594">
                <text:p>109.594</text:p>
              </table:table-cell>
              <table:table-cell office:value-type="float" office:value="127.766">
                <text:p>127.766</text:p>
              </table:table-cell>
              <table:table-cell office:value-type="float" office:value="144.54">
                <text:p>144.54</text:p>
              </table:table-cell>
              <table:table-cell office:value-type="float" office:value="162.907">
                <text:p>162.907</text:p>
              </table:table-cell>
              <table:table-cell office:value-type="float" office:value="180.52">
                <text:p>180.52</text:p>
              </table:table-cell>
              <table:table-cell office:value-type="float" office:value="197.273">
                <text:p>197.273</text:p>
              </table:table-cell>
              <table:table-cell office:value-type="float" office:value="216.631">
                <text:p>216.631</text:p>
              </table:table-cell>
              <table:table-cell office:value-type="float" office:value="231.709">
                <text:p>231.709</text:p>
              </table:table-cell>
              <table:table-cell office:value-type="float" office:value="250.623">
                <text:p>250.623</text:p>
              </table:table-cell>
              <table:table-cell office:value-type="float" office:value="267.088">
                <text:p>267.088</text:p>
              </table:table-cell>
              <table:table-cell office:value-type="float" office:value="285.658">
                <text:p>285.658</text:p>
              </table:table-cell>
              <table:table-cell office:value-type="float" office:value="301.102">
                <text:p>301.102</text:p>
              </table:table-cell>
              <table:table-cell office:value-type="float" office:value="322.648">
                <text:p>322.648</text:p>
              </table:table-cell>
              <table:table-cell office:value-type="float" office:value="340.589">
                <text:p>340.589</text:p>
              </table:table-cell>
              <table:table-cell office:value-type="float" office:value="358.126">
                <text:p>358.126</text:p>
              </table:table-cell>
              <table:table-cell office:value-type="float" office:value="374.359">
                <text:p>374.359</text:p>
              </table:table-cell>
              <table:table-cell office:value-type="float" office:value="394.4">
                <text:p>394.4</text:p>
              </table:table-cell>
              <table:table-cell office:value-type="float" office:value="411.16">
                <text:p>411.16</text:p>
              </table:table-cell>
              <table:table-cell office:value-type="float" office:value="426.032">
                <text:p>426.032</text:p>
              </table:table-cell>
              <table:table-cell office:value-type="float" office:value="451.371">
                <text:p>451.371</text:p>
              </table:table-cell>
              <table:table-cell office:value-type="float" office:value="464.786">
                <text:p>464.786</text:p>
              </table:table-cell>
              <table:table-cell office:value-type="float" office:value="476.624">
                <text:p>476.624</text:p>
              </table:table-cell>
              <table:table-cell office:value-type="float" office:value="494.859">
                <text:p>494.859</text:p>
              </table:table-cell>
              <table:table-cell office:value-type="float" office:value="511.804">
                <text:p>511.80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4.8285">
                <text:p>44.8285</text:p>
              </table:table-cell>
              <table:table-cell office:value-type="float" office:value="61.9844">
                <text:p>61.9844</text:p>
              </table:table-cell>
              <table:table-cell office:value-type="float" office:value="79.1273">
                <text:p>79.1273</text:p>
              </table:table-cell>
              <table:table-cell office:value-type="float" office:value="99.6817">
                <text:p>99.6817</text:p>
              </table:table-cell>
              <table:table-cell office:value-type="float" office:value="118.005">
                <text:p>118.005</text:p>
              </table:table-cell>
              <table:table-cell office:value-type="float" office:value="137.696">
                <text:p>137.696</text:p>
              </table:table-cell>
              <table:table-cell office:value-type="float" office:value="155.273">
                <text:p>155.273</text:p>
              </table:table-cell>
              <table:table-cell office:value-type="float" office:value="174.697">
                <text:p>174.697</text:p>
              </table:table-cell>
              <table:table-cell office:value-type="float" office:value="194.132">
                <text:p>194.132</text:p>
              </table:table-cell>
              <table:table-cell office:value-type="float" office:value="211.494">
                <text:p>211.494</text:p>
              </table:table-cell>
              <table:table-cell office:value-type="float" office:value="233.038">
                <text:p>233.038</text:p>
              </table:table-cell>
              <table:table-cell office:value-type="float" office:value="263.286">
                <text:p>263.286</text:p>
              </table:table-cell>
              <table:table-cell office:value-type="float" office:value="324.882">
                <text:p>324.882</text:p>
              </table:table-cell>
              <table:table-cell office:value-type="float" office:value="350.882">
                <text:p>350.882</text:p>
              </table:table-cell>
              <table:table-cell office:value-type="float" office:value="316.874">
                <text:p>316.874</text:p>
              </table:table-cell>
              <table:table-cell office:value-type="float" office:value="341.333">
                <text:p>341.333</text:p>
              </table:table-cell>
              <table:table-cell office:value-type="float" office:value="390.53">
                <text:p>390.53</text:p>
              </table:table-cell>
              <table:table-cell office:value-type="float" office:value="417.867">
                <text:p>417.867</text:p>
              </table:table-cell>
              <table:table-cell office:value-type="float" office:value="469.182">
                <text:p>469.182</text:p>
              </table:table-cell>
              <table:table-cell office:value-type="float" office:value="412.726">
                <text:p>412.726</text:p>
              </table:table-cell>
              <table:table-cell office:value-type="float" office:value="432.284">
                <text:p>432.284</text:p>
              </table:table-cell>
              <table:table-cell office:value-type="float" office:value="452.558">
                <text:p>452.558</text:p>
              </table:table-cell>
              <table:table-cell office:value-type="float" office:value="498.994">
                <text:p>498.994</text:p>
              </table:table-cell>
              <table:table-cell office:value-type="float" office:value="539.681">
                <text:p>539.681</text:p>
              </table:table-cell>
              <table:table-cell office:value-type="float" office:value="561.596">
                <text:p>561.596</text:p>
              </table:table-cell>
              <table:table-cell office:value-type="float" office:value="535.639">
                <text:p>535.639</text:p>
              </table:table-cell>
              <table:table-cell office:value-type="float" office:value="546.955">
                <text:p>546.955</text:p>
              </table:table-cell>
              <table:table-cell office:value-type="float" office:value="564.194">
                <text:p>564.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6cm" svg:y="0.922cm" style:legend-expansion="high" chart:style-name="ch2"/>
        <chart:plot-area chart:style-name="ch3" table:cell-range-address="Sheet1.B23:Sheet1.AD37" chart:data-source-has-labels="both" svg:x="0.32cm" svg:y="0.18cm" svg:width="12.12cm" svg:height="8.64cm">
          <chart:coordinate-region svg:x="1.439cm" svg:y="0.382cm" svg:width="10.858cm" svg:height="7.229cm"/>
          <chart:axis chart:dimension="x" chart:name="primary-x" chart:style-name="ch4" chartooo:axis-type="auto">
            <chartooo:date-scale/>
            <chart:categories table:cell-range-address="Sheet1.B24:Sheet1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C37" chart:label-cell-address="Sheet1.C23:Sheet1.C23" chart:class="chart:line">
            <chart:data-point chart:repeated="14"/>
          </chart:series>
          <chart:series chart:style-name="ch8" chart:values-cell-range-address="Sheet1.D24:Sheet1.D37" chart:label-cell-address="Sheet1.D23:Sheet1.D23" chart:class="chart:line">
            <chart:data-point chart:repeated="14"/>
          </chart:series>
          <chart:series chart:style-name="ch9" chart:values-cell-range-address="Sheet1.E24:Sheet1.E37" chart:label-cell-address="Sheet1.E23:Sheet1.E23" chart:class="chart:line">
            <chart:data-point chart:repeated="14"/>
          </chart:series>
          <chart:series chart:style-name="ch10" chart:values-cell-range-address="Sheet1.F24:Sheet1.F37" chart:label-cell-address="Sheet1.F23:Sheet1.F23" chart:class="chart:line">
            <chart:data-point chart:repeated="14"/>
          </chart:series>
          <chart:series chart:style-name="ch11" chart:values-cell-range-address="Sheet1.G24:Sheet1.G37" chart:label-cell-address="Sheet1.G23:Sheet1.G23" chart:class="chart:line">
            <chart:data-point chart:repeated="14"/>
          </chart:series>
          <chart:series chart:style-name="ch12" chart:values-cell-range-address="Sheet1.H24:Sheet1.H37" chart:label-cell-address="Sheet1.H23:Sheet1.H23" chart:class="chart:line">
            <chart:data-point chart:repeated="14"/>
          </chart:series>
          <chart:series chart:style-name="ch13" chart:values-cell-range-address="Sheet1.I24:Sheet1.I37" chart:label-cell-address="Sheet1.I23:Sheet1.I23" chart:class="chart:line">
            <chart:data-point chart:repeated="14"/>
          </chart:series>
          <chart:series chart:style-name="ch14" chart:values-cell-range-address="Sheet1.J24:Sheet1.J37" chart:label-cell-address="Sheet1.J23:Sheet1.J23" chart:class="chart:line">
            <chart:data-point chart:repeated="14"/>
          </chart:series>
          <chart:series chart:style-name="ch15" chart:values-cell-range-address="Sheet1.K24:Sheet1.K37" chart:label-cell-address="Sheet1.K23:Sheet1.K23" chart:class="chart:line">
            <chart:data-point chart:repeated="14"/>
          </chart:series>
          <chart:series chart:style-name="ch16" chart:values-cell-range-address="Sheet1.L24:Sheet1.L37" chart:label-cell-address="Sheet1.L23:Sheet1.L23" chart:class="chart:line">
            <chart:data-point chart:repeated="14"/>
          </chart:series>
          <chart:series chart:style-name="ch17" chart:values-cell-range-address="Sheet1.M24:Sheet1.M37" chart:label-cell-address="Sheet1.M23:Sheet1.M23" chart:class="chart:line">
            <chart:data-point chart:repeated="14"/>
          </chart:series>
          <chart:series chart:style-name="ch18" chart:values-cell-range-address="Sheet1.N24:Sheet1.N37" chart:label-cell-address="Sheet1.N23:Sheet1.N23" chart:class="chart:line">
            <chart:data-point chart:repeated="14"/>
          </chart:series>
          <chart:series chart:style-name="ch19" chart:values-cell-range-address="Sheet1.O24:Sheet1.O37" chart:label-cell-address="Sheet1.O23:Sheet1.O23" chart:class="chart:line">
            <chart:data-point chart:repeated="14"/>
          </chart:series>
          <chart:series chart:style-name="ch20" chart:values-cell-range-address="Sheet1.P24:Sheet1.P37" chart:label-cell-address="Sheet1.P23:Sheet1.P23" chart:class="chart:line">
            <chart:data-point chart:repeated="14"/>
          </chart:series>
          <chart:series chart:style-name="ch21" chart:values-cell-range-address="Sheet1.Q24:Sheet1.Q37" chart:label-cell-address="Sheet1.Q23:Sheet1.Q23" chart:class="chart:line">
            <chart:data-point chart:repeated="14"/>
          </chart:series>
          <chart:series chart:style-name="ch10" chart:values-cell-range-address="Sheet1.R24:Sheet1.R37" chart:label-cell-address="Sheet1.R23:Sheet1.R23" chart:class="chart:line">
            <chart:data-point chart:repeated="14"/>
          </chart:series>
          <chart:series chart:style-name="ch11" chart:values-cell-range-address="Sheet1.S24:Sheet1.S37" chart:label-cell-address="Sheet1.S23:Sheet1.S23" chart:class="chart:line">
            <chart:data-point chart:repeated="14"/>
          </chart:series>
          <chart:series chart:style-name="ch12" chart:values-cell-range-address="Sheet1.T24:Sheet1.T37" chart:label-cell-address="Sheet1.T23:Sheet1.T23" chart:class="chart:line">
            <chart:data-point chart:repeated="14"/>
          </chart:series>
          <chart:series chart:style-name="ch13" chart:values-cell-range-address="Sheet1.U24:Sheet1.U37" chart:label-cell-address="Sheet1.U23:Sheet1.U23" chart:class="chart:line">
            <chart:data-point chart:repeated="14"/>
          </chart:series>
          <chart:series chart:style-name="ch14" chart:values-cell-range-address="Sheet1.V24:Sheet1.V37" chart:label-cell-address="Sheet1.V23:Sheet1.V23" chart:class="chart:line">
            <chart:data-point chart:repeated="14"/>
          </chart:series>
          <chart:series chart:style-name="ch15" chart:values-cell-range-address="Sheet1.W24:Sheet1.W37" chart:label-cell-address="Sheet1.W23:Sheet1.W23" chart:class="chart:line">
            <chart:data-point chart:repeated="14"/>
          </chart:series>
          <chart:series chart:style-name="ch16" chart:values-cell-range-address="Sheet1.X24:Sheet1.X37" chart:label-cell-address="Sheet1.X23:Sheet1.X23" chart:class="chart:line">
            <chart:data-point chart:repeated="14"/>
          </chart:series>
          <chart:series chart:style-name="ch17" chart:values-cell-range-address="Sheet1.Y24:Sheet1.Y37" chart:label-cell-address="Sheet1.Y23:Sheet1.Y23" chart:class="chart:line">
            <chart:data-point chart:repeated="14"/>
          </chart:series>
          <chart:series chart:style-name="ch18" chart:values-cell-range-address="Sheet1.Z24:Sheet1.Z37" chart:label-cell-address="Sheet1.Z23:Sheet1.Z23" chart:class="chart:line">
            <chart:data-point chart:repeated="14"/>
          </chart:series>
          <chart:series chart:style-name="ch19" chart:values-cell-range-address="Sheet1.AA24:Sheet1.AA37" chart:label-cell-address="Sheet1.AA23:Sheet1.AA23" chart:class="chart:line">
            <chart:data-point chart:repeated="14"/>
          </chart:series>
          <chart:series chart:style-name="ch20" chart:values-cell-range-address="Sheet1.AB24:Sheet1.AB37" chart:label-cell-address="Sheet1.AB23:Sheet1.AB23" chart:class="chart:line">
            <chart:data-point chart:repeated="14"/>
          </chart:series>
          <chart:series chart:style-name="ch21" chart:values-cell-range-address="Sheet1.AC24:Sheet1.AC37" chart:label-cell-address="Sheet1.AC23:Sheet1.AC23" chart:class="chart:line">
            <chart:data-point chart:repeated="14"/>
          </chart:series>
          <chart:series chart:style-name="ch10" chart:values-cell-range-address="Sheet1.AD24:Sheet1.AD37" chart:label-cell-address="Sheet1.AD23:Sheet1.AD23" chart:class="chart:line">
            <chart:data-point chart:repeated="1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C23:Sheet1.C23</svg:desc>
                </draw:g>
              </table:table-cell>
              <table:table-cell office:value-type="string">
                <text:p>4</text:p>
                <draw:g>
                  <svg:desc>Sheet1.D23:Sheet1.D23</svg:desc>
                </draw:g>
              </table:table-cell>
              <table:table-cell office:value-type="string">
                <text:p>6</text:p>
                <draw:g>
                  <svg:desc>Sheet1.E23:Sheet1.E23</svg:desc>
                </draw:g>
              </table:table-cell>
              <table:table-cell office:value-type="string">
                <text:p>8</text:p>
                <draw:g>
                  <svg:desc>Sheet1.F23:Sheet1.F23</svg:desc>
                </draw:g>
              </table:table-cell>
              <table:table-cell office:value-type="string">
                <text:p>10</text:p>
                <draw:g>
                  <svg:desc>Sheet1.G23:Sheet1.G23</svg:desc>
                </draw:g>
              </table:table-cell>
              <table:table-cell office:value-type="string">
                <text:p>12</text:p>
                <draw:g>
                  <svg:desc>Sheet1.H23:Sheet1.H23</svg:desc>
                </draw:g>
              </table:table-cell>
              <table:table-cell office:value-type="string">
                <text:p>14</text:p>
                <draw:g>
                  <svg:desc>Sheet1.I23:Sheet1.I23</svg:desc>
                </draw:g>
              </table:table-cell>
              <table:table-cell office:value-type="string">
                <text:p>16</text:p>
                <draw:g>
                  <svg:desc>Sheet1.J23:Sheet1.J23</svg:desc>
                </draw:g>
              </table:table-cell>
              <table:table-cell office:value-type="string">
                <text:p>18</text:p>
                <draw:g>
                  <svg:desc>Sheet1.K23:Sheet1.K23</svg:desc>
                </draw:g>
              </table:table-cell>
              <table:table-cell office:value-type="string">
                <text:p>20</text:p>
                <draw:g>
                  <svg:desc>Sheet1.L23:Sheet1.L23</svg:desc>
                </draw:g>
              </table:table-cell>
              <table:table-cell office:value-type="string">
                <text:p>22</text:p>
                <draw:g>
                  <svg:desc>Sheet1.M23:Sheet1.M23</svg:desc>
                </draw:g>
              </table:table-cell>
              <table:table-cell office:value-type="string">
                <text:p>24</text:p>
                <draw:g>
                  <svg:desc>Sheet1.N23:Sheet1.N23</svg:desc>
                </draw:g>
              </table:table-cell>
              <table:table-cell office:value-type="string">
                <text:p>26</text:p>
                <draw:g>
                  <svg:desc>Sheet1.O23:Sheet1.O23</svg:desc>
                </draw:g>
              </table:table-cell>
              <table:table-cell office:value-type="string">
                <text:p>28</text:p>
                <draw:g>
                  <svg:desc>Sheet1.P23:Sheet1.P23</svg:desc>
                </draw:g>
              </table:table-cell>
              <table:table-cell office:value-type="string">
                <text:p>30</text:p>
                <draw:g>
                  <svg:desc>Sheet1.Q23:Sheet1.Q23</svg:desc>
                </draw:g>
              </table:table-cell>
              <table:table-cell office:value-type="string">
                <text:p>32</text:p>
                <draw:g>
                  <svg:desc>Sheet1.R23:Sheet1.R23</svg:desc>
                </draw:g>
              </table:table-cell>
              <table:table-cell office:value-type="string">
                <text:p>34</text:p>
                <draw:g>
                  <svg:desc>Sheet1.S23:Sheet1.S23</svg:desc>
                </draw:g>
              </table:table-cell>
              <table:table-cell office:value-type="string">
                <text:p>36</text:p>
                <draw:g>
                  <svg:desc>Sheet1.T23:Sheet1.T23</svg:desc>
                </draw:g>
              </table:table-cell>
              <table:table-cell office:value-type="string">
                <text:p>38</text:p>
                <draw:g>
                  <svg:desc>Sheet1.U23:Sheet1.U23</svg:desc>
                </draw:g>
              </table:table-cell>
              <table:table-cell office:value-type="string">
                <text:p>40</text:p>
                <draw:g>
                  <svg:desc>Sheet1.V23:Sheet1.V23</svg:desc>
                </draw:g>
              </table:table-cell>
              <table:table-cell office:value-type="string">
                <text:p>42</text:p>
                <draw:g>
                  <svg:desc>Sheet1.W23:Sheet1.W23</svg:desc>
                </draw:g>
              </table:table-cell>
              <table:table-cell office:value-type="string">
                <text:p>44</text:p>
                <draw:g>
                  <svg:desc>Sheet1.X23:Sheet1.X23</svg:desc>
                </draw:g>
              </table:table-cell>
              <table:table-cell office:value-type="string">
                <text:p>46</text:p>
                <draw:g>
                  <svg:desc>Sheet1.Y23:Sheet1.Y23</svg:desc>
                </draw:g>
              </table:table-cell>
              <table:table-cell office:value-type="string">
                <text:p>48</text:p>
                <draw:g>
                  <svg:desc>Sheet1.Z23:Sheet1.Z23</svg:desc>
                </draw:g>
              </table:table-cell>
              <table:table-cell office:value-type="string">
                <text:p>50</text:p>
                <draw:g>
                  <svg:desc>Sheet1.AA23:Sheet1.AA23</svg:desc>
                </draw:g>
              </table:table-cell>
              <table:table-cell office:value-type="string">
                <text:p>52</text:p>
                <draw:g>
                  <svg:desc>Sheet1.AB23:Sheet1.AB23</svg:desc>
                </draw:g>
              </table:table-cell>
              <table:table-cell office:value-type="string">
                <text:p>54</text:p>
                <draw:g>
                  <svg:desc>Sheet1.AC23:Sheet1.AC23</svg:desc>
                </draw:g>
              </table:table-cell>
              <table:table-cell office:value-type="string">
                <text:p>56</text:p>
                <draw:g>
                  <svg:desc>Sheet1.AD23:Sheet1.AD23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24:Sheet1.B37</svg:desc>
                </draw:g>
              </table:table-cell>
              <table:table-cell office:value-type="float" office:value="0.0125004">
                <text:p>0.0125004</text:p>
                <draw:g>
                  <svg:desc>Sheet1.C24:Sheet1.C37</svg:desc>
                </draw:g>
              </table:table-cell>
              <table:table-cell office:value-type="float" office:value="0.0240488">
                <text:p>0.0240488</text:p>
                <draw:g>
                  <svg:desc>Sheet1.D24:Sheet1.D37</svg:desc>
                </draw:g>
              </table:table-cell>
              <table:table-cell office:value-type="float" office:value="0.0492064">
                <text:p>0.0492064</text:p>
                <draw:g>
                  <svg:desc>Sheet1.E24:Sheet1.E37</svg:desc>
                </draw:g>
              </table:table-cell>
              <table:table-cell office:value-type="float" office:value="0.114425">
                <text:p>0.114425</text:p>
                <draw:g>
                  <svg:desc>Sheet1.F24:Sheet1.F37</svg:desc>
                </draw:g>
              </table:table-cell>
              <table:table-cell office:value-type="float" office:value="0.201007">
                <text:p>0.201007</text:p>
                <draw:g>
                  <svg:desc>Sheet1.G24:Sheet1.G37</svg:desc>
                </draw:g>
              </table:table-cell>
              <table:table-cell office:value-type="float" office:value="0.301025">
                <text:p>0.301025</text:p>
                <draw:g>
                  <svg:desc>Sheet1.H24:Sheet1.H37</svg:desc>
                </draw:g>
              </table:table-cell>
              <table:table-cell office:value-type="float" office:value="0.419247">
                <text:p>0.419247</text:p>
                <draw:g>
                  <svg:desc>Sheet1.I24:Sheet1.I37</svg:desc>
                </draw:g>
              </table:table-cell>
              <table:table-cell office:value-type="float" office:value="0.574275">
                <text:p>0.574275</text:p>
                <draw:g>
                  <svg:desc>Sheet1.J24:Sheet1.J37</svg:desc>
                </draw:g>
              </table:table-cell>
              <table:table-cell office:value-type="float" office:value="0.897924">
                <text:p>0.897924</text:p>
                <draw:g>
                  <svg:desc>Sheet1.K24:Sheet1.K37</svg:desc>
                </draw:g>
              </table:table-cell>
              <table:table-cell office:value-type="float" office:value="1.1832">
                <text:p>1.1832</text:p>
                <draw:g>
                  <svg:desc>Sheet1.L24:Sheet1.L37</svg:desc>
                </draw:g>
              </table:table-cell>
              <table:table-cell office:value-type="float" office:value="1.44471">
                <text:p>1.44471</text:p>
                <draw:g>
                  <svg:desc>Sheet1.M24:Sheet1.M37</svg:desc>
                </draw:g>
              </table:table-cell>
              <table:table-cell office:value-type="float" office:value="1.86916">
                <text:p>1.86916</text:p>
                <draw:g>
                  <svg:desc>Sheet1.N24:Sheet1.N37</svg:desc>
                </draw:g>
              </table:table-cell>
              <table:table-cell office:value-type="float" office:value="2.30314">
                <text:p>2.30314</text:p>
                <draw:g>
                  <svg:desc>Sheet1.O24:Sheet1.O37</svg:desc>
                </draw:g>
              </table:table-cell>
              <table:table-cell office:value-type="float" office:value="2.61373">
                <text:p>2.61373</text:p>
                <draw:g>
                  <svg:desc>Sheet1.P24:Sheet1.P37</svg:desc>
                </draw:g>
              </table:table-cell>
              <table:table-cell office:value-type="float" office:value="3.2928">
                <text:p>3.2928</text:p>
                <draw:g>
                  <svg:desc>Sheet1.Q24:Sheet1.Q37</svg:desc>
                </draw:g>
              </table:table-cell>
              <table:table-cell office:value-type="float" office:value="3.57349">
                <text:p>3.57349</text:p>
                <draw:g>
                  <svg:desc>Sheet1.R24:Sheet1.R37</svg:desc>
                </draw:g>
              </table:table-cell>
              <table:table-cell office:value-type="float" office:value="4.58357">
                <text:p>4.58357</text:p>
                <draw:g>
                  <svg:desc>Sheet1.S24:Sheet1.S37</svg:desc>
                </draw:g>
              </table:table-cell>
              <table:table-cell office:value-type="float" office:value="5.02115">
                <text:p>5.02115</text:p>
                <draw:g>
                  <svg:desc>Sheet1.T24:Sheet1.T37</svg:desc>
                </draw:g>
              </table:table-cell>
              <table:table-cell office:value-type="float" office:value="5.77468">
                <text:p>5.77468</text:p>
                <draw:g>
                  <svg:desc>Sheet1.U24:Sheet1.U37</svg:desc>
                </draw:g>
              </table:table-cell>
              <table:table-cell office:value-type="float" office:value="6.43759">
                <text:p>6.43759</text:p>
                <draw:g>
                  <svg:desc>Sheet1.V24:Sheet1.V37</svg:desc>
                </draw:g>
              </table:table-cell>
              <table:table-cell office:value-type="float" office:value="8.31385">
                <text:p>8.31385</text:p>
                <draw:g>
                  <svg:desc>Sheet1.W24:Sheet1.W37</svg:desc>
                </draw:g>
              </table:table-cell>
              <table:table-cell office:value-type="float" office:value="8.44844">
                <text:p>8.44844</text:p>
                <draw:g>
                  <svg:desc>Sheet1.X24:Sheet1.X37</svg:desc>
                </draw:g>
              </table:table-cell>
              <table:table-cell office:value-type="float" office:value="8.30076">
                <text:p>8.30076</text:p>
                <draw:g>
                  <svg:desc>Sheet1.Y24:Sheet1.Y37</svg:desc>
                </draw:g>
              </table:table-cell>
              <table:table-cell office:value-type="float" office:value="9.1281">
                <text:p>9.1281</text:p>
                <draw:g>
                  <svg:desc>Sheet1.Z24:Sheet1.Z37</svg:desc>
                </draw:g>
              </table:table-cell>
              <table:table-cell office:value-type="float" office:value="9.60761">
                <text:p>9.60761</text:p>
                <draw:g>
                  <svg:desc>Sheet1.AA24:Sheet1.AA37</svg:desc>
                </draw:g>
              </table:table-cell>
              <table:table-cell office:value-type="float" office:value="9.97612">
                <text:p>9.97612</text:p>
                <draw:g>
                  <svg:desc>Sheet1.AB24:Sheet1.AB37</svg:desc>
                </draw:g>
              </table:table-cell>
              <table:table-cell office:value-type="float" office:value="10.2284">
                <text:p>10.2284</text:p>
                <draw:g>
                  <svg:desc>Sheet1.AC24:Sheet1.AC37</svg:desc>
                </draw:g>
              </table:table-cell>
              <table:table-cell office:value-type="float" office:value="10.3331">
                <text:p>10.3331</text:p>
                <draw:g>
                  <svg:desc>Sheet1.AD24:Sheet1.AD3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24511">
                <text:p>0.0124511</text:p>
              </table:table-cell>
              <table:table-cell office:value-type="float" office:value="0.0260044">
                <text:p>0.0260044</text:p>
              </table:table-cell>
              <table:table-cell office:value-type="float" office:value="0.0621155">
                <text:p>0.0621155</text:p>
              </table:table-cell>
              <table:table-cell office:value-type="float" office:value="0.158461">
                <text:p>0.158461</text:p>
              </table:table-cell>
              <table:table-cell office:value-type="float" office:value="0.264558">
                <text:p>0.264558</text:p>
              </table:table-cell>
              <table:table-cell office:value-type="float" office:value="0.429675">
                <text:p>0.429675</text:p>
              </table:table-cell>
              <table:table-cell office:value-type="float" office:value="0.569939">
                <text:p>0.569939</text:p>
              </table:table-cell>
              <table:table-cell office:value-type="float" office:value="0.870815">
                <text:p>0.870815</text:p>
              </table:table-cell>
              <table:table-cell office:value-type="float" office:value="1.41918">
                <text:p>1.41918</text:p>
              </table:table-cell>
              <table:table-cell office:value-type="float" office:value="1.74314">
                <text:p>1.74314</text:p>
              </table:table-cell>
              <table:table-cell office:value-type="float" office:value="2.26663">
                <text:p>2.26663</text:p>
              </table:table-cell>
              <table:table-cell office:value-type="float" office:value="2.93648">
                <text:p>2.93648</text:p>
              </table:table-cell>
              <table:table-cell office:value-type="float" office:value="3.73911">
                <text:p>3.73911</text:p>
              </table:table-cell>
              <table:table-cell office:value-type="float" office:value="4.42713">
                <text:p>4.42713</text:p>
              </table:table-cell>
              <table:table-cell office:value-type="float" office:value="5.3912">
                <text:p>5.3912</text:p>
              </table:table-cell>
              <table:table-cell office:value-type="float" office:value="6.34699">
                <text:p>6.34699</text:p>
              </table:table-cell>
              <table:table-cell office:value-type="float" office:value="8.01156">
                <text:p>8.01156</text:p>
              </table:table-cell>
              <table:table-cell office:value-type="float" office:value="8.96713">
                <text:p>8.96713</text:p>
              </table:table-cell>
              <table:table-cell office:value-type="float" office:value="10.2694">
                <text:p>10.2694</text:p>
              </table:table-cell>
              <table:table-cell office:value-type="float" office:value="11.3228">
                <text:p>11.3228</text:p>
              </table:table-cell>
              <table:table-cell office:value-type="float" office:value="13.1574">
                <text:p>13.1574</text:p>
              </table:table-cell>
              <table:table-cell office:value-type="float" office:value="14.2372">
                <text:p>14.2372</text:p>
              </table:table-cell>
              <table:table-cell office:value-type="float" office:value="14.8607">
                <text:p>14.8607</text:p>
              </table:table-cell>
              <table:table-cell office:value-type="float" office:value="16.1191">
                <text:p>16.1191</text:p>
              </table:table-cell>
              <table:table-cell office:value-type="float" office:value="16.4604">
                <text:p>16.4604</text:p>
              </table:table-cell>
              <table:table-cell office:value-type="float" office:value="17.767">
                <text:p>17.767</text:p>
              </table:table-cell>
              <table:table-cell office:value-type="float" office:value="18.3175">
                <text:p>18.3175</text:p>
              </table:table-cell>
              <table:table-cell office:value-type="float" office:value="18.5601">
                <text:p>18.56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107536">
                <text:p>0.0107536</text:p>
              </table:table-cell>
              <table:table-cell office:value-type="float" office:value="0.0356776">
                <text:p>0.0356776</text:p>
              </table:table-cell>
              <table:table-cell office:value-type="float" office:value="0.0682945">
                <text:p>0.0682945</text:p>
              </table:table-cell>
              <table:table-cell office:value-type="float" office:value="0.182563">
                <text:p>0.182563</text:p>
              </table:table-cell>
              <table:table-cell office:value-type="float" office:value="0.315937">
                <text:p>0.315937</text:p>
              </table:table-cell>
              <table:table-cell office:value-type="float" office:value="0.519302">
                <text:p>0.519302</text:p>
              </table:table-cell>
              <table:table-cell office:value-type="float" office:value="0.708921">
                <text:p>0.708921</text:p>
              </table:table-cell>
              <table:table-cell office:value-type="float" office:value="1.09595">
                <text:p>1.09595</text:p>
              </table:table-cell>
              <table:table-cell office:value-type="float" office:value="1.785">
                <text:p>1.785</text:p>
              </table:table-cell>
              <table:table-cell office:value-type="float" office:value="2.23812">
                <text:p>2.23812</text:p>
              </table:table-cell>
              <table:table-cell office:value-type="float" office:value="3.02396">
                <text:p>3.02396</text:p>
              </table:table-cell>
              <table:table-cell office:value-type="float" office:value="3.84243">
                <text:p>3.84243</text:p>
              </table:table-cell>
              <table:table-cell office:value-type="float" office:value="4.9282">
                <text:p>4.9282</text:p>
              </table:table-cell>
              <table:table-cell office:value-type="float" office:value="5.8318">
                <text:p>5.8318</text:p>
              </table:table-cell>
              <table:table-cell office:value-type="float" office:value="7.30689">
                <text:p>7.30689</text:p>
              </table:table-cell>
              <table:table-cell office:value-type="float" office:value="8.32381">
                <text:p>8.32381</text:p>
              </table:table-cell>
              <table:table-cell office:value-type="float" office:value="10.7267">
                <text:p>10.7267</text:p>
              </table:table-cell>
              <table:table-cell office:value-type="float" office:value="12.0166">
                <text:p>12.0166</text:p>
              </table:table-cell>
              <table:table-cell office:value-type="float" office:value="13.7762">
                <text:p>13.7762</text:p>
              </table:table-cell>
              <table:table-cell office:value-type="float" office:value="15.3612">
                <text:p>15.3612</text:p>
              </table:table-cell>
              <table:table-cell office:value-type="float" office:value="18.046">
                <text:p>18.046</text:p>
              </table:table-cell>
              <table:table-cell office:value-type="float" office:value="19.7374">
                <text:p>19.7374</text:p>
              </table:table-cell>
              <table:table-cell office:value-type="float" office:value="20.2233">
                <text:p>20.2233</text:p>
              </table:table-cell>
              <table:table-cell office:value-type="float" office:value="22.2194">
                <text:p>22.2194</text:p>
              </table:table-cell>
              <table:table-cell office:value-type="float" office:value="22.9017">
                <text:p>22.9017</text:p>
              </table:table-cell>
              <table:table-cell office:value-type="float" office:value="24.3471">
                <text:p>24.3471</text:p>
              </table:table-cell>
              <table:table-cell office:value-type="float" office:value="25.2686">
                <text:p>25.2686</text:p>
              </table:table-cell>
              <table:table-cell office:value-type="float" office:value="25.7091">
                <text:p>25.70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34055">
                <text:p>0.0134055</text:p>
              </table:table-cell>
              <table:table-cell office:value-type="float" office:value="0.0322218">
                <text:p>0.0322218</text:p>
              </table:table-cell>
              <table:table-cell office:value-type="float" office:value="0.0786203">
                <text:p>0.0786203</text:p>
              </table:table-cell>
              <table:table-cell office:value-type="float" office:value="0.198646">
                <text:p>0.198646</text:p>
              </table:table-cell>
              <table:table-cell office:value-type="float" office:value="0.370084">
                <text:p>0.370084</text:p>
              </table:table-cell>
              <table:table-cell office:value-type="float" office:value="0.591985">
                <text:p>0.591985</text:p>
              </table:table-cell>
              <table:table-cell office:value-type="float" office:value="0.893066">
                <text:p>0.893066</text:p>
              </table:table-cell>
              <table:table-cell office:value-type="float" office:value="1.29725">
                <text:p>1.29725</text:p>
              </table:table-cell>
              <table:table-cell office:value-type="float" office:value="2.10733">
                <text:p>2.10733</text:p>
              </table:table-cell>
              <table:table-cell office:value-type="float" office:value="2.68786">
                <text:p>2.68786</text:p>
              </table:table-cell>
              <table:table-cell office:value-type="float" office:value="3.62297">
                <text:p>3.62297</text:p>
              </table:table-cell>
              <table:table-cell office:value-type="float" office:value="4.74201">
                <text:p>4.74201</text:p>
              </table:table-cell>
              <table:table-cell office:value-type="float" office:value="6.04611">
                <text:p>6.04611</text:p>
              </table:table-cell>
              <table:table-cell office:value-type="float" office:value="7.22797">
                <text:p>7.22797</text:p>
              </table:table-cell>
              <table:table-cell office:value-type="float" office:value="9.47754">
                <text:p>9.47754</text:p>
              </table:table-cell>
              <table:table-cell office:value-type="float" office:value="11.4909">
                <text:p>11.4909</text:p>
              </table:table-cell>
              <table:table-cell office:value-type="float" office:value="13.4159">
                <text:p>13.4159</text:p>
              </table:table-cell>
              <table:table-cell office:value-type="float" office:value="15.771">
                <text:p>15.771</text:p>
              </table:table-cell>
              <table:table-cell office:value-type="float" office:value="19.0678">
                <text:p>19.0678</text:p>
              </table:table-cell>
              <table:table-cell office:value-type="float" office:value="21.3552">
                <text:p>21.3552</text:p>
              </table:table-cell>
              <table:table-cell office:value-type="float" office:value="22.7598">
                <text:p>22.7598</text:p>
              </table:table-cell>
              <table:table-cell office:value-type="float" office:value="24.7547">
                <text:p>24.7547</text:p>
              </table:table-cell>
              <table:table-cell office:value-type="float" office:value="25.6245">
                <text:p>25.6245</text:p>
              </table:table-cell>
              <table:table-cell office:value-type="float" office:value="27.9961">
                <text:p>27.9961</text:p>
              </table:table-cell>
              <table:table-cell office:value-type="float" office:value="28.6999">
                <text:p>28.6999</text:p>
              </table:table-cell>
              <table:table-cell office:value-type="float" office:value="30.5819">
                <text:p>30.5819</text:p>
              </table:table-cell>
              <table:table-cell office:value-type="float" office:value="32.1869">
                <text:p>32.1869</text:p>
              </table:table-cell>
              <table:table-cell office:value-type="float" office:value="32.4906">
                <text:p>32.49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12472">
                <text:p>0.012472</text:p>
              </table:table-cell>
              <table:table-cell office:value-type="float" office:value="0.0344971">
                <text:p>0.0344971</text:p>
              </table:table-cell>
              <table:table-cell office:value-type="float" office:value="0.0839564">
                <text:p>0.0839564</text:p>
              </table:table-cell>
              <table:table-cell office:value-type="float" office:value="0.220228">
                <text:p>0.220228</text:p>
              </table:table-cell>
              <table:table-cell office:value-type="float" office:value="0.402302">
                <text:p>0.402302</text:p>
              </table:table-cell>
              <table:table-cell office:value-type="float" office:value="0.666399">
                <text:p>0.666399</text:p>
              </table:table-cell>
              <table:table-cell office:value-type="float" office:value="0.947142">
                <text:p>0.947142</text:p>
              </table:table-cell>
              <table:table-cell office:value-type="float" office:value="1.43988">
                <text:p>1.43988</text:p>
              </table:table-cell>
              <table:table-cell office:value-type="float" office:value="2.41362">
                <text:p>2.41362</text:p>
              </table:table-cell>
              <table:table-cell office:value-type="float" office:value="3.11696">
                <text:p>3.11696</text:p>
              </table:table-cell>
              <table:table-cell office:value-type="float" office:value="4.11269">
                <text:p>4.11269</text:p>
              </table:table-cell>
              <table:table-cell office:value-type="float" office:value="5.51848">
                <text:p>5.51848</text:p>
              </table:table-cell>
              <table:table-cell office:value-type="float" office:value="7.06102">
                <text:p>7.06102</text:p>
              </table:table-cell>
              <table:table-cell office:value-type="float" office:value="8.50231">
                <text:p>8.50231</text:p>
              </table:table-cell>
              <table:table-cell office:value-type="float" office:value="10.5304">
                <text:p>10.5304</text:p>
              </table:table-cell>
              <table:table-cell office:value-type="float" office:value="12.1989">
                <text:p>12.1989</text:p>
              </table:table-cell>
              <table:table-cell office:value-type="float" office:value="15.9909">
                <text:p>15.9909</text:p>
              </table:table-cell>
              <table:table-cell office:value-type="float" office:value="17.6212">
                <text:p>17.6212</text:p>
              </table:table-cell>
              <table:table-cell office:value-type="float" office:value="20.6076">
                <text:p>20.6076</text:p>
              </table:table-cell>
              <table:table-cell office:value-type="float" office:value="22.9354">
                <text:p>22.9354</text:p>
              </table:table-cell>
              <table:table-cell office:value-type="float" office:value="26.851">
                <text:p>26.851</text:p>
              </table:table-cell>
              <table:table-cell office:value-type="float" office:value="29.5043">
                <text:p>29.5043</text:p>
              </table:table-cell>
              <table:table-cell office:value-type="float" office:value="30.1114">
                <text:p>30.1114</text:p>
              </table:table-cell>
              <table:table-cell office:value-type="float" office:value="33.3751">
                <text:p>33.3751</text:p>
              </table:table-cell>
              <table:table-cell office:value-type="float" office:value="34.4747">
                <text:p>34.4747</text:p>
              </table:table-cell>
              <table:table-cell office:value-type="float" office:value="36.5404">
                <text:p>36.5404</text:p>
              </table:table-cell>
              <table:table-cell office:value-type="float" office:value="38.0616">
                <text:p>38.0616</text:p>
              </table:table-cell>
              <table:table-cell office:value-type="float" office:value="38.6826">
                <text:p>38.682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31687">
                <text:p>0.0131687</text:p>
              </table:table-cell>
              <table:table-cell office:value-type="float" office:value="0.036895">
                <text:p>0.036895</text:p>
              </table:table-cell>
              <table:table-cell office:value-type="float" office:value="0.101438">
                <text:p>0.101438</text:p>
              </table:table-cell>
              <table:table-cell office:value-type="float" office:value="0.233025">
                <text:p>0.233025</text:p>
              </table:table-cell>
              <table:table-cell office:value-type="float" office:value="0.445831">
                <text:p>0.445831</text:p>
              </table:table-cell>
              <table:table-cell office:value-type="float" office:value="0.715222">
                <text:p>0.715222</text:p>
              </table:table-cell>
              <table:table-cell office:value-type="float" office:value="1.00989">
                <text:p>1.00989</text:p>
              </table:table-cell>
              <table:table-cell office:value-type="float" office:value="1.57254">
                <text:p>1.57254</text:p>
              </table:table-cell>
              <table:table-cell office:value-type="float" office:value="2.63419">
                <text:p>2.63419</text:p>
              </table:table-cell>
              <table:table-cell office:value-type="float" office:value="3.69449">
                <text:p>3.69449</text:p>
              </table:table-cell>
              <table:table-cell office:value-type="float" office:value="4.71281">
                <text:p>4.71281</text:p>
              </table:table-cell>
              <table:table-cell office:value-type="float" office:value="6.06241">
                <text:p>6.06241</text:p>
              </table:table-cell>
              <table:table-cell office:value-type="float" office:value="8.06817">
                <text:p>8.06817</text:p>
              </table:table-cell>
              <table:table-cell office:value-type="float" office:value="9.46579">
                <text:p>9.46579</text:p>
              </table:table-cell>
              <table:table-cell office:value-type="float" office:value="11.9256">
                <text:p>11.9256</text:p>
              </table:table-cell>
              <table:table-cell office:value-type="float" office:value="14.255">
                <text:p>14.255</text:p>
              </table:table-cell>
              <table:table-cell office:value-type="float" office:value="18.2389">
                <text:p>18.2389</text:p>
              </table:table-cell>
              <table:table-cell office:value-type="float" office:value="20.2066">
                <text:p>20.2066</text:p>
              </table:table-cell>
              <table:table-cell office:value-type="float" office:value="23.3664">
                <text:p>23.3664</text:p>
              </table:table-cell>
              <table:table-cell office:value-type="float" office:value="25.997">
                <text:p>25.997</text:p>
              </table:table-cell>
              <table:table-cell office:value-type="float" office:value="30.8325">
                <text:p>30.8325</text:p>
              </table:table-cell>
              <table:table-cell office:value-type="float" office:value="34.2136">
                <text:p>34.2136</text:p>
              </table:table-cell>
              <table:table-cell office:value-type="float" office:value="35.6972">
                <text:p>35.6972</text:p>
              </table:table-cell>
              <table:table-cell office:value-type="float" office:value="38.6655">
                <text:p>38.6655</text:p>
              </table:table-cell>
              <table:table-cell office:value-type="float" office:value="39.6048">
                <text:p>39.6048</text:p>
              </table:table-cell>
              <table:table-cell office:value-type="float" office:value="42.4837">
                <text:p>42.4837</text:p>
              </table:table-cell>
              <table:table-cell office:value-type="float" office:value="44.0038">
                <text:p>44.0038</text:p>
              </table:table-cell>
              <table:table-cell office:value-type="float" office:value="45.0373">
                <text:p>45.037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173967">
                <text:p>0.0173967</text:p>
              </table:table-cell>
              <table:table-cell office:value-type="float" office:value="0.0387177">
                <text:p>0.0387177</text:p>
              </table:table-cell>
              <table:table-cell office:value-type="float" office:value="0.0921446">
                <text:p>0.0921446</text:p>
              </table:table-cell>
              <table:table-cell office:value-type="float" office:value="0.255873">
                <text:p>0.255873</text:p>
              </table:table-cell>
              <table:table-cell office:value-type="float" office:value="0.453071">
                <text:p>0.453071</text:p>
              </table:table-cell>
              <table:table-cell office:value-type="float" office:value="0.76544">
                <text:p>0.76544</text:p>
              </table:table-cell>
              <table:table-cell office:value-type="float" office:value="1.092">
                <text:p>1.092</text:p>
              </table:table-cell>
              <table:table-cell office:value-type="float" office:value="1.7158">
                <text:p>1.7158</text:p>
              </table:table-cell>
              <table:table-cell office:value-type="float" office:value="2.8711">
                <text:p>2.8711</text:p>
              </table:table-cell>
              <table:table-cell office:value-type="float" office:value="3.74506">
                <text:p>3.74506</text:p>
              </table:table-cell>
              <table:table-cell office:value-type="float" office:value="5.03731">
                <text:p>5.03731</text:p>
              </table:table-cell>
              <table:table-cell office:value-type="float" office:value="6.71526">
                <text:p>6.71526</text:p>
              </table:table-cell>
              <table:table-cell office:value-type="float" office:value="8.68212">
                <text:p>8.68212</text:p>
              </table:table-cell>
              <table:table-cell office:value-type="float" office:value="10.4018">
                <text:p>10.4018</text:p>
              </table:table-cell>
              <table:table-cell office:value-type="float" office:value="13.2126">
                <text:p>13.2126</text:p>
              </table:table-cell>
              <table:table-cell office:value-type="float" office:value="15.3154">
                <text:p>15.3154</text:p>
              </table:table-cell>
              <table:table-cell office:value-type="float" office:value="20.0837">
                <text:p>20.0837</text:p>
              </table:table-cell>
              <table:table-cell office:value-type="float" office:value="22.3939">
                <text:p>22.3939</text:p>
              </table:table-cell>
              <table:table-cell office:value-type="float" office:value="26.3668">
                <text:p>26.3668</text:p>
              </table:table-cell>
              <table:table-cell office:value-type="float" office:value="29.1919">
                <text:p>29.1919</text:p>
              </table:table-cell>
              <table:table-cell office:value-type="float" office:value="34.4749">
                <text:p>34.4749</text:p>
              </table:table-cell>
              <table:table-cell office:value-type="float" office:value="38.9281">
                <text:p>38.9281</text:p>
              </table:table-cell>
              <table:table-cell office:value-type="float" office:value="40.3468">
                <text:p>40.3468</text:p>
              </table:table-cell>
              <table:table-cell office:value-type="float" office:value="46.7399">
                <text:p>46.7399</text:p>
              </table:table-cell>
              <table:table-cell office:value-type="float" office:value="46.3443">
                <text:p>46.3443</text:p>
              </table:table-cell>
              <table:table-cell office:value-type="float" office:value="71.3824">
                <text:p>71.3824</text:p>
              </table:table-cell>
              <table:table-cell office:value-type="float" office:value="60.6893">
                <text:p>60.6893</text:p>
              </table:table-cell>
              <table:table-cell office:value-type="float" office:value="58.6235">
                <text:p>58.623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49518">
                <text:p>0.0149518</text:p>
              </table:table-cell>
              <table:table-cell office:value-type="float" office:value="0.0343143">
                <text:p>0.0343143</text:p>
              </table:table-cell>
              <table:table-cell office:value-type="float" office:value="0.0891717">
                <text:p>0.0891717</text:p>
              </table:table-cell>
              <table:table-cell office:value-type="float" office:value="0.248004">
                <text:p>0.248004</text:p>
              </table:table-cell>
              <table:table-cell office:value-type="float" office:value="0.456104">
                <text:p>0.456104</text:p>
              </table:table-cell>
              <table:table-cell office:value-type="float" office:value="0.781688">
                <text:p>0.781688</text:p>
              </table:table-cell>
              <table:table-cell office:value-type="float" office:value="1.14155">
                <text:p>1.14155</text:p>
              </table:table-cell>
              <table:table-cell office:value-type="float" office:value="1.76935">
                <text:p>1.76935</text:p>
              </table:table-cell>
              <table:table-cell office:value-type="float" office:value="3.02717">
                <text:p>3.02717</text:p>
              </table:table-cell>
              <table:table-cell office:value-type="float" office:value="3.99563">
                <text:p>3.99563</text:p>
              </table:table-cell>
              <table:table-cell office:value-type="float" office:value="5.32313">
                <text:p>5.32313</text:p>
              </table:table-cell>
              <table:table-cell office:value-type="float" office:value="7.21708">
                <text:p>7.21708</text:p>
              </table:table-cell>
              <table:table-cell office:value-type="float" office:value="9.31608">
                <text:p>9.31608</text:p>
              </table:table-cell>
              <table:table-cell office:value-type="float" office:value="11.2572">
                <text:p>11.2572</text:p>
              </table:table-cell>
              <table:table-cell office:value-type="float" office:value="14.2029">
                <text:p>14.2029</text:p>
              </table:table-cell>
              <table:table-cell office:value-type="float" office:value="16.4426">
                <text:p>16.4426</text:p>
              </table:table-cell>
              <table:table-cell office:value-type="float" office:value="22.2575">
                <text:p>22.2575</text:p>
              </table:table-cell>
              <table:table-cell office:value-type="float" office:value="24.4166">
                <text:p>24.4166</text:p>
              </table:table-cell>
              <table:table-cell office:value-type="float" office:value="28.6654">
                <text:p>28.6654</text:p>
              </table:table-cell>
              <table:table-cell office:value-type="float" office:value="31.9321">
                <text:p>31.9321</text:p>
              </table:table-cell>
              <table:table-cell office:value-type="float" office:value="38.0196">
                <text:p>38.0196</text:p>
              </table:table-cell>
              <table:table-cell office:value-type="float" office:value="42.6011">
                <text:p>42.6011</text:p>
              </table:table-cell>
              <table:table-cell office:value-type="float" office:value="43.0444">
                <text:p>43.0444</text:p>
              </table:table-cell>
              <table:table-cell office:value-type="float" office:value="47.6838">
                <text:p>47.6838</text:p>
              </table:table-cell>
              <table:table-cell office:value-type="float" office:value="48.4345">
                <text:p>48.4345</text:p>
              </table:table-cell>
              <table:table-cell office:value-type="float" office:value="51.7801">
                <text:p>51.7801</text:p>
              </table:table-cell>
              <table:table-cell office:value-type="float" office:value="54.1168">
                <text:p>54.1168</text:p>
              </table:table-cell>
              <table:table-cell office:value-type="float" office:value="55.0837">
                <text:p>55.083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122672">
                <text:p>0.0122672</text:p>
              </table:table-cell>
              <table:table-cell office:value-type="float" office:value="0.0364131">
                <text:p>0.0364131</text:p>
              </table:table-cell>
              <table:table-cell office:value-type="float" office:value="0.0936165">
                <text:p>0.0936165</text:p>
              </table:table-cell>
              <table:table-cell office:value-type="float" office:value="0.256511">
                <text:p>0.256511</text:p>
              </table:table-cell>
              <table:table-cell office:value-type="float" office:value="0.488966">
                <text:p>0.488966</text:p>
              </table:table-cell>
              <table:table-cell office:value-type="float" office:value="0.838836">
                <text:p>0.838836</text:p>
              </table:table-cell>
              <table:table-cell office:value-type="float" office:value="1.19543">
                <text:p>1.19543</text:p>
              </table:table-cell>
              <table:table-cell office:value-type="float" office:value="1.86285">
                <text:p>1.86285</text:p>
              </table:table-cell>
              <table:table-cell office:value-type="float" office:value="3.25368">
                <text:p>3.25368</text:p>
              </table:table-cell>
              <table:table-cell office:value-type="float" office:value="4.4532">
                <text:p>4.4532</text:p>
              </table:table-cell>
              <table:table-cell office:value-type="float" office:value="5.90172">
                <text:p>5.90172</text:p>
              </table:table-cell>
              <table:table-cell office:value-type="float" office:value="8.14078">
                <text:p>8.14078</text:p>
              </table:table-cell>
              <table:table-cell office:value-type="float" office:value="10.1228">
                <text:p>10.1228</text:p>
              </table:table-cell>
              <table:table-cell office:value-type="float" office:value="13.3073">
                <text:p>13.3073</text:p>
              </table:table-cell>
              <table:table-cell office:value-type="float" office:value="15.869">
                <text:p>15.869</text:p>
              </table:table-cell>
              <table:table-cell office:value-type="float" office:value="18.0521">
                <text:p>18.0521</text:p>
              </table:table-cell>
              <table:table-cell office:value-type="float" office:value="23.5339">
                <text:p>23.5339</text:p>
              </table:table-cell>
              <table:table-cell office:value-type="float" office:value="26.7917">
                <text:p>26.7917</text:p>
              </table:table-cell>
              <table:table-cell office:value-type="float" office:value="31.157">
                <text:p>31.157</text:p>
              </table:table-cell>
              <table:table-cell office:value-type="float" office:value="34.946">
                <text:p>34.946</text:p>
              </table:table-cell>
              <table:table-cell office:value-type="float" office:value="41.1829">
                <text:p>41.1829</text:p>
              </table:table-cell>
              <table:table-cell office:value-type="float" office:value="45.3887">
                <text:p>45.3887</text:p>
              </table:table-cell>
              <table:table-cell office:value-type="float" office:value="47.0891">
                <text:p>47.0891</text:p>
              </table:table-cell>
              <table:table-cell office:value-type="float" office:value="51.8938">
                <text:p>51.8938</text:p>
              </table:table-cell>
              <table:table-cell office:value-type="float" office:value="53.6967">
                <text:p>53.6967</text:p>
              </table:table-cell>
              <table:table-cell office:value-type="float" office:value="56.5237">
                <text:p>56.5237</text:p>
              </table:table-cell>
              <table:table-cell office:value-type="float" office:value="59.3429">
                <text:p>59.3429</text:p>
              </table:table-cell>
              <table:table-cell office:value-type="float" office:value="60.7923">
                <text:p>60.792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6819">
                <text:p>0.016819</text:p>
              </table:table-cell>
              <table:table-cell office:value-type="float" office:value="0.0403394">
                <text:p>0.0403394</text:p>
              </table:table-cell>
              <table:table-cell office:value-type="float" office:value="0.0977924">
                <text:p>0.0977924</text:p>
              </table:table-cell>
              <table:table-cell office:value-type="float" office:value="0.26384">
                <text:p>0.26384</text:p>
              </table:table-cell>
              <table:table-cell office:value-type="float" office:value="0.538513">
                <text:p>0.538513</text:p>
              </table:table-cell>
              <table:table-cell office:value-type="float" office:value="0.873382">
                <text:p>0.873382</text:p>
              </table:table-cell>
              <table:table-cell office:value-type="float" office:value="1.28833">
                <text:p>1.28833</text:p>
              </table:table-cell>
              <table:table-cell office:value-type="float" office:value="2.00085">
                <text:p>2.00085</text:p>
              </table:table-cell>
              <table:table-cell office:value-type="float" office:value="3.45899">
                <text:p>3.45899</text:p>
              </table:table-cell>
              <table:table-cell office:value-type="float" office:value="4.63018">
                <text:p>4.63018</text:p>
              </table:table-cell>
              <table:table-cell office:value-type="float" office:value="6.15249">
                <text:p>6.15249</text:p>
              </table:table-cell>
              <table:table-cell office:value-type="float" office:value="8.24239">
                <text:p>8.24239</text:p>
              </table:table-cell>
              <table:table-cell office:value-type="float" office:value="10.9054">
                <text:p>10.9054</text:p>
              </table:table-cell>
              <table:table-cell office:value-type="float" office:value="13.1449">
                <text:p>13.1449</text:p>
              </table:table-cell>
              <table:table-cell office:value-type="float" office:value="16.8065">
                <text:p>16.8065</text:p>
              </table:table-cell>
              <table:table-cell office:value-type="float" office:value="19.4792">
                <text:p>19.4792</text:p>
              </table:table-cell>
              <table:table-cell office:value-type="float" office:value="25.8357">
                <text:p>25.8357</text:p>
              </table:table-cell>
              <table:table-cell office:value-type="float" office:value="28.9452">
                <text:p>28.9452</text:p>
              </table:table-cell>
              <table:table-cell office:value-type="float" office:value="33.7097">
                <text:p>33.7097</text:p>
              </table:table-cell>
              <table:table-cell office:value-type="float" office:value="37.7108">
                <text:p>37.7108</text:p>
              </table:table-cell>
              <table:table-cell office:value-type="float" office:value="44.4993">
                <text:p>44.4993</text:p>
              </table:table-cell>
              <table:table-cell office:value-type="float" office:value="49.0731">
                <text:p>49.0731</text:p>
              </table:table-cell>
              <table:table-cell office:value-type="float" office:value="51.2096">
                <text:p>51.2096</text:p>
              </table:table-cell>
              <table:table-cell office:value-type="float" office:value="56.3879">
                <text:p>56.3879</text:p>
              </table:table-cell>
              <table:table-cell office:value-type="float" office:value="57.5267">
                <text:p>57.5267</text:p>
              </table:table-cell>
              <table:table-cell office:value-type="float" office:value="61.6239">
                <text:p>61.6239</text:p>
              </table:table-cell>
              <table:table-cell office:value-type="float" office:value="64.2022">
                <text:p>64.2022</text:p>
              </table:table-cell>
              <table:table-cell office:value-type="float" office:value="65.6024">
                <text:p>65.602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52783">
                <text:p>0.0152783</text:p>
              </table:table-cell>
              <table:table-cell office:value-type="float" office:value="0.041933">
                <text:p>0.041933</text:p>
              </table:table-cell>
              <table:table-cell office:value-type="float" office:value="0.101936">
                <text:p>0.101936</text:p>
              </table:table-cell>
              <table:table-cell office:value-type="float" office:value="0.281463">
                <text:p>0.281463</text:p>
              </table:table-cell>
              <table:table-cell office:value-type="float" office:value="0.541063">
                <text:p>0.541063</text:p>
              </table:table-cell>
              <table:table-cell office:value-type="float" office:value="0.924893">
                <text:p>0.924893</text:p>
              </table:table-cell>
              <table:table-cell office:value-type="float" office:value="1.39288">
                <text:p>1.39288</text:p>
              </table:table-cell>
              <table:table-cell office:value-type="float" office:value="2.10574">
                <text:p>2.10574</text:p>
              </table:table-cell>
              <table:table-cell office:value-type="float" office:value="3.64597">
                <text:p>3.64597</text:p>
              </table:table-cell>
              <table:table-cell office:value-type="float" office:value="4.9169">
                <text:p>4.9169</text:p>
              </table:table-cell>
              <table:table-cell office:value-type="float" office:value="6.47438">
                <text:p>6.47438</text:p>
              </table:table-cell>
              <table:table-cell office:value-type="float" office:value="8.80452">
                <text:p>8.80452</text:p>
              </table:table-cell>
              <table:table-cell office:value-type="float" office:value="11.7669">
                <text:p>11.7669</text:p>
              </table:table-cell>
              <table:table-cell office:value-type="float" office:value="14.2474">
                <text:p>14.2474</text:p>
              </table:table-cell>
              <table:table-cell office:value-type="float" office:value="18.1627">
                <text:p>18.1627</text:p>
              </table:table-cell>
              <table:table-cell office:value-type="float" office:value="21.0013">
                <text:p>21.0013</text:p>
              </table:table-cell>
              <table:table-cell office:value-type="float" office:value="27.314">
                <text:p>27.314</text:p>
              </table:table-cell>
              <table:table-cell office:value-type="float" office:value="30.8288">
                <text:p>30.8288</text:p>
              </table:table-cell>
              <table:table-cell office:value-type="float" office:value="36.377">
                <text:p>36.377</text:p>
              </table:table-cell>
              <table:table-cell office:value-type="float" office:value="40.4663">
                <text:p>40.4663</text:p>
              </table:table-cell>
              <table:table-cell office:value-type="float" office:value="48.138">
                <text:p>48.138</text:p>
              </table:table-cell>
              <table:table-cell office:value-type="float" office:value="52.6072">
                <text:p>52.6072</text:p>
              </table:table-cell>
              <table:table-cell office:value-type="float" office:value="55.012">
                <text:p>55.012</text:p>
              </table:table-cell>
              <table:table-cell office:value-type="float" office:value="62.0628">
                <text:p>62.0628</text:p>
              </table:table-cell>
              <table:table-cell office:value-type="float" office:value="65.5452">
                <text:p>65.5452</text:p>
              </table:table-cell>
              <table:table-cell office:value-type="float" office:value="65.9553">
                <text:p>65.9553</text:p>
              </table:table-cell>
              <table:table-cell office:value-type="float" office:value="68.8814">
                <text:p>68.8814</text:p>
              </table:table-cell>
              <table:table-cell office:value-type="float" office:value="70.4353">
                <text:p>70.435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75702">
                <text:p>0.0175702</text:p>
              </table:table-cell>
              <table:table-cell office:value-type="float" office:value="0.0418034">
                <text:p>0.0418034</text:p>
              </table:table-cell>
              <table:table-cell office:value-type="float" office:value="0.109692">
                <text:p>0.109692</text:p>
              </table:table-cell>
              <table:table-cell office:value-type="float" office:value="0.29042">
                <text:p>0.29042</text:p>
              </table:table-cell>
              <table:table-cell office:value-type="float" office:value="0.566501">
                <text:p>0.566501</text:p>
              </table:table-cell>
              <table:table-cell office:value-type="float" office:value="0.942244">
                <text:p>0.942244</text:p>
              </table:table-cell>
              <table:table-cell office:value-type="float" office:value="1.39332">
                <text:p>1.39332</text:p>
              </table:table-cell>
              <table:table-cell office:value-type="float" office:value="2.1784">
                <text:p>2.1784</text:p>
              </table:table-cell>
              <table:table-cell office:value-type="float" office:value="3.78276">
                <text:p>3.78276</text:p>
              </table:table-cell>
              <table:table-cell office:value-type="float" office:value="5.05631">
                <text:p>5.05631</text:p>
              </table:table-cell>
              <table:table-cell office:value-type="float" office:value="6.79137">
                <text:p>6.79137</text:p>
              </table:table-cell>
              <table:table-cell office:value-type="float" office:value="9.28025">
                <text:p>9.28025</text:p>
              </table:table-cell>
              <table:table-cell office:value-type="float" office:value="12.2606">
                <text:p>12.2606</text:p>
              </table:table-cell>
              <table:table-cell office:value-type="float" office:value="14.8025">
                <text:p>14.8025</text:p>
              </table:table-cell>
              <table:table-cell office:value-type="float" office:value="18.747">
                <text:p>18.747</text:p>
              </table:table-cell>
              <table:table-cell office:value-type="float" office:value="22.1296">
                <text:p>22.1296</text:p>
              </table:table-cell>
              <table:table-cell office:value-type="float" office:value="29.1495">
                <text:p>29.1495</text:p>
              </table:table-cell>
              <table:table-cell office:value-type="float" office:value="32.9742">
                <text:p>32.9742</text:p>
              </table:table-cell>
              <table:table-cell office:value-type="float" office:value="38.4305">
                <text:p>38.4305</text:p>
              </table:table-cell>
              <table:table-cell office:value-type="float" office:value="43.3683">
                <text:p>43.3683</text:p>
              </table:table-cell>
              <table:table-cell office:value-type="float" office:value="50.7365">
                <text:p>50.7365</text:p>
              </table:table-cell>
              <table:table-cell office:value-type="float" office:value="56.4095">
                <text:p>56.4095</text:p>
              </table:table-cell>
              <table:table-cell office:value-type="float" office:value="58.4546">
                <text:p>58.4546</text:p>
              </table:table-cell>
              <table:table-cell office:value-type="float" office:value="64.1494">
                <text:p>64.1494</text:p>
              </table:table-cell>
              <table:table-cell office:value-type="float" office:value="66.2301">
                <text:p>66.2301</text:p>
              </table:table-cell>
              <table:table-cell office:value-type="float" office:value="70.6983">
                <text:p>70.6983</text:p>
              </table:table-cell>
              <table:table-cell office:value-type="float" office:value="74.0705">
                <text:p>74.0705</text:p>
              </table:table-cell>
              <table:table-cell office:value-type="float" office:value="75.1524">
                <text:p>75.152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62009">
                <text:p>0.0162009</text:p>
              </table:table-cell>
              <table:table-cell office:value-type="float" office:value="0.0443032">
                <text:p>0.0443032</text:p>
              </table:table-cell>
              <table:table-cell office:value-type="float" office:value="0.111433">
                <text:p>0.111433</text:p>
              </table:table-cell>
              <table:table-cell office:value-type="float" office:value="0.29884">
                <text:p>0.29884</text:p>
              </table:table-cell>
              <table:table-cell office:value-type="float" office:value="0.569623">
                <text:p>0.569623</text:p>
              </table:table-cell>
              <table:table-cell office:value-type="float" office:value="1.03107">
                <text:p>1.03107</text:p>
              </table:table-cell>
              <table:table-cell office:value-type="float" office:value="1.42676">
                <text:p>1.42676</text:p>
              </table:table-cell>
              <table:table-cell office:value-type="float" office:value="2.24201">
                <text:p>2.24201</text:p>
              </table:table-cell>
              <table:table-cell office:value-type="float" office:value="3.95371">
                <text:p>3.95371</text:p>
              </table:table-cell>
              <table:table-cell office:value-type="float" office:value="5.20637">
                <text:p>5.20637</text:p>
              </table:table-cell>
              <table:table-cell office:value-type="float" office:value="7.2833">
                <text:p>7.2833</text:p>
              </table:table-cell>
              <table:table-cell office:value-type="float" office:value="9.82316">
                <text:p>9.82316</text:p>
              </table:table-cell>
              <table:table-cell office:value-type="float" office:value="12.9493">
                <text:p>12.9493</text:p>
              </table:table-cell>
              <table:table-cell office:value-type="float" office:value="15.5383">
                <text:p>15.5383</text:p>
              </table:table-cell>
              <table:table-cell office:value-type="float" office:value="20.2421">
                <text:p>20.2421</text:p>
              </table:table-cell>
              <table:table-cell office:value-type="float" office:value="23.2464">
                <text:p>23.2464</text:p>
              </table:table-cell>
              <table:table-cell office:value-type="float" office:value="30.9382">
                <text:p>30.9382</text:p>
              </table:table-cell>
              <table:table-cell office:value-type="float" office:value="34.6928">
                <text:p>34.6928</text:p>
              </table:table-cell>
              <table:table-cell office:value-type="float" office:value="40.228">
                <text:p>40.228</text:p>
              </table:table-cell>
              <table:table-cell office:value-type="float" office:value="45.7248">
                <text:p>45.7248</text:p>
              </table:table-cell>
              <table:table-cell office:value-type="float" office:value="53.7431">
                <text:p>53.7431</text:p>
              </table:table-cell>
              <table:table-cell office:value-type="float" office:value="59.6031">
                <text:p>59.6031</text:p>
              </table:table-cell>
              <table:table-cell office:value-type="float" office:value="62.0191">
                <text:p>62.0191</text:p>
              </table:table-cell>
              <table:table-cell office:value-type="float" office:value="68.9056">
                <text:p>68.9056</text:p>
              </table:table-cell>
              <table:table-cell office:value-type="float" office:value="69.5491">
                <text:p>69.5491</text:p>
              </table:table-cell>
              <table:table-cell office:value-type="float" office:value="75.0885">
                <text:p>75.0885</text:p>
              </table:table-cell>
              <table:table-cell office:value-type="float" office:value="77.9896">
                <text:p>77.9896</text:p>
              </table:table-cell>
              <table:table-cell office:value-type="float" office:value="79.6868">
                <text:p>79.686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77151">
                <text:p>0.0177151</text:p>
              </table:table-cell>
              <table:table-cell office:value-type="float" office:value="0.0466125">
                <text:p>0.0466125</text:p>
              </table:table-cell>
              <table:table-cell office:value-type="float" office:value="0.109585">
                <text:p>0.109585</text:p>
              </table:table-cell>
              <table:table-cell office:value-type="float" office:value="0.309605">
                <text:p>0.309605</text:p>
              </table:table-cell>
              <table:table-cell office:value-type="float" office:value="0.585013">
                <text:p>0.585013</text:p>
              </table:table-cell>
              <table:table-cell office:value-type="float" office:value="1.00479">
                <text:p>1.00479</text:p>
              </table:table-cell>
              <table:table-cell office:value-type="float" office:value="1.48363">
                <text:p>1.48363</text:p>
              </table:table-cell>
              <table:table-cell office:value-type="float" office:value="2.32836">
                <text:p>2.32836</text:p>
              </table:table-cell>
              <table:table-cell office:value-type="float" office:value="4.13266">
                <text:p>4.13266</text:p>
              </table:table-cell>
              <table:table-cell office:value-type="float" office:value="5.53389">
                <text:p>5.53389</text:p>
              </table:table-cell>
              <table:table-cell office:value-type="float" office:value="7.49482">
                <text:p>7.49482</text:p>
              </table:table-cell>
              <table:table-cell office:value-type="float" office:value="11.0293">
                <text:p>11.0293</text:p>
              </table:table-cell>
              <table:table-cell office:value-type="float" office:value="16.4874">
                <text:p>16.4874</text:p>
              </table:table-cell>
              <table:table-cell office:value-type="float" office:value="19.9663">
                <text:p>19.9663</text:p>
              </table:table-cell>
              <table:table-cell office:value-type="float" office:value="21.1071">
                <text:p>21.1071</text:p>
              </table:table-cell>
              <table:table-cell office:value-type="float" office:value="26.4946">
                <text:p>26.4946</text:p>
              </table:table-cell>
              <table:table-cell office:value-type="float" office:value="37.08">
                <text:p>37.08</text:p>
              </table:table-cell>
              <table:table-cell office:value-type="float" office:value="41.0468">
                <text:p>41.0468</text:p>
              </table:table-cell>
              <table:table-cell office:value-type="float" office:value="50.8799">
                <text:p>50.8799</text:p>
              </table:table-cell>
              <table:table-cell office:value-type="float" office:value="48.8354">
                <text:p>48.8354</text:p>
              </table:table-cell>
              <table:table-cell office:value-type="float" office:value="57.769">
                <text:p>57.769</text:p>
              </table:table-cell>
              <table:table-cell office:value-type="float" office:value="63.6161">
                <text:p>63.6161</text:p>
              </table:table-cell>
              <table:table-cell office:value-type="float" office:value="69.1174">
                <text:p>69.1174</text:p>
              </table:table-cell>
              <table:table-cell office:value-type="float" office:value="87.9152">
                <text:p>87.9152</text:p>
              </table:table-cell>
              <table:table-cell office:value-type="float" office:value="83.2509">
                <text:p>83.2509</text:p>
              </table:table-cell>
              <table:table-cell office:value-type="float" office:value="81.3006">
                <text:p>81.3006</text:p>
              </table:table-cell>
              <table:table-cell office:value-type="float" office:value="84.7599">
                <text:p>84.7599</text:p>
              </table:table-cell>
              <table:table-cell office:value-type="float" office:value="86.212">
                <text:p>86.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6cm" svg:y="0.922cm" style:legend-expansion="high" chart:style-name="ch2"/>
        <chart:plot-area chart:style-name="ch3" table:cell-range-address="Sheet1.B41:Sheet1.AD55" chart:data-source-has-labels="both" svg:x="0.32cm" svg:y="0.18cm" svg:width="12.12cm" svg:height="8.64cm">
          <chart:coordinate-region svg:x="1.735cm" svg:y="0.382cm" svg:width="10.562cm" svg:height="7.228cm"/>
          <chart:axis chart:dimension="x" chart:name="primary-x" chart:style-name="ch4" chartooo:axis-type="auto">
            <chartooo:date-scale/>
            <chart:categories table:cell-range-address="Sheet1.B42:Sheet1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2:Sheet1.C55" chart:label-cell-address="Sheet1.C41:Sheet1.C41" chart:class="chart:line">
            <chart:data-point chart:repeated="14"/>
          </chart:series>
          <chart:series chart:style-name="ch8" chart:values-cell-range-address="Sheet1.D42:Sheet1.D55" chart:label-cell-address="Sheet1.D41:Sheet1.D41" chart:class="chart:line">
            <chart:data-point chart:repeated="14"/>
          </chart:series>
          <chart:series chart:style-name="ch9" chart:values-cell-range-address="Sheet1.E42:Sheet1.E55" chart:label-cell-address="Sheet1.E41:Sheet1.E41" chart:class="chart:line">
            <chart:data-point chart:repeated="14"/>
          </chart:series>
          <chart:series chart:style-name="ch10" chart:values-cell-range-address="Sheet1.F42:Sheet1.F55" chart:label-cell-address="Sheet1.F41:Sheet1.F41" chart:class="chart:line">
            <chart:data-point chart:repeated="14"/>
          </chart:series>
          <chart:series chart:style-name="ch11" chart:values-cell-range-address="Sheet1.G42:Sheet1.G55" chart:label-cell-address="Sheet1.G41:Sheet1.G41" chart:class="chart:line">
            <chart:data-point chart:repeated="14"/>
          </chart:series>
          <chart:series chart:style-name="ch12" chart:values-cell-range-address="Sheet1.H42:Sheet1.H55" chart:label-cell-address="Sheet1.H41:Sheet1.H41" chart:class="chart:line">
            <chart:data-point chart:repeated="14"/>
          </chart:series>
          <chart:series chart:style-name="ch13" chart:values-cell-range-address="Sheet1.I42:Sheet1.I55" chart:label-cell-address="Sheet1.I41:Sheet1.I41" chart:class="chart:line">
            <chart:data-point chart:repeated="14"/>
          </chart:series>
          <chart:series chart:style-name="ch14" chart:values-cell-range-address="Sheet1.J42:Sheet1.J55" chart:label-cell-address="Sheet1.J41:Sheet1.J41" chart:class="chart:line">
            <chart:data-point chart:repeated="14"/>
          </chart:series>
          <chart:series chart:style-name="ch15" chart:values-cell-range-address="Sheet1.K42:Sheet1.K55" chart:label-cell-address="Sheet1.K41:Sheet1.K41" chart:class="chart:line">
            <chart:data-point chart:repeated="14"/>
          </chart:series>
          <chart:series chart:style-name="ch16" chart:values-cell-range-address="Sheet1.L42:Sheet1.L55" chart:label-cell-address="Sheet1.L41:Sheet1.L41" chart:class="chart:line">
            <chart:data-point chart:repeated="14"/>
          </chart:series>
          <chart:series chart:style-name="ch17" chart:values-cell-range-address="Sheet1.M42:Sheet1.M55" chart:label-cell-address="Sheet1.M41:Sheet1.M41" chart:class="chart:line">
            <chart:data-point chart:repeated="14"/>
          </chart:series>
          <chart:series chart:style-name="ch18" chart:values-cell-range-address="Sheet1.N42:Sheet1.N55" chart:label-cell-address="Sheet1.N41:Sheet1.N41" chart:class="chart:line">
            <chart:data-point chart:repeated="14"/>
          </chart:series>
          <chart:series chart:style-name="ch19" chart:values-cell-range-address="Sheet1.O42:Sheet1.O55" chart:label-cell-address="Sheet1.O41:Sheet1.O41" chart:class="chart:line">
            <chart:data-point chart:repeated="14"/>
          </chart:series>
          <chart:series chart:style-name="ch20" chart:values-cell-range-address="Sheet1.P42:Sheet1.P55" chart:label-cell-address="Sheet1.P41:Sheet1.P41" chart:class="chart:line">
            <chart:data-point chart:repeated="14"/>
          </chart:series>
          <chart:series chart:style-name="ch21" chart:values-cell-range-address="Sheet1.Q42:Sheet1.Q55" chart:label-cell-address="Sheet1.Q41:Sheet1.Q41" chart:class="chart:line">
            <chart:data-point chart:repeated="14"/>
          </chart:series>
          <chart:series chart:style-name="ch10" chart:values-cell-range-address="Sheet1.R42:Sheet1.R55" chart:label-cell-address="Sheet1.R41:Sheet1.R41" chart:class="chart:line">
            <chart:data-point chart:repeated="14"/>
          </chart:series>
          <chart:series chart:style-name="ch11" chart:values-cell-range-address="Sheet1.S42:Sheet1.S55" chart:label-cell-address="Sheet1.S41:Sheet1.S41" chart:class="chart:line">
            <chart:data-point chart:repeated="14"/>
          </chart:series>
          <chart:series chart:style-name="ch12" chart:values-cell-range-address="Sheet1.T42:Sheet1.T55" chart:label-cell-address="Sheet1.T41:Sheet1.T41" chart:class="chart:line">
            <chart:data-point chart:repeated="14"/>
          </chart:series>
          <chart:series chart:style-name="ch13" chart:values-cell-range-address="Sheet1.U42:Sheet1.U55" chart:label-cell-address="Sheet1.U41:Sheet1.U41" chart:class="chart:line">
            <chart:data-point chart:repeated="14"/>
          </chart:series>
          <chart:series chart:style-name="ch14" chart:values-cell-range-address="Sheet1.V42:Sheet1.V55" chart:label-cell-address="Sheet1.V41:Sheet1.V41" chart:class="chart:line">
            <chart:data-point chart:repeated="14"/>
          </chart:series>
          <chart:series chart:style-name="ch15" chart:values-cell-range-address="Sheet1.W42:Sheet1.W55" chart:label-cell-address="Sheet1.W41:Sheet1.W41" chart:class="chart:line">
            <chart:data-point chart:repeated="14"/>
          </chart:series>
          <chart:series chart:style-name="ch16" chart:values-cell-range-address="Sheet1.X42:Sheet1.X55" chart:label-cell-address="Sheet1.X41:Sheet1.X41" chart:class="chart:line">
            <chart:data-point chart:repeated="14"/>
          </chart:series>
          <chart:series chart:style-name="ch17" chart:values-cell-range-address="Sheet1.Y42:Sheet1.Y55" chart:label-cell-address="Sheet1.Y41:Sheet1.Y41" chart:class="chart:line">
            <chart:data-point chart:repeated="14"/>
          </chart:series>
          <chart:series chart:style-name="ch18" chart:values-cell-range-address="Sheet1.Z42:Sheet1.Z55" chart:label-cell-address="Sheet1.Z41:Sheet1.Z41" chart:class="chart:line">
            <chart:data-point chart:repeated="14"/>
          </chart:series>
          <chart:series chart:style-name="ch19" chart:values-cell-range-address="Sheet1.AA42:Sheet1.AA55" chart:label-cell-address="Sheet1.AA41:Sheet1.AA41" chart:class="chart:line">
            <chart:data-point chart:repeated="14"/>
          </chart:series>
          <chart:series chart:style-name="ch20" chart:values-cell-range-address="Sheet1.AB42:Sheet1.AB55" chart:label-cell-address="Sheet1.AB41:Sheet1.AB41" chart:class="chart:line">
            <chart:data-point chart:repeated="14"/>
          </chart:series>
          <chart:series chart:style-name="ch21" chart:values-cell-range-address="Sheet1.AC42:Sheet1.AC55" chart:label-cell-address="Sheet1.AC41:Sheet1.AC41" chart:class="chart:line">
            <chart:data-point chart:repeated="14"/>
          </chart:series>
          <chart:series chart:style-name="ch10" chart:values-cell-range-address="Sheet1.AD42:Sheet1.AD55" chart:label-cell-address="Sheet1.AD41:Sheet1.AD41" chart:class="chart:line">
            <chart:data-point chart:repeated="1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C41:Sheet1.C41</svg:desc>
                </draw:g>
              </table:table-cell>
              <table:table-cell office:value-type="string">
                <text:p>4</text:p>
                <draw:g>
                  <svg:desc>Sheet1.D41:Sheet1.D41</svg:desc>
                </draw:g>
              </table:table-cell>
              <table:table-cell office:value-type="string">
                <text:p>6</text:p>
                <draw:g>
                  <svg:desc>Sheet1.E41:Sheet1.E41</svg:desc>
                </draw:g>
              </table:table-cell>
              <table:table-cell office:value-type="string">
                <text:p>8</text:p>
                <draw:g>
                  <svg:desc>Sheet1.F41:Sheet1.F41</svg:desc>
                </draw:g>
              </table:table-cell>
              <table:table-cell office:value-type="string">
                <text:p>10</text:p>
                <draw:g>
                  <svg:desc>Sheet1.G41:Sheet1.G41</svg:desc>
                </draw:g>
              </table:table-cell>
              <table:table-cell office:value-type="string">
                <text:p>12</text:p>
                <draw:g>
                  <svg:desc>Sheet1.H41:Sheet1.H41</svg:desc>
                </draw:g>
              </table:table-cell>
              <table:table-cell office:value-type="string">
                <text:p>14</text:p>
                <draw:g>
                  <svg:desc>Sheet1.I41:Sheet1.I41</svg:desc>
                </draw:g>
              </table:table-cell>
              <table:table-cell office:value-type="string">
                <text:p>16</text:p>
                <draw:g>
                  <svg:desc>Sheet1.J41:Sheet1.J41</svg:desc>
                </draw:g>
              </table:table-cell>
              <table:table-cell office:value-type="string">
                <text:p>18</text:p>
                <draw:g>
                  <svg:desc>Sheet1.K41:Sheet1.K41</svg:desc>
                </draw:g>
              </table:table-cell>
              <table:table-cell office:value-type="string">
                <text:p>20</text:p>
                <draw:g>
                  <svg:desc>Sheet1.L41:Sheet1.L41</svg:desc>
                </draw:g>
              </table:table-cell>
              <table:table-cell office:value-type="string">
                <text:p>22</text:p>
                <draw:g>
                  <svg:desc>Sheet1.M41:Sheet1.M41</svg:desc>
                </draw:g>
              </table:table-cell>
              <table:table-cell office:value-type="string">
                <text:p>24</text:p>
                <draw:g>
                  <svg:desc>Sheet1.N41:Sheet1.N41</svg:desc>
                </draw:g>
              </table:table-cell>
              <table:table-cell office:value-type="string">
                <text:p>26</text:p>
                <draw:g>
                  <svg:desc>Sheet1.O41:Sheet1.O41</svg:desc>
                </draw:g>
              </table:table-cell>
              <table:table-cell office:value-type="string">
                <text:p>28</text:p>
                <draw:g>
                  <svg:desc>Sheet1.P41:Sheet1.P41</svg:desc>
                </draw:g>
              </table:table-cell>
              <table:table-cell office:value-type="string">
                <text:p>30</text:p>
                <draw:g>
                  <svg:desc>Sheet1.Q41:Sheet1.Q41</svg:desc>
                </draw:g>
              </table:table-cell>
              <table:table-cell office:value-type="string">
                <text:p>32</text:p>
                <draw:g>
                  <svg:desc>Sheet1.R41:Sheet1.R41</svg:desc>
                </draw:g>
              </table:table-cell>
              <table:table-cell office:value-type="string">
                <text:p>34</text:p>
                <draw:g>
                  <svg:desc>Sheet1.S41:Sheet1.S41</svg:desc>
                </draw:g>
              </table:table-cell>
              <table:table-cell office:value-type="string">
                <text:p>36</text:p>
                <draw:g>
                  <svg:desc>Sheet1.T41:Sheet1.T41</svg:desc>
                </draw:g>
              </table:table-cell>
              <table:table-cell office:value-type="string">
                <text:p>38</text:p>
                <draw:g>
                  <svg:desc>Sheet1.U41:Sheet1.U41</svg:desc>
                </draw:g>
              </table:table-cell>
              <table:table-cell office:value-type="string">
                <text:p>40</text:p>
                <draw:g>
                  <svg:desc>Sheet1.V41:Sheet1.V41</svg:desc>
                </draw:g>
              </table:table-cell>
              <table:table-cell office:value-type="string">
                <text:p>42</text:p>
                <draw:g>
                  <svg:desc>Sheet1.W41:Sheet1.W41</svg:desc>
                </draw:g>
              </table:table-cell>
              <table:table-cell office:value-type="string">
                <text:p>44</text:p>
                <draw:g>
                  <svg:desc>Sheet1.X41:Sheet1.X41</svg:desc>
                </draw:g>
              </table:table-cell>
              <table:table-cell office:value-type="string">
                <text:p>46</text:p>
                <draw:g>
                  <svg:desc>Sheet1.Y41:Sheet1.Y41</svg:desc>
                </draw:g>
              </table:table-cell>
              <table:table-cell office:value-type="string">
                <text:p>48</text:p>
                <draw:g>
                  <svg:desc>Sheet1.Z41:Sheet1.Z41</svg:desc>
                </draw:g>
              </table:table-cell>
              <table:table-cell office:value-type="string">
                <text:p>50</text:p>
                <draw:g>
                  <svg:desc>Sheet1.AA41:Sheet1.AA41</svg:desc>
                </draw:g>
              </table:table-cell>
              <table:table-cell office:value-type="string">
                <text:p>52</text:p>
                <draw:g>
                  <svg:desc>Sheet1.AB41:Sheet1.AB41</svg:desc>
                </draw:g>
              </table:table-cell>
              <table:table-cell office:value-type="string">
                <text:p>54</text:p>
                <draw:g>
                  <svg:desc>Sheet1.AC41:Sheet1.AC41</svg:desc>
                </draw:g>
              </table:table-cell>
              <table:table-cell office:value-type="string">
                <text:p>56</text:p>
                <draw:g>
                  <svg:desc>Sheet1.AD41:Sheet1.AD4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42:Sheet1.B55</svg:desc>
                </draw:g>
              </table:table-cell>
              <table:table-cell office:value-type="float" office:value="317.26584749288">
                <text:p>317.26584749288</text:p>
                <draw:g>
                  <svg:desc>Sheet1.C42:Sheet1.C55</svg:desc>
                </draw:g>
              </table:table-cell>
              <table:table-cell office:value-type="float" office:value="209.894880409833">
                <text:p>209.894880409833</text:p>
                <draw:g>
                  <svg:desc>Sheet1.D42:Sheet1.D55</svg:desc>
                </draw:g>
              </table:table-cell>
              <table:table-cell office:value-type="float" office:value="151.972507641282">
                <text:p>151.972507641282</text:p>
                <draw:g>
                  <svg:desc>Sheet1.E42:Sheet1.E55</svg:desc>
                </draw:g>
              </table:table-cell>
              <table:table-cell office:value-type="float" office:value="68.218658509941">
                <text:p>68.218658509941</text:p>
                <draw:g>
                  <svg:desc>Sheet1.F42:Sheet1.F55</svg:desc>
                </draw:g>
              </table:table-cell>
              <table:table-cell office:value-type="float" office:value="45.4786649221171">
                <text:p>45.4786649221171</text:p>
                <draw:g>
                  <svg:desc>Sheet1.G42:Sheet1.G55</svg:desc>
                </draw:g>
              </table:table-cell>
              <table:table-cell office:value-type="float" office:value="35.5442239016693">
                <text:p>35.5442239016693</text:p>
                <draw:g>
                  <svg:desc>Sheet1.H42:Sheet1.H55</svg:desc>
                </draw:g>
              </table:table-cell>
              <table:table-cell office:value-type="float" office:value="29.0046201880991">
                <text:p>29.0046201880991</text:p>
                <draw:g>
                  <svg:desc>Sheet1.I42:Sheet1.I55</svg:desc>
                </draw:g>
              </table:table-cell>
              <table:table-cell office:value-type="float" office:value="23.1507553001611">
                <text:p>23.1507553001611</text:p>
                <draw:g>
                  <svg:desc>Sheet1.J42:Sheet1.J55</svg:desc>
                </draw:g>
              </table:table-cell>
              <table:table-cell office:value-type="float" office:value="16.4102975307487">
                <text:p>16.4102975307487</text:p>
                <draw:g>
                  <svg:desc>Sheet1.K42:Sheet1.K55</svg:desc>
                </draw:g>
              </table:table-cell>
              <table:table-cell office:value-type="float" office:value="14.7454361054767">
                <text:p>14.7454361054767</text:p>
                <draw:g>
                  <svg:desc>Sheet1.L42:Sheet1.L55</svg:desc>
                </draw:g>
              </table:table-cell>
              <table:table-cell office:value-type="float" office:value="12.5650130476012">
                <text:p>12.5650130476012</text:p>
                <draw:g>
                  <svg:desc>Sheet1.M42:Sheet1.M55</svg:desc>
                </draw:g>
              </table:table-cell>
              <table:table-cell office:value-type="float" office:value="10.5540456675726">
                <text:p>10.5540456675726</text:p>
                <draw:g>
                  <svg:desc>Sheet1.N42:Sheet1.N55</svg:desc>
                </draw:g>
              </table:table-cell>
              <table:table-cell office:value-type="float" office:value="9.19314501072449">
                <text:p>9.19314501072449</text:p>
                <draw:g>
                  <svg:desc>Sheet1.O42:Sheet1.O55</svg:desc>
                </draw:g>
              </table:table-cell>
              <table:table-cell office:value-type="float" office:value="8.34026467921323">
                <text:p>8.34026467921323</text:p>
                <draw:g>
                  <svg:desc>Sheet1.P42:Sheet1.P55</svg:desc>
                </draw:g>
              </table:table-cell>
              <table:table-cell office:value-type="float" office:value="7.00592201166181">
                <text:p>7.00592201166181</text:p>
                <draw:g>
                  <svg:desc>Sheet1.Q42:Sheet1.Q55</svg:desc>
                </draw:g>
              </table:table-cell>
              <table:table-cell office:value-type="float" office:value="6.71836216136046">
                <text:p>6.71836216136046</text:p>
                <draw:g>
                  <svg:desc>Sheet1.R42:Sheet1.R55</svg:desc>
                </draw:g>
              </table:table-cell>
              <table:table-cell office:value-type="float" office:value="5.62989111107717">
                <text:p>5.62989111107717</text:p>
                <draw:g>
                  <svg:desc>Sheet1.S42:Sheet1.S55</svg:desc>
                </draw:g>
              </table:table-cell>
              <table:table-cell office:value-type="float" office:value="5.40105354351095">
                <text:p>5.40105354351095</text:p>
                <draw:g>
                  <svg:desc>Sheet1.T42:Sheet1.T55</svg:desc>
                </draw:g>
              </table:table-cell>
              <table:table-cell office:value-type="float" office:value="4.9020551788151">
                <text:p>4.9020551788151</text:p>
                <draw:g>
                  <svg:desc>Sheet1.U42:Sheet1.U55</svg:desc>
                </draw:g>
              </table:table-cell>
              <table:table-cell office:value-type="float" office:value="4.64849423464371">
                <text:p>4.64849423464371</text:p>
                <draw:g>
                  <svg:desc>Sheet1.V42:Sheet1.V55</svg:desc>
                </draw:g>
              </table:table-cell>
              <table:table-cell office:value-type="float" office:value="4.21876747836442">
                <text:p>4.21876747836442</text:p>
                <draw:g>
                  <svg:desc>Sheet1.W42:Sheet1.W55</svg:desc>
                </draw:g>
              </table:table-cell>
              <table:table-cell office:value-type="float" office:value="4.10152643564966">
                <text:p>4.10152643564966</text:p>
                <draw:g>
                  <svg:desc>Sheet1.X42:Sheet1.X55</svg:desc>
                </draw:g>
              </table:table-cell>
              <table:table-cell office:value-type="float" office:value="4.09628756884912">
                <text:p>4.09628756884912</text:p>
                <draw:g>
                  <svg:desc>Sheet1.Y42:Sheet1.Y55</svg:desc>
                </draw:g>
              </table:table-cell>
              <table:table-cell office:value-type="float" office:value="3.89653925789595">
                <text:p>3.89653925789595</text:p>
                <draw:g>
                  <svg:desc>Sheet1.Z42:Sheet1.Z55</svg:desc>
                </draw:g>
              </table:table-cell>
              <table:table-cell office:value-type="float" office:value="3.90990058922042">
                <text:p>3.90990058922042</text:p>
                <draw:g>
                  <svg:desc>Sheet1.AA42:Sheet1.AA55</svg:desc>
                </draw:g>
              </table:table-cell>
              <table:table-cell office:value-type="float" office:value="3.88998929443511">
                <text:p>3.88998929443511</text:p>
                <draw:g>
                  <svg:desc>Sheet1.AB42:Sheet1.AB55</svg:desc>
                </draw:g>
              </table:table-cell>
              <table:table-cell office:value-type="float" office:value="3.84641781705839">
                <text:p>3.84641781705839</text:p>
                <draw:g>
                  <svg:desc>Sheet1.AC42:Sheet1.AC55</svg:desc>
                </draw:g>
              </table:table-cell>
              <table:table-cell office:value-type="float" office:value="3.87125838325382">
                <text:p>3.87125838325382</text:p>
                <draw:g>
                  <svg:desc>Sheet1.AD42:Sheet1.AD5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1.821686437343">
                <text:p>581.821686437343</text:p>
              </table:table-cell>
              <table:table-cell office:value-type="float" office:value="376.677408438572">
                <text:p>376.677408438572</text:p>
              </table:table-cell>
              <table:table-cell office:value-type="float" office:value="200.315541209521">
                <text:p>200.315541209521</text:p>
              </table:table-cell>
              <table:table-cell office:value-type="float" office:value="97.1507184733152">
                <text:p>97.1507184733152</text:p>
              </table:table-cell>
              <table:table-cell office:value-type="float" office:value="67.0068567195095">
                <text:p>67.0068567195095</text:p>
              </table:table-cell>
              <table:table-cell office:value-type="float" office:value="47.4723919241287">
                <text:p>47.4723919241287</text:p>
              </table:table-cell>
              <table:table-cell office:value-type="float" office:value="40.7040051654651">
                <text:p>40.7040051654651</text:p>
              </table:table-cell>
              <table:table-cell office:value-type="float" office:value="30.017971670217">
                <text:p>30.017971670217</text:p>
              </table:table-cell>
              <table:table-cell office:value-type="float" office:value="20.3381530179399">
                <text:p>20.3381530179399</text:p>
              </table:table-cell>
              <table:table-cell office:value-type="float" office:value="18.0314260472481">
                <text:p>18.0314260472481</text:p>
              </table:table-cell>
              <table:table-cell office:value-type="float" office:value="15.2052165549737">
                <text:p>15.2052165549737</text:p>
              </table:table-cell>
              <table:table-cell office:value-type="float" office:value="12.4964923990628">
                <text:p>12.4964923990628</text:p>
              </table:table-cell>
              <table:table-cell office:value-type="float" office:value="10.5758589610897">
                <text:p>10.5758589610897</text:p>
              </table:table-cell>
              <table:table-cell office:value-type="float" office:value="9.82957356120105">
                <text:p>9.82957356120105</text:p>
              </table:table-cell>
              <table:table-cell office:value-type="float" office:value="8.39742543404066">
                <text:p>8.39742543404066</text:p>
              </table:table-cell>
              <table:table-cell office:value-type="float" office:value="7.53798257126606">
                <text:p>7.53798257126606</text:p>
              </table:table-cell>
              <table:table-cell office:value-type="float" office:value="6.37211729051521">
                <text:p>6.37211729051521</text:p>
              </table:table-cell>
              <table:table-cell office:value-type="float" office:value="6.09180417814842">
                <text:p>6.09180417814842</text:p>
              </table:table-cell>
              <table:table-cell office:value-type="float" office:value="5.49996104933102">
                <text:p>5.49996104933102</text:p>
              </table:table-cell>
              <table:table-cell office:value-type="float" office:value="5.23978167944325">
                <text:p>5.23978167944325</text:p>
              </table:table-cell>
              <table:table-cell office:value-type="float" office:value="4.71576451274568">
                <text:p>4.71576451274568</text:p>
              </table:table-cell>
              <table:table-cell office:value-type="float" office:value="4.58102014441042">
                <text:p>4.58102014441042</text:p>
              </table:table-cell>
              <table:table-cell office:value-type="float" office:value="4.50684018922393">
                <text:p>4.50684018922393</text:p>
              </table:table-cell>
              <table:table-cell office:value-type="float" office:value="4.34122252483079">
                <text:p>4.34122252483079</text:p>
              </table:table-cell>
              <table:table-cell office:value-type="float" office:value="4.38004544239508">
                <text:p>4.38004544239508</text:p>
              </table:table-cell>
              <table:table-cell office:value-type="float" office:value="4.23629200202623">
                <text:p>4.23629200202623</text:p>
              </table:table-cell>
              <table:table-cell office:value-type="float" office:value="4.21072744643101">
                <text:p>4.21072744643101</text:p>
              </table:table-cell>
              <table:table-cell office:value-type="float" office:value="4.31855431813406">
                <text:p>4.318554318134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01.3855825026">
                <text:p>1001.3855825026</text:p>
              </table:table-cell>
              <table:table-cell office:value-type="float" office:value="403.552929569254">
                <text:p>403.552929569254</text:p>
              </table:table-cell>
              <table:table-cell office:value-type="float" office:value="263.740125485947">
                <text:p>263.740125485947</text:p>
              </table:table-cell>
              <table:table-cell office:value-type="float" office:value="123.566111424549">
                <text:p>123.566111424549</text:p>
              </table:table-cell>
              <table:table-cell office:value-type="float" office:value="84.4222107572079">
                <text:p>84.4222107572079</text:p>
              </table:table-cell>
              <table:table-cell office:value-type="float" office:value="59.9169654651821">
                <text:p>59.9169654651821</text:p>
              </table:table-cell>
              <table:table-cell office:value-type="float" office:value="48.8191208893516">
                <text:p>48.8191208893516</text:p>
              </table:table-cell>
              <table:table-cell office:value-type="float" office:value="35.317760846754">
                <text:p>35.317760846754</text:p>
              </table:table-cell>
              <table:table-cell office:value-type="float" office:value="24.0348459383754">
                <text:p>24.0348459383754</text:p>
              </table:table-cell>
              <table:table-cell office:value-type="float" office:value="21.2572158776116">
                <text:p>21.2572158776116</text:p>
              </table:table-cell>
              <table:table-cell office:value-type="float" office:value="16.9970502255321">
                <text:p>16.9970502255321</text:p>
              </table:table-cell>
              <table:table-cell office:value-type="float" office:value="14.408434246037">
                <text:p>14.408434246037</text:p>
              </table:table-cell>
              <table:table-cell office:value-type="float" office:value="12.1488778864494">
                <text:p>12.1488778864494</text:p>
              </table:table-cell>
              <table:table-cell office:value-type="float" office:value="10.8411639630989">
                <text:p>10.8411639630989</text:p>
              </table:table-cell>
              <table:table-cell office:value-type="float" office:value="9.29552791953896">
                <text:p>9.29552791953896</text:p>
              </table:table-cell>
              <table:table-cell office:value-type="float" office:value="8.56594516213128">
                <text:p>8.56594516213128</text:p>
              </table:table-cell>
              <table:table-cell office:value-type="float" office:value="7.10563360586201">
                <text:p>7.10563360586201</text:p>
              </table:table-cell>
              <table:table-cell office:value-type="float" office:value="6.68357106003362">
                <text:p>6.68357106003362</text:p>
              </table:table-cell>
              <table:table-cell office:value-type="float" office:value="6.17276897838301">
                <text:p>6.17276897838301</text:p>
              </table:table-cell>
              <table:table-cell office:value-type="float" office:value="5.76591021534776">
                <text:p>5.76591021534776</text:p>
              </table:table-cell>
              <table:table-cell office:value-type="float" office:value="5.1755236617533">
                <text:p>5.1755236617533</text:p>
              </table:table-cell>
              <table:table-cell office:value-type="float" office:value="4.91338778157204">
                <text:p>4.91338778157204</text:p>
              </table:table-cell>
              <table:table-cell office:value-type="float" office:value="4.98291574569927">
                <text:p>4.98291574569927</text:p>
              </table:table-cell>
              <table:table-cell office:value-type="float" office:value="4.72659027696518">
                <text:p>4.72659027696518</text:p>
              </table:table-cell>
              <table:table-cell office:value-type="float" office:value="4.71777204312344">
                <text:p>4.71777204312344</text:p>
              </table:table-cell>
              <table:table-cell office:value-type="float" office:value="4.60863922191965">
                <text:p>4.60863922191965</text:p>
              </table:table-cell>
              <table:table-cell office:value-type="float" office:value="4.61909247049698">
                <text:p>4.61909247049698</text:p>
              </table:table-cell>
              <table:table-cell office:value-type="float" office:value="4.64193612378496">
                <text:p>4.641936123784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53.55264630189">
                <text:p>1053.55264630189</text:p>
              </table:table-cell>
              <table:table-cell office:value-type="float" office:value="585.882849499407">
                <text:p>585.882849499407</text:p>
              </table:table-cell>
              <table:table-cell office:value-type="float" office:value="304.319622285847">
                <text:p>304.319622285847</text:p>
              </table:table-cell>
              <table:table-cell office:value-type="float" office:value="151.32698367951">
                <text:p>151.32698367951</text:p>
              </table:table-cell>
              <table:table-cell office:value-type="float" office:value="94.5352946898542">
                <text:p>94.5352946898542</text:p>
              </table:table-cell>
              <table:table-cell office:value-type="float" office:value="68.3790974433474">
                <text:p>68.3790974433474</text:p>
              </table:table-cell>
              <table:table-cell office:value-type="float" office:value="53.1796082260438">
                <text:p>53.1796082260438</text:p>
              </table:table-cell>
              <table:table-cell office:value-type="float" office:value="40.5328194257082">
                <text:p>40.5328194257082</text:p>
              </table:table-cell>
              <table:table-cell office:value-type="float" office:value="27.8901263684378">
                <text:p>27.8901263684378</text:p>
              </table:table-cell>
              <table:table-cell office:value-type="float" office:value="23.1298505130476">
                <text:p>23.1298505130476</text:p>
              </table:table-cell>
              <table:table-cell office:value-type="float" office:value="18.8026950264562">
                <text:p>18.8026950264562</text:p>
              </table:table-cell>
              <table:table-cell office:value-type="float" office:value="15.4224896193808">
                <text:p>15.4224896193808</text:p>
              </table:table-cell>
              <table:table-cell office:value-type="float" office:value="13.0230346454166">
                <text:p>13.0230346454166</text:p>
              </table:table-cell>
              <table:table-cell office:value-type="float" office:value="11.7193900915471">
                <text:p>11.7193900915471</text:p>
              </table:table-cell>
              <table:table-cell office:value-type="float" office:value="9.93444501421255">
                <text:p>9.93444501421255</text:p>
              </table:table-cell>
              <table:table-cell office:value-type="float" office:value="9.32389978156628">
                <text:p>9.32389978156628</text:p>
              </table:table-cell>
              <table:table-cell office:value-type="float" office:value="7.57451978622381">
                <text:p>7.57451978622381</text:p>
              </table:table-cell>
              <table:table-cell office:value-type="float" office:value="7.35603322554055">
                <text:p>7.35603322554055</text:p>
              </table:table-cell>
              <table:table-cell office:value-type="float" office:value="6.79207879251933">
                <text:p>6.79207879251933</text:p>
              </table:table-cell>
              <table:table-cell office:value-type="float" office:value="6.3568123922979">
                <text:p>6.3568123922979</text:p>
              </table:table-cell>
              <table:table-cell office:value-type="float" office:value="5.62307225898294">
                <text:p>5.62307225898294</text:p>
              </table:table-cell>
              <table:table-cell office:value-type="float" office:value="5.21824138446436">
                <text:p>5.21824138446436</text:p>
              </table:table-cell>
              <table:table-cell office:value-type="float" office:value="5.21387734394818">
                <text:p>5.21387734394818</text:p>
              </table:table-cell>
              <table:table-cell office:value-type="float" office:value="4.98901632727416">
                <text:p>4.98901632727416</text:p>
              </table:table-cell>
              <table:table-cell office:value-type="float" office:value="5.04531374673779">
                <text:p>5.04531374673779</text:p>
              </table:table-cell>
              <table:table-cell office:value-type="float" office:value="4.89711234422976">
                <text:p>4.89711234422976</text:p>
              </table:table-cell>
              <table:table-cell office:value-type="float" office:value="4.79017861303822">
                <text:p>4.79017861303822</text:p>
              </table:table-cell>
              <table:table-cell office:value-type="float" office:value="4.92967196666113">
                <text:p>4.9296719666611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397.3540731238">
                <text:p>1397.3540731238</text:p>
              </table:table-cell>
              <table:table-cell office:value-type="float" office:value="684.199541410727">
                <text:p>684.199541410727</text:p>
              </table:table-cell>
              <table:table-cell office:value-type="float" office:value="354.317240853586">
                <text:p>354.317240853586</text:p>
              </table:table-cell>
              <table:table-cell office:value-type="float" office:value="170.037415769112">
                <text:p>170.037415769112</text:p>
              </table:table-cell>
              <table:table-cell office:value-type="float" office:value="108.146616223633">
                <text:p>108.146616223633</text:p>
              </table:table-cell>
              <table:table-cell office:value-type="float" office:value="76.2243040580793">
                <text:p>76.2243040580793</text:p>
              </table:table-cell>
              <table:table-cell office:value-type="float" office:value="60.9587580320586">
                <text:p>60.9587580320586</text:p>
              </table:table-cell>
              <table:table-cell office:value-type="float" office:value="44.7303941995166">
                <text:p>44.7303941995166</text:p>
              </table:table-cell>
              <table:table-cell office:value-type="float" office:value="29.5738351521781">
                <text:p>29.5738351521781</text:p>
              </table:table-cell>
              <table:table-cell office:value-type="float" office:value="25.1117114111185">
                <text:p>25.1117114111185</text:p>
              </table:table-cell>
              <table:table-cell office:value-type="float" office:value="20.7636364520545">
                <text:p>20.7636364520545</text:p>
              </table:table-cell>
              <table:table-cell office:value-type="float" office:value="16.6150099302707">
                <text:p>16.6150099302707</text:p>
              </table:table-cell>
              <table:table-cell office:value-type="float" office:value="13.9398698771566">
                <text:p>13.9398698771566</text:p>
              </table:table-cell>
              <table:table-cell office:value-type="float" office:value="12.3111248590089">
                <text:p>12.3111248590089</text:p>
              </table:table-cell>
              <table:table-cell office:value-type="float" office:value="10.7002582997797">
                <text:p>10.7002582997797</text:p>
              </table:table-cell>
              <table:table-cell office:value-type="float" office:value="9.77415996524277">
                <text:p>9.77415996524277</text:p>
              </table:table-cell>
              <table:table-cell office:value-type="float" office:value="7.91912900462138">
                <text:p>7.91912900462138</text:p>
              </table:table-cell>
              <table:table-cell office:value-type="float" office:value="7.61713163689193">
                <text:p>7.61713163689193</text:p>
              </table:table-cell>
              <table:table-cell office:value-type="float" office:value="6.84732817018964">
                <text:p>6.84732817018964</text:p>
              </table:table-cell>
              <table:table-cell office:value-type="float" office:value="6.43973944208516">
                <text:p>6.43973944208516</text:p>
              </table:table-cell>
              <table:table-cell office:value-type="float" office:value="5.7719638002309">
                <text:p>5.7719638002309</text:p>
              </table:table-cell>
              <table:table-cell office:value-type="float" office:value="5.49763932714892">
                <text:p>5.49763932714892</text:p>
              </table:table-cell>
              <table:table-cell office:value-type="float" office:value="5.55786180649189">
                <text:p>5.55786180649189</text:p>
              </table:table-cell>
              <table:table-cell office:value-type="float" office:value="5.25104044632076">
                <text:p>5.25104044632076</text:p>
              </table:table-cell>
              <table:table-cell office:value-type="float" office:value="5.2321557547999">
                <text:p>5.2321557547999</text:p>
              </table:table-cell>
              <table:table-cell office:value-type="float" office:value="5.10317347374413">
                <text:p>5.10317347374413</text:p>
              </table:table-cell>
              <table:table-cell office:value-type="float" office:value="5.08013325766652">
                <text:p>5.08013325766652</text:p>
              </table:table-cell>
              <table:table-cell office:value-type="float" office:value="5.1300326244875">
                <text:p>5.13003262448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574.46824667583">
                <text:p>1574.46824667583</text:p>
              </table:table-cell>
              <table:table-cell office:value-type="float" office:value="762.639924108958">
                <text:p>762.639924108958</text:p>
              </table:table-cell>
              <table:table-cell office:value-type="float" office:value="350.155760168773">
                <text:p>350.155760168773</text:p>
              </table:table-cell>
              <table:table-cell office:value-type="float" office:value="190.791545971462">
                <text:p>190.791545971462</text:p>
              </table:table-cell>
              <table:table-cell office:value-type="float" office:value="117.8267101211">
                <text:p>117.8267101211</text:p>
              </table:table-cell>
              <table:table-cell office:value-type="float" office:value="84.1856095030634">
                <text:p>84.1856095030634</text:p>
              </table:table-cell>
              <table:table-cell office:value-type="float" office:value="67.889275069562">
                <text:p>67.889275069562</text:p>
              </table:table-cell>
              <table:table-cell office:value-type="float" office:value="48.8074707161662">
                <text:p>48.8074707161662</text:p>
              </table:table-cell>
              <table:table-cell office:value-type="float" office:value="32.3081858180314">
                <text:p>32.3081858180314</text:p>
              </table:table-cell>
              <table:table-cell office:value-type="float" office:value="25.5319949438217">
                <text:p>25.5319949438217</text:p>
              </table:table-cell>
              <table:table-cell office:value-type="float" office:value="21.6696620487565">
                <text:p>21.6696620487565</text:p>
              </table:table-cell>
              <table:table-cell office:value-type="float" office:value="18.0492576384639">
                <text:p>18.0492576384639</text:p>
              </table:table-cell>
              <table:table-cell office:value-type="float" office:value="14.6423538423211">
                <text:p>14.6423538423211</text:p>
              </table:table-cell>
              <table:table-cell office:value-type="float" office:value="13.3091902524776">
                <text:p>13.3091902524776</text:p>
              </table:table-cell>
              <table:table-cell office:value-type="float" office:value="11.3708324948011">
                <text:p>11.3708324948011</text:p>
              </table:table-cell>
              <table:table-cell office:value-type="float" office:value="9.95552437741143">
                <text:p>9.95552437741143</text:p>
              </table:table-cell>
              <table:table-cell office:value-type="float" office:value="8.29512744737895">
                <text:p>8.29512744737895</text:p>
              </table:table-cell>
              <table:table-cell office:value-type="float" office:value="7.88509694852177">
                <text:p>7.88509694852177</text:p>
              </table:table-cell>
              <table:table-cell office:value-type="float" office:value="7.1756453711312">
                <text:p>7.1756453711312</text:p>
              </table:table-cell>
              <table:table-cell office:value-type="float" office:value="6.7757433550025">
                <text:p>6.7757433550025</text:p>
              </table:table-cell>
              <table:table-cell office:value-type="float" office:value="5.99490797048569">
                <text:p>5.99490797048569</text:p>
              </table:table-cell>
              <table:table-cell office:value-type="float" office:value="5.69039797039774">
                <text:p>5.69039797039774</text:p>
              </table:table-cell>
              <table:table-cell office:value-type="float" office:value="5.68781304976301">
                <text:p>5.68781304976301</text:p>
              </table:table-cell>
              <table:table-cell office:value-type="float" office:value="5.4074562594561">
                <text:p>5.4074562594561</text:p>
              </table:table-cell>
              <table:table-cell office:value-type="float" office:value="5.47506867854402">
                <text:p>5.47506867854402</text:p>
              </table:table-cell>
              <table:table-cell office:value-type="float" office:value="5.27807135442535">
                <text:p>5.27807135442535</text:p>
              </table:table-cell>
              <table:table-cell office:value-type="float" office:value="5.2795667646885">
                <text:p>5.2795667646885</text:p>
              </table:table-cell>
              <table:table-cell office:value-type="float" office:value="5.30826670337698">
                <text:p>5.308266703376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392.38476262739">
                <text:p>1392.38476262739</text:p>
              </table:table-cell>
              <table:table-cell office:value-type="float" office:value="839.71155311395">
                <text:p>839.71155311395</text:p>
              </table:table-cell>
              <table:table-cell office:value-type="float" office:value="447.97958860313">
                <text:p>447.97958860313</text:p>
              </table:table-cell>
              <table:table-cell office:value-type="float" office:value="202.311693691792">
                <text:p>202.311693691792</text:p>
              </table:table-cell>
              <table:table-cell office:value-type="float" office:value="133.308907433934">
                <text:p>133.308907433934</text:p>
              </table:table-cell>
              <table:table-cell office:value-type="float" office:value="91.8216973244147">
                <text:p>91.8216973244147</text:p>
              </table:table-cell>
              <table:table-cell office:value-type="float" office:value="72.7308608058608">
                <text:p>72.7308608058608</text:p>
              </table:table-cell>
              <table:table-cell office:value-type="float" office:value="51.9254575125306">
                <text:p>51.9254575125306</text:p>
              </table:table-cell>
              <table:table-cell office:value-type="float" office:value="34.6977116784508">
                <text:p>34.6977116784508</text:p>
              </table:table-cell>
              <table:table-cell office:value-type="float" office:value="28.8756388415673">
                <text:p>28.8756388415673</text:p>
              </table:table-cell>
              <table:table-cell office:value-type="float" office:value="23.4907123047817">
                <text:p>23.4907123047817</text:p>
              </table:table-cell>
              <table:table-cell office:value-type="float" office:value="18.8439464741499">
                <text:p>18.8439464741499</text:p>
              </table:table-cell>
              <table:table-cell office:value-type="float" office:value="15.839794888806">
                <text:p>15.839794888806</text:p>
              </table:table-cell>
              <table:table-cell office:value-type="float" office:value="13.9899825030283">
                <text:p>13.9899825030283</text:p>
              </table:table-cell>
              <table:table-cell office:value-type="float" office:value="11.7779997880811">
                <text:p>11.7779997880811</text:p>
              </table:table-cell>
              <table:table-cell office:value-type="float" office:value="10.8189795891717">
                <text:p>10.8189795891717</text:p>
              </table:table-cell>
              <table:table-cell office:value-type="float" office:value="8.78603046251438">
                <text:p>8.78603046251438</text:p>
              </table:table-cell>
              <table:table-cell office:value-type="float" office:value="8.2888197232282">
                <text:p>8.2888197232282</text:p>
              </table:table-cell>
              <table:table-cell office:value-type="float" office:value="7.40142906989092">
                <text:p>7.40142906989092</text:p>
              </table:table-cell>
              <table:table-cell office:value-type="float" office:value="7.01256170376029">
                <text:p>7.01256170376029</text:p>
              </table:table-cell>
              <table:table-cell office:value-type="float" office:value="6.26858961157248">
                <text:p>6.26858961157248</text:p>
              </table:table-cell>
              <table:table-cell office:value-type="float" office:value="5.90632473714361">
                <text:p>5.90632473714361</text:p>
              </table:table-cell>
              <table:table-cell office:value-type="float" office:value="5.89102481485521">
                <text:p>5.89102481485521</text:p>
              </table:table-cell>
              <table:table-cell office:value-type="float" office:value="5.54945560431238">
                <text:p>5.54945560431238</text:p>
              </table:table-cell>
              <table:table-cell office:value-type="float" office:value="5.80444628573525">
                <text:p>5.80444628573525</text:p>
              </table:table-cell>
              <table:table-cell office:value-type="float" office:value="5.21153673734702">
                <text:p>5.21153673734702</text:p>
              </table:table-cell>
              <table:table-cell office:value-type="float" office:value="5.60197596610935">
                <text:p>5.60197596610935</text:p>
              </table:table-cell>
              <table:table-cell office:value-type="float" office:value="5.4114988016751">
                <text:p>5.41149880167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770.7031929266">
                <text:p>1770.7031929266</text:p>
              </table:table-cell>
              <table:table-cell office:value-type="float" office:value="1054.74976904672">
                <text:p>1054.74976904672</text:p>
              </table:table-cell>
              <table:table-cell office:value-type="float" office:value="513.791931745161">
                <text:p>513.791931745161</text:p>
              </table:table-cell>
              <table:table-cell office:value-type="float" office:value="235.761519975484">
                <text:p>235.761519975484</text:p>
              </table:table-cell>
              <table:table-cell office:value-type="float" office:value="148.662147229579">
                <text:p>148.662147229579</text:p>
              </table:table-cell>
              <table:table-cell office:value-type="float" office:value="101.103125543695">
                <text:p>101.103125543695</text:p>
              </table:table-cell>
              <table:table-cell office:value-type="float" office:value="79.2043274495204">
                <text:p>79.2043274495204</text:p>
              </table:table-cell>
              <table:table-cell office:value-type="float" office:value="56.9536835561082">
                <text:p>56.9536835561082</text:p>
              </table:table-cell>
              <table:table-cell office:value-type="float" office:value="37.0996673460691">
                <text:p>37.0996673460691</text:p>
              </table:table-cell>
              <table:table-cell office:value-type="float" office:value="30.5658932383629">
                <text:p>30.5658932383629</text:p>
              </table:table-cell>
              <table:table-cell office:value-type="float" office:value="25.3176232780338">
                <text:p>25.3176232780338</text:p>
              </table:table-cell>
              <table:table-cell office:value-type="float" office:value="19.8447294473665">
                <text:p>19.8447294473665</text:p>
              </table:table-cell>
              <table:table-cell office:value-type="float" office:value="16.6342495985436">
                <text:p>16.6342495985436</text:p>
              </table:table-cell>
              <table:table-cell office:value-type="float" office:value="14.6914863376328">
                <text:p>14.6914863376328</text:p>
              </table:table-cell>
              <table:table-cell office:value-type="float" office:value="12.3959191432736">
                <text:p>12.3959191432736</text:p>
              </table:table-cell>
              <table:table-cell office:value-type="float" office:value="11.3460766545437">
                <text:p>11.3460766545437</text:p>
              </table:table-cell>
              <table:table-cell office:value-type="float" office:value="9.03452768729642">
                <text:p>9.03452768729642</text:p>
              </table:table-cell>
              <table:table-cell office:value-type="float" office:value="8.58334084188626">
                <text:p>8.58334084188626</text:p>
              </table:table-cell>
              <table:table-cell office:value-type="float" office:value="7.84569550747591">
                <text:p>7.84569550747591</text:p>
              </table:table-cell>
              <table:table-cell office:value-type="float" office:value="7.26857926663138">
                <text:p>7.26857926663138</text:p>
              </table:table-cell>
              <table:table-cell office:value-type="float" office:value="6.41432313859167">
                <text:p>6.41432313859167</text:p>
              </table:table-cell>
              <table:table-cell office:value-type="float" office:value="5.99489215067217">
                <text:p>5.99489215067217</text:p>
              </table:table-cell>
              <table:table-cell office:value-type="float" office:value="6.16121957792419">
                <text:p>6.16121957792419</text:p>
              </table:table-cell>
              <table:table-cell office:value-type="float" office:value="5.75100977690537">
                <text:p>5.75100977690537</text:p>
              </table:table-cell>
              <table:table-cell office:value-type="float" office:value="5.87952802238074">
                <text:p>5.87952802238074</text:p>
              </table:table-cell>
              <table:table-cell office:value-type="float" office:value="5.66945602654302">
                <text:p>5.66945602654302</text:p>
              </table:table-cell>
              <table:table-cell office:value-type="float" office:value="5.61999231292316">
                <text:p>5.61999231292316</text:p>
              </table:table-cell>
              <table:table-cell office:value-type="float" office:value="5.67888504221757">
                <text:p>5.6788850422175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414.03906351898">
                <text:p>2414.03906351898</text:p>
              </table:table-cell>
              <table:table-cell office:value-type="float" office:value="1119.33891923511">
                <text:p>1119.33891923511</text:p>
              </table:table-cell>
              <table:table-cell office:value-type="float" office:value="556.730918160794">
                <text:p>556.730918160794</text:p>
              </table:table-cell>
              <table:table-cell office:value-type="float" office:value="251.413779526024">
                <text:p>251.413779526024</text:p>
              </table:table-cell>
              <table:table-cell office:value-type="float" office:value="156.801086374104">
                <text:p>156.801086374104</text:p>
              </table:table-cell>
              <table:table-cell office:value-type="float" office:value="106.012498271414">
                <text:p>106.012498271414</text:p>
              </table:table-cell>
              <table:table-cell office:value-type="float" office:value="84.755276344077">
                <text:p>84.755276344077</text:p>
              </table:table-cell>
              <table:table-cell office:value-type="float" office:value="60.87070886008">
                <text:p>60.87070886008</text:p>
              </table:table-cell>
              <table:table-cell office:value-type="float" office:value="39.1433699687738">
                <text:p>39.1433699687738</text:p>
              </table:table-cell>
              <table:table-cell office:value-type="float" office:value="31.5474265696578">
                <text:p>31.5474265696578</text:p>
              </table:table-cell>
              <table:table-cell office:value-type="float" office:value="26.009705645134">
                <text:p>26.009705645134</text:p>
              </table:table-cell>
              <table:table-cell office:value-type="float" office:value="19.9254862556168">
                <text:p>19.9254862556168</text:p>
              </table:table-cell>
              <table:table-cell office:value-type="float" office:value="17.4123760224444">
                <text:p>17.4123760224444</text:p>
              </table:table-cell>
              <table:table-cell office:value-type="float" office:value="15.7724707491377">
                <text:p>15.7724707491377</text:p>
              </table:table-cell>
              <table:table-cell office:value-type="float" office:value="12.7657697397442">
                <text:p>12.7657697397442</text:p>
              </table:table-cell>
              <table:table-cell office:value-type="float" office:value="11.6671190609403">
                <text:p>11.6671190609403</text:p>
              </table:table-cell>
              <table:table-cell office:value-type="float" office:value="9.53059203956845">
                <text:p>9.53059203956845</text:p>
              </table:table-cell>
              <table:table-cell office:value-type="float" office:value="8.91731394424393">
                <text:p>8.91731394424393</text:p>
              </table:table-cell>
              <table:table-cell office:value-type="float" office:value="8.02721699778541">
                <text:p>8.02721699778541</text:p>
              </table:table-cell>
              <table:table-cell office:value-type="float" office:value="7.52346477422309">
                <text:p>7.52346477422309</text:p>
              </table:table-cell>
              <table:table-cell office:value-type="float" office:value="6.69209793385119">
                <text:p>6.69209793385119</text:p>
              </table:table-cell>
              <table:table-cell office:value-type="float" office:value="6.35380612355058">
                <text:p>6.35380612355058</text:p>
              </table:table-cell>
              <table:table-cell office:value-type="float" office:value="6.35096020098069">
                <text:p>6.35096020098069</text:p>
              </table:table-cell>
              <table:table-cell office:value-type="float" office:value="5.99701698468796">
                <text:p>5.99701698468796</text:p>
              </table:table-cell>
              <table:table-cell office:value-type="float" office:value="5.99716556138459">
                <text:p>5.99716556138459</text:p>
              </table:table-cell>
              <table:table-cell office:value-type="float" office:value="5.93604098811649">
                <text:p>5.93604098811649</text:p>
              </table:table-cell>
              <table:table-cell office:value-type="float" office:value="5.82056151620497">
                <text:p>5.82056151620497</text:p>
              </table:table-cell>
              <table:table-cell office:value-type="float" office:value="5.83939084390622">
                <text:p>5.8393908439062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20.23306974255">
                <text:p>2020.23306974255</text:p>
              </table:table-cell>
              <table:table-cell office:value-type="float" office:value="1120.8694229463">
                <text:p>1120.8694229463</text:p>
              </table:table-cell>
              <table:table-cell office:value-type="float" office:value="587.123334737669">
                <text:p>587.123334737669</text:p>
              </table:table-cell>
              <table:table-cell office:value-type="float" office:value="273.71399332929">
                <text:p>273.71399332929</text:p>
              </table:table-cell>
              <table:table-cell office:value-type="float" office:value="158.089962545008">
                <text:p>158.089962545008</text:p>
              </table:table-cell>
              <table:table-cell office:value-type="float" office:value="113.026029847192">
                <text:p>113.026029847192</text:p>
              </table:table-cell>
              <table:table-cell office:value-type="float" office:value="87.2959567812595">
                <text:p>87.2959567812595</text:p>
              </table:table-cell>
              <table:table-cell office:value-type="float" office:value="62.9887297898393">
                <text:p>62.9887297898393</text:p>
              </table:table-cell>
              <table:table-cell office:value-type="float" office:value="40.4438867993258">
                <text:p>40.4438867993258</text:p>
              </table:table-cell>
              <table:table-cell office:value-type="float" office:value="33.283803221473">
                <text:p>33.283803221473</text:p>
              </table:table-cell>
              <table:table-cell office:value-type="float" office:value="27.1898044531564">
                <text:p>27.1898044531564</text:p>
              </table:table-cell>
              <table:table-cell office:value-type="float" office:value="21.7401748764618">
                <text:p>21.7401748764618</text:p>
              </table:table-cell>
              <table:table-cell office:value-type="float" office:value="17.7850422726356">
                <text:p>17.7850422726356</text:p>
              </table:table-cell>
              <table:table-cell office:value-type="float" office:value="15.6759655836104">
                <text:p>15.6759655836104</text:p>
              </table:table-cell>
              <table:table-cell office:value-type="float" office:value="13.1144497664594">
                <text:p>13.1144497664594</text:p>
              </table:table-cell>
              <table:table-cell office:value-type="float" office:value="11.9650704341041">
                <text:p>11.9650704341041</text:p>
              </table:table-cell>
              <table:table-cell office:value-type="float" office:value="9.64614854639123">
                <text:p>9.64614854639123</text:p>
              </table:table-cell>
              <table:table-cell office:value-type="float" office:value="9.05044705167005">
                <text:p>9.05044705167005</text:p>
              </table:table-cell>
              <table:table-cell office:value-type="float" office:value="8.18743566391869">
                <text:p>8.18743566391869</text:p>
              </table:table-cell>
              <table:table-cell office:value-type="float" office:value="7.68111522428588">
                <text:p>7.68111522428588</text:p>
              </table:table-cell>
              <table:table-cell office:value-type="float" office:value="6.8490515581144">
                <text:p>6.8490515581144</text:p>
              </table:table-cell>
              <table:table-cell office:value-type="float" office:value="6.47148845294061">
                <text:p>6.47148845294061</text:p>
              </table:table-cell>
              <table:table-cell office:value-type="float" office:value="6.41334827844779">
                <text:p>6.41334827844779</text:p>
              </table:table-cell>
              <table:table-cell office:value-type="float" office:value="6.08533036342903">
                <text:p>6.08533036342903</text:p>
              </table:table-cell>
              <table:table-cell office:value-type="float" office:value="6.18907394305601">
                <text:p>6.18907394305601</text:p>
              </table:table-cell>
              <table:table-cell office:value-type="float" office:value="5.99707256437843">
                <text:p>5.99707256437843</text:p>
              </table:table-cell>
              <table:table-cell office:value-type="float" office:value="5.92359763372595">
                <text:p>5.92359763372595</text:p>
              </table:table-cell>
              <table:table-cell office:value-type="float" office:value="5.97276928892845">
                <text:p>5.9727692889284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363.02468206541">
                <text:p>2363.02468206541</text:p>
              </table:table-cell>
              <table:table-cell office:value-type="float" office:value="1171.97910953187">
                <text:p>1171.97910953187</text:p>
              </table:table-cell>
              <table:table-cell office:value-type="float" office:value="616.6996939256">
                <text:p>616.6996939256</text:p>
              </table:table-cell>
              <table:table-cell office:value-type="float" office:value="281.203213210973">
                <text:p>281.203213210973</text:p>
              </table:table-cell>
              <table:table-cell office:value-type="float" office:value="172.94862150988">
                <text:p>172.94862150988</text:p>
              </table:table-cell>
              <table:table-cell office:value-type="float" office:value="122.367668476245">
                <text:p>122.367668476245</text:p>
              </table:table-cell>
              <table:table-cell office:value-type="float" office:value="88.5180345758429">
                <text:p>88.5180345758429</text:p>
              </table:table-cell>
              <table:table-cell office:value-type="float" office:value="65.6296598820367">
                <text:p>65.6296598820367</text:p>
              </table:table-cell>
              <table:table-cell office:value-type="float" office:value="42.2814779057425">
                <text:p>42.2814779057425</text:p>
              </table:table-cell>
              <table:table-cell office:value-type="float" office:value="34.3417600520653">
                <text:p>34.3417600520653</text:p>
              </table:table-cell>
              <table:table-cell office:value-type="float" office:value="28.4413333786401">
                <text:p>28.4413333786401</text:p>
              </table:table-cell>
              <table:table-cell office:value-type="float" office:value="22.7519501347035">
                <text:p>22.7519501347035</text:p>
              </table:table-cell>
              <table:table-cell office:value-type="float" office:value="18.1471755517596">
                <text:p>18.1471755517596</text:p>
              </table:table-cell>
              <table:table-cell office:value-type="float" office:value="16.0433482600334">
                <text:p>16.0433482600334</text:p>
              </table:table-cell>
              <table:table-cell office:value-type="float" office:value="13.4247661415979">
                <text:p>13.4247661415979</text:p>
              </table:table-cell>
              <table:table-cell office:value-type="float" office:value="12.307523819954">
                <text:p>12.307523819954</text:p>
              </table:table-cell>
              <table:table-cell office:value-type="float" office:value="10.0738815259574">
                <text:p>10.0738815259574</text:p>
              </table:table-cell>
              <table:table-cell office:value-type="float" office:value="9.4045827278389">
                <text:p>9.4045827278389</text:p>
              </table:table-cell>
              <table:table-cell office:value-type="float" office:value="8.40278197762322">
                <text:p>8.40278197762322</text:p>
              </table:table-cell>
              <table:table-cell office:value-type="float" office:value="7.89219671677421">
                <text:p>7.89219671677421</text:p>
              </table:table-cell>
              <table:table-cell office:value-type="float" office:value="6.97679587851593">
                <text:p>6.97679587851593</text:p>
              </table:table-cell>
              <table:table-cell office:value-type="float" office:value="6.66788956644718">
                <text:p>6.66788956644718</text:p>
              </table:table-cell>
              <table:table-cell office:value-type="float" office:value="6.6011779248164">
                <text:p>6.6011779248164</text:p>
              </table:table-cell>
              <table:table-cell office:value-type="float" office:value="6.23302525828677">
                <text:p>6.23302525828677</text:p>
              </table:table-cell>
              <table:table-cell office:value-type="float" office:value="6.19259686445384">
                <text:p>6.19259686445384</text:p>
              </table:table-cell>
              <table:table-cell office:value-type="float" office:value="6.15254573931132">
                <text:p>6.15254573931132</text:p>
              </table:table-cell>
              <table:table-cell office:value-type="float" office:value="6.0975531856205">
                <text:p>6.0975531856205</text:p>
              </table:table-cell>
              <table:table-cell office:value-type="float" office:value="6.12120627015147">
                <text:p>6.1212062701514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219.14946898726">
                <text:p>2219.14946898726</text:p>
              </table:table-cell>
              <table:table-cell office:value-type="float" office:value="1276.09237526134">
                <text:p>1276.09237526134</text:p>
              </table:table-cell>
              <table:table-cell office:value-type="float" office:value="626.231630383255">
                <text:p>626.231630383255</text:p>
              </table:table-cell>
              <table:table-cell office:value-type="float" office:value="296.640727222643">
                <text:p>296.640727222643</text:p>
              </table:table-cell>
              <table:table-cell office:value-type="float" office:value="177.865528922279">
                <text:p>177.865528922279</text:p>
              </table:table-cell>
              <table:table-cell office:value-type="float" office:value="125.672331158384">
                <text:p>125.672331158384</text:p>
              </table:table-cell>
              <table:table-cell office:value-type="float" office:value="96.1085752016766">
                <text:p>96.1085752016766</text:p>
              </table:table-cell>
              <table:table-cell office:value-type="float" office:value="68.7587219977965">
                <text:p>68.7587219977965</text:p>
              </table:table-cell>
              <table:table-cell office:value-type="float" office:value="43.9427825185843">
                <text:p>43.9427825185843</text:p>
              </table:table-cell>
              <table:table-cell office:value-type="float" office:value="36.0318097584998">
                <text:p>36.0318097584998</text:p>
              </table:table-cell>
              <table:table-cell office:value-type="float" office:value="29.3523987060048">
                <text:p>29.3523987060048</text:p>
              </table:table-cell>
              <table:table-cell office:value-type="float" office:value="23.0475472104739">
                <text:p>23.0475472104739</text:p>
              </table:table-cell>
              <table:table-cell office:value-type="float" office:value="18.823222354534">
                <text:p>18.823222354534</text:p>
              </table:table-cell>
              <table:table-cell office:value-type="float" office:value="16.6590103023138">
                <text:p>16.6590103023138</text:p>
              </table:table-cell>
              <table:table-cell office:value-type="float" office:value="14.1230596895503">
                <text:p>14.1230596895503</text:p>
              </table:table-cell>
              <table:table-cell office:value-type="float" office:value="12.6582495842672">
                <text:p>12.6582495842672</text:p>
              </table:table-cell>
              <table:table-cell office:value-type="float" office:value="10.283435393403">
                <text:p>10.283435393403</text:p>
              </table:table-cell>
              <table:table-cell office:value-type="float" office:value="9.5907709663919">
                <text:p>9.5907709663919</text:p>
              </table:table-cell>
              <table:table-cell office:value-type="float" office:value="8.68164608839333">
                <text:p>8.68164608839333</text:p>
              </table:table-cell>
              <table:table-cell office:value-type="float" office:value="8.04506978599576">
                <text:p>8.04506978599576</text:p>
              </table:table-cell>
              <table:table-cell office:value-type="float" office:value="7.23571787569107">
                <text:p>7.23571787569107</text:p>
              </table:table-cell>
              <table:table-cell office:value-type="float" office:value="6.7809854723052">
                <text:p>6.7809854723052</text:p>
              </table:table-cell>
              <table:table-cell office:value-type="float" office:value="6.76482261447346">
                <text:p>6.76482261447346</text:p>
              </table:table-cell>
              <table:table-cell office:value-type="float" office:value="6.39991956277066">
                <text:p>6.39991956277066</text:p>
              </table:table-cell>
              <table:table-cell office:value-type="float" office:value="6.42508466694147">
                <text:p>6.42508466694147</text:p>
              </table:table-cell>
              <table:table-cell office:value-type="float" office:value="6.2343083214165">
                <text:p>6.2343083214165</text:p>
              </table:table-cell>
              <table:table-cell office:value-type="float" office:value="6.15273286936095">
                <text:p>6.15273286936095</text:p>
              </table:table-cell>
              <table:table-cell office:value-type="float" office:value="6.24526961214812">
                <text:p>6.2452696121481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609.50934824609">
                <text:p>2609.50934824609</text:p>
              </table:table-cell>
              <table:table-cell office:value-type="float" office:value="1299.61944058217">
                <text:p>1299.61944058217</text:p>
              </table:table-cell>
              <table:table-cell office:value-type="float" office:value="661.427943248409">
                <text:p>661.427943248409</text:p>
              </table:table-cell>
              <table:table-cell office:value-type="float" office:value="310.158278677553">
                <text:p>310.158278677553</text:p>
              </table:table-cell>
              <table:table-cell office:value-type="float" office:value="192.397427772404">
                <text:p>192.397427772404</text:p>
              </table:table-cell>
              <table:table-cell office:value-type="float" office:value="123.915931992978">
                <text:p>123.915931992978</text:p>
              </table:table-cell>
              <table:table-cell office:value-type="float" office:value="101.306456586952">
                <text:p>101.306456586952</text:p>
              </table:table-cell>
              <table:table-cell office:value-type="float" office:value="72.661138888765">
                <text:p>72.661138888765</text:p>
              </table:table-cell>
              <table:table-cell office:value-type="float" office:value="45.6583816213126">
                <text:p>45.6583816213126</text:p>
              </table:table-cell>
              <table:table-cell office:value-type="float" office:value="37.8906992779998">
                <text:p>37.8906992779998</text:p>
              </table:table-cell>
              <table:table-cell office:value-type="float" office:value="29.7435228536515">
                <text:p>29.7435228536515</text:p>
              </table:table-cell>
              <table:table-cell office:value-type="float" office:value="23.5880307355271">
                <text:p>23.5880307355271</text:p>
              </table:table-cell>
              <table:table-cell office:value-type="float" office:value="19.3541735846725">
                <text:p>19.3541735846725</text:p>
              </table:table-cell>
              <table:table-cell office:value-type="float" office:value="17.189010380801">
                <text:p>17.189010380801</text:p>
              </table:table-cell>
              <table:table-cell office:value-type="float" office:value="14.1120733520732">
                <text:p>14.1120733520732</text:p>
              </table:table-cell>
              <table:table-cell office:value-type="float" office:value="12.95262922431">
                <text:p>12.95262922431</text:p>
              </table:table-cell>
              <table:table-cell office:value-type="float" office:value="10.4287902980781">
                <text:p>10.4287902980781</text:p>
              </table:table-cell>
              <table:table-cell office:value-type="float" office:value="9.81728197205184">
                <text:p>9.81728197205184</text:p>
              </table:table-cell>
              <table:table-cell office:value-type="float" office:value="8.90240628418017">
                <text:p>8.90240628418017</text:p>
              </table:table-cell>
              <table:table-cell office:value-type="float" office:value="8.18722006438519">
                <text:p>8.18722006438519</text:p>
              </table:table-cell>
              <table:table-cell office:value-type="float" office:value="7.33861649216365">
                <text:p>7.33861649216365</text:p>
              </table:table-cell>
              <table:table-cell office:value-type="float" office:value="6.89829891398266">
                <text:p>6.89829891398266</text:p>
              </table:table-cell>
              <table:table-cell office:value-type="float" office:value="6.86936766254267">
                <text:p>6.86936766254267</text:p>
              </table:table-cell>
              <table:table-cell office:value-type="float" office:value="6.55057063576836">
                <text:p>6.55057063576836</text:p>
              </table:table-cell>
              <table:table-cell office:value-type="float" office:value="6.68284708213334">
                <text:p>6.68284708213334</text:p>
              </table:table-cell>
              <table:table-cell office:value-type="float" office:value="6.3474966206543">
                <text:p>6.3474966206543</text:p>
              </table:table-cell>
              <table:table-cell office:value-type="float" office:value="6.34519217947008">
                <text:p>6.34519217947008</text:p>
              </table:table-cell>
              <table:table-cell office:value-type="float" office:value="6.42269485033908">
                <text:p>6.4226948503390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530.52480652099">
                <text:p>2530.52480652099</text:p>
              </table:table-cell>
              <table:table-cell office:value-type="float" office:value="1329.78063824082">
                <text:p>1329.78063824082</text:p>
              </table:table-cell>
              <table:table-cell office:value-type="float" office:value="722.063238581923">
                <text:p>722.063238581923</text:p>
              </table:table-cell>
              <table:table-cell office:value-type="float" office:value="321.964115566609">
                <text:p>321.964115566609</text:p>
              </table:table-cell>
              <table:table-cell office:value-type="float" office:value="201.713466196478">
                <text:p>201.713466196478</text:p>
              </table:table-cell>
              <table:table-cell office:value-type="float" office:value="137.039580409837">
                <text:p>137.039580409837</text:p>
              </table:table-cell>
              <table:table-cell office:value-type="float" office:value="104.657495467199">
                <text:p>104.657495467199</text:p>
              </table:table-cell>
              <table:table-cell office:value-type="float" office:value="75.0300640794379">
                <text:p>75.0300640794379</text:p>
              </table:table-cell>
              <table:table-cell office:value-type="float" office:value="46.9750717455586">
                <text:p>46.9750717455586</text:p>
              </table:table-cell>
              <table:table-cell office:value-type="float" office:value="38.2179624098058">
                <text:p>38.2179624098058</text:p>
              </table:table-cell>
              <table:table-cell office:value-type="float" office:value="31.0932083759183">
                <text:p>31.0932083759183</text:p>
              </table:table-cell>
              <table:table-cell office:value-type="float" office:value="23.8715058979264">
                <text:p>23.8715058979264</text:p>
              </table:table-cell>
              <table:table-cell office:value-type="float" office:value="19.7048655336803">
                <text:p>19.7048655336803</text:p>
              </table:table-cell>
              <table:table-cell office:value-type="float" office:value="17.5737117042216">
                <text:p>17.5737117042216</text:p>
              </table:table-cell>
              <table:table-cell office:value-type="float" office:value="15.0126734605891">
                <text:p>15.0126734605891</text:p>
              </table:table-cell>
              <table:table-cell office:value-type="float" office:value="12.88311580473">
                <text:p>12.88311580473</text:p>
              </table:table-cell>
              <table:table-cell office:value-type="float" office:value="10.532092772384">
                <text:p>10.532092772384</text:p>
              </table:table-cell>
              <table:table-cell office:value-type="float" office:value="10.1802576571133">
                <text:p>10.1802576571133</text:p>
              </table:table-cell>
              <table:table-cell office:value-type="float" office:value="9.22136246336962">
                <text:p>9.22136246336962</text:p>
              </table:table-cell>
              <table:table-cell office:value-type="float" office:value="8.45136929358621">
                <text:p>8.45136929358621</text:p>
              </table:table-cell>
              <table:table-cell office:value-type="float" office:value="7.4829752981703">
                <text:p>7.4829752981703</text:p>
              </table:table-cell>
              <table:table-cell office:value-type="float" office:value="7.11389098042791">
                <text:p>7.11389098042791</text:p>
              </table:table-cell>
              <table:table-cell office:value-type="float" office:value="7.21951346549494">
                <text:p>7.21951346549494</text:p>
              </table:table-cell>
              <table:table-cell office:value-type="float" office:value="6.13865406664604">
                <text:p>6.13865406664604</text:p>
              </table:table-cell>
              <table:table-cell office:value-type="float" office:value="6.74582497006038">
                <text:p>6.74582497006038</text:p>
              </table:table-cell>
              <table:table-cell office:value-type="float" office:value="6.58837696154764">
                <text:p>6.58837696154764</text:p>
              </table:table-cell>
              <table:table-cell office:value-type="float" office:value="6.45299251178918">
                <text:p>6.45299251178918</text:p>
              </table:table-cell>
              <table:table-cell office:value-type="float" office:value="6.54426297963161">
                <text:p>6.544262979631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0.922cm" style:legend-expansion="high" chart:style-name="ch2"/>
        <chart:plot-area chart:style-name="ch3" table:cell-range-address="Sheet1.B4:Sheet1.AD18" chart:data-source-has-labels="both" svg:x="0.32cm" svg:y="0.18cm" svg:width="13.063cm" svg:height="8.64cm">
          <chart:coordinate-region svg:x="1.439cm" svg:y="0.382cm" svg:width="11.752cm" svg:height="7.785cm"/>
          <chart:axis chart:dimension="x" chart:name="primary-x" chart:style-name="ch4" chartooo:axis-type="auto">
            <chartooo:date-scale/>
            <chart:categories table:cell-range-address="Sheet1.C4:Sheet1.A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AD5" chart:label-cell-address="Sheet1.B5:Sheet1.B5" chart:class="chart:line">
            <chart:data-point chart:repeated="28"/>
          </chart:series>
          <chart:series chart:style-name="ch8" chart:values-cell-range-address="Sheet1.C6:Sheet1.AD6" chart:label-cell-address="Sheet1.B6:Sheet1.B6" chart:class="chart:line">
            <chart:data-point chart:repeated="28"/>
          </chart:series>
          <chart:series chart:style-name="ch9" chart:values-cell-range-address="Sheet1.C7:Sheet1.AD7" chart:label-cell-address="Sheet1.B7:Sheet1.B7" chart:class="chart:line">
            <chart:data-point chart:repeated="28"/>
          </chart:series>
          <chart:series chart:style-name="ch10" chart:values-cell-range-address="Sheet1.C8:Sheet1.AD8" chart:label-cell-address="Sheet1.B8:Sheet1.B8" chart:class="chart:line">
            <chart:data-point chart:repeated="28"/>
          </chart:series>
          <chart:series chart:style-name="ch11" chart:values-cell-range-address="Sheet1.C9:Sheet1.AD9" chart:label-cell-address="Sheet1.B9:Sheet1.B9" chart:class="chart:line">
            <chart:data-point chart:repeated="28"/>
          </chart:series>
          <chart:series chart:style-name="ch12" chart:values-cell-range-address="Sheet1.C10:Sheet1.AD10" chart:label-cell-address="Sheet1.B10:Sheet1.B10" chart:class="chart:line">
            <chart:data-point chart:repeated="28"/>
          </chart:series>
          <chart:series chart:style-name="ch13" chart:values-cell-range-address="Sheet1.C11:Sheet1.AD11" chart:label-cell-address="Sheet1.B11:Sheet1.B11" chart:class="chart:line">
            <chart:data-point chart:repeated="28"/>
          </chart:series>
          <chart:series chart:style-name="ch14" chart:values-cell-range-address="Sheet1.C12:Sheet1.AD12" chart:label-cell-address="Sheet1.B12:Sheet1.B12" chart:class="chart:line">
            <chart:data-point chart:repeated="28"/>
          </chart:series>
          <chart:series chart:style-name="ch15" chart:values-cell-range-address="Sheet1.C13:Sheet1.AD13" chart:label-cell-address="Sheet1.B13:Sheet1.B13" chart:class="chart:line">
            <chart:data-point chart:repeated="28"/>
          </chart:series>
          <chart:series chart:style-name="ch16" chart:values-cell-range-address="Sheet1.C14:Sheet1.AD14" chart:label-cell-address="Sheet1.B14:Sheet1.B14" chart:class="chart:line">
            <chart:data-point chart:repeated="28"/>
          </chart:series>
          <chart:series chart:style-name="ch17" chart:values-cell-range-address="Sheet1.C15:Sheet1.AD15" chart:label-cell-address="Sheet1.B15:Sheet1.B15" chart:class="chart:line">
            <chart:data-point chart:repeated="28"/>
          </chart:series>
          <chart:series chart:style-name="ch18" chart:values-cell-range-address="Sheet1.C16:Sheet1.AD16" chart:label-cell-address="Sheet1.B16:Sheet1.B16" chart:class="chart:line">
            <chart:data-point chart:repeated="28"/>
          </chart:series>
          <chart:series chart:style-name="ch19" chart:values-cell-range-address="Sheet1.C17:Sheet1.AD17" chart:label-cell-address="Sheet1.B17:Sheet1.B17" chart:class="chart:line">
            <chart:data-point chart:repeated="28"/>
          </chart:series>
          <chart:series chart:style-name="ch20" chart:values-cell-range-address="Sheet1.C18:Sheet1.AD18" chart:label-cell-address="Sheet1.B18:Sheet1.B18" chart:class="chart:line">
            <chart:data-point chart:repeated="2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4:Sheet1.AD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B5:Sheet1.B5</svg:desc>
                </draw:g>
              </table:table-cell>
              <table:table-cell office:value-type="float" office:value="3.96595">
                <text:p>3.96595</text:p>
                <draw:g>
                  <svg:desc>Sheet1.C5:Sheet1.AD5</svg:desc>
                </draw:g>
              </table:table-cell>
              <table:table-cell office:value-type="float" office:value="5.04772">
                <text:p>5.04772</text:p>
              </table:table-cell>
              <table:table-cell office:value-type="float" office:value="7.47802">
                <text:p>7.47802</text:p>
              </table:table-cell>
              <table:table-cell office:value-type="float" office:value="7.80592">
                <text:p>7.80592</text:p>
              </table:table-cell>
              <table:table-cell office:value-type="float" office:value="9.14153">
                <text:p>9.14153</text:p>
              </table:table-cell>
              <table:table-cell office:value-type="float" office:value="10.6997">
                <text:p>10.6997</text:p>
              </table:table-cell>
              <table:table-cell office:value-type="float" office:value="12.1601">
                <text:p>12.1601</text:p>
              </table:table-cell>
              <table:table-cell office:value-type="float" office:value="13.2949">
                <text:p>13.2949</text:p>
              </table:table-cell>
              <table:table-cell office:value-type="float" office:value="14.7352">
                <text:p>14.7352</text:p>
              </table:table-cell>
              <table:table-cell office:value-type="float" office:value="17.4468">
                <text:p>17.4468</text:p>
              </table:table-cell>
              <table:table-cell office:value-type="float" office:value="18.1528">
                <text:p>18.1528</text:p>
              </table:table-cell>
              <table:table-cell office:value-type="float" office:value="19.7272">
                <text:p>19.7272</text:p>
              </table:table-cell>
              <table:table-cell office:value-type="float" office:value="21.1731">
                <text:p>21.1731</text:p>
              </table:table-cell>
              <table:table-cell office:value-type="float" office:value="21.7992">
                <text:p>21.7992</text:p>
              </table:table-cell>
              <table:table-cell office:value-type="float" office:value="23.0691">
                <text:p>23.0691</text:p>
              </table:table-cell>
              <table:table-cell office:value-type="float" office:value="24.008">
                <text:p>24.008</text:p>
              </table:table-cell>
              <table:table-cell office:value-type="float" office:value="25.805">
                <text:p>25.805</text:p>
              </table:table-cell>
              <table:table-cell office:value-type="float" office:value="27.1195">
                <text:p>27.1195</text:p>
              </table:table-cell>
              <table:table-cell office:value-type="float" office:value="28.3078">
                <text:p>28.3078</text:p>
              </table:table-cell>
              <table:table-cell office:value-type="float" office:value="29.9251">
                <text:p>29.9251</text:p>
              </table:table-cell>
              <table:table-cell office:value-type="float" office:value="35.0742">
                <text:p>35.0742</text:p>
              </table:table-cell>
              <table:table-cell office:value-type="float" office:value="34.6515">
                <text:p>34.6515</text:p>
              </table:table-cell>
              <table:table-cell office:value-type="float" office:value="34.0023">
                <text:p>34.0023</text:p>
              </table:table-cell>
              <table:table-cell office:value-type="float" office:value="35.568">
                <text:p>35.568</text:p>
              </table:table-cell>
              <table:table-cell office:value-type="float" office:value="37.5648">
                <text:p>37.5648</text:p>
              </table:table-cell>
              <table:table-cell office:value-type="float" office:value="38.807">
                <text:p>38.807</text:p>
              </table:table-cell>
              <table:table-cell office:value-type="float" office:value="39.3427">
                <text:p>39.3427</text:p>
              </table:table-cell>
              <table:table-cell office:value-type="float" office:value="40.0021">
                <text:p>40.0021</text:p>
              </table:table-cell>
            </table:table-row>
            <table:table-row>
              <table:table-cell office:value-type="string">
                <text:p>10000</text:p>
                <draw:g>
                  <svg:desc>Sheet1.B6:Sheet1.B6</svg:desc>
                </draw:g>
              </table:table-cell>
              <table:table-cell office:value-type="float" office:value="7.24432">
                <text:p>7.24432</text:p>
                <draw:g>
                  <svg:desc>Sheet1.C6:Sheet1.AD6</svg:desc>
                </draw:g>
              </table:table-cell>
              <table:table-cell office:value-type="float" office:value="9.79527">
                <text:p>9.79527</text:p>
              </table:table-cell>
              <table:table-cell office:value-type="float" office:value="12.4427">
                <text:p>12.4427</text:p>
              </table:table-cell>
              <table:table-cell office:value-type="float" office:value="15.3946">
                <text:p>15.3946</text:p>
              </table:table-cell>
              <table:table-cell office:value-type="float" office:value="17.7272">
                <text:p>17.7272</text:p>
              </table:table-cell>
              <table:table-cell office:value-type="float" office:value="20.3977">
                <text:p>20.3977</text:p>
              </table:table-cell>
              <table:table-cell office:value-type="float" office:value="23.1988">
                <text:p>23.1988</text:p>
              </table:table-cell>
              <table:table-cell office:value-type="float" office:value="26.1401">
                <text:p>26.1401</text:p>
              </table:table-cell>
              <table:table-cell office:value-type="float" office:value="28.8635">
                <text:p>28.8635</text:p>
              </table:table-cell>
              <table:table-cell office:value-type="float" office:value="31.4313">
                <text:p>31.4313</text:p>
              </table:table-cell>
              <table:table-cell office:value-type="float" office:value="34.4646">
                <text:p>34.4646</text:p>
              </table:table-cell>
              <table:table-cell office:value-type="float" office:value="36.6957">
                <text:p>36.6957</text:p>
              </table:table-cell>
              <table:table-cell office:value-type="float" office:value="39.5443">
                <text:p>39.5443</text:p>
              </table:table-cell>
              <table:table-cell office:value-type="float" office:value="43.5168">
                <text:p>43.5168</text:p>
              </table:table-cell>
              <table:table-cell office:value-type="float" office:value="45.2722">
                <text:p>45.2722</text:p>
              </table:table-cell>
              <table:table-cell office:value-type="float" office:value="47.8435">
                <text:p>47.8435</text:p>
              </table:table-cell>
              <table:table-cell office:value-type="float" office:value="51.0506">
                <text:p>51.0506</text:p>
              </table:table-cell>
              <table:table-cell office:value-type="float" office:value="54.626">
                <text:p>54.626</text:p>
              </table:table-cell>
              <table:table-cell office:value-type="float" office:value="56.4813">
                <text:p>56.4813</text:p>
              </table:table-cell>
              <table:table-cell office:value-type="float" office:value="59.329">
                <text:p>59.329</text:p>
              </table:table-cell>
              <table:table-cell office:value-type="float" office:value="62.0472">
                <text:p>62.0472</text:p>
              </table:table-cell>
              <table:table-cell office:value-type="float" office:value="65.2209">
                <text:p>65.2209</text:p>
              </table:table-cell>
              <table:table-cell office:value-type="float" office:value="66.9748">
                <text:p>66.9748</text:p>
              </table:table-cell>
              <table:table-cell office:value-type="float" office:value="69.9766">
                <text:p>69.9766</text:p>
              </table:table-cell>
              <table:table-cell office:value-type="float" office:value="72.0973">
                <text:p>72.0973</text:p>
              </table:table-cell>
              <table:table-cell office:value-type="float" office:value="75.2662">
                <text:p>75.2662</text:p>
              </table:table-cell>
              <table:table-cell office:value-type="float" office:value="77.13">
                <text:p>77.13</text:p>
              </table:table-cell>
              <table:table-cell office:value-type="float" office:value="80.1528">
                <text:p>80.1528</text:p>
              </table:table-cell>
            </table:table-row>
            <table:table-row>
              <table:table-cell office:value-type="string">
                <text:p>15000</text:p>
                <draw:g>
                  <svg:desc>Sheet1.B7:Sheet1.B7</svg:desc>
                </draw:g>
              </table:table-cell>
              <table:table-cell office:value-type="float" office:value="10.7685">
                <text:p>10.7685</text:p>
                <draw:g>
                  <svg:desc>Sheet1.C7:Sheet1.AD7</svg:desc>
                </draw:g>
              </table:table-cell>
              <table:table-cell office:value-type="float" office:value="14.3978">
                <text:p>14.3978</text:p>
              </table:table-cell>
              <table:table-cell office:value-type="float" office:value="18.012">
                <text:p>18.012</text:p>
              </table:table-cell>
              <table:table-cell office:value-type="float" office:value="22.5586">
                <text:p>22.5586</text:p>
              </table:table-cell>
              <table:table-cell office:value-type="float" office:value="26.6721">
                <text:p>26.6721</text:p>
              </table:table-cell>
              <table:table-cell office:value-type="float" office:value="31.115">
                <text:p>31.115</text:p>
              </table:table-cell>
              <table:table-cell office:value-type="float" office:value="34.6089">
                <text:p>34.6089</text:p>
              </table:table-cell>
              <table:table-cell office:value-type="float" office:value="38.7065">
                <text:p>38.7065</text:p>
              </table:table-cell>
              <table:table-cell office:value-type="float" office:value="42.9022">
                <text:p>42.9022</text:p>
              </table:table-cell>
              <table:table-cell office:value-type="float" office:value="47.5762">
                <text:p>47.5762</text:p>
              </table:table-cell>
              <table:table-cell office:value-type="float" office:value="51.3984">
                <text:p>51.3984</text:p>
              </table:table-cell>
              <table:table-cell office:value-type="float" office:value="55.3634">
                <text:p>55.3634</text:p>
              </table:table-cell>
              <table:table-cell office:value-type="float" office:value="59.8721">
                <text:p>59.8721</text:p>
              </table:table-cell>
              <table:table-cell office:value-type="float" office:value="63.2235">
                <text:p>63.2235</text:p>
              </table:table-cell>
              <table:table-cell office:value-type="float" office:value="67.9214">
                <text:p>67.9214</text:p>
              </table:table-cell>
              <table:table-cell office:value-type="float" office:value="71.3013">
                <text:p>71.3013</text:p>
              </table:table-cell>
              <table:table-cell office:value-type="float" office:value="76.22">
                <text:p>76.22</text:p>
              </table:table-cell>
              <table:table-cell office:value-type="float" office:value="80.3138">
                <text:p>80.3138</text:p>
              </table:table-cell>
              <table:table-cell office:value-type="float" office:value="85.0373">
                <text:p>85.0373</text:p>
              </table:table-cell>
              <table:table-cell office:value-type="float" office:value="88.5713">
                <text:p>88.5713</text:p>
              </table:table-cell>
              <table:table-cell office:value-type="float" office:value="93.3975">
                <text:p>93.3975</text:p>
              </table:table-cell>
              <table:table-cell office:value-type="float" office:value="96.9775">
                <text:p>96.9775</text:p>
              </table:table-cell>
              <table:table-cell office:value-type="float" office:value="100.771">
                <text:p>100.771</text:p>
              </table:table-cell>
              <table:table-cell office:value-type="float" office:value="105.022">
                <text:p>105.022</text:p>
              </table:table-cell>
              <table:table-cell office:value-type="float" office:value="108.045">
                <text:p>108.045</text:p>
              </table:table-cell>
              <table:table-cell office:value-type="float" office:value="112.207">
                <text:p>112.207</text:p>
              </table:table-cell>
              <table:table-cell office:value-type="float" office:value="116.718">
                <text:p>116.718</text:p>
              </table:table-cell>
              <table:table-cell office:value-type="float" office:value="119.34">
                <text:p>119.34</text:p>
              </table:table-cell>
            </table:table-row>
            <table:table-row>
              <table:table-cell office:value-type="string">
                <text:p>20000</text:p>
                <draw:g>
                  <svg:desc>Sheet1.B8:Sheet1.B8</svg:desc>
                </draw:g>
              </table:table-cell>
              <table:table-cell office:value-type="float" office:value="14.1234">
                <text:p>14.1234</text:p>
                <draw:g>
                  <svg:desc>Sheet1.C8:Sheet1.AD8</svg:desc>
                </draw:g>
              </table:table-cell>
              <table:table-cell office:value-type="float" office:value="18.8782">
                <text:p>18.8782</text:p>
              </table:table-cell>
              <table:table-cell office:value-type="float" office:value="23.9257">
                <text:p>23.9257</text:p>
              </table:table-cell>
              <table:table-cell office:value-type="float" office:value="30.0605">
                <text:p>30.0605</text:p>
              </table:table-cell>
              <table:table-cell office:value-type="float" office:value="34.986">
                <text:p>34.986</text:p>
              </table:table-cell>
              <table:table-cell office:value-type="float" office:value="40.4794">
                <text:p>40.4794</text:p>
              </table:table-cell>
              <table:table-cell office:value-type="float" office:value="47.4929">
                <text:p>47.4929</text:p>
              </table:table-cell>
              <table:table-cell office:value-type="float" office:value="52.5812">
                <text:p>52.5812</text:p>
              </table:table-cell>
              <table:table-cell office:value-type="float" office:value="58.7737">
                <text:p>58.7737</text:p>
              </table:table-cell>
              <table:table-cell office:value-type="float" office:value="62.1698">
                <text:p>62.1698</text:p>
              </table:table-cell>
              <table:table-cell office:value-type="float" office:value="68.1216">
                <text:p>68.1216</text:p>
              </table:table-cell>
              <table:table-cell office:value-type="float" office:value="73.1336">
                <text:p>73.1336</text:p>
              </table:table-cell>
              <table:table-cell office:value-type="float" office:value="78.7387">
                <text:p>78.7387</text:p>
              </table:table-cell>
              <table:table-cell office:value-type="float" office:value="84.7074">
                <text:p>84.7074</text:p>
              </table:table-cell>
              <table:table-cell office:value-type="float" office:value="94.1541">
                <text:p>94.1541</text:p>
              </table:table-cell>
              <table:table-cell office:value-type="float" office:value="107.14">
                <text:p>107.14</text:p>
              </table:table-cell>
              <table:table-cell office:value-type="float" office:value="101.619">
                <text:p>101.619</text:p>
              </table:table-cell>
              <table:table-cell office:value-type="float" office:value="116.012">
                <text:p>116.012</text:p>
              </table:table-cell>
              <table:table-cell office:value-type="float" office:value="129.51">
                <text:p>129.51</text:p>
              </table:table-cell>
              <table:table-cell office:value-type="float" office:value="135.751">
                <text:p>135.751</text:p>
              </table:table-cell>
              <table:table-cell office:value-type="float" office:value="127.98">
                <text:p>127.98</text:p>
              </table:table-cell>
              <table:table-cell office:value-type="float" office:value="129.176">
                <text:p>129.176</text:p>
              </table:table-cell>
              <table:table-cell office:value-type="float" office:value="133.603">
                <text:p>133.603</text:p>
              </table:table-cell>
              <table:table-cell office:value-type="float" office:value="139.673">
                <text:p>139.673</text:p>
              </table:table-cell>
              <table:table-cell office:value-type="float" office:value="144.8">
                <text:p>144.8</text:p>
              </table:table-cell>
              <table:table-cell office:value-type="float" office:value="149.763">
                <text:p>149.763</text:p>
              </table:table-cell>
              <table:table-cell office:value-type="float" office:value="154.181">
                <text:p>154.181</text:p>
              </table:table-cell>
              <table:table-cell office:value-type="float" office:value="160.168">
                <text:p>160.168</text:p>
              </table:table-cell>
            </table:table-row>
            <table:table-row>
              <table:table-cell office:value-type="string">
                <text:p>25000</text:p>
                <draw:g>
                  <svg:desc>Sheet1.B9:Sheet1.B9</svg:desc>
                </draw:g>
              </table:table-cell>
              <table:table-cell office:value-type="float" office:value="17.4278">
                <text:p>17.4278</text:p>
                <draw:g>
                  <svg:desc>Sheet1.C9:Sheet1.AD9</svg:desc>
                </draw:g>
              </table:table-cell>
              <table:table-cell office:value-type="float" office:value="23.6029">
                <text:p>23.6029</text:p>
              </table:table-cell>
              <table:table-cell office:value-type="float" office:value="29.7472">
                <text:p>29.7472</text:p>
              </table:table-cell>
              <table:table-cell office:value-type="float" office:value="37.447">
                <text:p>37.447</text:p>
              </table:table-cell>
              <table:table-cell office:value-type="float" office:value="43.5076">
                <text:p>43.5076</text:p>
              </table:table-cell>
              <table:table-cell office:value-type="float" office:value="50.7958">
                <text:p>50.7958</text:p>
              </table:table-cell>
              <table:table-cell office:value-type="float" office:value="57.7366">
                <text:p>57.7366</text:p>
              </table:table-cell>
              <table:table-cell office:value-type="float" office:value="64.4064">
                <text:p>64.4064</text:p>
              </table:table-cell>
              <table:table-cell office:value-type="float" office:value="71.38">
                <text:p>71.38</text:p>
              </table:table-cell>
              <table:table-cell office:value-type="float" office:value="78.2722">
                <text:p>78.2722</text:p>
              </table:table-cell>
              <table:table-cell office:value-type="float" office:value="85.3944">
                <text:p>85.3944</text:p>
              </table:table-cell>
              <table:table-cell office:value-type="float" office:value="91.6896">
                <text:p>91.6896</text:p>
              </table:table-cell>
              <table:table-cell office:value-type="float" office:value="98.4297">
                <text:p>98.4297</text:p>
              </table:table-cell>
              <table:table-cell office:value-type="float" office:value="104.673">
                <text:p>104.673</text:p>
              </table:table-cell>
              <table:table-cell office:value-type="float" office:value="112.678">
                <text:p>112.678</text:p>
              </table:table-cell>
              <table:table-cell office:value-type="float" office:value="119.234">
                <text:p>119.234</text:p>
              </table:table-cell>
              <table:table-cell office:value-type="float" office:value="126.634">
                <text:p>126.634</text:p>
              </table:table-cell>
              <table:table-cell office:value-type="float" office:value="134.223">
                <text:p>134.223</text:p>
              </table:table-cell>
              <table:table-cell office:value-type="float" office:value="141.107">
                <text:p>141.107</text:p>
              </table:table-cell>
              <table:table-cell office:value-type="float" office:value="147.698">
                <text:p>147.698</text:p>
              </table:table-cell>
              <table:table-cell office:value-type="float" office:value="154.983">
                <text:p>154.983</text:p>
              </table:table-cell>
              <table:table-cell office:value-type="float" office:value="162.204">
                <text:p>162.204</text:p>
              </table:table-cell>
              <table:table-cell office:value-type="float" office:value="167.355">
                <text:p>167.355</text:p>
              </table:table-cell>
              <table:table-cell office:value-type="float" office:value="175.254">
                <text:p>175.254</text:p>
              </table:table-cell>
              <table:table-cell office:value-type="float" office:value="180.377">
                <text:p>180.377</text:p>
              </table:table-cell>
              <table:table-cell office:value-type="float" office:value="186.472">
                <text:p>186.472</text:p>
              </table:table-cell>
              <table:table-cell office:value-type="float" office:value="193.358">
                <text:p>193.358</text:p>
              </table:table-cell>
              <table:table-cell office:value-type="float" office:value="198.443">
                <text:p>198.443</text:p>
              </table:table-cell>
            </table:table-row>
            <table:table-row>
              <table:table-cell office:value-type="string">
                <text:p>30000</text:p>
                <draw:g>
                  <svg:desc>Sheet1.B10:Sheet1.B10</svg:desc>
                </draw:g>
              </table:table-cell>
              <table:table-cell office:value-type="float" office:value="20.7337">
                <text:p>20.7337</text:p>
                <draw:g>
                  <svg:desc>Sheet1.C10:Sheet1.AD10</svg:desc>
                </draw:g>
              </table:table-cell>
              <table:table-cell office:value-type="float" office:value="28.1376">
                <text:p>28.1376</text:p>
              </table:table-cell>
              <table:table-cell office:value-type="float" office:value="35.5191">
                <text:p>35.5191</text:p>
              </table:table-cell>
              <table:table-cell office:value-type="float" office:value="44.4592">
                <text:p>44.4592</text:p>
              </table:table-cell>
              <table:table-cell office:value-type="float" office:value="52.5308">
                <text:p>52.5308</text:p>
              </table:table-cell>
              <table:table-cell office:value-type="float" office:value="60.2114">
                <text:p>60.2114</text:p>
              </table:table-cell>
              <table:table-cell office:value-type="float" office:value="68.5607">
                <text:p>68.5607</text:p>
              </table:table-cell>
              <table:table-cell office:value-type="float" office:value="76.7517">
                <text:p>76.7517</text:p>
              </table:table-cell>
              <table:table-cell office:value-type="float" office:value="85.1059">
                <text:p>85.1059</text:p>
              </table:table-cell>
              <table:table-cell office:value-type="float" office:value="94.3277">
                <text:p>94.3277</text:p>
              </table:table-cell>
              <table:table-cell office:value-type="float" office:value="102.125">
                <text:p>102.125</text:p>
              </table:table-cell>
              <table:table-cell office:value-type="float" office:value="109.422">
                <text:p>109.422</text:p>
              </table:table-cell>
              <table:table-cell office:value-type="float" office:value="118.137">
                <text:p>118.137</text:p>
              </table:table-cell>
              <table:table-cell office:value-type="float" office:value="125.982">
                <text:p>125.982</text:p>
              </table:table-cell>
              <table:table-cell office:value-type="float" office:value="135.604">
                <text:p>135.604</text:p>
              </table:table-cell>
              <table:table-cell office:value-type="float" office:value="141.916">
                <text:p>141.916</text:p>
              </table:table-cell>
              <table:table-cell office:value-type="float" office:value="151.294">
                <text:p>151.294</text:p>
              </table:table-cell>
              <table:table-cell office:value-type="float" office:value="159.331">
                <text:p>159.331</text:p>
              </table:table-cell>
              <table:table-cell office:value-type="float" office:value="167.669">
                <text:p>167.669</text:p>
              </table:table-cell>
              <table:table-cell office:value-type="float" office:value="176.149">
                <text:p>176.149</text:p>
              </table:table-cell>
              <table:table-cell office:value-type="float" office:value="184.838">
                <text:p>184.838</text:p>
              </table:table-cell>
              <table:table-cell office:value-type="float" office:value="194.689">
                <text:p>194.689</text:p>
              </table:table-cell>
              <table:table-cell office:value-type="float" office:value="203.039">
                <text:p>203.039</text:p>
              </table:table-cell>
              <table:table-cell office:value-type="float" office:value="209.082">
                <text:p>209.082</text:p>
              </table:table-cell>
              <table:table-cell office:value-type="float" office:value="216.839">
                <text:p>216.839</text:p>
              </table:table-cell>
              <table:table-cell office:value-type="float" office:value="224.232">
                <text:p>224.232</text:p>
              </table:table-cell>
              <table:table-cell office:value-type="float" office:value="232.321">
                <text:p>232.321</text:p>
              </table:table-cell>
              <table:table-cell office:value-type="float" office:value="239.07">
                <text:p>239.07</text:p>
              </table:table-cell>
            </table:table-row>
            <table:table-row>
              <table:table-cell office:value-type="string">
                <text:p>35000</text:p>
                <draw:g>
                  <svg:desc>Sheet1.B11:Sheet1.B11</svg:desc>
                </draw:g>
              </table:table-cell>
              <table:table-cell office:value-type="float" office:value="24.2229">
                <text:p>24.2229</text:p>
                <draw:g>
                  <svg:desc>Sheet1.C11:Sheet1.AD11</svg:desc>
                </draw:g>
              </table:table-cell>
              <table:table-cell office:value-type="float" office:value="32.5117">
                <text:p>32.5117</text:p>
              </table:table-cell>
              <table:table-cell office:value-type="float" office:value="41.2789">
                <text:p>41.2789</text:p>
              </table:table-cell>
              <table:table-cell office:value-type="float" office:value="51.7661">
                <text:p>51.7661</text:p>
              </table:table-cell>
              <table:table-cell office:value-type="float" office:value="60.3984">
                <text:p>60.3984</text:p>
              </table:table-cell>
              <table:table-cell office:value-type="float" office:value="70.284">
                <text:p>70.284</text:p>
              </table:table-cell>
              <table:table-cell office:value-type="float" office:value="79.4221">
                <text:p>79.4221</text:p>
              </table:table-cell>
              <table:table-cell office:value-type="float" office:value="89.0937">
                <text:p>89.0937</text:p>
              </table:table-cell>
              <table:table-cell office:value-type="float" office:value="99.6206">
                <text:p>99.6206</text:p>
              </table:table-cell>
              <table:table-cell office:value-type="float" office:value="108.141">
                <text:p>108.141</text:p>
              </table:table-cell>
              <table:table-cell office:value-type="float" office:value="118.33">
                <text:p>118.33</text:p>
              </table:table-cell>
              <table:table-cell office:value-type="float" office:value="126.542">
                <text:p>126.542</text:p>
              </table:table-cell>
              <table:table-cell office:value-type="float" office:value="137.523">
                <text:p>137.523</text:p>
              </table:table-cell>
              <table:table-cell office:value-type="float" office:value="145.521">
                <text:p>145.521</text:p>
              </table:table-cell>
              <table:table-cell office:value-type="float" office:value="155.618">
                <text:p>155.618</text:p>
              </table:table-cell>
              <table:table-cell office:value-type="float" office:value="165.697">
                <text:p>165.697</text:p>
              </table:table-cell>
              <table:table-cell office:value-type="float" office:value="176.456">
                <text:p>176.456</text:p>
              </table:table-cell>
              <table:table-cell office:value-type="float" office:value="185.619">
                <text:p>185.619</text:p>
              </table:table-cell>
              <table:table-cell office:value-type="float" office:value="195.152">
                <text:p>195.152</text:p>
              </table:table-cell>
              <table:table-cell office:value-type="float" office:value="204.71">
                <text:p>204.71</text:p>
              </table:table-cell>
              <table:table-cell office:value-type="float" office:value="216.109">
                <text:p>216.109</text:p>
              </table:table-cell>
              <table:table-cell office:value-type="float" office:value="229.922">
                <text:p>229.922</text:p>
              </table:table-cell>
              <table:table-cell office:value-type="float" office:value="237.684">
                <text:p>237.684</text:p>
              </table:table-cell>
              <table:table-cell office:value-type="float" office:value="259.381">
                <text:p>259.381</text:p>
              </table:table-cell>
              <table:table-cell office:value-type="float" office:value="269.003">
                <text:p>269.003</text:p>
              </table:table-cell>
              <table:table-cell office:value-type="float" office:value="372.012">
                <text:p>372.012</text:p>
              </table:table-cell>
              <table:table-cell office:value-type="float" office:value="339.98">
                <text:p>339.98</text:p>
              </table:table-cell>
              <table:table-cell office:value-type="float" office:value="317.241">
                <text:p>317.241</text:p>
              </table:table-cell>
            </table:table-row>
            <table:table-row>
              <table:table-cell office:value-type="string">
                <text:p>40000</text:p>
                <draw:g>
                  <svg:desc>Sheet1.B12:Sheet1.B12</svg:desc>
                </draw:g>
              </table:table-cell>
              <table:table-cell office:value-type="float" office:value="26.4752">
                <text:p>26.4752</text:p>
                <draw:g>
                  <svg:desc>Sheet1.C12:Sheet1.AD12</svg:desc>
                </draw:g>
              </table:table-cell>
              <table:table-cell office:value-type="float" office:value="36.193">
                <text:p>36.193</text:p>
              </table:table-cell>
              <table:table-cell office:value-type="float" office:value="45.8157">
                <text:p>45.8157</text:p>
              </table:table-cell>
              <table:table-cell office:value-type="float" office:value="58.4698">
                <text:p>58.4698</text:p>
              </table:table-cell>
              <table:table-cell office:value-type="float" office:value="67.8054">
                <text:p>67.8054</text:p>
              </table:table-cell>
              <table:table-cell office:value-type="float" office:value="79.0311">
                <text:p>79.0311</text:p>
              </table:table-cell>
              <table:table-cell office:value-type="float" office:value="90.4157">
                <text:p>90.4157</text:p>
              </table:table-cell>
              <table:table-cell office:value-type="float" office:value="100.771">
                <text:p>100.771</text:p>
              </table:table-cell>
              <table:table-cell office:value-type="float" office:value="112.307">
                <text:p>112.307</text:p>
              </table:table-cell>
              <table:table-cell office:value-type="float" office:value="122.13">
                <text:p>122.13</text:p>
              </table:table-cell>
              <table:table-cell office:value-type="float" office:value="134.769">
                <text:p>134.769</text:p>
              </table:table-cell>
              <table:table-cell office:value-type="float" office:value="143.221">
                <text:p>143.221</text:p>
              </table:table-cell>
              <table:table-cell office:value-type="float" office:value="154.966">
                <text:p>154.966</text:p>
              </table:table-cell>
              <table:table-cell office:value-type="float" office:value="165.385">
                <text:p>165.385</text:p>
              </table:table-cell>
              <table:table-cell office:value-type="float" office:value="176.058">
                <text:p>176.058</text:p>
              </table:table-cell>
              <table:table-cell office:value-type="float" office:value="186.559">
                <text:p>186.559</text:p>
              </table:table-cell>
              <table:table-cell office:value-type="float" office:value="201.086">
                <text:p>201.086</text:p>
              </table:table-cell>
              <table:table-cell office:value-type="float" office:value="209.576">
                <text:p>209.576</text:p>
              </table:table-cell>
              <table:table-cell office:value-type="float" office:value="224.9">
                <text:p>224.9</text:p>
              </table:table-cell>
              <table:table-cell office:value-type="float" office:value="232.101">
                <text:p>232.101</text:p>
              </table:table-cell>
              <table:table-cell office:value-type="float" office:value="243.87">
                <text:p>243.87</text:p>
              </table:table-cell>
              <table:table-cell office:value-type="float" office:value="255.389">
                <text:p>255.389</text:p>
              </table:table-cell>
              <table:table-cell office:value-type="float" office:value="265.206">
                <text:p>265.206</text:p>
              </table:table-cell>
              <table:table-cell office:value-type="float" office:value="274.23">
                <text:p>274.23</text:p>
              </table:table-cell>
              <table:table-cell office:value-type="float" office:value="284.772">
                <text:p>284.772</text:p>
              </table:table-cell>
              <table:table-cell office:value-type="float" office:value="293.565">
                <text:p>293.565</text:p>
              </table:table-cell>
              <table:table-cell office:value-type="float" office:value="304.136">
                <text:p>304.136</text:p>
              </table:table-cell>
              <table:table-cell office:value-type="float" office:value="312.814">
                <text:p>312.814</text:p>
              </table:table-cell>
            </table:table-row>
            <table:table-row>
              <table:table-cell office:value-type="string">
                <text:p>45000</text:p>
                <draw:g>
                  <svg:desc>Sheet1.B13:Sheet1.B13</svg:desc>
                </draw:g>
              </table:table-cell>
              <table:table-cell office:value-type="float" office:value="29.6135">
                <text:p>29.6135</text:p>
                <draw:g>
                  <svg:desc>Sheet1.C13:Sheet1.AD13</svg:desc>
                </draw:g>
              </table:table-cell>
              <table:table-cell office:value-type="float" office:value="40.7586">
                <text:p>40.7586</text:p>
              </table:table-cell>
              <table:table-cell office:value-type="float" office:value="52.1192">
                <text:p>52.1192</text:p>
              </table:table-cell>
              <table:table-cell office:value-type="float" office:value="64.4904">
                <text:p>64.4904</text:p>
              </table:table-cell>
              <table:table-cell office:value-type="float" office:value="76.6704">
                <text:p>76.6704</text:p>
              </table:table-cell>
              <table:table-cell office:value-type="float" office:value="88.9271">
                <text:p>88.9271</text:p>
              </table:table-cell>
              <table:table-cell office:value-type="float" office:value="101.319">
                <text:p>101.319</text:p>
              </table:table-cell>
              <table:table-cell office:value-type="float" office:value="113.393">
                <text:p>113.393</text:p>
              </table:table-cell>
              <table:table-cell office:value-type="float" office:value="127.36">
                <text:p>127.36</text:p>
              </table:table-cell>
              <table:table-cell office:value-type="float" office:value="140.487">
                <text:p>140.487</text:p>
              </table:table-cell>
              <table:table-cell office:value-type="float" office:value="153.502">
                <text:p>153.502</text:p>
              </table:table-cell>
              <table:table-cell office:value-type="float" office:value="162.209">
                <text:p>162.209</text:p>
              </table:table-cell>
              <table:table-cell office:value-type="float" office:value="176.262">
                <text:p>176.262</text:p>
              </table:table-cell>
              <table:table-cell office:value-type="float" office:value="209.889">
                <text:p>209.889</text:p>
              </table:table-cell>
              <table:table-cell office:value-type="float" office:value="202.58">
                <text:p>202.58</text:p>
              </table:table-cell>
              <table:table-cell office:value-type="float" office:value="210.616">
                <text:p>210.616</text:p>
              </table:table-cell>
              <table:table-cell office:value-type="float" office:value="224.292">
                <text:p>224.292</text:p>
              </table:table-cell>
              <table:table-cell office:value-type="float" office:value="238.91">
                <text:p>238.91</text:p>
              </table:table-cell>
              <table:table-cell office:value-type="float" office:value="250.104">
                <text:p>250.104</text:p>
              </table:table-cell>
              <table:table-cell office:value-type="float" office:value="262.915">
                <text:p>262.915</text:p>
              </table:table-cell>
              <table:table-cell office:value-type="float" office:value="275.6">
                <text:p>275.6</text:p>
              </table:table-cell>
              <table:table-cell office:value-type="float" office:value="288.391">
                <text:p>288.391</text:p>
              </table:table-cell>
              <table:table-cell office:value-type="float" office:value="299.061">
                <text:p>299.061</text:p>
              </table:table-cell>
              <table:table-cell office:value-type="float" office:value="311.208">
                <text:p>311.208</text:p>
              </table:table-cell>
              <table:table-cell office:value-type="float" office:value="322.028">
                <text:p>322.028</text:p>
              </table:table-cell>
              <table:table-cell office:value-type="float" office:value="335.527">
                <text:p>335.527</text:p>
              </table:table-cell>
              <table:table-cell office:value-type="float" office:value="345.409">
                <text:p>345.409</text:p>
              </table:table-cell>
              <table:table-cell office:value-type="float" office:value="354.99">
                <text:p>354.99</text:p>
              </table:table-cell>
            </table:table-row>
            <table:table-row>
              <table:table-cell office:value-type="string">
                <text:p>50000</text:p>
                <draw:g>
                  <svg:desc>Sheet1.B14:Sheet1.B14</svg:desc>
                </draw:g>
              </table:table-cell>
              <table:table-cell office:value-type="float" office:value="33.9783">
                <text:p>33.9783</text:p>
                <draw:g>
                  <svg:desc>Sheet1.C14:Sheet1.AD14</svg:desc>
                </draw:g>
              </table:table-cell>
              <table:table-cell office:value-type="float" office:value="45.2152">
                <text:p>45.2152</text:p>
              </table:table-cell>
              <table:table-cell office:value-type="float" office:value="57.4162">
                <text:p>57.4162</text:p>
              </table:table-cell>
              <table:table-cell office:value-type="float" office:value="72.2167">
                <text:p>72.2167</text:p>
              </table:table-cell>
              <table:table-cell office:value-type="float" office:value="85.1335">
                <text:p>85.1335</text:p>
              </table:table-cell>
              <table:table-cell office:value-type="float" office:value="98.7149">
                <text:p>98.7149</text:p>
              </table:table-cell>
              <table:table-cell office:value-type="float" office:value="112.466">
                <text:p>112.466</text:p>
              </table:table-cell>
              <table:table-cell office:value-type="float" office:value="126.031">
                <text:p>126.031</text:p>
              </table:table-cell>
              <table:table-cell office:value-type="float" office:value="139.895">
                <text:p>139.895</text:p>
              </table:table-cell>
              <table:table-cell office:value-type="float" office:value="154.11">
                <text:p>154.11</text:p>
              </table:table-cell>
              <table:table-cell office:value-type="float" office:value="167.285">
                <text:p>167.285</text:p>
              </table:table-cell>
              <table:table-cell office:value-type="float" office:value="179.191">
                <text:p>179.191</text:p>
              </table:table-cell>
              <table:table-cell office:value-type="float" office:value="193.953">
                <text:p>193.953</text:p>
              </table:table-cell>
              <table:table-cell office:value-type="float" office:value="206.059">
                <text:p>206.059</text:p>
              </table:table-cell>
              <table:table-cell office:value-type="float" office:value="220.408">
                <text:p>220.408</text:p>
              </table:table-cell>
              <table:table-cell office:value-type="float" office:value="233.07">
                <text:p>233.07</text:p>
              </table:table-cell>
              <table:table-cell office:value-type="float" office:value="249.215">
                <text:p>249.215</text:p>
              </table:table-cell>
              <table:table-cell office:value-type="float" office:value="261.967">
                <text:p>261.967</text:p>
              </table:table-cell>
              <table:table-cell office:value-type="float" office:value="275.996">
                <text:p>275.996</text:p>
              </table:table-cell>
              <table:table-cell office:value-type="float" office:value="289.661">
                <text:p>289.661</text:p>
              </table:table-cell>
              <table:table-cell office:value-type="float" office:value="304.778">
                <text:p>304.778</text:p>
              </table:table-cell>
              <table:table-cell office:value-type="float" office:value="317.576">
                <text:p>317.576</text:p>
              </table:table-cell>
              <table:table-cell office:value-type="float" office:value="328.425">
                <text:p>328.425</text:p>
              </table:table-cell>
              <table:table-cell office:value-type="float" office:value="343.139">
                <text:p>343.139</text:p>
              </table:table-cell>
              <table:table-cell office:value-type="float" office:value="356.037">
                <text:p>356.037</text:p>
              </table:table-cell>
              <table:table-cell office:value-type="float" office:value="369.563">
                <text:p>369.563</text:p>
              </table:table-cell>
              <table:table-cell office:value-type="float" office:value="380.308">
                <text:p>380.308</text:p>
              </table:table-cell>
              <table:table-cell office:value-type="float" office:value="391.828">
                <text:p>391.828</text:p>
              </table:table-cell>
            </table:table-row>
            <table:table-row>
              <table:table-cell office:value-type="string">
                <text:p>55000</text:p>
                <draw:g>
                  <svg:desc>Sheet1.B15:Sheet1.B15</svg:desc>
                </draw:g>
              </table:table-cell>
              <table:table-cell office:value-type="float" office:value="36.103">
                <text:p>36.103</text:p>
                <draw:g>
                  <svg:desc>Sheet1.C15:Sheet1.AD15</svg:desc>
                </draw:g>
              </table:table-cell>
              <table:table-cell office:value-type="float" office:value="49.1446">
                <text:p>49.1446</text:p>
              </table:table-cell>
              <table:table-cell office:value-type="float" office:value="62.8639">
                <text:p>62.8639</text:p>
              </table:table-cell>
              <table:table-cell office:value-type="float" office:value="79.1483">
                <text:p>79.1483</text:p>
              </table:table-cell>
              <table:table-cell office:value-type="float" office:value="93.5761">
                <text:p>93.5761</text:p>
              </table:table-cell>
              <table:table-cell office:value-type="float" office:value="113.177">
                <text:p>113.177</text:p>
              </table:table-cell>
              <table:table-cell office:value-type="float" office:value="123.295">
                <text:p>123.295</text:p>
              </table:table-cell>
              <table:table-cell office:value-type="float" office:value="138.199">
                <text:p>138.199</text:p>
              </table:table-cell>
              <table:table-cell office:value-type="float" office:value="154.157">
                <text:p>154.157</text:p>
              </table:table-cell>
              <table:table-cell office:value-type="float" office:value="168.855">
                <text:p>168.855</text:p>
              </table:table-cell>
              <table:table-cell office:value-type="float" office:value="184.14">
                <text:p>184.14</text:p>
              </table:table-cell>
              <table:table-cell office:value-type="float" office:value="200.32">
                <text:p>200.32</text:p>
              </table:table-cell>
              <table:table-cell office:value-type="float" office:value="213.536">
                <text:p>213.536</text:p>
              </table:table-cell>
              <table:table-cell office:value-type="float" office:value="228.576">
                <text:p>228.576</text:p>
              </table:table-cell>
              <table:table-cell office:value-type="float" office:value="243.83">
                <text:p>243.83</text:p>
              </table:table-cell>
              <table:table-cell office:value-type="float" office:value="258.474">
                <text:p>258.474</text:p>
              </table:table-cell>
              <table:table-cell office:value-type="float" office:value="275.158">
                <text:p>275.158</text:p>
              </table:table-cell>
              <table:table-cell office:value-type="float" office:value="289.932">
                <text:p>289.932</text:p>
              </table:table-cell>
              <table:table-cell office:value-type="float" office:value="305.668">
                <text:p>305.668</text:p>
              </table:table-cell>
              <table:table-cell office:value-type="float" office:value="319.368">
                <text:p>319.368</text:p>
              </table:table-cell>
              <table:table-cell office:value-type="float" office:value="335.849">
                <text:p>335.849</text:p>
              </table:table-cell>
              <table:table-cell office:value-type="float" office:value="350.779">
                <text:p>350.779</text:p>
              </table:table-cell>
              <table:table-cell office:value-type="float" office:value="363.144">
                <text:p>363.144</text:p>
              </table:table-cell>
              <table:table-cell office:value-type="float" office:value="386.839">
                <text:p>386.839</text:p>
              </table:table-cell>
              <table:table-cell office:value-type="float" office:value="405.895">
                <text:p>405.895</text:p>
              </table:table-cell>
              <table:table-cell office:value-type="float" office:value="405.793">
                <text:p>405.793</text:p>
              </table:table-cell>
              <table:table-cell office:value-type="float" office:value="420.008">
                <text:p>420.008</text:p>
              </table:table-cell>
              <table:table-cell office:value-type="float" office:value="431.149">
                <text:p>431.149</text:p>
              </table:table-cell>
            </table:table-row>
            <table:table-row>
              <table:table-cell office:value-type="string">
                <text:p>60000</text:p>
                <draw:g>
                  <svg:desc>Sheet1.B16:Sheet1.B16</svg:desc>
                </draw:g>
              </table:table-cell>
              <table:table-cell office:value-type="float" office:value="38.9909">
                <text:p>38.9909</text:p>
                <draw:g>
                  <svg:desc>Sheet1.C16:Sheet1.AD16</svg:desc>
                </draw:g>
              </table:table-cell>
              <table:table-cell office:value-type="float" office:value="53.345">
                <text:p>53.345</text:p>
              </table:table-cell>
              <table:table-cell office:value-type="float" office:value="68.6926">
                <text:p>68.6926</text:p>
              </table:table-cell>
              <table:table-cell office:value-type="float" office:value="86.1504">
                <text:p>86.1504</text:p>
              </table:table-cell>
              <table:table-cell office:value-type="float" office:value="100.761">
                <text:p>100.761</text:p>
              </table:table-cell>
              <table:table-cell office:value-type="float" office:value="118.414">
                <text:p>118.414</text:p>
              </table:table-cell>
              <table:table-cell office:value-type="float" office:value="133.91">
                <text:p>133.91</text:p>
              </table:table-cell>
              <table:table-cell office:value-type="float" office:value="149.784">
                <text:p>149.784</text:p>
              </table:table-cell>
              <table:table-cell office:value-type="float" office:value="166.225">
                <text:p>166.225</text:p>
              </table:table-cell>
              <table:table-cell office:value-type="float" office:value="182.188">
                <text:p>182.188</text:p>
              </table:table-cell>
              <table:table-cell office:value-type="float" office:value="199.343">
                <text:p>199.343</text:p>
              </table:table-cell>
              <table:table-cell office:value-type="float" office:value="213.887">
                <text:p>213.887</text:p>
              </table:table-cell>
              <table:table-cell office:value-type="float" office:value="230.784">
                <text:p>230.784</text:p>
              </table:table-cell>
              <table:table-cell office:value-type="float" office:value="246.595">
                <text:p>246.595</text:p>
              </table:table-cell>
              <table:table-cell office:value-type="float" office:value="264.765">
                <text:p>264.765</text:p>
              </table:table-cell>
              <table:table-cell office:value-type="float" office:value="280.122">
                <text:p>280.122</text:p>
              </table:table-cell>
              <table:table-cell office:value-type="float" office:value="299.757">
                <text:p>299.757</text:p>
              </table:table-cell>
              <table:table-cell office:value-type="float" office:value="316.248">
                <text:p>316.248</text:p>
              </table:table-cell>
              <table:table-cell office:value-type="float" office:value="333.64">
                <text:p>333.64</text:p>
              </table:table-cell>
              <table:table-cell office:value-type="float" office:value="348.901">
                <text:p>348.901</text:p>
              </table:table-cell>
              <table:table-cell office:value-type="float" office:value="367.115">
                <text:p>367.115</text:p>
              </table:table-cell>
              <table:table-cell office:value-type="float" office:value="382.512">
                <text:p>382.512</text:p>
              </table:table-cell>
              <table:table-cell office:value-type="float" office:value="395.435">
                <text:p>395.435</text:p>
              </table:table-cell>
              <table:table-cell office:value-type="float" office:value="410.551">
                <text:p>410.551</text:p>
              </table:table-cell>
              <table:table-cell office:value-type="float" office:value="425.534">
                <text:p>425.534</text:p>
              </table:table-cell>
              <table:table-cell office:value-type="float" office:value="440.755">
                <text:p>440.755</text:p>
              </table:table-cell>
              <table:table-cell office:value-type="float" office:value="455.736">
                <text:p>455.736</text:p>
              </table:table-cell>
              <table:table-cell office:value-type="float" office:value="469.347">
                <text:p>469.347</text:p>
              </table:table-cell>
            </table:table-row>
            <table:table-row>
              <table:table-cell office:value-type="string">
                <text:p>65000</text:p>
                <draw:g>
                  <svg:desc>Sheet1.B17:Sheet1.B17</svg:desc>
                </draw:g>
              </table:table-cell>
              <table:table-cell office:value-type="float" office:value="42.2764">
                <text:p>42.2764</text:p>
                <draw:g>
                  <svg:desc>Sheet1.C17:Sheet1.AD17</svg:desc>
                </draw:g>
              </table:table-cell>
              <table:table-cell office:value-type="float" office:value="57.5773">
                <text:p>57.5773</text:p>
              </table:table-cell>
              <table:table-cell office:value-type="float" office:value="73.7049">
                <text:p>73.7049</text:p>
              </table:table-cell>
              <table:table-cell office:value-type="float" office:value="92.6877">
                <text:p>92.6877</text:p>
              </table:table-cell>
              <table:table-cell office:value-type="float" office:value="109.594">
                <text:p>109.594</text:p>
              </table:table-cell>
              <table:table-cell office:value-type="float" office:value="127.766">
                <text:p>127.766</text:p>
              </table:table-cell>
              <table:table-cell office:value-type="float" office:value="144.54">
                <text:p>144.54</text:p>
              </table:table-cell>
              <table:table-cell office:value-type="float" office:value="162.907">
                <text:p>162.907</text:p>
              </table:table-cell>
              <table:table-cell office:value-type="float" office:value="180.52">
                <text:p>180.52</text:p>
              </table:table-cell>
              <table:table-cell office:value-type="float" office:value="197.273">
                <text:p>197.273</text:p>
              </table:table-cell>
              <table:table-cell office:value-type="float" office:value="216.631">
                <text:p>216.631</text:p>
              </table:table-cell>
              <table:table-cell office:value-type="float" office:value="231.709">
                <text:p>231.709</text:p>
              </table:table-cell>
              <table:table-cell office:value-type="float" office:value="250.623">
                <text:p>250.623</text:p>
              </table:table-cell>
              <table:table-cell office:value-type="float" office:value="267.088">
                <text:p>267.088</text:p>
              </table:table-cell>
              <table:table-cell office:value-type="float" office:value="285.658">
                <text:p>285.658</text:p>
              </table:table-cell>
              <table:table-cell office:value-type="float" office:value="301.102">
                <text:p>301.102</text:p>
              </table:table-cell>
              <table:table-cell office:value-type="float" office:value="322.648">
                <text:p>322.648</text:p>
              </table:table-cell>
              <table:table-cell office:value-type="float" office:value="340.589">
                <text:p>340.589</text:p>
              </table:table-cell>
              <table:table-cell office:value-type="float" office:value="358.126">
                <text:p>358.126</text:p>
              </table:table-cell>
              <table:table-cell office:value-type="float" office:value="374.359">
                <text:p>374.359</text:p>
              </table:table-cell>
              <table:table-cell office:value-type="float" office:value="394.4">
                <text:p>394.4</text:p>
              </table:table-cell>
              <table:table-cell office:value-type="float" office:value="411.16">
                <text:p>411.16</text:p>
              </table:table-cell>
              <table:table-cell office:value-type="float" office:value="426.032">
                <text:p>426.032</text:p>
              </table:table-cell>
              <table:table-cell office:value-type="float" office:value="451.371">
                <text:p>451.371</text:p>
              </table:table-cell>
              <table:table-cell office:value-type="float" office:value="464.786">
                <text:p>464.786</text:p>
              </table:table-cell>
              <table:table-cell office:value-type="float" office:value="476.624">
                <text:p>476.624</text:p>
              </table:table-cell>
              <table:table-cell office:value-type="float" office:value="494.859">
                <text:p>494.859</text:p>
              </table:table-cell>
              <table:table-cell office:value-type="float" office:value="511.804">
                <text:p>511.804</text:p>
              </table:table-cell>
            </table:table-row>
            <table:table-row>
              <table:table-cell office:value-type="string">
                <text:p>70000</text:p>
                <draw:g>
                  <svg:desc>Sheet1.B18:Sheet1.B18</svg:desc>
                </draw:g>
              </table:table-cell>
              <table:table-cell office:value-type="float" office:value="44.8285">
                <text:p>44.8285</text:p>
                <draw:g>
                  <svg:desc>Sheet1.C18:Sheet1.AD18</svg:desc>
                </draw:g>
              </table:table-cell>
              <table:table-cell office:value-type="float" office:value="61.9844">
                <text:p>61.9844</text:p>
              </table:table-cell>
              <table:table-cell office:value-type="float" office:value="79.1273">
                <text:p>79.1273</text:p>
              </table:table-cell>
              <table:table-cell office:value-type="float" office:value="99.6817">
                <text:p>99.6817</text:p>
              </table:table-cell>
              <table:table-cell office:value-type="float" office:value="118.005">
                <text:p>118.005</text:p>
              </table:table-cell>
              <table:table-cell office:value-type="float" office:value="137.696">
                <text:p>137.696</text:p>
              </table:table-cell>
              <table:table-cell office:value-type="float" office:value="155.273">
                <text:p>155.273</text:p>
              </table:table-cell>
              <table:table-cell office:value-type="float" office:value="174.697">
                <text:p>174.697</text:p>
              </table:table-cell>
              <table:table-cell office:value-type="float" office:value="194.132">
                <text:p>194.132</text:p>
              </table:table-cell>
              <table:table-cell office:value-type="float" office:value="211.494">
                <text:p>211.494</text:p>
              </table:table-cell>
              <table:table-cell office:value-type="float" office:value="233.038">
                <text:p>233.038</text:p>
              </table:table-cell>
              <table:table-cell office:value-type="float" office:value="263.286">
                <text:p>263.286</text:p>
              </table:table-cell>
              <table:table-cell office:value-type="float" office:value="324.882">
                <text:p>324.882</text:p>
              </table:table-cell>
              <table:table-cell office:value-type="float" office:value="350.882">
                <text:p>350.882</text:p>
              </table:table-cell>
              <table:table-cell office:value-type="float" office:value="316.874">
                <text:p>316.874</text:p>
              </table:table-cell>
              <table:table-cell office:value-type="float" office:value="341.333">
                <text:p>341.333</text:p>
              </table:table-cell>
              <table:table-cell office:value-type="float" office:value="390.53">
                <text:p>390.53</text:p>
              </table:table-cell>
              <table:table-cell office:value-type="float" office:value="417.867">
                <text:p>417.867</text:p>
              </table:table-cell>
              <table:table-cell office:value-type="float" office:value="469.182">
                <text:p>469.182</text:p>
              </table:table-cell>
              <table:table-cell office:value-type="float" office:value="412.726">
                <text:p>412.726</text:p>
              </table:table-cell>
              <table:table-cell office:value-type="float" office:value="432.284">
                <text:p>432.284</text:p>
              </table:table-cell>
              <table:table-cell office:value-type="float" office:value="452.558">
                <text:p>452.558</text:p>
              </table:table-cell>
              <table:table-cell office:value-type="float" office:value="498.994">
                <text:p>498.994</text:p>
              </table:table-cell>
              <table:table-cell office:value-type="float" office:value="539.681">
                <text:p>539.681</text:p>
              </table:table-cell>
              <table:table-cell office:value-type="float" office:value="561.596">
                <text:p>561.596</text:p>
              </table:table-cell>
              <table:table-cell office:value-type="float" office:value="535.639">
                <text:p>535.639</text:p>
              </table:table-cell>
              <table:table-cell office:value-type="float" office:value="546.955">
                <text:p>546.955</text:p>
              </table:table-cell>
              <table:table-cell office:value-type="float" office:value="564.194">
                <text:p>564.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0.922cm" style:legend-expansion="high" chart:style-name="ch2"/>
        <chart:plot-area chart:style-name="ch3" table:cell-range-address="Sheet1.B23:Sheet1.AD37" chart:data-source-has-labels="both" svg:x="0.32cm" svg:y="0.18cm" svg:width="13.063cm" svg:height="8.64cm">
          <chart:coordinate-region svg:x="1.628cm" svg:y="0.382cm" svg:width="11.562cm" svg:height="7.785cm"/>
          <chart:axis chart:dimension="x" chart:name="primary-x" chart:style-name="ch4" chartooo:axis-type="auto">
            <chartooo:date-scale/>
            <chart:categories table:cell-range-address="Sheet1.C23:Sheet1.AD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AD24" chart:label-cell-address="Sheet1.B24:Sheet1.B24" chart:class="chart:line">
            <chart:data-point chart:repeated="28"/>
          </chart:series>
          <chart:series chart:style-name="ch8" chart:values-cell-range-address="Sheet1.C25:Sheet1.AD25" chart:label-cell-address="Sheet1.B25:Sheet1.B25" chart:class="chart:line">
            <chart:data-point chart:repeated="28"/>
          </chart:series>
          <chart:series chart:style-name="ch9" chart:values-cell-range-address="Sheet1.C26:Sheet1.AD26" chart:label-cell-address="Sheet1.B26:Sheet1.B26" chart:class="chart:line">
            <chart:data-point chart:repeated="28"/>
          </chart:series>
          <chart:series chart:style-name="ch10" chart:values-cell-range-address="Sheet1.C27:Sheet1.AD27" chart:label-cell-address="Sheet1.B27:Sheet1.B27" chart:class="chart:line">
            <chart:data-point chart:repeated="28"/>
          </chart:series>
          <chart:series chart:style-name="ch11" chart:values-cell-range-address="Sheet1.C28:Sheet1.AD28" chart:label-cell-address="Sheet1.B28:Sheet1.B28" chart:class="chart:line">
            <chart:data-point chart:repeated="28"/>
          </chart:series>
          <chart:series chart:style-name="ch12" chart:values-cell-range-address="Sheet1.C29:Sheet1.AD29" chart:label-cell-address="Sheet1.B29:Sheet1.B29" chart:class="chart:line">
            <chart:data-point chart:repeated="28"/>
          </chart:series>
          <chart:series chart:style-name="ch13" chart:values-cell-range-address="Sheet1.C30:Sheet1.AD30" chart:label-cell-address="Sheet1.B30:Sheet1.B30" chart:class="chart:line">
            <chart:data-point chart:repeated="28"/>
          </chart:series>
          <chart:series chart:style-name="ch14" chart:values-cell-range-address="Sheet1.C31:Sheet1.AD31" chart:label-cell-address="Sheet1.B31:Sheet1.B31" chart:class="chart:line">
            <chart:data-point chart:repeated="28"/>
          </chart:series>
          <chart:series chart:style-name="ch15" chart:values-cell-range-address="Sheet1.C32:Sheet1.AD32" chart:label-cell-address="Sheet1.B32:Sheet1.B32" chart:class="chart:line">
            <chart:data-point chart:repeated="28"/>
          </chart:series>
          <chart:series chart:style-name="ch16" chart:values-cell-range-address="Sheet1.C33:Sheet1.AD33" chart:label-cell-address="Sheet1.B33:Sheet1.B33" chart:class="chart:line">
            <chart:data-point chart:repeated="28"/>
          </chart:series>
          <chart:series chart:style-name="ch17" chart:values-cell-range-address="Sheet1.C34:Sheet1.AD34" chart:label-cell-address="Sheet1.B34:Sheet1.B34" chart:class="chart:line">
            <chart:data-point chart:repeated="28"/>
          </chart:series>
          <chart:series chart:style-name="ch18" chart:values-cell-range-address="Sheet1.C35:Sheet1.AD35" chart:label-cell-address="Sheet1.B35:Sheet1.B35" chart:class="chart:line">
            <chart:data-point chart:repeated="28"/>
          </chart:series>
          <chart:series chart:style-name="ch19" chart:values-cell-range-address="Sheet1.C36:Sheet1.AD36" chart:label-cell-address="Sheet1.B36:Sheet1.B36" chart:class="chart:line">
            <chart:data-point chart:repeated="28"/>
          </chart:series>
          <chart:series chart:style-name="ch20" chart:values-cell-range-address="Sheet1.C37:Sheet1.AD37" chart:label-cell-address="Sheet1.B37:Sheet1.B37" chart:class="chart:line">
            <chart:data-point chart:repeated="2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23:Sheet1.AD2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B24:Sheet1.B24</svg:desc>
                </draw:g>
              </table:table-cell>
              <table:table-cell office:value-type="float" office:value="0.0125004">
                <text:p>0.0125004</text:p>
                <draw:g>
                  <svg:desc>Sheet1.C24:Sheet1.AD24</svg:desc>
                </draw:g>
              </table:table-cell>
              <table:table-cell office:value-type="float" office:value="0.0240488">
                <text:p>0.0240488</text:p>
              </table:table-cell>
              <table:table-cell office:value-type="float" office:value="0.0492064">
                <text:p>0.0492064</text:p>
              </table:table-cell>
              <table:table-cell office:value-type="float" office:value="0.114425">
                <text:p>0.114425</text:p>
              </table:table-cell>
              <table:table-cell office:value-type="float" office:value="0.201007">
                <text:p>0.201007</text:p>
              </table:table-cell>
              <table:table-cell office:value-type="float" office:value="0.301025">
                <text:p>0.301025</text:p>
              </table:table-cell>
              <table:table-cell office:value-type="float" office:value="0.419247">
                <text:p>0.419247</text:p>
              </table:table-cell>
              <table:table-cell office:value-type="float" office:value="0.574275">
                <text:p>0.574275</text:p>
              </table:table-cell>
              <table:table-cell office:value-type="float" office:value="0.897924">
                <text:p>0.897924</text:p>
              </table:table-cell>
              <table:table-cell office:value-type="float" office:value="1.1832">
                <text:p>1.1832</text:p>
              </table:table-cell>
              <table:table-cell office:value-type="float" office:value="1.44471">
                <text:p>1.44471</text:p>
              </table:table-cell>
              <table:table-cell office:value-type="float" office:value="1.86916">
                <text:p>1.86916</text:p>
              </table:table-cell>
              <table:table-cell office:value-type="float" office:value="2.30314">
                <text:p>2.30314</text:p>
              </table:table-cell>
              <table:table-cell office:value-type="float" office:value="2.61373">
                <text:p>2.61373</text:p>
              </table:table-cell>
              <table:table-cell office:value-type="float" office:value="3.2928">
                <text:p>3.2928</text:p>
              </table:table-cell>
              <table:table-cell office:value-type="float" office:value="3.57349">
                <text:p>3.57349</text:p>
              </table:table-cell>
              <table:table-cell office:value-type="float" office:value="4.58357">
                <text:p>4.58357</text:p>
              </table:table-cell>
              <table:table-cell office:value-type="float" office:value="5.02115">
                <text:p>5.02115</text:p>
              </table:table-cell>
              <table:table-cell office:value-type="float" office:value="5.77468">
                <text:p>5.77468</text:p>
              </table:table-cell>
              <table:table-cell office:value-type="float" office:value="6.43759">
                <text:p>6.43759</text:p>
              </table:table-cell>
              <table:table-cell office:value-type="float" office:value="8.31385">
                <text:p>8.31385</text:p>
              </table:table-cell>
              <table:table-cell office:value-type="float" office:value="8.44844">
                <text:p>8.44844</text:p>
              </table:table-cell>
              <table:table-cell office:value-type="float" office:value="8.30076">
                <text:p>8.30076</text:p>
              </table:table-cell>
              <table:table-cell office:value-type="float" office:value="9.1281">
                <text:p>9.1281</text:p>
              </table:table-cell>
              <table:table-cell office:value-type="float" office:value="9.60761">
                <text:p>9.60761</text:p>
              </table:table-cell>
              <table:table-cell office:value-type="float" office:value="9.97612">
                <text:p>9.97612</text:p>
              </table:table-cell>
              <table:table-cell office:value-type="float" office:value="10.2284">
                <text:p>10.2284</text:p>
              </table:table-cell>
              <table:table-cell office:value-type="float" office:value="10.3331">
                <text:p>10.3331</text:p>
              </table:table-cell>
            </table:table-row>
            <table:table-row>
              <table:table-cell office:value-type="string">
                <text:p>10000</text:p>
                <draw:g>
                  <svg:desc>Sheet1.B25:Sheet1.B25</svg:desc>
                </draw:g>
              </table:table-cell>
              <table:table-cell office:value-type="float" office:value="0.0124511">
                <text:p>0.0124511</text:p>
                <draw:g>
                  <svg:desc>Sheet1.C25:Sheet1.AD25</svg:desc>
                </draw:g>
              </table:table-cell>
              <table:table-cell office:value-type="float" office:value="0.0260044">
                <text:p>0.0260044</text:p>
              </table:table-cell>
              <table:table-cell office:value-type="float" office:value="0.0621155">
                <text:p>0.0621155</text:p>
              </table:table-cell>
              <table:table-cell office:value-type="float" office:value="0.158461">
                <text:p>0.158461</text:p>
              </table:table-cell>
              <table:table-cell office:value-type="float" office:value="0.264558">
                <text:p>0.264558</text:p>
              </table:table-cell>
              <table:table-cell office:value-type="float" office:value="0.429675">
                <text:p>0.429675</text:p>
              </table:table-cell>
              <table:table-cell office:value-type="float" office:value="0.569939">
                <text:p>0.569939</text:p>
              </table:table-cell>
              <table:table-cell office:value-type="float" office:value="0.870815">
                <text:p>0.870815</text:p>
              </table:table-cell>
              <table:table-cell office:value-type="float" office:value="1.41918">
                <text:p>1.41918</text:p>
              </table:table-cell>
              <table:table-cell office:value-type="float" office:value="1.74314">
                <text:p>1.74314</text:p>
              </table:table-cell>
              <table:table-cell office:value-type="float" office:value="2.26663">
                <text:p>2.26663</text:p>
              </table:table-cell>
              <table:table-cell office:value-type="float" office:value="2.93648">
                <text:p>2.93648</text:p>
              </table:table-cell>
              <table:table-cell office:value-type="float" office:value="3.73911">
                <text:p>3.73911</text:p>
              </table:table-cell>
              <table:table-cell office:value-type="float" office:value="4.42713">
                <text:p>4.42713</text:p>
              </table:table-cell>
              <table:table-cell office:value-type="float" office:value="5.3912">
                <text:p>5.3912</text:p>
              </table:table-cell>
              <table:table-cell office:value-type="float" office:value="6.34699">
                <text:p>6.34699</text:p>
              </table:table-cell>
              <table:table-cell office:value-type="float" office:value="8.01156">
                <text:p>8.01156</text:p>
              </table:table-cell>
              <table:table-cell office:value-type="float" office:value="8.96713">
                <text:p>8.96713</text:p>
              </table:table-cell>
              <table:table-cell office:value-type="float" office:value="10.2694">
                <text:p>10.2694</text:p>
              </table:table-cell>
              <table:table-cell office:value-type="float" office:value="11.3228">
                <text:p>11.3228</text:p>
              </table:table-cell>
              <table:table-cell office:value-type="float" office:value="13.1574">
                <text:p>13.1574</text:p>
              </table:table-cell>
              <table:table-cell office:value-type="float" office:value="14.2372">
                <text:p>14.2372</text:p>
              </table:table-cell>
              <table:table-cell office:value-type="float" office:value="14.8607">
                <text:p>14.8607</text:p>
              </table:table-cell>
              <table:table-cell office:value-type="float" office:value="16.1191">
                <text:p>16.1191</text:p>
              </table:table-cell>
              <table:table-cell office:value-type="float" office:value="16.4604">
                <text:p>16.4604</text:p>
              </table:table-cell>
              <table:table-cell office:value-type="float" office:value="17.767">
                <text:p>17.767</text:p>
              </table:table-cell>
              <table:table-cell office:value-type="float" office:value="18.3175">
                <text:p>18.3175</text:p>
              </table:table-cell>
              <table:table-cell office:value-type="float" office:value="18.5601">
                <text:p>18.5601</text:p>
              </table:table-cell>
            </table:table-row>
            <table:table-row>
              <table:table-cell office:value-type="string">
                <text:p>15000</text:p>
                <draw:g>
                  <svg:desc>Sheet1.B26:Sheet1.B26</svg:desc>
                </draw:g>
              </table:table-cell>
              <table:table-cell office:value-type="float" office:value="0.0107536">
                <text:p>0.0107536</text:p>
                <draw:g>
                  <svg:desc>Sheet1.C26:Sheet1.AD26</svg:desc>
                </draw:g>
              </table:table-cell>
              <table:table-cell office:value-type="float" office:value="0.0356776">
                <text:p>0.0356776</text:p>
              </table:table-cell>
              <table:table-cell office:value-type="float" office:value="0.0682945">
                <text:p>0.0682945</text:p>
              </table:table-cell>
              <table:table-cell office:value-type="float" office:value="0.182563">
                <text:p>0.182563</text:p>
              </table:table-cell>
              <table:table-cell office:value-type="float" office:value="0.315937">
                <text:p>0.315937</text:p>
              </table:table-cell>
              <table:table-cell office:value-type="float" office:value="0.519302">
                <text:p>0.519302</text:p>
              </table:table-cell>
              <table:table-cell office:value-type="float" office:value="0.708921">
                <text:p>0.708921</text:p>
              </table:table-cell>
              <table:table-cell office:value-type="float" office:value="1.09595">
                <text:p>1.09595</text:p>
              </table:table-cell>
              <table:table-cell office:value-type="float" office:value="1.785">
                <text:p>1.785</text:p>
              </table:table-cell>
              <table:table-cell office:value-type="float" office:value="2.23812">
                <text:p>2.23812</text:p>
              </table:table-cell>
              <table:table-cell office:value-type="float" office:value="3.02396">
                <text:p>3.02396</text:p>
              </table:table-cell>
              <table:table-cell office:value-type="float" office:value="3.84243">
                <text:p>3.84243</text:p>
              </table:table-cell>
              <table:table-cell office:value-type="float" office:value="4.9282">
                <text:p>4.9282</text:p>
              </table:table-cell>
              <table:table-cell office:value-type="float" office:value="5.8318">
                <text:p>5.8318</text:p>
              </table:table-cell>
              <table:table-cell office:value-type="float" office:value="7.30689">
                <text:p>7.30689</text:p>
              </table:table-cell>
              <table:table-cell office:value-type="float" office:value="8.32381">
                <text:p>8.32381</text:p>
              </table:table-cell>
              <table:table-cell office:value-type="float" office:value="10.7267">
                <text:p>10.7267</text:p>
              </table:table-cell>
              <table:table-cell office:value-type="float" office:value="12.0166">
                <text:p>12.0166</text:p>
              </table:table-cell>
              <table:table-cell office:value-type="float" office:value="13.7762">
                <text:p>13.7762</text:p>
              </table:table-cell>
              <table:table-cell office:value-type="float" office:value="15.3612">
                <text:p>15.3612</text:p>
              </table:table-cell>
              <table:table-cell office:value-type="float" office:value="18.046">
                <text:p>18.046</text:p>
              </table:table-cell>
              <table:table-cell office:value-type="float" office:value="19.7374">
                <text:p>19.7374</text:p>
              </table:table-cell>
              <table:table-cell office:value-type="float" office:value="20.2233">
                <text:p>20.2233</text:p>
              </table:table-cell>
              <table:table-cell office:value-type="float" office:value="22.2194">
                <text:p>22.2194</text:p>
              </table:table-cell>
              <table:table-cell office:value-type="float" office:value="22.9017">
                <text:p>22.9017</text:p>
              </table:table-cell>
              <table:table-cell office:value-type="float" office:value="24.3471">
                <text:p>24.3471</text:p>
              </table:table-cell>
              <table:table-cell office:value-type="float" office:value="25.2686">
                <text:p>25.2686</text:p>
              </table:table-cell>
              <table:table-cell office:value-type="float" office:value="25.7091">
                <text:p>25.7091</text:p>
              </table:table-cell>
            </table:table-row>
            <table:table-row>
              <table:table-cell office:value-type="string">
                <text:p>20000</text:p>
                <draw:g>
                  <svg:desc>Sheet1.B27:Sheet1.B27</svg:desc>
                </draw:g>
              </table:table-cell>
              <table:table-cell office:value-type="float" office:value="0.0134055">
                <text:p>0.0134055</text:p>
                <draw:g>
                  <svg:desc>Sheet1.C27:Sheet1.AD27</svg:desc>
                </draw:g>
              </table:table-cell>
              <table:table-cell office:value-type="float" office:value="0.0322218">
                <text:p>0.0322218</text:p>
              </table:table-cell>
              <table:table-cell office:value-type="float" office:value="0.0786203">
                <text:p>0.0786203</text:p>
              </table:table-cell>
              <table:table-cell office:value-type="float" office:value="0.198646">
                <text:p>0.198646</text:p>
              </table:table-cell>
              <table:table-cell office:value-type="float" office:value="0.370084">
                <text:p>0.370084</text:p>
              </table:table-cell>
              <table:table-cell office:value-type="float" office:value="0.591985">
                <text:p>0.591985</text:p>
              </table:table-cell>
              <table:table-cell office:value-type="float" office:value="0.893066">
                <text:p>0.893066</text:p>
              </table:table-cell>
              <table:table-cell office:value-type="float" office:value="1.29725">
                <text:p>1.29725</text:p>
              </table:table-cell>
              <table:table-cell office:value-type="float" office:value="2.10733">
                <text:p>2.10733</text:p>
              </table:table-cell>
              <table:table-cell office:value-type="float" office:value="2.68786">
                <text:p>2.68786</text:p>
              </table:table-cell>
              <table:table-cell office:value-type="float" office:value="3.62297">
                <text:p>3.62297</text:p>
              </table:table-cell>
              <table:table-cell office:value-type="float" office:value="4.74201">
                <text:p>4.74201</text:p>
              </table:table-cell>
              <table:table-cell office:value-type="float" office:value="6.04611">
                <text:p>6.04611</text:p>
              </table:table-cell>
              <table:table-cell office:value-type="float" office:value="7.22797">
                <text:p>7.22797</text:p>
              </table:table-cell>
              <table:table-cell office:value-type="float" office:value="9.47754">
                <text:p>9.47754</text:p>
              </table:table-cell>
              <table:table-cell office:value-type="float" office:value="11.4909">
                <text:p>11.4909</text:p>
              </table:table-cell>
              <table:table-cell office:value-type="float" office:value="13.4159">
                <text:p>13.4159</text:p>
              </table:table-cell>
              <table:table-cell office:value-type="float" office:value="15.771">
                <text:p>15.771</text:p>
              </table:table-cell>
              <table:table-cell office:value-type="float" office:value="19.0678">
                <text:p>19.0678</text:p>
              </table:table-cell>
              <table:table-cell office:value-type="float" office:value="21.3552">
                <text:p>21.3552</text:p>
              </table:table-cell>
              <table:table-cell office:value-type="float" office:value="22.7598">
                <text:p>22.7598</text:p>
              </table:table-cell>
              <table:table-cell office:value-type="float" office:value="24.7547">
                <text:p>24.7547</text:p>
              </table:table-cell>
              <table:table-cell office:value-type="float" office:value="25.6245">
                <text:p>25.6245</text:p>
              </table:table-cell>
              <table:table-cell office:value-type="float" office:value="27.9961">
                <text:p>27.9961</text:p>
              </table:table-cell>
              <table:table-cell office:value-type="float" office:value="28.6999">
                <text:p>28.6999</text:p>
              </table:table-cell>
              <table:table-cell office:value-type="float" office:value="30.5819">
                <text:p>30.5819</text:p>
              </table:table-cell>
              <table:table-cell office:value-type="float" office:value="32.1869">
                <text:p>32.1869</text:p>
              </table:table-cell>
              <table:table-cell office:value-type="float" office:value="32.4906">
                <text:p>32.4906</text:p>
              </table:table-cell>
            </table:table-row>
            <table:table-row>
              <table:table-cell office:value-type="string">
                <text:p>25000</text:p>
                <draw:g>
                  <svg:desc>Sheet1.B28:Sheet1.B28</svg:desc>
                </draw:g>
              </table:table-cell>
              <table:table-cell office:value-type="float" office:value="0.012472">
                <text:p>0.012472</text:p>
                <draw:g>
                  <svg:desc>Sheet1.C28:Sheet1.AD28</svg:desc>
                </draw:g>
              </table:table-cell>
              <table:table-cell office:value-type="float" office:value="0.0344971">
                <text:p>0.0344971</text:p>
              </table:table-cell>
              <table:table-cell office:value-type="float" office:value="0.0839564">
                <text:p>0.0839564</text:p>
              </table:table-cell>
              <table:table-cell office:value-type="float" office:value="0.220228">
                <text:p>0.220228</text:p>
              </table:table-cell>
              <table:table-cell office:value-type="float" office:value="0.402302">
                <text:p>0.402302</text:p>
              </table:table-cell>
              <table:table-cell office:value-type="float" office:value="0.666399">
                <text:p>0.666399</text:p>
              </table:table-cell>
              <table:table-cell office:value-type="float" office:value="0.947142">
                <text:p>0.947142</text:p>
              </table:table-cell>
              <table:table-cell office:value-type="float" office:value="1.43988">
                <text:p>1.43988</text:p>
              </table:table-cell>
              <table:table-cell office:value-type="float" office:value="2.41362">
                <text:p>2.41362</text:p>
              </table:table-cell>
              <table:table-cell office:value-type="float" office:value="3.11696">
                <text:p>3.11696</text:p>
              </table:table-cell>
              <table:table-cell office:value-type="float" office:value="4.11269">
                <text:p>4.11269</text:p>
              </table:table-cell>
              <table:table-cell office:value-type="float" office:value="5.51848">
                <text:p>5.51848</text:p>
              </table:table-cell>
              <table:table-cell office:value-type="float" office:value="7.06102">
                <text:p>7.06102</text:p>
              </table:table-cell>
              <table:table-cell office:value-type="float" office:value="8.50231">
                <text:p>8.50231</text:p>
              </table:table-cell>
              <table:table-cell office:value-type="float" office:value="10.5304">
                <text:p>10.5304</text:p>
              </table:table-cell>
              <table:table-cell office:value-type="float" office:value="12.1989">
                <text:p>12.1989</text:p>
              </table:table-cell>
              <table:table-cell office:value-type="float" office:value="15.9909">
                <text:p>15.9909</text:p>
              </table:table-cell>
              <table:table-cell office:value-type="float" office:value="17.6212">
                <text:p>17.6212</text:p>
              </table:table-cell>
              <table:table-cell office:value-type="float" office:value="20.6076">
                <text:p>20.6076</text:p>
              </table:table-cell>
              <table:table-cell office:value-type="float" office:value="22.9354">
                <text:p>22.9354</text:p>
              </table:table-cell>
              <table:table-cell office:value-type="float" office:value="26.851">
                <text:p>26.851</text:p>
              </table:table-cell>
              <table:table-cell office:value-type="float" office:value="29.5043">
                <text:p>29.5043</text:p>
              </table:table-cell>
              <table:table-cell office:value-type="float" office:value="30.1114">
                <text:p>30.1114</text:p>
              </table:table-cell>
              <table:table-cell office:value-type="float" office:value="33.3751">
                <text:p>33.3751</text:p>
              </table:table-cell>
              <table:table-cell office:value-type="float" office:value="34.4747">
                <text:p>34.4747</text:p>
              </table:table-cell>
              <table:table-cell office:value-type="float" office:value="36.5404">
                <text:p>36.5404</text:p>
              </table:table-cell>
              <table:table-cell office:value-type="float" office:value="38.0616">
                <text:p>38.0616</text:p>
              </table:table-cell>
              <table:table-cell office:value-type="float" office:value="38.6826">
                <text:p>38.6826</text:p>
              </table:table-cell>
            </table:table-row>
            <table:table-row>
              <table:table-cell office:value-type="string">
                <text:p>30000</text:p>
                <draw:g>
                  <svg:desc>Sheet1.B29:Sheet1.B29</svg:desc>
                </draw:g>
              </table:table-cell>
              <table:table-cell office:value-type="float" office:value="0.0131687">
                <text:p>0.0131687</text:p>
                <draw:g>
                  <svg:desc>Sheet1.C29:Sheet1.AD29</svg:desc>
                </draw:g>
              </table:table-cell>
              <table:table-cell office:value-type="float" office:value="0.036895">
                <text:p>0.036895</text:p>
              </table:table-cell>
              <table:table-cell office:value-type="float" office:value="0.101438">
                <text:p>0.101438</text:p>
              </table:table-cell>
              <table:table-cell office:value-type="float" office:value="0.233025">
                <text:p>0.233025</text:p>
              </table:table-cell>
              <table:table-cell office:value-type="float" office:value="0.445831">
                <text:p>0.445831</text:p>
              </table:table-cell>
              <table:table-cell office:value-type="float" office:value="0.715222">
                <text:p>0.715222</text:p>
              </table:table-cell>
              <table:table-cell office:value-type="float" office:value="1.00989">
                <text:p>1.00989</text:p>
              </table:table-cell>
              <table:table-cell office:value-type="float" office:value="1.57254">
                <text:p>1.57254</text:p>
              </table:table-cell>
              <table:table-cell office:value-type="float" office:value="2.63419">
                <text:p>2.63419</text:p>
              </table:table-cell>
              <table:table-cell office:value-type="float" office:value="3.69449">
                <text:p>3.69449</text:p>
              </table:table-cell>
              <table:table-cell office:value-type="float" office:value="4.71281">
                <text:p>4.71281</text:p>
              </table:table-cell>
              <table:table-cell office:value-type="float" office:value="6.06241">
                <text:p>6.06241</text:p>
              </table:table-cell>
              <table:table-cell office:value-type="float" office:value="8.06817">
                <text:p>8.06817</text:p>
              </table:table-cell>
              <table:table-cell office:value-type="float" office:value="9.46579">
                <text:p>9.46579</text:p>
              </table:table-cell>
              <table:table-cell office:value-type="float" office:value="11.9256">
                <text:p>11.9256</text:p>
              </table:table-cell>
              <table:table-cell office:value-type="float" office:value="14.255">
                <text:p>14.255</text:p>
              </table:table-cell>
              <table:table-cell office:value-type="float" office:value="18.2389">
                <text:p>18.2389</text:p>
              </table:table-cell>
              <table:table-cell office:value-type="float" office:value="20.2066">
                <text:p>20.2066</text:p>
              </table:table-cell>
              <table:table-cell office:value-type="float" office:value="23.3664">
                <text:p>23.3664</text:p>
              </table:table-cell>
              <table:table-cell office:value-type="float" office:value="25.997">
                <text:p>25.997</text:p>
              </table:table-cell>
              <table:table-cell office:value-type="float" office:value="30.8325">
                <text:p>30.8325</text:p>
              </table:table-cell>
              <table:table-cell office:value-type="float" office:value="34.2136">
                <text:p>34.2136</text:p>
              </table:table-cell>
              <table:table-cell office:value-type="float" office:value="35.6972">
                <text:p>35.6972</text:p>
              </table:table-cell>
              <table:table-cell office:value-type="float" office:value="38.6655">
                <text:p>38.6655</text:p>
              </table:table-cell>
              <table:table-cell office:value-type="float" office:value="39.6048">
                <text:p>39.6048</text:p>
              </table:table-cell>
              <table:table-cell office:value-type="float" office:value="42.4837">
                <text:p>42.4837</text:p>
              </table:table-cell>
              <table:table-cell office:value-type="float" office:value="44.0038">
                <text:p>44.0038</text:p>
              </table:table-cell>
              <table:table-cell office:value-type="float" office:value="45.0373">
                <text:p>45.0373</text:p>
              </table:table-cell>
            </table:table-row>
            <table:table-row>
              <table:table-cell office:value-type="string">
                <text:p>35000</text:p>
                <draw:g>
                  <svg:desc>Sheet1.B30:Sheet1.B30</svg:desc>
                </draw:g>
              </table:table-cell>
              <table:table-cell office:value-type="float" office:value="0.0173967">
                <text:p>0.0173967</text:p>
                <draw:g>
                  <svg:desc>Sheet1.C30:Sheet1.AD30</svg:desc>
                </draw:g>
              </table:table-cell>
              <table:table-cell office:value-type="float" office:value="0.0387177">
                <text:p>0.0387177</text:p>
              </table:table-cell>
              <table:table-cell office:value-type="float" office:value="0.0921446">
                <text:p>0.0921446</text:p>
              </table:table-cell>
              <table:table-cell office:value-type="float" office:value="0.255873">
                <text:p>0.255873</text:p>
              </table:table-cell>
              <table:table-cell office:value-type="float" office:value="0.453071">
                <text:p>0.453071</text:p>
              </table:table-cell>
              <table:table-cell office:value-type="float" office:value="0.76544">
                <text:p>0.76544</text:p>
              </table:table-cell>
              <table:table-cell office:value-type="float" office:value="1.092">
                <text:p>1.092</text:p>
              </table:table-cell>
              <table:table-cell office:value-type="float" office:value="1.7158">
                <text:p>1.7158</text:p>
              </table:table-cell>
              <table:table-cell office:value-type="float" office:value="2.8711">
                <text:p>2.8711</text:p>
              </table:table-cell>
              <table:table-cell office:value-type="float" office:value="3.74506">
                <text:p>3.74506</text:p>
              </table:table-cell>
              <table:table-cell office:value-type="float" office:value="5.03731">
                <text:p>5.03731</text:p>
              </table:table-cell>
              <table:table-cell office:value-type="float" office:value="6.71526">
                <text:p>6.71526</text:p>
              </table:table-cell>
              <table:table-cell office:value-type="float" office:value="8.68212">
                <text:p>8.68212</text:p>
              </table:table-cell>
              <table:table-cell office:value-type="float" office:value="10.4018">
                <text:p>10.4018</text:p>
              </table:table-cell>
              <table:table-cell office:value-type="float" office:value="13.2126">
                <text:p>13.2126</text:p>
              </table:table-cell>
              <table:table-cell office:value-type="float" office:value="15.3154">
                <text:p>15.3154</text:p>
              </table:table-cell>
              <table:table-cell office:value-type="float" office:value="20.0837">
                <text:p>20.0837</text:p>
              </table:table-cell>
              <table:table-cell office:value-type="float" office:value="22.3939">
                <text:p>22.3939</text:p>
              </table:table-cell>
              <table:table-cell office:value-type="float" office:value="26.3668">
                <text:p>26.3668</text:p>
              </table:table-cell>
              <table:table-cell office:value-type="float" office:value="29.1919">
                <text:p>29.1919</text:p>
              </table:table-cell>
              <table:table-cell office:value-type="float" office:value="34.4749">
                <text:p>34.4749</text:p>
              </table:table-cell>
              <table:table-cell office:value-type="float" office:value="38.9281">
                <text:p>38.9281</text:p>
              </table:table-cell>
              <table:table-cell office:value-type="float" office:value="40.3468">
                <text:p>40.3468</text:p>
              </table:table-cell>
              <table:table-cell office:value-type="float" office:value="46.7399">
                <text:p>46.7399</text:p>
              </table:table-cell>
              <table:table-cell office:value-type="float" office:value="46.3443">
                <text:p>46.3443</text:p>
              </table:table-cell>
              <table:table-cell office:value-type="float" office:value="71.3824">
                <text:p>71.3824</text:p>
              </table:table-cell>
              <table:table-cell office:value-type="float" office:value="60.6893">
                <text:p>60.6893</text:p>
              </table:table-cell>
              <table:table-cell office:value-type="float" office:value="58.6235">
                <text:p>58.6235</text:p>
              </table:table-cell>
            </table:table-row>
            <table:table-row>
              <table:table-cell office:value-type="string">
                <text:p>40000</text:p>
                <draw:g>
                  <svg:desc>Sheet1.B31:Sheet1.B31</svg:desc>
                </draw:g>
              </table:table-cell>
              <table:table-cell office:value-type="float" office:value="0.0149518">
                <text:p>0.0149518</text:p>
                <draw:g>
                  <svg:desc>Sheet1.C31:Sheet1.AD31</svg:desc>
                </draw:g>
              </table:table-cell>
              <table:table-cell office:value-type="float" office:value="0.0343143">
                <text:p>0.0343143</text:p>
              </table:table-cell>
              <table:table-cell office:value-type="float" office:value="0.0891717">
                <text:p>0.0891717</text:p>
              </table:table-cell>
              <table:table-cell office:value-type="float" office:value="0.248004">
                <text:p>0.248004</text:p>
              </table:table-cell>
              <table:table-cell office:value-type="float" office:value="0.456104">
                <text:p>0.456104</text:p>
              </table:table-cell>
              <table:table-cell office:value-type="float" office:value="0.781688">
                <text:p>0.781688</text:p>
              </table:table-cell>
              <table:table-cell office:value-type="float" office:value="1.14155">
                <text:p>1.14155</text:p>
              </table:table-cell>
              <table:table-cell office:value-type="float" office:value="1.76935">
                <text:p>1.76935</text:p>
              </table:table-cell>
              <table:table-cell office:value-type="float" office:value="3.02717">
                <text:p>3.02717</text:p>
              </table:table-cell>
              <table:table-cell office:value-type="float" office:value="3.99563">
                <text:p>3.99563</text:p>
              </table:table-cell>
              <table:table-cell office:value-type="float" office:value="5.32313">
                <text:p>5.32313</text:p>
              </table:table-cell>
              <table:table-cell office:value-type="float" office:value="7.21708">
                <text:p>7.21708</text:p>
              </table:table-cell>
              <table:table-cell office:value-type="float" office:value="9.31608">
                <text:p>9.31608</text:p>
              </table:table-cell>
              <table:table-cell office:value-type="float" office:value="11.2572">
                <text:p>11.2572</text:p>
              </table:table-cell>
              <table:table-cell office:value-type="float" office:value="14.2029">
                <text:p>14.2029</text:p>
              </table:table-cell>
              <table:table-cell office:value-type="float" office:value="16.4426">
                <text:p>16.4426</text:p>
              </table:table-cell>
              <table:table-cell office:value-type="float" office:value="22.2575">
                <text:p>22.2575</text:p>
              </table:table-cell>
              <table:table-cell office:value-type="float" office:value="24.4166">
                <text:p>24.4166</text:p>
              </table:table-cell>
              <table:table-cell office:value-type="float" office:value="28.6654">
                <text:p>28.6654</text:p>
              </table:table-cell>
              <table:table-cell office:value-type="float" office:value="31.9321">
                <text:p>31.9321</text:p>
              </table:table-cell>
              <table:table-cell office:value-type="float" office:value="38.0196">
                <text:p>38.0196</text:p>
              </table:table-cell>
              <table:table-cell office:value-type="float" office:value="42.6011">
                <text:p>42.6011</text:p>
              </table:table-cell>
              <table:table-cell office:value-type="float" office:value="43.0444">
                <text:p>43.0444</text:p>
              </table:table-cell>
              <table:table-cell office:value-type="float" office:value="47.6838">
                <text:p>47.6838</text:p>
              </table:table-cell>
              <table:table-cell office:value-type="float" office:value="48.4345">
                <text:p>48.4345</text:p>
              </table:table-cell>
              <table:table-cell office:value-type="float" office:value="51.7801">
                <text:p>51.7801</text:p>
              </table:table-cell>
              <table:table-cell office:value-type="float" office:value="54.1168">
                <text:p>54.1168</text:p>
              </table:table-cell>
              <table:table-cell office:value-type="float" office:value="55.0837">
                <text:p>55.0837</text:p>
              </table:table-cell>
            </table:table-row>
            <table:table-row>
              <table:table-cell office:value-type="string">
                <text:p>45000</text:p>
                <draw:g>
                  <svg:desc>Sheet1.B32:Sheet1.B32</svg:desc>
                </draw:g>
              </table:table-cell>
              <table:table-cell office:value-type="float" office:value="0.0122672">
                <text:p>0.0122672</text:p>
                <draw:g>
                  <svg:desc>Sheet1.C32:Sheet1.AD32</svg:desc>
                </draw:g>
              </table:table-cell>
              <table:table-cell office:value-type="float" office:value="0.0364131">
                <text:p>0.0364131</text:p>
              </table:table-cell>
              <table:table-cell office:value-type="float" office:value="0.0936165">
                <text:p>0.0936165</text:p>
              </table:table-cell>
              <table:table-cell office:value-type="float" office:value="0.256511">
                <text:p>0.256511</text:p>
              </table:table-cell>
              <table:table-cell office:value-type="float" office:value="0.488966">
                <text:p>0.488966</text:p>
              </table:table-cell>
              <table:table-cell office:value-type="float" office:value="0.838836">
                <text:p>0.838836</text:p>
              </table:table-cell>
              <table:table-cell office:value-type="float" office:value="1.19543">
                <text:p>1.19543</text:p>
              </table:table-cell>
              <table:table-cell office:value-type="float" office:value="1.86285">
                <text:p>1.86285</text:p>
              </table:table-cell>
              <table:table-cell office:value-type="float" office:value="3.25368">
                <text:p>3.25368</text:p>
              </table:table-cell>
              <table:table-cell office:value-type="float" office:value="4.4532">
                <text:p>4.4532</text:p>
              </table:table-cell>
              <table:table-cell office:value-type="float" office:value="5.90172">
                <text:p>5.90172</text:p>
              </table:table-cell>
              <table:table-cell office:value-type="float" office:value="8.14078">
                <text:p>8.14078</text:p>
              </table:table-cell>
              <table:table-cell office:value-type="float" office:value="10.1228">
                <text:p>10.1228</text:p>
              </table:table-cell>
              <table:table-cell office:value-type="float" office:value="13.3073">
                <text:p>13.3073</text:p>
              </table:table-cell>
              <table:table-cell office:value-type="float" office:value="15.869">
                <text:p>15.869</text:p>
              </table:table-cell>
              <table:table-cell office:value-type="float" office:value="18.0521">
                <text:p>18.0521</text:p>
              </table:table-cell>
              <table:table-cell office:value-type="float" office:value="23.5339">
                <text:p>23.5339</text:p>
              </table:table-cell>
              <table:table-cell office:value-type="float" office:value="26.7917">
                <text:p>26.7917</text:p>
              </table:table-cell>
              <table:table-cell office:value-type="float" office:value="31.157">
                <text:p>31.157</text:p>
              </table:table-cell>
              <table:table-cell office:value-type="float" office:value="34.946">
                <text:p>34.946</text:p>
              </table:table-cell>
              <table:table-cell office:value-type="float" office:value="41.1829">
                <text:p>41.1829</text:p>
              </table:table-cell>
              <table:table-cell office:value-type="float" office:value="45.3887">
                <text:p>45.3887</text:p>
              </table:table-cell>
              <table:table-cell office:value-type="float" office:value="47.0891">
                <text:p>47.0891</text:p>
              </table:table-cell>
              <table:table-cell office:value-type="float" office:value="51.8938">
                <text:p>51.8938</text:p>
              </table:table-cell>
              <table:table-cell office:value-type="float" office:value="53.6967">
                <text:p>53.6967</text:p>
              </table:table-cell>
              <table:table-cell office:value-type="float" office:value="56.5237">
                <text:p>56.5237</text:p>
              </table:table-cell>
              <table:table-cell office:value-type="float" office:value="59.3429">
                <text:p>59.3429</text:p>
              </table:table-cell>
              <table:table-cell office:value-type="float" office:value="60.7923">
                <text:p>60.7923</text:p>
              </table:table-cell>
            </table:table-row>
            <table:table-row>
              <table:table-cell office:value-type="string">
                <text:p>50000</text:p>
                <draw:g>
                  <svg:desc>Sheet1.B33:Sheet1.B33</svg:desc>
                </draw:g>
              </table:table-cell>
              <table:table-cell office:value-type="float" office:value="0.016819">
                <text:p>0.016819</text:p>
                <draw:g>
                  <svg:desc>Sheet1.C33:Sheet1.AD33</svg:desc>
                </draw:g>
              </table:table-cell>
              <table:table-cell office:value-type="float" office:value="0.0403394">
                <text:p>0.0403394</text:p>
              </table:table-cell>
              <table:table-cell office:value-type="float" office:value="0.0977924">
                <text:p>0.0977924</text:p>
              </table:table-cell>
              <table:table-cell office:value-type="float" office:value="0.26384">
                <text:p>0.26384</text:p>
              </table:table-cell>
              <table:table-cell office:value-type="float" office:value="0.538513">
                <text:p>0.538513</text:p>
              </table:table-cell>
              <table:table-cell office:value-type="float" office:value="0.873382">
                <text:p>0.873382</text:p>
              </table:table-cell>
              <table:table-cell office:value-type="float" office:value="1.28833">
                <text:p>1.28833</text:p>
              </table:table-cell>
              <table:table-cell office:value-type="float" office:value="2.00085">
                <text:p>2.00085</text:p>
              </table:table-cell>
              <table:table-cell office:value-type="float" office:value="3.45899">
                <text:p>3.45899</text:p>
              </table:table-cell>
              <table:table-cell office:value-type="float" office:value="4.63018">
                <text:p>4.63018</text:p>
              </table:table-cell>
              <table:table-cell office:value-type="float" office:value="6.15249">
                <text:p>6.15249</text:p>
              </table:table-cell>
              <table:table-cell office:value-type="float" office:value="8.24239">
                <text:p>8.24239</text:p>
              </table:table-cell>
              <table:table-cell office:value-type="float" office:value="10.9054">
                <text:p>10.9054</text:p>
              </table:table-cell>
              <table:table-cell office:value-type="float" office:value="13.1449">
                <text:p>13.1449</text:p>
              </table:table-cell>
              <table:table-cell office:value-type="float" office:value="16.8065">
                <text:p>16.8065</text:p>
              </table:table-cell>
              <table:table-cell office:value-type="float" office:value="19.4792">
                <text:p>19.4792</text:p>
              </table:table-cell>
              <table:table-cell office:value-type="float" office:value="25.8357">
                <text:p>25.8357</text:p>
              </table:table-cell>
              <table:table-cell office:value-type="float" office:value="28.9452">
                <text:p>28.9452</text:p>
              </table:table-cell>
              <table:table-cell office:value-type="float" office:value="33.7097">
                <text:p>33.7097</text:p>
              </table:table-cell>
              <table:table-cell office:value-type="float" office:value="37.7108">
                <text:p>37.7108</text:p>
              </table:table-cell>
              <table:table-cell office:value-type="float" office:value="44.4993">
                <text:p>44.4993</text:p>
              </table:table-cell>
              <table:table-cell office:value-type="float" office:value="49.0731">
                <text:p>49.0731</text:p>
              </table:table-cell>
              <table:table-cell office:value-type="float" office:value="51.2096">
                <text:p>51.2096</text:p>
              </table:table-cell>
              <table:table-cell office:value-type="float" office:value="56.3879">
                <text:p>56.3879</text:p>
              </table:table-cell>
              <table:table-cell office:value-type="float" office:value="57.5267">
                <text:p>57.5267</text:p>
              </table:table-cell>
              <table:table-cell office:value-type="float" office:value="61.6239">
                <text:p>61.6239</text:p>
              </table:table-cell>
              <table:table-cell office:value-type="float" office:value="64.2022">
                <text:p>64.2022</text:p>
              </table:table-cell>
              <table:table-cell office:value-type="float" office:value="65.6024">
                <text:p>65.6024</text:p>
              </table:table-cell>
            </table:table-row>
            <table:table-row>
              <table:table-cell office:value-type="string">
                <text:p>55000</text:p>
                <draw:g>
                  <svg:desc>Sheet1.B34:Sheet1.B34</svg:desc>
                </draw:g>
              </table:table-cell>
              <table:table-cell office:value-type="float" office:value="0.0152783">
                <text:p>0.0152783</text:p>
                <draw:g>
                  <svg:desc>Sheet1.C34:Sheet1.AD34</svg:desc>
                </draw:g>
              </table:table-cell>
              <table:table-cell office:value-type="float" office:value="0.041933">
                <text:p>0.041933</text:p>
              </table:table-cell>
              <table:table-cell office:value-type="float" office:value="0.101936">
                <text:p>0.101936</text:p>
              </table:table-cell>
              <table:table-cell office:value-type="float" office:value="0.281463">
                <text:p>0.281463</text:p>
              </table:table-cell>
              <table:table-cell office:value-type="float" office:value="0.541063">
                <text:p>0.541063</text:p>
              </table:table-cell>
              <table:table-cell office:value-type="float" office:value="0.924893">
                <text:p>0.924893</text:p>
              </table:table-cell>
              <table:table-cell office:value-type="float" office:value="1.39288">
                <text:p>1.39288</text:p>
              </table:table-cell>
              <table:table-cell office:value-type="float" office:value="2.10574">
                <text:p>2.10574</text:p>
              </table:table-cell>
              <table:table-cell office:value-type="float" office:value="3.64597">
                <text:p>3.64597</text:p>
              </table:table-cell>
              <table:table-cell office:value-type="float" office:value="4.9169">
                <text:p>4.9169</text:p>
              </table:table-cell>
              <table:table-cell office:value-type="float" office:value="6.47438">
                <text:p>6.47438</text:p>
              </table:table-cell>
              <table:table-cell office:value-type="float" office:value="8.80452">
                <text:p>8.80452</text:p>
              </table:table-cell>
              <table:table-cell office:value-type="float" office:value="11.7669">
                <text:p>11.7669</text:p>
              </table:table-cell>
              <table:table-cell office:value-type="float" office:value="14.2474">
                <text:p>14.2474</text:p>
              </table:table-cell>
              <table:table-cell office:value-type="float" office:value="18.1627">
                <text:p>18.1627</text:p>
              </table:table-cell>
              <table:table-cell office:value-type="float" office:value="21.0013">
                <text:p>21.0013</text:p>
              </table:table-cell>
              <table:table-cell office:value-type="float" office:value="27.314">
                <text:p>27.314</text:p>
              </table:table-cell>
              <table:table-cell office:value-type="float" office:value="30.8288">
                <text:p>30.8288</text:p>
              </table:table-cell>
              <table:table-cell office:value-type="float" office:value="36.377">
                <text:p>36.377</text:p>
              </table:table-cell>
              <table:table-cell office:value-type="float" office:value="40.4663">
                <text:p>40.4663</text:p>
              </table:table-cell>
              <table:table-cell office:value-type="float" office:value="48.138">
                <text:p>48.138</text:p>
              </table:table-cell>
              <table:table-cell office:value-type="float" office:value="52.6072">
                <text:p>52.6072</text:p>
              </table:table-cell>
              <table:table-cell office:value-type="float" office:value="55.012">
                <text:p>55.012</text:p>
              </table:table-cell>
              <table:table-cell office:value-type="float" office:value="62.0628">
                <text:p>62.0628</text:p>
              </table:table-cell>
              <table:table-cell office:value-type="float" office:value="65.5452">
                <text:p>65.5452</text:p>
              </table:table-cell>
              <table:table-cell office:value-type="float" office:value="65.9553">
                <text:p>65.9553</text:p>
              </table:table-cell>
              <table:table-cell office:value-type="float" office:value="68.8814">
                <text:p>68.8814</text:p>
              </table:table-cell>
              <table:table-cell office:value-type="float" office:value="70.4353">
                <text:p>70.4353</text:p>
              </table:table-cell>
            </table:table-row>
            <table:table-row>
              <table:table-cell office:value-type="string">
                <text:p>60000</text:p>
                <draw:g>
                  <svg:desc>Sheet1.B35:Sheet1.B35</svg:desc>
                </draw:g>
              </table:table-cell>
              <table:table-cell office:value-type="float" office:value="0.0175702">
                <text:p>0.0175702</text:p>
                <draw:g>
                  <svg:desc>Sheet1.C35:Sheet1.AD35</svg:desc>
                </draw:g>
              </table:table-cell>
              <table:table-cell office:value-type="float" office:value="0.0418034">
                <text:p>0.0418034</text:p>
              </table:table-cell>
              <table:table-cell office:value-type="float" office:value="0.109692">
                <text:p>0.109692</text:p>
              </table:table-cell>
              <table:table-cell office:value-type="float" office:value="0.29042">
                <text:p>0.29042</text:p>
              </table:table-cell>
              <table:table-cell office:value-type="float" office:value="0.566501">
                <text:p>0.566501</text:p>
              </table:table-cell>
              <table:table-cell office:value-type="float" office:value="0.942244">
                <text:p>0.942244</text:p>
              </table:table-cell>
              <table:table-cell office:value-type="float" office:value="1.39332">
                <text:p>1.39332</text:p>
              </table:table-cell>
              <table:table-cell office:value-type="float" office:value="2.1784">
                <text:p>2.1784</text:p>
              </table:table-cell>
              <table:table-cell office:value-type="float" office:value="3.78276">
                <text:p>3.78276</text:p>
              </table:table-cell>
              <table:table-cell office:value-type="float" office:value="5.05631">
                <text:p>5.05631</text:p>
              </table:table-cell>
              <table:table-cell office:value-type="float" office:value="6.79137">
                <text:p>6.79137</text:p>
              </table:table-cell>
              <table:table-cell office:value-type="float" office:value="9.28025">
                <text:p>9.28025</text:p>
              </table:table-cell>
              <table:table-cell office:value-type="float" office:value="12.2606">
                <text:p>12.2606</text:p>
              </table:table-cell>
              <table:table-cell office:value-type="float" office:value="14.8025">
                <text:p>14.8025</text:p>
              </table:table-cell>
              <table:table-cell office:value-type="float" office:value="18.747">
                <text:p>18.747</text:p>
              </table:table-cell>
              <table:table-cell office:value-type="float" office:value="22.1296">
                <text:p>22.1296</text:p>
              </table:table-cell>
              <table:table-cell office:value-type="float" office:value="29.1495">
                <text:p>29.1495</text:p>
              </table:table-cell>
              <table:table-cell office:value-type="float" office:value="32.9742">
                <text:p>32.9742</text:p>
              </table:table-cell>
              <table:table-cell office:value-type="float" office:value="38.4305">
                <text:p>38.4305</text:p>
              </table:table-cell>
              <table:table-cell office:value-type="float" office:value="43.3683">
                <text:p>43.3683</text:p>
              </table:table-cell>
              <table:table-cell office:value-type="float" office:value="50.7365">
                <text:p>50.7365</text:p>
              </table:table-cell>
              <table:table-cell office:value-type="float" office:value="56.4095">
                <text:p>56.4095</text:p>
              </table:table-cell>
              <table:table-cell office:value-type="float" office:value="58.4546">
                <text:p>58.4546</text:p>
              </table:table-cell>
              <table:table-cell office:value-type="float" office:value="64.1494">
                <text:p>64.1494</text:p>
              </table:table-cell>
              <table:table-cell office:value-type="float" office:value="66.2301">
                <text:p>66.2301</text:p>
              </table:table-cell>
              <table:table-cell office:value-type="float" office:value="70.6983">
                <text:p>70.6983</text:p>
              </table:table-cell>
              <table:table-cell office:value-type="float" office:value="74.0705">
                <text:p>74.0705</text:p>
              </table:table-cell>
              <table:table-cell office:value-type="float" office:value="75.1524">
                <text:p>75.1524</text:p>
              </table:table-cell>
            </table:table-row>
            <table:table-row>
              <table:table-cell office:value-type="string">
                <text:p>65000</text:p>
                <draw:g>
                  <svg:desc>Sheet1.B36:Sheet1.B36</svg:desc>
                </draw:g>
              </table:table-cell>
              <table:table-cell office:value-type="float" office:value="0.0162009">
                <text:p>0.0162009</text:p>
                <draw:g>
                  <svg:desc>Sheet1.C36:Sheet1.AD36</svg:desc>
                </draw:g>
              </table:table-cell>
              <table:table-cell office:value-type="float" office:value="0.0443032">
                <text:p>0.0443032</text:p>
              </table:table-cell>
              <table:table-cell office:value-type="float" office:value="0.111433">
                <text:p>0.111433</text:p>
              </table:table-cell>
              <table:table-cell office:value-type="float" office:value="0.29884">
                <text:p>0.29884</text:p>
              </table:table-cell>
              <table:table-cell office:value-type="float" office:value="0.569623">
                <text:p>0.569623</text:p>
              </table:table-cell>
              <table:table-cell office:value-type="float" office:value="1.03107">
                <text:p>1.03107</text:p>
              </table:table-cell>
              <table:table-cell office:value-type="float" office:value="1.42676">
                <text:p>1.42676</text:p>
              </table:table-cell>
              <table:table-cell office:value-type="float" office:value="2.24201">
                <text:p>2.24201</text:p>
              </table:table-cell>
              <table:table-cell office:value-type="float" office:value="3.95371">
                <text:p>3.95371</text:p>
              </table:table-cell>
              <table:table-cell office:value-type="float" office:value="5.20637">
                <text:p>5.20637</text:p>
              </table:table-cell>
              <table:table-cell office:value-type="float" office:value="7.2833">
                <text:p>7.2833</text:p>
              </table:table-cell>
              <table:table-cell office:value-type="float" office:value="9.82316">
                <text:p>9.82316</text:p>
              </table:table-cell>
              <table:table-cell office:value-type="float" office:value="12.9493">
                <text:p>12.9493</text:p>
              </table:table-cell>
              <table:table-cell office:value-type="float" office:value="15.5383">
                <text:p>15.5383</text:p>
              </table:table-cell>
              <table:table-cell office:value-type="float" office:value="20.2421">
                <text:p>20.2421</text:p>
              </table:table-cell>
              <table:table-cell office:value-type="float" office:value="23.2464">
                <text:p>23.2464</text:p>
              </table:table-cell>
              <table:table-cell office:value-type="float" office:value="30.9382">
                <text:p>30.9382</text:p>
              </table:table-cell>
              <table:table-cell office:value-type="float" office:value="34.6928">
                <text:p>34.6928</text:p>
              </table:table-cell>
              <table:table-cell office:value-type="float" office:value="40.228">
                <text:p>40.228</text:p>
              </table:table-cell>
              <table:table-cell office:value-type="float" office:value="45.7248">
                <text:p>45.7248</text:p>
              </table:table-cell>
              <table:table-cell office:value-type="float" office:value="53.7431">
                <text:p>53.7431</text:p>
              </table:table-cell>
              <table:table-cell office:value-type="float" office:value="59.6031">
                <text:p>59.6031</text:p>
              </table:table-cell>
              <table:table-cell office:value-type="float" office:value="62.0191">
                <text:p>62.0191</text:p>
              </table:table-cell>
              <table:table-cell office:value-type="float" office:value="68.9056">
                <text:p>68.9056</text:p>
              </table:table-cell>
              <table:table-cell office:value-type="float" office:value="69.5491">
                <text:p>69.5491</text:p>
              </table:table-cell>
              <table:table-cell office:value-type="float" office:value="75.0885">
                <text:p>75.0885</text:p>
              </table:table-cell>
              <table:table-cell office:value-type="float" office:value="77.9896">
                <text:p>77.9896</text:p>
              </table:table-cell>
              <table:table-cell office:value-type="float" office:value="79.6868">
                <text:p>79.6868</text:p>
              </table:table-cell>
            </table:table-row>
            <table:table-row>
              <table:table-cell office:value-type="string">
                <text:p>70000</text:p>
                <draw:g>
                  <svg:desc>Sheet1.B37:Sheet1.B37</svg:desc>
                </draw:g>
              </table:table-cell>
              <table:table-cell office:value-type="float" office:value="0.0177151">
                <text:p>0.0177151</text:p>
                <draw:g>
                  <svg:desc>Sheet1.C37:Sheet1.AD37</svg:desc>
                </draw:g>
              </table:table-cell>
              <table:table-cell office:value-type="float" office:value="0.0466125">
                <text:p>0.0466125</text:p>
              </table:table-cell>
              <table:table-cell office:value-type="float" office:value="0.109585">
                <text:p>0.109585</text:p>
              </table:table-cell>
              <table:table-cell office:value-type="float" office:value="0.309605">
                <text:p>0.309605</text:p>
              </table:table-cell>
              <table:table-cell office:value-type="float" office:value="0.585013">
                <text:p>0.585013</text:p>
              </table:table-cell>
              <table:table-cell office:value-type="float" office:value="1.00479">
                <text:p>1.00479</text:p>
              </table:table-cell>
              <table:table-cell office:value-type="float" office:value="1.48363">
                <text:p>1.48363</text:p>
              </table:table-cell>
              <table:table-cell office:value-type="float" office:value="2.32836">
                <text:p>2.32836</text:p>
              </table:table-cell>
              <table:table-cell office:value-type="float" office:value="4.13266">
                <text:p>4.13266</text:p>
              </table:table-cell>
              <table:table-cell office:value-type="float" office:value="5.53389">
                <text:p>5.53389</text:p>
              </table:table-cell>
              <table:table-cell office:value-type="float" office:value="7.49482">
                <text:p>7.49482</text:p>
              </table:table-cell>
              <table:table-cell office:value-type="float" office:value="11.0293">
                <text:p>11.0293</text:p>
              </table:table-cell>
              <table:table-cell office:value-type="float" office:value="16.4874">
                <text:p>16.4874</text:p>
              </table:table-cell>
              <table:table-cell office:value-type="float" office:value="19.9663">
                <text:p>19.9663</text:p>
              </table:table-cell>
              <table:table-cell office:value-type="float" office:value="21.1071">
                <text:p>21.1071</text:p>
              </table:table-cell>
              <table:table-cell office:value-type="float" office:value="26.4946">
                <text:p>26.4946</text:p>
              </table:table-cell>
              <table:table-cell office:value-type="float" office:value="37.08">
                <text:p>37.08</text:p>
              </table:table-cell>
              <table:table-cell office:value-type="float" office:value="41.0468">
                <text:p>41.0468</text:p>
              </table:table-cell>
              <table:table-cell office:value-type="float" office:value="50.8799">
                <text:p>50.8799</text:p>
              </table:table-cell>
              <table:table-cell office:value-type="float" office:value="48.8354">
                <text:p>48.8354</text:p>
              </table:table-cell>
              <table:table-cell office:value-type="float" office:value="57.769">
                <text:p>57.769</text:p>
              </table:table-cell>
              <table:table-cell office:value-type="float" office:value="63.6161">
                <text:p>63.6161</text:p>
              </table:table-cell>
              <table:table-cell office:value-type="float" office:value="69.1174">
                <text:p>69.1174</text:p>
              </table:table-cell>
              <table:table-cell office:value-type="float" office:value="87.9152">
                <text:p>87.9152</text:p>
              </table:table-cell>
              <table:table-cell office:value-type="float" office:value="83.2509">
                <text:p>83.2509</text:p>
              </table:table-cell>
              <table:table-cell office:value-type="float" office:value="81.3006">
                <text:p>81.3006</text:p>
              </table:table-cell>
              <table:table-cell office:value-type="float" office:value="84.7599">
                <text:p>84.7599</text:p>
              </table:table-cell>
              <table:table-cell office:value-type="float" office:value="86.212">
                <text:p>86.2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0.922cm" style:legend-expansion="high" chart:style-name="ch2"/>
        <chart:plot-area chart:style-name="ch3" table:cell-range-address="Sheet1.B41:Sheet1.AD55" chart:data-source-has-labels="both" svg:x="0.32cm" svg:y="0.18cm" svg:width="13.063cm" svg:height="8.64cm">
          <chart:coordinate-region svg:x="1.439cm" svg:y="0.383cm" svg:width="11.752cm" svg:height="7.784cm"/>
          <chart:axis chart:dimension="x" chart:name="primary-x" chart:style-name="ch4" chartooo:axis-type="auto">
            <chartooo:date-scale/>
            <chart:categories table:cell-range-address="Sheet1.C41:Sheet1.AD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2:Sheet1.AD42" chart:label-cell-address="Sheet1.B42:Sheet1.B42" chart:class="chart:line">
            <chart:data-point chart:repeated="28"/>
          </chart:series>
          <chart:series chart:style-name="ch8" chart:values-cell-range-address="Sheet1.C43:Sheet1.AD43" chart:label-cell-address="Sheet1.B43:Sheet1.B43" chart:class="chart:line">
            <chart:data-point chart:repeated="28"/>
          </chart:series>
          <chart:series chart:style-name="ch9" chart:values-cell-range-address="Sheet1.C44:Sheet1.AD44" chart:label-cell-address="Sheet1.B44:Sheet1.B44" chart:class="chart:line">
            <chart:data-point chart:repeated="28"/>
          </chart:series>
          <chart:series chart:style-name="ch10" chart:values-cell-range-address="Sheet1.C45:Sheet1.AD45" chart:label-cell-address="Sheet1.B45:Sheet1.B45" chart:class="chart:line">
            <chart:data-point chart:repeated="28"/>
          </chart:series>
          <chart:series chart:style-name="ch11" chart:values-cell-range-address="Sheet1.C46:Sheet1.AD46" chart:label-cell-address="Sheet1.B46:Sheet1.B46" chart:class="chart:line">
            <chart:data-point chart:repeated="28"/>
          </chart:series>
          <chart:series chart:style-name="ch12" chart:values-cell-range-address="Sheet1.C47:Sheet1.AD47" chart:label-cell-address="Sheet1.B47:Sheet1.B47" chart:class="chart:line">
            <chart:data-point chart:repeated="28"/>
          </chart:series>
          <chart:series chart:style-name="ch13" chart:values-cell-range-address="Sheet1.C48:Sheet1.AD48" chart:label-cell-address="Sheet1.B48:Sheet1.B48" chart:class="chart:line">
            <chart:data-point chart:repeated="28"/>
          </chart:series>
          <chart:series chart:style-name="ch14" chart:values-cell-range-address="Sheet1.C49:Sheet1.AD49" chart:label-cell-address="Sheet1.B49:Sheet1.B49" chart:class="chart:line">
            <chart:data-point chart:repeated="28"/>
          </chart:series>
          <chart:series chart:style-name="ch15" chart:values-cell-range-address="Sheet1.C50:Sheet1.AD50" chart:label-cell-address="Sheet1.B50:Sheet1.B50" chart:class="chart:line">
            <chart:data-point chart:repeated="28"/>
          </chart:series>
          <chart:series chart:style-name="ch16" chart:values-cell-range-address="Sheet1.C51:Sheet1.AD51" chart:label-cell-address="Sheet1.B51:Sheet1.B51" chart:class="chart:line">
            <chart:data-point chart:repeated="28"/>
          </chart:series>
          <chart:series chart:style-name="ch17" chart:values-cell-range-address="Sheet1.C52:Sheet1.AD52" chart:label-cell-address="Sheet1.B52:Sheet1.B52" chart:class="chart:line">
            <chart:data-point chart:repeated="28"/>
          </chart:series>
          <chart:series chart:style-name="ch18" chart:values-cell-range-address="Sheet1.C53:Sheet1.AD53" chart:label-cell-address="Sheet1.B53:Sheet1.B53" chart:class="chart:line">
            <chart:data-point chart:repeated="28"/>
          </chart:series>
          <chart:series chart:style-name="ch19" chart:values-cell-range-address="Sheet1.C54:Sheet1.AD54" chart:label-cell-address="Sheet1.B54:Sheet1.B54" chart:class="chart:line">
            <chart:data-point chart:repeated="28"/>
          </chart:series>
          <chart:series chart:style-name="ch20" chart:values-cell-range-address="Sheet1.C55:Sheet1.AD55" chart:label-cell-address="Sheet1.B55:Sheet1.B55" chart:class="chart:line">
            <chart:data-point chart:repeated="2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C41:Sheet1.AD4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B42:Sheet1.B42</svg:desc>
                </draw:g>
              </table:table-cell>
              <table:table-cell office:value-type="float" office:value="317.26584749288">
                <text:p>317.26584749288</text:p>
                <draw:g>
                  <svg:desc>Sheet1.C42:Sheet1.AD42</svg:desc>
                </draw:g>
              </table:table-cell>
              <table:table-cell office:value-type="float" office:value="209.894880409833">
                <text:p>209.894880409833</text:p>
              </table:table-cell>
              <table:table-cell office:value-type="float" office:value="151.972507641282">
                <text:p>151.972507641282</text:p>
              </table:table-cell>
              <table:table-cell office:value-type="float" office:value="68.218658509941">
                <text:p>68.218658509941</text:p>
              </table:table-cell>
              <table:table-cell office:value-type="float" office:value="45.4786649221171">
                <text:p>45.4786649221171</text:p>
              </table:table-cell>
              <table:table-cell office:value-type="float" office:value="35.5442239016693">
                <text:p>35.5442239016693</text:p>
              </table:table-cell>
              <table:table-cell office:value-type="float" office:value="29.0046201880991">
                <text:p>29.0046201880991</text:p>
              </table:table-cell>
              <table:table-cell office:value-type="float" office:value="23.1507553001611">
                <text:p>23.1507553001611</text:p>
              </table:table-cell>
              <table:table-cell office:value-type="float" office:value="16.4102975307487">
                <text:p>16.4102975307487</text:p>
              </table:table-cell>
              <table:table-cell office:value-type="float" office:value="14.7454361054767">
                <text:p>14.7454361054767</text:p>
              </table:table-cell>
              <table:table-cell office:value-type="float" office:value="12.5650130476012">
                <text:p>12.5650130476012</text:p>
              </table:table-cell>
              <table:table-cell office:value-type="float" office:value="10.5540456675726">
                <text:p>10.5540456675726</text:p>
              </table:table-cell>
              <table:table-cell office:value-type="float" office:value="9.19314501072449">
                <text:p>9.19314501072449</text:p>
              </table:table-cell>
              <table:table-cell office:value-type="float" office:value="8.34026467921323">
                <text:p>8.34026467921323</text:p>
              </table:table-cell>
              <table:table-cell office:value-type="float" office:value="7.00592201166181">
                <text:p>7.00592201166181</text:p>
              </table:table-cell>
              <table:table-cell office:value-type="float" office:value="6.71836216136046">
                <text:p>6.71836216136046</text:p>
              </table:table-cell>
              <table:table-cell office:value-type="float" office:value="5.62989111107717">
                <text:p>5.62989111107717</text:p>
              </table:table-cell>
              <table:table-cell office:value-type="float" office:value="5.40105354351095">
                <text:p>5.40105354351095</text:p>
              </table:table-cell>
              <table:table-cell office:value-type="float" office:value="4.9020551788151">
                <text:p>4.9020551788151</text:p>
              </table:table-cell>
              <table:table-cell office:value-type="float" office:value="4.64849423464371">
                <text:p>4.64849423464371</text:p>
              </table:table-cell>
              <table:table-cell office:value-type="float" office:value="4.21876747836442">
                <text:p>4.21876747836442</text:p>
              </table:table-cell>
              <table:table-cell office:value-type="float" office:value="4.10152643564966">
                <text:p>4.10152643564966</text:p>
              </table:table-cell>
              <table:table-cell office:value-type="float" office:value="4.09628756884912">
                <text:p>4.09628756884912</text:p>
              </table:table-cell>
              <table:table-cell office:value-type="float" office:value="3.89653925789595">
                <text:p>3.89653925789595</text:p>
              </table:table-cell>
              <table:table-cell office:value-type="float" office:value="3.90990058922042">
                <text:p>3.90990058922042</text:p>
              </table:table-cell>
              <table:table-cell office:value-type="float" office:value="3.88998929443511">
                <text:p>3.88998929443511</text:p>
              </table:table-cell>
              <table:table-cell office:value-type="float" office:value="3.84641781705839">
                <text:p>3.84641781705839</text:p>
              </table:table-cell>
              <table:table-cell office:value-type="float" office:value="3.87125838325382">
                <text:p>3.87125838325382</text:p>
              </table:table-cell>
            </table:table-row>
            <table:table-row>
              <table:table-cell office:value-type="string">
                <text:p>10000</text:p>
                <draw:g>
                  <svg:desc>Sheet1.B43:Sheet1.B43</svg:desc>
                </draw:g>
              </table:table-cell>
              <table:table-cell office:value-type="float" office:value="581.821686437343">
                <text:p>581.821686437343</text:p>
                <draw:g>
                  <svg:desc>Sheet1.C43:Sheet1.AD43</svg:desc>
                </draw:g>
              </table:table-cell>
              <table:table-cell office:value-type="float" office:value="376.677408438572">
                <text:p>376.677408438572</text:p>
              </table:table-cell>
              <table:table-cell office:value-type="float" office:value="200.315541209521">
                <text:p>200.315541209521</text:p>
              </table:table-cell>
              <table:table-cell office:value-type="float" office:value="97.1507184733152">
                <text:p>97.1507184733152</text:p>
              </table:table-cell>
              <table:table-cell office:value-type="float" office:value="67.0068567195095">
                <text:p>67.0068567195095</text:p>
              </table:table-cell>
              <table:table-cell office:value-type="float" office:value="47.4723919241287">
                <text:p>47.4723919241287</text:p>
              </table:table-cell>
              <table:table-cell office:value-type="float" office:value="40.7040051654651">
                <text:p>40.7040051654651</text:p>
              </table:table-cell>
              <table:table-cell office:value-type="float" office:value="30.017971670217">
                <text:p>30.017971670217</text:p>
              </table:table-cell>
              <table:table-cell office:value-type="float" office:value="20.3381530179399">
                <text:p>20.3381530179399</text:p>
              </table:table-cell>
              <table:table-cell office:value-type="float" office:value="18.0314260472481">
                <text:p>18.0314260472481</text:p>
              </table:table-cell>
              <table:table-cell office:value-type="float" office:value="15.2052165549737">
                <text:p>15.2052165549737</text:p>
              </table:table-cell>
              <table:table-cell office:value-type="float" office:value="12.4964923990628">
                <text:p>12.4964923990628</text:p>
              </table:table-cell>
              <table:table-cell office:value-type="float" office:value="10.5758589610897">
                <text:p>10.5758589610897</text:p>
              </table:table-cell>
              <table:table-cell office:value-type="float" office:value="9.82957356120105">
                <text:p>9.82957356120105</text:p>
              </table:table-cell>
              <table:table-cell office:value-type="float" office:value="8.39742543404066">
                <text:p>8.39742543404066</text:p>
              </table:table-cell>
              <table:table-cell office:value-type="float" office:value="7.53798257126606">
                <text:p>7.53798257126606</text:p>
              </table:table-cell>
              <table:table-cell office:value-type="float" office:value="6.37211729051521">
                <text:p>6.37211729051521</text:p>
              </table:table-cell>
              <table:table-cell office:value-type="float" office:value="6.09180417814842">
                <text:p>6.09180417814842</text:p>
              </table:table-cell>
              <table:table-cell office:value-type="float" office:value="5.49996104933102">
                <text:p>5.49996104933102</text:p>
              </table:table-cell>
              <table:table-cell office:value-type="float" office:value="5.23978167944325">
                <text:p>5.23978167944325</text:p>
              </table:table-cell>
              <table:table-cell office:value-type="float" office:value="4.71576451274568">
                <text:p>4.71576451274568</text:p>
              </table:table-cell>
              <table:table-cell office:value-type="float" office:value="4.58102014441042">
                <text:p>4.58102014441042</text:p>
              </table:table-cell>
              <table:table-cell office:value-type="float" office:value="4.50684018922393">
                <text:p>4.50684018922393</text:p>
              </table:table-cell>
              <table:table-cell office:value-type="float" office:value="4.34122252483079">
                <text:p>4.34122252483079</text:p>
              </table:table-cell>
              <table:table-cell office:value-type="float" office:value="4.38004544239508">
                <text:p>4.38004544239508</text:p>
              </table:table-cell>
              <table:table-cell office:value-type="float" office:value="4.23629200202623">
                <text:p>4.23629200202623</text:p>
              </table:table-cell>
              <table:table-cell office:value-type="float" office:value="4.21072744643101">
                <text:p>4.21072744643101</text:p>
              </table:table-cell>
              <table:table-cell office:value-type="float" office:value="4.31855431813406">
                <text:p>4.31855431813406</text:p>
              </table:table-cell>
            </table:table-row>
            <table:table-row>
              <table:table-cell office:value-type="string">
                <text:p>15000</text:p>
                <draw:g>
                  <svg:desc>Sheet1.B44:Sheet1.B44</svg:desc>
                </draw:g>
              </table:table-cell>
              <table:table-cell office:value-type="float" office:value="1001.3855825026">
                <text:p>1001.3855825026</text:p>
                <draw:g>
                  <svg:desc>Sheet1.C44:Sheet1.AD44</svg:desc>
                </draw:g>
              </table:table-cell>
              <table:table-cell office:value-type="float" office:value="403.552929569254">
                <text:p>403.552929569254</text:p>
              </table:table-cell>
              <table:table-cell office:value-type="float" office:value="263.740125485947">
                <text:p>263.740125485947</text:p>
              </table:table-cell>
              <table:table-cell office:value-type="float" office:value="123.566111424549">
                <text:p>123.566111424549</text:p>
              </table:table-cell>
              <table:table-cell office:value-type="float" office:value="84.4222107572079">
                <text:p>84.4222107572079</text:p>
              </table:table-cell>
              <table:table-cell office:value-type="float" office:value="59.9169654651821">
                <text:p>59.9169654651821</text:p>
              </table:table-cell>
              <table:table-cell office:value-type="float" office:value="48.8191208893516">
                <text:p>48.8191208893516</text:p>
              </table:table-cell>
              <table:table-cell office:value-type="float" office:value="35.317760846754">
                <text:p>35.317760846754</text:p>
              </table:table-cell>
              <table:table-cell office:value-type="float" office:value="24.0348459383754">
                <text:p>24.0348459383754</text:p>
              </table:table-cell>
              <table:table-cell office:value-type="float" office:value="21.2572158776116">
                <text:p>21.2572158776116</text:p>
              </table:table-cell>
              <table:table-cell office:value-type="float" office:value="16.9970502255321">
                <text:p>16.9970502255321</text:p>
              </table:table-cell>
              <table:table-cell office:value-type="float" office:value="14.408434246037">
                <text:p>14.408434246037</text:p>
              </table:table-cell>
              <table:table-cell office:value-type="float" office:value="12.1488778864494">
                <text:p>12.1488778864494</text:p>
              </table:table-cell>
              <table:table-cell office:value-type="float" office:value="10.8411639630989">
                <text:p>10.8411639630989</text:p>
              </table:table-cell>
              <table:table-cell office:value-type="float" office:value="9.29552791953896">
                <text:p>9.29552791953896</text:p>
              </table:table-cell>
              <table:table-cell office:value-type="float" office:value="8.56594516213128">
                <text:p>8.56594516213128</text:p>
              </table:table-cell>
              <table:table-cell office:value-type="float" office:value="7.10563360586201">
                <text:p>7.10563360586201</text:p>
              </table:table-cell>
              <table:table-cell office:value-type="float" office:value="6.68357106003362">
                <text:p>6.68357106003362</text:p>
              </table:table-cell>
              <table:table-cell office:value-type="float" office:value="6.17276897838301">
                <text:p>6.17276897838301</text:p>
              </table:table-cell>
              <table:table-cell office:value-type="float" office:value="5.76591021534776">
                <text:p>5.76591021534776</text:p>
              </table:table-cell>
              <table:table-cell office:value-type="float" office:value="5.1755236617533">
                <text:p>5.1755236617533</text:p>
              </table:table-cell>
              <table:table-cell office:value-type="float" office:value="4.91338778157204">
                <text:p>4.91338778157204</text:p>
              </table:table-cell>
              <table:table-cell office:value-type="float" office:value="4.98291574569927">
                <text:p>4.98291574569927</text:p>
              </table:table-cell>
              <table:table-cell office:value-type="float" office:value="4.72659027696518">
                <text:p>4.72659027696518</text:p>
              </table:table-cell>
              <table:table-cell office:value-type="float" office:value="4.71777204312344">
                <text:p>4.71777204312344</text:p>
              </table:table-cell>
              <table:table-cell office:value-type="float" office:value="4.60863922191965">
                <text:p>4.60863922191965</text:p>
              </table:table-cell>
              <table:table-cell office:value-type="float" office:value="4.61909247049698">
                <text:p>4.61909247049698</text:p>
              </table:table-cell>
              <table:table-cell office:value-type="float" office:value="4.64193612378496">
                <text:p>4.64193612378496</text:p>
              </table:table-cell>
            </table:table-row>
            <table:table-row>
              <table:table-cell office:value-type="string">
                <text:p>20000</text:p>
                <draw:g>
                  <svg:desc>Sheet1.B45:Sheet1.B45</svg:desc>
                </draw:g>
              </table:table-cell>
              <table:table-cell office:value-type="float" office:value="1053.55264630189">
                <text:p>1053.55264630189</text:p>
                <draw:g>
                  <svg:desc>Sheet1.C45:Sheet1.AD45</svg:desc>
                </draw:g>
              </table:table-cell>
              <table:table-cell office:value-type="float" office:value="585.882849499407">
                <text:p>585.882849499407</text:p>
              </table:table-cell>
              <table:table-cell office:value-type="float" office:value="304.319622285847">
                <text:p>304.319622285847</text:p>
              </table:table-cell>
              <table:table-cell office:value-type="float" office:value="151.32698367951">
                <text:p>151.32698367951</text:p>
              </table:table-cell>
              <table:table-cell office:value-type="float" office:value="94.5352946898542">
                <text:p>94.5352946898542</text:p>
              </table:table-cell>
              <table:table-cell office:value-type="float" office:value="68.3790974433474">
                <text:p>68.3790974433474</text:p>
              </table:table-cell>
              <table:table-cell office:value-type="float" office:value="53.1796082260438">
                <text:p>53.1796082260438</text:p>
              </table:table-cell>
              <table:table-cell office:value-type="float" office:value="40.5328194257082">
                <text:p>40.5328194257082</text:p>
              </table:table-cell>
              <table:table-cell office:value-type="float" office:value="27.8901263684378">
                <text:p>27.8901263684378</text:p>
              </table:table-cell>
              <table:table-cell office:value-type="float" office:value="23.1298505130476">
                <text:p>23.1298505130476</text:p>
              </table:table-cell>
              <table:table-cell office:value-type="float" office:value="18.8026950264562">
                <text:p>18.8026950264562</text:p>
              </table:table-cell>
              <table:table-cell office:value-type="float" office:value="15.4224896193808">
                <text:p>15.4224896193808</text:p>
              </table:table-cell>
              <table:table-cell office:value-type="float" office:value="13.0230346454166">
                <text:p>13.0230346454166</text:p>
              </table:table-cell>
              <table:table-cell office:value-type="float" office:value="11.7193900915471">
                <text:p>11.7193900915471</text:p>
              </table:table-cell>
              <table:table-cell office:value-type="float" office:value="9.93444501421255">
                <text:p>9.93444501421255</text:p>
              </table:table-cell>
              <table:table-cell office:value-type="float" office:value="9.32389978156628">
                <text:p>9.32389978156628</text:p>
              </table:table-cell>
              <table:table-cell office:value-type="float" office:value="7.57451978622381">
                <text:p>7.57451978622381</text:p>
              </table:table-cell>
              <table:table-cell office:value-type="float" office:value="7.35603322554055">
                <text:p>7.35603322554055</text:p>
              </table:table-cell>
              <table:table-cell office:value-type="float" office:value="6.79207879251933">
                <text:p>6.79207879251933</text:p>
              </table:table-cell>
              <table:table-cell office:value-type="float" office:value="6.3568123922979">
                <text:p>6.3568123922979</text:p>
              </table:table-cell>
              <table:table-cell office:value-type="float" office:value="5.62307225898294">
                <text:p>5.62307225898294</text:p>
              </table:table-cell>
              <table:table-cell office:value-type="float" office:value="5.21824138446436">
                <text:p>5.21824138446436</text:p>
              </table:table-cell>
              <table:table-cell office:value-type="float" office:value="5.21387734394818">
                <text:p>5.21387734394818</text:p>
              </table:table-cell>
              <table:table-cell office:value-type="float" office:value="4.98901632727416">
                <text:p>4.98901632727416</text:p>
              </table:table-cell>
              <table:table-cell office:value-type="float" office:value="5.04531374673779">
                <text:p>5.04531374673779</text:p>
              </table:table-cell>
              <table:table-cell office:value-type="float" office:value="4.89711234422976">
                <text:p>4.89711234422976</text:p>
              </table:table-cell>
              <table:table-cell office:value-type="float" office:value="4.79017861303822">
                <text:p>4.79017861303822</text:p>
              </table:table-cell>
              <table:table-cell office:value-type="float" office:value="4.92967196666113">
                <text:p>4.92967196666113</text:p>
              </table:table-cell>
            </table:table-row>
            <table:table-row>
              <table:table-cell office:value-type="string">
                <text:p>25000</text:p>
                <draw:g>
                  <svg:desc>Sheet1.B46:Sheet1.B46</svg:desc>
                </draw:g>
              </table:table-cell>
              <table:table-cell office:value-type="float" office:value="1397.3540731238">
                <text:p>1397.3540731238</text:p>
                <draw:g>
                  <svg:desc>Sheet1.C46:Sheet1.AD46</svg:desc>
                </draw:g>
              </table:table-cell>
              <table:table-cell office:value-type="float" office:value="684.199541410727">
                <text:p>684.199541410727</text:p>
              </table:table-cell>
              <table:table-cell office:value-type="float" office:value="354.317240853586">
                <text:p>354.317240853586</text:p>
              </table:table-cell>
              <table:table-cell office:value-type="float" office:value="170.037415769112">
                <text:p>170.037415769112</text:p>
              </table:table-cell>
              <table:table-cell office:value-type="float" office:value="108.146616223633">
                <text:p>108.146616223633</text:p>
              </table:table-cell>
              <table:table-cell office:value-type="float" office:value="76.2243040580793">
                <text:p>76.2243040580793</text:p>
              </table:table-cell>
              <table:table-cell office:value-type="float" office:value="60.9587580320586">
                <text:p>60.9587580320586</text:p>
              </table:table-cell>
              <table:table-cell office:value-type="float" office:value="44.7303941995166">
                <text:p>44.7303941995166</text:p>
              </table:table-cell>
              <table:table-cell office:value-type="float" office:value="29.5738351521781">
                <text:p>29.5738351521781</text:p>
              </table:table-cell>
              <table:table-cell office:value-type="float" office:value="25.1117114111185">
                <text:p>25.1117114111185</text:p>
              </table:table-cell>
              <table:table-cell office:value-type="float" office:value="20.7636364520545">
                <text:p>20.7636364520545</text:p>
              </table:table-cell>
              <table:table-cell office:value-type="float" office:value="16.6150099302707">
                <text:p>16.6150099302707</text:p>
              </table:table-cell>
              <table:table-cell office:value-type="float" office:value="13.9398698771566">
                <text:p>13.9398698771566</text:p>
              </table:table-cell>
              <table:table-cell office:value-type="float" office:value="12.3111248590089">
                <text:p>12.3111248590089</text:p>
              </table:table-cell>
              <table:table-cell office:value-type="float" office:value="10.7002582997797">
                <text:p>10.7002582997797</text:p>
              </table:table-cell>
              <table:table-cell office:value-type="float" office:value="9.77415996524277">
                <text:p>9.77415996524277</text:p>
              </table:table-cell>
              <table:table-cell office:value-type="float" office:value="7.91912900462138">
                <text:p>7.91912900462138</text:p>
              </table:table-cell>
              <table:table-cell office:value-type="float" office:value="7.61713163689193">
                <text:p>7.61713163689193</text:p>
              </table:table-cell>
              <table:table-cell office:value-type="float" office:value="6.84732817018964">
                <text:p>6.84732817018964</text:p>
              </table:table-cell>
              <table:table-cell office:value-type="float" office:value="6.43973944208516">
                <text:p>6.43973944208516</text:p>
              </table:table-cell>
              <table:table-cell office:value-type="float" office:value="5.7719638002309">
                <text:p>5.7719638002309</text:p>
              </table:table-cell>
              <table:table-cell office:value-type="float" office:value="5.49763932714892">
                <text:p>5.49763932714892</text:p>
              </table:table-cell>
              <table:table-cell office:value-type="float" office:value="5.55786180649189">
                <text:p>5.55786180649189</text:p>
              </table:table-cell>
              <table:table-cell office:value-type="float" office:value="5.25104044632076">
                <text:p>5.25104044632076</text:p>
              </table:table-cell>
              <table:table-cell office:value-type="float" office:value="5.2321557547999">
                <text:p>5.2321557547999</text:p>
              </table:table-cell>
              <table:table-cell office:value-type="float" office:value="5.10317347374413">
                <text:p>5.10317347374413</text:p>
              </table:table-cell>
              <table:table-cell office:value-type="float" office:value="5.08013325766652">
                <text:p>5.08013325766652</text:p>
              </table:table-cell>
              <table:table-cell office:value-type="float" office:value="5.1300326244875">
                <text:p>5.1300326244875</text:p>
              </table:table-cell>
            </table:table-row>
            <table:table-row>
              <table:table-cell office:value-type="string">
                <text:p>30000</text:p>
                <draw:g>
                  <svg:desc>Sheet1.B47:Sheet1.B47</svg:desc>
                </draw:g>
              </table:table-cell>
              <table:table-cell office:value-type="float" office:value="1574.46824667583">
                <text:p>1574.46824667583</text:p>
                <draw:g>
                  <svg:desc>Sheet1.C47:Sheet1.AD47</svg:desc>
                </draw:g>
              </table:table-cell>
              <table:table-cell office:value-type="float" office:value="762.639924108958">
                <text:p>762.639924108958</text:p>
              </table:table-cell>
              <table:table-cell office:value-type="float" office:value="350.155760168773">
                <text:p>350.155760168773</text:p>
              </table:table-cell>
              <table:table-cell office:value-type="float" office:value="190.791545971462">
                <text:p>190.791545971462</text:p>
              </table:table-cell>
              <table:table-cell office:value-type="float" office:value="117.8267101211">
                <text:p>117.8267101211</text:p>
              </table:table-cell>
              <table:table-cell office:value-type="float" office:value="84.1856095030634">
                <text:p>84.1856095030634</text:p>
              </table:table-cell>
              <table:table-cell office:value-type="float" office:value="67.889275069562">
                <text:p>67.889275069562</text:p>
              </table:table-cell>
              <table:table-cell office:value-type="float" office:value="48.8074707161662">
                <text:p>48.8074707161662</text:p>
              </table:table-cell>
              <table:table-cell office:value-type="float" office:value="32.3081858180314">
                <text:p>32.3081858180314</text:p>
              </table:table-cell>
              <table:table-cell office:value-type="float" office:value="25.5319949438217">
                <text:p>25.5319949438217</text:p>
              </table:table-cell>
              <table:table-cell office:value-type="float" office:value="21.6696620487565">
                <text:p>21.6696620487565</text:p>
              </table:table-cell>
              <table:table-cell office:value-type="float" office:value="18.0492576384639">
                <text:p>18.0492576384639</text:p>
              </table:table-cell>
              <table:table-cell office:value-type="float" office:value="14.6423538423211">
                <text:p>14.6423538423211</text:p>
              </table:table-cell>
              <table:table-cell office:value-type="float" office:value="13.3091902524776">
                <text:p>13.3091902524776</text:p>
              </table:table-cell>
              <table:table-cell office:value-type="float" office:value="11.3708324948011">
                <text:p>11.3708324948011</text:p>
              </table:table-cell>
              <table:table-cell office:value-type="float" office:value="9.95552437741143">
                <text:p>9.95552437741143</text:p>
              </table:table-cell>
              <table:table-cell office:value-type="float" office:value="8.29512744737895">
                <text:p>8.29512744737895</text:p>
              </table:table-cell>
              <table:table-cell office:value-type="float" office:value="7.88509694852177">
                <text:p>7.88509694852177</text:p>
              </table:table-cell>
              <table:table-cell office:value-type="float" office:value="7.1756453711312">
                <text:p>7.1756453711312</text:p>
              </table:table-cell>
              <table:table-cell office:value-type="float" office:value="6.7757433550025">
                <text:p>6.7757433550025</text:p>
              </table:table-cell>
              <table:table-cell office:value-type="float" office:value="5.99490797048569">
                <text:p>5.99490797048569</text:p>
              </table:table-cell>
              <table:table-cell office:value-type="float" office:value="5.69039797039774">
                <text:p>5.69039797039774</text:p>
              </table:table-cell>
              <table:table-cell office:value-type="float" office:value="5.68781304976301">
                <text:p>5.68781304976301</text:p>
              </table:table-cell>
              <table:table-cell office:value-type="float" office:value="5.4074562594561">
                <text:p>5.4074562594561</text:p>
              </table:table-cell>
              <table:table-cell office:value-type="float" office:value="5.47506867854402">
                <text:p>5.47506867854402</text:p>
              </table:table-cell>
              <table:table-cell office:value-type="float" office:value="5.27807135442535">
                <text:p>5.27807135442535</text:p>
              </table:table-cell>
              <table:table-cell office:value-type="float" office:value="5.2795667646885">
                <text:p>5.2795667646885</text:p>
              </table:table-cell>
              <table:table-cell office:value-type="float" office:value="5.30826670337698">
                <text:p>5.30826670337698</text:p>
              </table:table-cell>
            </table:table-row>
            <table:table-row>
              <table:table-cell office:value-type="string">
                <text:p>35000</text:p>
                <draw:g>
                  <svg:desc>Sheet1.B48:Sheet1.B48</svg:desc>
                </draw:g>
              </table:table-cell>
              <table:table-cell office:value-type="float" office:value="1392.38476262739">
                <text:p>1392.38476262739</text:p>
                <draw:g>
                  <svg:desc>Sheet1.C48:Sheet1.AD48</svg:desc>
                </draw:g>
              </table:table-cell>
              <table:table-cell office:value-type="float" office:value="839.71155311395">
                <text:p>839.71155311395</text:p>
              </table:table-cell>
              <table:table-cell office:value-type="float" office:value="447.97958860313">
                <text:p>447.97958860313</text:p>
              </table:table-cell>
              <table:table-cell office:value-type="float" office:value="202.311693691792">
                <text:p>202.311693691792</text:p>
              </table:table-cell>
              <table:table-cell office:value-type="float" office:value="133.308907433934">
                <text:p>133.308907433934</text:p>
              </table:table-cell>
              <table:table-cell office:value-type="float" office:value="91.8216973244147">
                <text:p>91.8216973244147</text:p>
              </table:table-cell>
              <table:table-cell office:value-type="float" office:value="72.7308608058608">
                <text:p>72.7308608058608</text:p>
              </table:table-cell>
              <table:table-cell office:value-type="float" office:value="51.9254575125306">
                <text:p>51.9254575125306</text:p>
              </table:table-cell>
              <table:table-cell office:value-type="float" office:value="34.6977116784508">
                <text:p>34.6977116784508</text:p>
              </table:table-cell>
              <table:table-cell office:value-type="float" office:value="28.8756388415673">
                <text:p>28.8756388415673</text:p>
              </table:table-cell>
              <table:table-cell office:value-type="float" office:value="23.4907123047817">
                <text:p>23.4907123047817</text:p>
              </table:table-cell>
              <table:table-cell office:value-type="float" office:value="18.8439464741499">
                <text:p>18.8439464741499</text:p>
              </table:table-cell>
              <table:table-cell office:value-type="float" office:value="15.839794888806">
                <text:p>15.839794888806</text:p>
              </table:table-cell>
              <table:table-cell office:value-type="float" office:value="13.9899825030283">
                <text:p>13.9899825030283</text:p>
              </table:table-cell>
              <table:table-cell office:value-type="float" office:value="11.7779997880811">
                <text:p>11.7779997880811</text:p>
              </table:table-cell>
              <table:table-cell office:value-type="float" office:value="10.8189795891717">
                <text:p>10.8189795891717</text:p>
              </table:table-cell>
              <table:table-cell office:value-type="float" office:value="8.78603046251438">
                <text:p>8.78603046251438</text:p>
              </table:table-cell>
              <table:table-cell office:value-type="float" office:value="8.2888197232282">
                <text:p>8.2888197232282</text:p>
              </table:table-cell>
              <table:table-cell office:value-type="float" office:value="7.40142906989092">
                <text:p>7.40142906989092</text:p>
              </table:table-cell>
              <table:table-cell office:value-type="float" office:value="7.01256170376029">
                <text:p>7.01256170376029</text:p>
              </table:table-cell>
              <table:table-cell office:value-type="float" office:value="6.26858961157248">
                <text:p>6.26858961157248</text:p>
              </table:table-cell>
              <table:table-cell office:value-type="float" office:value="5.90632473714361">
                <text:p>5.90632473714361</text:p>
              </table:table-cell>
              <table:table-cell office:value-type="float" office:value="5.89102481485521">
                <text:p>5.89102481485521</text:p>
              </table:table-cell>
              <table:table-cell office:value-type="float" office:value="5.54945560431238">
                <text:p>5.54945560431238</text:p>
              </table:table-cell>
              <table:table-cell office:value-type="float" office:value="5.80444628573525">
                <text:p>5.80444628573525</text:p>
              </table:table-cell>
              <table:table-cell office:value-type="float" office:value="5.21153673734702">
                <text:p>5.21153673734702</text:p>
              </table:table-cell>
              <table:table-cell office:value-type="float" office:value="5.60197596610935">
                <text:p>5.60197596610935</text:p>
              </table:table-cell>
              <table:table-cell office:value-type="float" office:value="5.4114988016751">
                <text:p>5.4114988016751</text:p>
              </table:table-cell>
            </table:table-row>
            <table:table-row>
              <table:table-cell office:value-type="string">
                <text:p>40000</text:p>
                <draw:g>
                  <svg:desc>Sheet1.B49:Sheet1.B49</svg:desc>
                </draw:g>
              </table:table-cell>
              <table:table-cell office:value-type="float" office:value="1770.7031929266">
                <text:p>1770.7031929266</text:p>
                <draw:g>
                  <svg:desc>Sheet1.C49:Sheet1.AD49</svg:desc>
                </draw:g>
              </table:table-cell>
              <table:table-cell office:value-type="float" office:value="1054.74976904672">
                <text:p>1054.74976904672</text:p>
              </table:table-cell>
              <table:table-cell office:value-type="float" office:value="513.791931745161">
                <text:p>513.791931745161</text:p>
              </table:table-cell>
              <table:table-cell office:value-type="float" office:value="235.761519975484">
                <text:p>235.761519975484</text:p>
              </table:table-cell>
              <table:table-cell office:value-type="float" office:value="148.662147229579">
                <text:p>148.662147229579</text:p>
              </table:table-cell>
              <table:table-cell office:value-type="float" office:value="101.103125543695">
                <text:p>101.103125543695</text:p>
              </table:table-cell>
              <table:table-cell office:value-type="float" office:value="79.2043274495204">
                <text:p>79.2043274495204</text:p>
              </table:table-cell>
              <table:table-cell office:value-type="float" office:value="56.9536835561082">
                <text:p>56.9536835561082</text:p>
              </table:table-cell>
              <table:table-cell office:value-type="float" office:value="37.0996673460691">
                <text:p>37.0996673460691</text:p>
              </table:table-cell>
              <table:table-cell office:value-type="float" office:value="30.5658932383629">
                <text:p>30.5658932383629</text:p>
              </table:table-cell>
              <table:table-cell office:value-type="float" office:value="25.3176232780338">
                <text:p>25.3176232780338</text:p>
              </table:table-cell>
              <table:table-cell office:value-type="float" office:value="19.8447294473665">
                <text:p>19.8447294473665</text:p>
              </table:table-cell>
              <table:table-cell office:value-type="float" office:value="16.6342495985436">
                <text:p>16.6342495985436</text:p>
              </table:table-cell>
              <table:table-cell office:value-type="float" office:value="14.6914863376328">
                <text:p>14.6914863376328</text:p>
              </table:table-cell>
              <table:table-cell office:value-type="float" office:value="12.3959191432736">
                <text:p>12.3959191432736</text:p>
              </table:table-cell>
              <table:table-cell office:value-type="float" office:value="11.3460766545437">
                <text:p>11.3460766545437</text:p>
              </table:table-cell>
              <table:table-cell office:value-type="float" office:value="9.03452768729642">
                <text:p>9.03452768729642</text:p>
              </table:table-cell>
              <table:table-cell office:value-type="float" office:value="8.58334084188626">
                <text:p>8.58334084188626</text:p>
              </table:table-cell>
              <table:table-cell office:value-type="float" office:value="7.84569550747591">
                <text:p>7.84569550747591</text:p>
              </table:table-cell>
              <table:table-cell office:value-type="float" office:value="7.26857926663138">
                <text:p>7.26857926663138</text:p>
              </table:table-cell>
              <table:table-cell office:value-type="float" office:value="6.41432313859167">
                <text:p>6.41432313859167</text:p>
              </table:table-cell>
              <table:table-cell office:value-type="float" office:value="5.99489215067217">
                <text:p>5.99489215067217</text:p>
              </table:table-cell>
              <table:table-cell office:value-type="float" office:value="6.16121957792419">
                <text:p>6.16121957792419</text:p>
              </table:table-cell>
              <table:table-cell office:value-type="float" office:value="5.75100977690537">
                <text:p>5.75100977690537</text:p>
              </table:table-cell>
              <table:table-cell office:value-type="float" office:value="5.87952802238074">
                <text:p>5.87952802238074</text:p>
              </table:table-cell>
              <table:table-cell office:value-type="float" office:value="5.66945602654302">
                <text:p>5.66945602654302</text:p>
              </table:table-cell>
              <table:table-cell office:value-type="float" office:value="5.61999231292316">
                <text:p>5.61999231292316</text:p>
              </table:table-cell>
              <table:table-cell office:value-type="float" office:value="5.67888504221757">
                <text:p>5.67888504221757</text:p>
              </table:table-cell>
            </table:table-row>
            <table:table-row>
              <table:table-cell office:value-type="string">
                <text:p>45000</text:p>
                <draw:g>
                  <svg:desc>Sheet1.B50:Sheet1.B50</svg:desc>
                </draw:g>
              </table:table-cell>
              <table:table-cell office:value-type="float" office:value="2414.03906351898">
                <text:p>2414.03906351898</text:p>
                <draw:g>
                  <svg:desc>Sheet1.C50:Sheet1.AD50</svg:desc>
                </draw:g>
              </table:table-cell>
              <table:table-cell office:value-type="float" office:value="1119.33891923511">
                <text:p>1119.33891923511</text:p>
              </table:table-cell>
              <table:table-cell office:value-type="float" office:value="556.730918160794">
                <text:p>556.730918160794</text:p>
              </table:table-cell>
              <table:table-cell office:value-type="float" office:value="251.413779526024">
                <text:p>251.413779526024</text:p>
              </table:table-cell>
              <table:table-cell office:value-type="float" office:value="156.801086374104">
                <text:p>156.801086374104</text:p>
              </table:table-cell>
              <table:table-cell office:value-type="float" office:value="106.012498271414">
                <text:p>106.012498271414</text:p>
              </table:table-cell>
              <table:table-cell office:value-type="float" office:value="84.755276344077">
                <text:p>84.755276344077</text:p>
              </table:table-cell>
              <table:table-cell office:value-type="float" office:value="60.87070886008">
                <text:p>60.87070886008</text:p>
              </table:table-cell>
              <table:table-cell office:value-type="float" office:value="39.1433699687738">
                <text:p>39.1433699687738</text:p>
              </table:table-cell>
              <table:table-cell office:value-type="float" office:value="31.5474265696578">
                <text:p>31.5474265696578</text:p>
              </table:table-cell>
              <table:table-cell office:value-type="float" office:value="26.009705645134">
                <text:p>26.009705645134</text:p>
              </table:table-cell>
              <table:table-cell office:value-type="float" office:value="19.9254862556168">
                <text:p>19.9254862556168</text:p>
              </table:table-cell>
              <table:table-cell office:value-type="float" office:value="17.4123760224444">
                <text:p>17.4123760224444</text:p>
              </table:table-cell>
              <table:table-cell office:value-type="float" office:value="15.7724707491377">
                <text:p>15.7724707491377</text:p>
              </table:table-cell>
              <table:table-cell office:value-type="float" office:value="12.7657697397442">
                <text:p>12.7657697397442</text:p>
              </table:table-cell>
              <table:table-cell office:value-type="float" office:value="11.6671190609403">
                <text:p>11.6671190609403</text:p>
              </table:table-cell>
              <table:table-cell office:value-type="float" office:value="9.53059203956845">
                <text:p>9.53059203956845</text:p>
              </table:table-cell>
              <table:table-cell office:value-type="float" office:value="8.91731394424393">
                <text:p>8.91731394424393</text:p>
              </table:table-cell>
              <table:table-cell office:value-type="float" office:value="8.02721699778541">
                <text:p>8.02721699778541</text:p>
              </table:table-cell>
              <table:table-cell office:value-type="float" office:value="7.52346477422309">
                <text:p>7.52346477422309</text:p>
              </table:table-cell>
              <table:table-cell office:value-type="float" office:value="6.69209793385119">
                <text:p>6.69209793385119</text:p>
              </table:table-cell>
              <table:table-cell office:value-type="float" office:value="6.35380612355058">
                <text:p>6.35380612355058</text:p>
              </table:table-cell>
              <table:table-cell office:value-type="float" office:value="6.35096020098069">
                <text:p>6.35096020098069</text:p>
              </table:table-cell>
              <table:table-cell office:value-type="float" office:value="5.99701698468796">
                <text:p>5.99701698468796</text:p>
              </table:table-cell>
              <table:table-cell office:value-type="float" office:value="5.99716556138459">
                <text:p>5.99716556138459</text:p>
              </table:table-cell>
              <table:table-cell office:value-type="float" office:value="5.93604098811649">
                <text:p>5.93604098811649</text:p>
              </table:table-cell>
              <table:table-cell office:value-type="float" office:value="5.82056151620497">
                <text:p>5.82056151620497</text:p>
              </table:table-cell>
              <table:table-cell office:value-type="float" office:value="5.83939084390622">
                <text:p>5.83939084390622</text:p>
              </table:table-cell>
            </table:table-row>
            <table:table-row>
              <table:table-cell office:value-type="string">
                <text:p>50000</text:p>
                <draw:g>
                  <svg:desc>Sheet1.B51:Sheet1.B51</svg:desc>
                </draw:g>
              </table:table-cell>
              <table:table-cell office:value-type="float" office:value="2020.23306974255">
                <text:p>2020.23306974255</text:p>
                <draw:g>
                  <svg:desc>Sheet1.C51:Sheet1.AD51</svg:desc>
                </draw:g>
              </table:table-cell>
              <table:table-cell office:value-type="float" office:value="1120.8694229463">
                <text:p>1120.8694229463</text:p>
              </table:table-cell>
              <table:table-cell office:value-type="float" office:value="587.123334737669">
                <text:p>587.123334737669</text:p>
              </table:table-cell>
              <table:table-cell office:value-type="float" office:value="273.71399332929">
                <text:p>273.71399332929</text:p>
              </table:table-cell>
              <table:table-cell office:value-type="float" office:value="158.089962545008">
                <text:p>158.089962545008</text:p>
              </table:table-cell>
              <table:table-cell office:value-type="float" office:value="113.026029847192">
                <text:p>113.026029847192</text:p>
              </table:table-cell>
              <table:table-cell office:value-type="float" office:value="87.2959567812595">
                <text:p>87.2959567812595</text:p>
              </table:table-cell>
              <table:table-cell office:value-type="float" office:value="62.9887297898393">
                <text:p>62.9887297898393</text:p>
              </table:table-cell>
              <table:table-cell office:value-type="float" office:value="40.4438867993258">
                <text:p>40.4438867993258</text:p>
              </table:table-cell>
              <table:table-cell office:value-type="float" office:value="33.283803221473">
                <text:p>33.283803221473</text:p>
              </table:table-cell>
              <table:table-cell office:value-type="float" office:value="27.1898044531564">
                <text:p>27.1898044531564</text:p>
              </table:table-cell>
              <table:table-cell office:value-type="float" office:value="21.7401748764618">
                <text:p>21.7401748764618</text:p>
              </table:table-cell>
              <table:table-cell office:value-type="float" office:value="17.7850422726356">
                <text:p>17.7850422726356</text:p>
              </table:table-cell>
              <table:table-cell office:value-type="float" office:value="15.6759655836104">
                <text:p>15.6759655836104</text:p>
              </table:table-cell>
              <table:table-cell office:value-type="float" office:value="13.1144497664594">
                <text:p>13.1144497664594</text:p>
              </table:table-cell>
              <table:table-cell office:value-type="float" office:value="11.9650704341041">
                <text:p>11.9650704341041</text:p>
              </table:table-cell>
              <table:table-cell office:value-type="float" office:value="9.64614854639123">
                <text:p>9.64614854639123</text:p>
              </table:table-cell>
              <table:table-cell office:value-type="float" office:value="9.05044705167005">
                <text:p>9.05044705167005</text:p>
              </table:table-cell>
              <table:table-cell office:value-type="float" office:value="8.18743566391869">
                <text:p>8.18743566391869</text:p>
              </table:table-cell>
              <table:table-cell office:value-type="float" office:value="7.68111522428588">
                <text:p>7.68111522428588</text:p>
              </table:table-cell>
              <table:table-cell office:value-type="float" office:value="6.8490515581144">
                <text:p>6.8490515581144</text:p>
              </table:table-cell>
              <table:table-cell office:value-type="float" office:value="6.47148845294061">
                <text:p>6.47148845294061</text:p>
              </table:table-cell>
              <table:table-cell office:value-type="float" office:value="6.41334827844779">
                <text:p>6.41334827844779</text:p>
              </table:table-cell>
              <table:table-cell office:value-type="float" office:value="6.08533036342903">
                <text:p>6.08533036342903</text:p>
              </table:table-cell>
              <table:table-cell office:value-type="float" office:value="6.18907394305601">
                <text:p>6.18907394305601</text:p>
              </table:table-cell>
              <table:table-cell office:value-type="float" office:value="5.99707256437843">
                <text:p>5.99707256437843</text:p>
              </table:table-cell>
              <table:table-cell office:value-type="float" office:value="5.92359763372595">
                <text:p>5.92359763372595</text:p>
              </table:table-cell>
              <table:table-cell office:value-type="float" office:value="5.97276928892845">
                <text:p>5.97276928892845</text:p>
              </table:table-cell>
            </table:table-row>
            <table:table-row>
              <table:table-cell office:value-type="string">
                <text:p>55000</text:p>
                <draw:g>
                  <svg:desc>Sheet1.B52:Sheet1.B52</svg:desc>
                </draw:g>
              </table:table-cell>
              <table:table-cell office:value-type="float" office:value="2363.02468206541">
                <text:p>2363.02468206541</text:p>
                <draw:g>
                  <svg:desc>Sheet1.C52:Sheet1.AD52</svg:desc>
                </draw:g>
              </table:table-cell>
              <table:table-cell office:value-type="float" office:value="1171.97910953187">
                <text:p>1171.97910953187</text:p>
              </table:table-cell>
              <table:table-cell office:value-type="float" office:value="616.6996939256">
                <text:p>616.6996939256</text:p>
              </table:table-cell>
              <table:table-cell office:value-type="float" office:value="281.203213210973">
                <text:p>281.203213210973</text:p>
              </table:table-cell>
              <table:table-cell office:value-type="float" office:value="172.94862150988">
                <text:p>172.94862150988</text:p>
              </table:table-cell>
              <table:table-cell office:value-type="float" office:value="122.367668476245">
                <text:p>122.367668476245</text:p>
              </table:table-cell>
              <table:table-cell office:value-type="float" office:value="88.5180345758429">
                <text:p>88.5180345758429</text:p>
              </table:table-cell>
              <table:table-cell office:value-type="float" office:value="65.6296598820367">
                <text:p>65.6296598820367</text:p>
              </table:table-cell>
              <table:table-cell office:value-type="float" office:value="42.2814779057425">
                <text:p>42.2814779057425</text:p>
              </table:table-cell>
              <table:table-cell office:value-type="float" office:value="34.3417600520653">
                <text:p>34.3417600520653</text:p>
              </table:table-cell>
              <table:table-cell office:value-type="float" office:value="28.4413333786401">
                <text:p>28.4413333786401</text:p>
              </table:table-cell>
              <table:table-cell office:value-type="float" office:value="22.7519501347035">
                <text:p>22.7519501347035</text:p>
              </table:table-cell>
              <table:table-cell office:value-type="float" office:value="18.1471755517596">
                <text:p>18.1471755517596</text:p>
              </table:table-cell>
              <table:table-cell office:value-type="float" office:value="16.0433482600334">
                <text:p>16.0433482600334</text:p>
              </table:table-cell>
              <table:table-cell office:value-type="float" office:value="13.4247661415979">
                <text:p>13.4247661415979</text:p>
              </table:table-cell>
              <table:table-cell office:value-type="float" office:value="12.307523819954">
                <text:p>12.307523819954</text:p>
              </table:table-cell>
              <table:table-cell office:value-type="float" office:value="10.0738815259574">
                <text:p>10.0738815259574</text:p>
              </table:table-cell>
              <table:table-cell office:value-type="float" office:value="9.4045827278389">
                <text:p>9.4045827278389</text:p>
              </table:table-cell>
              <table:table-cell office:value-type="float" office:value="8.40278197762322">
                <text:p>8.40278197762322</text:p>
              </table:table-cell>
              <table:table-cell office:value-type="float" office:value="7.89219671677421">
                <text:p>7.89219671677421</text:p>
              </table:table-cell>
              <table:table-cell office:value-type="float" office:value="6.97679587851593">
                <text:p>6.97679587851593</text:p>
              </table:table-cell>
              <table:table-cell office:value-type="float" office:value="6.66788956644718">
                <text:p>6.66788956644718</text:p>
              </table:table-cell>
              <table:table-cell office:value-type="float" office:value="6.6011779248164">
                <text:p>6.6011779248164</text:p>
              </table:table-cell>
              <table:table-cell office:value-type="float" office:value="6.23302525828677">
                <text:p>6.23302525828677</text:p>
              </table:table-cell>
              <table:table-cell office:value-type="float" office:value="6.19259686445384">
                <text:p>6.19259686445384</text:p>
              </table:table-cell>
              <table:table-cell office:value-type="float" office:value="6.15254573931132">
                <text:p>6.15254573931132</text:p>
              </table:table-cell>
              <table:table-cell office:value-type="float" office:value="6.0975531856205">
                <text:p>6.0975531856205</text:p>
              </table:table-cell>
              <table:table-cell office:value-type="float" office:value="6.12120627015147">
                <text:p>6.12120627015147</text:p>
              </table:table-cell>
            </table:table-row>
            <table:table-row>
              <table:table-cell office:value-type="string">
                <text:p>60000</text:p>
                <draw:g>
                  <svg:desc>Sheet1.B53:Sheet1.B53</svg:desc>
                </draw:g>
              </table:table-cell>
              <table:table-cell office:value-type="float" office:value="2219.14946898726">
                <text:p>2219.14946898726</text:p>
                <draw:g>
                  <svg:desc>Sheet1.C53:Sheet1.AD53</svg:desc>
                </draw:g>
              </table:table-cell>
              <table:table-cell office:value-type="float" office:value="1276.09237526134">
                <text:p>1276.09237526134</text:p>
              </table:table-cell>
              <table:table-cell office:value-type="float" office:value="626.231630383255">
                <text:p>626.231630383255</text:p>
              </table:table-cell>
              <table:table-cell office:value-type="float" office:value="296.640727222643">
                <text:p>296.640727222643</text:p>
              </table:table-cell>
              <table:table-cell office:value-type="float" office:value="177.865528922279">
                <text:p>177.865528922279</text:p>
              </table:table-cell>
              <table:table-cell office:value-type="float" office:value="125.672331158384">
                <text:p>125.672331158384</text:p>
              </table:table-cell>
              <table:table-cell office:value-type="float" office:value="96.1085752016766">
                <text:p>96.1085752016766</text:p>
              </table:table-cell>
              <table:table-cell office:value-type="float" office:value="68.7587219977965">
                <text:p>68.7587219977965</text:p>
              </table:table-cell>
              <table:table-cell office:value-type="float" office:value="43.9427825185843">
                <text:p>43.9427825185843</text:p>
              </table:table-cell>
              <table:table-cell office:value-type="float" office:value="36.0318097584998">
                <text:p>36.0318097584998</text:p>
              </table:table-cell>
              <table:table-cell office:value-type="float" office:value="29.3523987060048">
                <text:p>29.3523987060048</text:p>
              </table:table-cell>
              <table:table-cell office:value-type="float" office:value="23.0475472104739">
                <text:p>23.0475472104739</text:p>
              </table:table-cell>
              <table:table-cell office:value-type="float" office:value="18.823222354534">
                <text:p>18.823222354534</text:p>
              </table:table-cell>
              <table:table-cell office:value-type="float" office:value="16.6590103023138">
                <text:p>16.6590103023138</text:p>
              </table:table-cell>
              <table:table-cell office:value-type="float" office:value="14.1230596895503">
                <text:p>14.1230596895503</text:p>
              </table:table-cell>
              <table:table-cell office:value-type="float" office:value="12.6582495842672">
                <text:p>12.6582495842672</text:p>
              </table:table-cell>
              <table:table-cell office:value-type="float" office:value="10.283435393403">
                <text:p>10.283435393403</text:p>
              </table:table-cell>
              <table:table-cell office:value-type="float" office:value="9.5907709663919">
                <text:p>9.5907709663919</text:p>
              </table:table-cell>
              <table:table-cell office:value-type="float" office:value="8.68164608839333">
                <text:p>8.68164608839333</text:p>
              </table:table-cell>
              <table:table-cell office:value-type="float" office:value="8.04506978599576">
                <text:p>8.04506978599576</text:p>
              </table:table-cell>
              <table:table-cell office:value-type="float" office:value="7.23571787569107">
                <text:p>7.23571787569107</text:p>
              </table:table-cell>
              <table:table-cell office:value-type="float" office:value="6.7809854723052">
                <text:p>6.7809854723052</text:p>
              </table:table-cell>
              <table:table-cell office:value-type="float" office:value="6.76482261447346">
                <text:p>6.76482261447346</text:p>
              </table:table-cell>
              <table:table-cell office:value-type="float" office:value="6.39991956277066">
                <text:p>6.39991956277066</text:p>
              </table:table-cell>
              <table:table-cell office:value-type="float" office:value="6.42508466694147">
                <text:p>6.42508466694147</text:p>
              </table:table-cell>
              <table:table-cell office:value-type="float" office:value="6.2343083214165">
                <text:p>6.2343083214165</text:p>
              </table:table-cell>
              <table:table-cell office:value-type="float" office:value="6.15273286936095">
                <text:p>6.15273286936095</text:p>
              </table:table-cell>
              <table:table-cell office:value-type="float" office:value="6.24526961214812">
                <text:p>6.24526961214812</text:p>
              </table:table-cell>
            </table:table-row>
            <table:table-row>
              <table:table-cell office:value-type="string">
                <text:p>65000</text:p>
                <draw:g>
                  <svg:desc>Sheet1.B54:Sheet1.B54</svg:desc>
                </draw:g>
              </table:table-cell>
              <table:table-cell office:value-type="float" office:value="2609.50934824609">
                <text:p>2609.50934824609</text:p>
                <draw:g>
                  <svg:desc>Sheet1.C54:Sheet1.AD54</svg:desc>
                </draw:g>
              </table:table-cell>
              <table:table-cell office:value-type="float" office:value="1299.61944058217">
                <text:p>1299.61944058217</text:p>
              </table:table-cell>
              <table:table-cell office:value-type="float" office:value="661.427943248409">
                <text:p>661.427943248409</text:p>
              </table:table-cell>
              <table:table-cell office:value-type="float" office:value="310.158278677553">
                <text:p>310.158278677553</text:p>
              </table:table-cell>
              <table:table-cell office:value-type="float" office:value="192.397427772404">
                <text:p>192.397427772404</text:p>
              </table:table-cell>
              <table:table-cell office:value-type="float" office:value="123.915931992978">
                <text:p>123.915931992978</text:p>
              </table:table-cell>
              <table:table-cell office:value-type="float" office:value="101.306456586952">
                <text:p>101.306456586952</text:p>
              </table:table-cell>
              <table:table-cell office:value-type="float" office:value="72.661138888765">
                <text:p>72.661138888765</text:p>
              </table:table-cell>
              <table:table-cell office:value-type="float" office:value="45.6583816213126">
                <text:p>45.6583816213126</text:p>
              </table:table-cell>
              <table:table-cell office:value-type="float" office:value="37.8906992779998">
                <text:p>37.8906992779998</text:p>
              </table:table-cell>
              <table:table-cell office:value-type="float" office:value="29.7435228536515">
                <text:p>29.7435228536515</text:p>
              </table:table-cell>
              <table:table-cell office:value-type="float" office:value="23.5880307355271">
                <text:p>23.5880307355271</text:p>
              </table:table-cell>
              <table:table-cell office:value-type="float" office:value="19.3541735846725">
                <text:p>19.3541735846725</text:p>
              </table:table-cell>
              <table:table-cell office:value-type="float" office:value="17.189010380801">
                <text:p>17.189010380801</text:p>
              </table:table-cell>
              <table:table-cell office:value-type="float" office:value="14.1120733520732">
                <text:p>14.1120733520732</text:p>
              </table:table-cell>
              <table:table-cell office:value-type="float" office:value="12.95262922431">
                <text:p>12.95262922431</text:p>
              </table:table-cell>
              <table:table-cell office:value-type="float" office:value="10.4287902980781">
                <text:p>10.4287902980781</text:p>
              </table:table-cell>
              <table:table-cell office:value-type="float" office:value="9.81728197205184">
                <text:p>9.81728197205184</text:p>
              </table:table-cell>
              <table:table-cell office:value-type="float" office:value="8.90240628418017">
                <text:p>8.90240628418017</text:p>
              </table:table-cell>
              <table:table-cell office:value-type="float" office:value="8.18722006438519">
                <text:p>8.18722006438519</text:p>
              </table:table-cell>
              <table:table-cell office:value-type="float" office:value="7.33861649216365">
                <text:p>7.33861649216365</text:p>
              </table:table-cell>
              <table:table-cell office:value-type="float" office:value="6.89829891398266">
                <text:p>6.89829891398266</text:p>
              </table:table-cell>
              <table:table-cell office:value-type="float" office:value="6.86936766254267">
                <text:p>6.86936766254267</text:p>
              </table:table-cell>
              <table:table-cell office:value-type="float" office:value="6.55057063576836">
                <text:p>6.55057063576836</text:p>
              </table:table-cell>
              <table:table-cell office:value-type="float" office:value="6.68284708213334">
                <text:p>6.68284708213334</text:p>
              </table:table-cell>
              <table:table-cell office:value-type="float" office:value="6.3474966206543">
                <text:p>6.3474966206543</text:p>
              </table:table-cell>
              <table:table-cell office:value-type="float" office:value="6.34519217947008">
                <text:p>6.34519217947008</text:p>
              </table:table-cell>
              <table:table-cell office:value-type="float" office:value="6.42269485033908">
                <text:p>6.42269485033908</text:p>
              </table:table-cell>
            </table:table-row>
            <table:table-row>
              <table:table-cell office:value-type="string">
                <text:p>70000</text:p>
                <draw:g>
                  <svg:desc>Sheet1.B55:Sheet1.B55</svg:desc>
                </draw:g>
              </table:table-cell>
              <table:table-cell office:value-type="float" office:value="2530.52480652099">
                <text:p>2530.52480652099</text:p>
                <draw:g>
                  <svg:desc>Sheet1.C55:Sheet1.AD55</svg:desc>
                </draw:g>
              </table:table-cell>
              <table:table-cell office:value-type="float" office:value="1329.78063824082">
                <text:p>1329.78063824082</text:p>
              </table:table-cell>
              <table:table-cell office:value-type="float" office:value="722.063238581923">
                <text:p>722.063238581923</text:p>
              </table:table-cell>
              <table:table-cell office:value-type="float" office:value="321.964115566609">
                <text:p>321.964115566609</text:p>
              </table:table-cell>
              <table:table-cell office:value-type="float" office:value="201.713466196478">
                <text:p>201.713466196478</text:p>
              </table:table-cell>
              <table:table-cell office:value-type="float" office:value="137.039580409837">
                <text:p>137.039580409837</text:p>
              </table:table-cell>
              <table:table-cell office:value-type="float" office:value="104.657495467199">
                <text:p>104.657495467199</text:p>
              </table:table-cell>
              <table:table-cell office:value-type="float" office:value="75.0300640794379">
                <text:p>75.0300640794379</text:p>
              </table:table-cell>
              <table:table-cell office:value-type="float" office:value="46.9750717455586">
                <text:p>46.9750717455586</text:p>
              </table:table-cell>
              <table:table-cell office:value-type="float" office:value="38.2179624098058">
                <text:p>38.2179624098058</text:p>
              </table:table-cell>
              <table:table-cell office:value-type="float" office:value="31.0932083759183">
                <text:p>31.0932083759183</text:p>
              </table:table-cell>
              <table:table-cell office:value-type="float" office:value="23.8715058979264">
                <text:p>23.8715058979264</text:p>
              </table:table-cell>
              <table:table-cell office:value-type="float" office:value="19.7048655336803">
                <text:p>19.7048655336803</text:p>
              </table:table-cell>
              <table:table-cell office:value-type="float" office:value="17.5737117042216">
                <text:p>17.5737117042216</text:p>
              </table:table-cell>
              <table:table-cell office:value-type="float" office:value="15.0126734605891">
                <text:p>15.0126734605891</text:p>
              </table:table-cell>
              <table:table-cell office:value-type="float" office:value="12.88311580473">
                <text:p>12.88311580473</text:p>
              </table:table-cell>
              <table:table-cell office:value-type="float" office:value="10.532092772384">
                <text:p>10.532092772384</text:p>
              </table:table-cell>
              <table:table-cell office:value-type="float" office:value="10.1802576571133">
                <text:p>10.1802576571133</text:p>
              </table:table-cell>
              <table:table-cell office:value-type="float" office:value="9.22136246336962">
                <text:p>9.22136246336962</text:p>
              </table:table-cell>
              <table:table-cell office:value-type="float" office:value="8.45136929358621">
                <text:p>8.45136929358621</text:p>
              </table:table-cell>
              <table:table-cell office:value-type="float" office:value="7.4829752981703">
                <text:p>7.4829752981703</text:p>
              </table:table-cell>
              <table:table-cell office:value-type="float" office:value="7.11389098042791">
                <text:p>7.11389098042791</text:p>
              </table:table-cell>
              <table:table-cell office:value-type="float" office:value="7.21951346549494">
                <text:p>7.21951346549494</text:p>
              </table:table-cell>
              <table:table-cell office:value-type="float" office:value="6.13865406664604">
                <text:p>6.13865406664604</text:p>
              </table:table-cell>
              <table:table-cell office:value-type="float" office:value="6.74582497006038">
                <text:p>6.74582497006038</text:p>
              </table:table-cell>
              <table:table-cell office:value-type="float" office:value="6.58837696154764">
                <text:p>6.58837696154764</text:p>
              </table:table-cell>
              <table:table-cell office:value-type="float" office:value="6.45299251178918">
                <text:p>6.45299251178918</text:p>
              </table:table-cell>
              <table:table-cell office:value-type="float" office:value="6.54426297963161">
                <text:p>6.54426297963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